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5" style:family="paragraph" style:parent-style-name="Standard">
      <style:paragraph-properties fo:margin-top="0cm" fo:margin-bottom="0.499cm" style:contextual-spacing="false" style:line-height-at-least="0.503cm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ize="20pt" fo:background-color="#ffff00" style:font-size-asian="20pt" style:font-size-complex="20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6a9955" loext:opacity="100%" style:font-name="Consolas" fo:font-size="10.5pt" fo:font-weight="normal" fo:background-color="#1f1f1f" style:font-size-asian="20pt" style:font-size-complex="20pt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ce9178" loext:opacity="100%" fo:background-color="#1f1f1f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ce9178" loext:opacity="100%" style:font-name="Consolas" fo:font-size="10.5pt" fo:font-weight="normal" fo:background-color="#1f1f1f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c586c0" loext:opacity="100%" style:font-name="Consolas" fo:font-size="10.5pt" fo:font-weight="normal" fo:background-color="#1f1f1f" loext:char-shading-value="0"/>
    </style:style>
    <style:style style:name="T3" style:family="text">
      <style:text-properties fo:color="#cccccc" loext:opacity="100%" style:font-name="Consolas" fo:font-size="10.5pt" fo:font-weight="normal" fo:background-color="#1f1f1f" loext:char-shading-value="0"/>
    </style:style>
    <style:style style:name="T4" style:family="text">
      <style:text-properties fo:color="#4ec9b0" loext:opacity="100%" style:font-name="Consolas" fo:font-size="10.5pt" fo:font-weight="normal" fo:background-color="#1f1f1f" loext:char-shading-value="0"/>
    </style:style>
    <style:style style:name="T5" style:family="text">
      <style:text-properties fo:color="#c586c0" loext:opacity="100%"/>
    </style:style>
    <style:style style:name="T6" style:family="text">
      <style:text-properties fo:color="#4ec9b0" loext:opacity="100%"/>
    </style:style>
    <style:style style:name="T7" style:family="text">
      <style:text-properties fo:color="#c586c0" loext:opacity="100%" style:font-name="Consolas" fo:font-size="10.5pt" fo:font-weight="normal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4ec9b0" loext:opacity="100%" style:font-name="Consolas" fo:font-size="10.5pt" fo:font-weight="normal"/>
    </style:style>
    <style:style style:name="T10" style:family="text">
      <style:text-properties fo:color="#4fc1ff" loext:opacity="100%" style:font-name="Consolas" fo:font-size="10.5pt" fo:font-weight="normal"/>
    </style:style>
    <style:style style:name="T11" style:family="text">
      <style:text-properties fo:color="#d4d4d4" loext:opacity="100%" style:font-name="Consolas" fo:font-size="10.5pt" fo:font-weight="normal"/>
    </style:style>
    <style:style style:name="T12" style:family="text">
      <style:text-properties fo:color="#dcdcaa" loext:opacity="100%" style:font-name="Consolas" fo:font-size="10.5pt" fo:font-weight="normal"/>
    </style:style>
    <style:style style:name="T13" style:family="text">
      <style:text-properties fo:color="#ce9178" loext:opacity="100%" style:font-name="Consolas" fo:font-size="10.5pt" fo:font-weight="normal"/>
    </style:style>
    <style:style style:name="T14" style:family="text">
      <style:text-properties fo:color="#b5cea8" loext:opacity="100%" style:font-name="Consolas" fo:font-size="10.5pt" fo:font-weight="normal"/>
    </style:style>
    <style:style style:name="T15" style:family="text">
      <style:text-properties fo:color="#569cd6" loext:opacity="100%"/>
    </style:style>
    <style:style style:name="T16" style:family="text">
      <style:text-properties fo:color="#569cd6" loext:opacity="100%" style:font-name="Consolas" fo:font-size="10.5pt" fo:font-weight="normal"/>
    </style:style>
    <style:style style:name="T17" style:family="text">
      <style:text-properties fo:color="#9cdcfe" loext:opacity="100%" style:font-name="Consolas" fo:font-size="10.5pt" fo:font-weight="normal"/>
    </style:style>
    <style:style style:name="T18" style:family="text">
      <style:text-properties fo:color="#6a9955" loext:opacity="100%" style:font-name="Consolas" fo:font-size="10.5pt" fo:font-weight="normal"/>
    </style:style>
    <style:style style:name="T19" style:family="text">
      <style:text-properties fo:color="#d7ba7d" loext:opacity="100%" style:font-name="Consolas" fo:font-size="10.5pt" fo:font-weight="normal"/>
    </style:style>
    <style:style style:name="T20" style:family="text">
      <style:text-properties fo:font-variant="normal" fo:text-transform="none" fo:font-family="'SF Mono'" fo:letter-spacing="normal" fo:font-style="normal" fo:font-weight="normal"/>
    </style:style>
    <style:style style:name="T21" style:family="text">
      <style:text-properties fo:color="#dcdcaa" loext:opacity="100%"/>
    </style:style>
    <style:style style:name="T22" style:family="text">
      <style:text-properties fo:color="#9cdcfe" loext:opacity="100%"/>
    </style:style>
    <style:style style:name="T23" style:family="text">
      <style:text-properties fo:color="#d4d4d4" loext:opacity="100%"/>
    </style:style>
    <style:style style:name="T24" style:family="text">
      <style:text-properties fo:color="#ce9178" loext:opacity="100%"/>
    </style:style>
    <style:style style:name="T25" style:family="text">
      <style:text-properties fo:color="#4fc1ff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Source_20_Text"><text:span text:style-name="T1">ai_analyzer_hybrid.py</text:span></text:span></text:span></text:h>
      <text:p text:style-name="Text_20_body"><text:span text:style-name="Source_20_Text"><text:span text:style-name="T1"/></text:span></text:p>
      <text:p text:style-name="Standard"><text:span text:style-name="Source_20_Text"><text:span text:style-name="T2">import</text:span></text:span><text:span text:style-name="Source_20_Text"><text:span text:style-name="T3"> </text:span></text:span><text:span text:style-name="Source_20_Text"><text:span text:style-name="T4">logging</text:span></text:span></text:p>
      <text:p text:style-name="P1"><text:span text:style-name="T5">from</text:span> <text:span text:style-name="T6">datetime</text:span> <text:span text:style-name="T5">import</text:span> <text:span text:style-name="T6">datetime</text:span></text:p>
      <text:p text:style-name="P1"><text:span text:style-name="T5">import</text:span> <text:span text:style-name="T6">numpy</text:span> <text:span text:style-name="T5">as</text:span> <text:span text:style-name="T6">np</text:span></text:p>
      <text:p text:style-name="P2"/>
      <text:p text:style-name="P3"># Thresholds de sinal (se não existir no config, usa defaults)</text:p>
      <text:p text:style-name="P1"><text:span text:style-name="T5">try</text:span>:</text:p>
      <text:p text:style-name="P4">    <text:span text:style-name="T7">import</text:span><text:span text:style-name="T8"> </text:span><text:span text:style-name="T9">config</text:span></text:p>
      <text:p text:style-name="P4">    <text:span text:style-name="T10">MIN_SIGNAL_VOLUME_BTC</text:span><text:span text:style-name="T8"> </text:span><text:span text:style-name="T11">=</text:span><text:span text:style-name="T8"> </text:span><text:span text:style-name="T12">getattr</text:span><text:span text:style-name="T8">(</text:span><text:span text:style-name="T9">config</text:span><text:span text:style-name="T8">, </text:span><text:span text:style-name="T13">"MIN_SIGNAL_VOLUME_BTC"</text:span><text:span text:style-name="T8">, </text:span><text:span text:style-name="T14">1.0</text:span><text:span text:style-name="T8">)</text:span></text:p>
      <text:p text:style-name="P4">    <text:span text:style-name="T10">MIN_SIGNAL_TPS</text:span><text:span text:style-name="T8"> </text:span><text:span text:style-name="T11">=</text:span><text:span text:style-name="T8"> </text:span><text:span text:style-name="T12">getattr</text:span><text:span text:style-name="T8">(</text:span><text:span text:style-name="T9">config</text:span><text:span text:style-name="T8">, </text:span><text:span text:style-name="T13">"MIN_SIGNAL_TPS"</text:span><text:span text:style-name="T8">, </text:span><text:span text:style-name="T14">2.0</text:span><text:span text:style-name="T8">)</text:span></text:p>
      <text:p text:style-name="P4">    <text:span text:style-name="T10">MIN_ABS_DELTA_BTC</text:span><text:span text:style-name="T8"> </text:span><text:span text:style-name="T11">=</text:span><text:span text:style-name="T8"> </text:span><text:span text:style-name="T12">getattr</text:span><text:span text:style-name="T8">(</text:span><text:span text:style-name="T9">config</text:span><text:span text:style-name="T8">, </text:span><text:span text:style-name="T13">"MIN_ABS_DELTA_BTC"</text:span><text:span text:style-name="T8">, </text:span><text:span text:style-name="T14">0.5</text:span><text:span text:style-name="T8">)</text:span></text:p>
      <text:p text:style-name="P4">    <text:span text:style-name="T10">MIN_REVERSAL_RATIO</text:span><text:span text:style-name="T8"> </text:span><text:span text:style-name="T11">=</text:span><text:span text:style-name="T8"> </text:span><text:span text:style-name="T12">getattr</text:span><text:span text:style-name="T8">(</text:span><text:span text:style-name="T9">config</text:span><text:span text:style-name="T8">, </text:span><text:span text:style-name="T13">"MIN_REVERSAL_RATIO"</text:span><text:span text:style-name="T8">, </text:span><text:span text:style-name="T14">0.2</text:span><text:span text:style-name="T8">)</text:span></text:p>
      <text:p text:style-name="P1"><text:span text:style-name="T5">except</text:span> <text:span text:style-name="T6">Exception</text:span>:</text:p>
      <text:p text:style-name="P4">    <text:span text:style-name="T10">MIN_SIGNAL_VOLUME_BTC</text:span><text:span text:style-name="T8"> </text:span><text:span text:style-name="T11">=</text:span><text:span text:style-name="T8"> </text:span><text:span text:style-name="T14">1.0</text:span></text:p>
      <text:p text:style-name="P4">    <text:span text:style-name="T10">MIN_SIGNAL_TPS</text:span><text:span text:style-name="T8"> </text:span><text:span text:style-name="T11">=</text:span><text:span text:style-name="T8"> </text:span><text:span text:style-name="T14">2.0</text:span></text:p>
      <text:p text:style-name="P4">    <text:span text:style-name="T10">MIN_ABS_DELTA_BTC</text:span><text:span text:style-name="T8"> </text:span><text:span text:style-name="T11">=</text:span><text:span text:style-name="T8"> </text:span><text:span text:style-name="T14">0.5</text:span></text:p>
      <text:p text:style-name="P4">    <text:span text:style-name="T10">MIN_REVERSAL_RATIO</text:span><text:span text:style-name="T8"> </text:span><text:span text:style-name="T11">=</text:span><text:span text:style-name="T8"> </text:span><text:span text:style-name="T14">0.2</text:span></text:p>
      <text:p text:style-name="P5"/>
      <text:p text:style-name="P1"><text:span text:style-name="T15">class</text:span> <text:span text:style-name="T6">AIAnalyzer</text:span>:</text:p>
      <text:p text:style-name="P4">    <text:span text:style-name="T16">def</text:span><text:span text:style-name="T8"> </text:span><text:span text:style-name="T12">__init__</text:span><text:span text:style-name="T8">(</text:span><text:span text:style-name="T17">self</text:span><text:span text:style-name="T8">, </text:span><text:span text:style-name="T17">headless</text:span><text:span text:style-name="T11">=</text:span><text:span text:style-name="T16">True</text:span><text:span text:style-name="T8">, </text:span><text:span text:style-name="T17">user_data_dir</text:span><text:span text:style-name="T11">=</text:span><text:span text:style-name="T13">"./hybrid_data"</text:span><text:span text:style-name="T8">):</text:span></text:p>
      <text:p text:style-name="P4">        <text:span text:style-name="T17">self</text:span><text:span text:style-name="T8">.</text:span><text:span text:style-name="T17">enabled</text:span><text:span text:style-name="T8"> </text:span><text:span text:style-name="T11">=</text:span><text:span text:style-name="T8"> </text:span><text:span text:style-name="T16">True</text:span></text:p>
      <text:p text:style-name="P4">        <text:span text:style-name="T17">self</text:span><text:span text:style-name="T8">.</text:span><text:span text:style-name="T17">use_advanced_analysis</text:span><text:span text:style-name="T8"> </text:span><text:span text:style-name="T11">=</text:span><text:span text:style-name="T8"> </text:span><text:span text:style-name="T16">True</text:span></text:p>
      <text:p text:style-name="P4">        <text:span text:style-name="T9">logging</text:span><text:span text:style-name="T8">.</text:span><text:span text:style-name="T12">info</text:span><text:span text:style-name="T8">(</text:span><text:span text:style-name="T13">"🧠 IA Analyzer HÍBRIDA inicializada - Análise avançada ativada"</text:span><text:span text:style-name="T8">)</text:span></text:p>
      <text:p text:style-name="P2"/>
      <text:p text:style-name="P4">    <text:span text:style-name="T16">def</text:span><text:span text:style-name="T8"> </text:span><text:span text:style-name="T12">_generate_strategy_absorption</text:span><text:span text:style-name="T8">(</text:span><text:span text:style-name="T17">self</text:span><text:span text:style-name="T8">, </text:span><text:span text:style-name="T17">preco</text:span><text:span text:style-name="T8">, </text:span><text:span text:style-name="T17">direction</text:span><text:span text:style-name="T8">, </text:span><text:span text:style-name="T17">atr</text:span><text:span text:style-name="T8">, </text:span><text:span text:style-name="T17">alignment</text:span><text:span text:style-name="T8">, </text:span><text:span text:style-name="T17">regime_flags</text:span><text:span text:style-name="T8">):</text:span></text:p>
      <text:p text:style-name="P4">        <text:span text:style-name="T13">"""Gera a estratégia para eventos de absorção com base no contexto."""</text:span></text:p>
      <text:p text:style-name="P4">        <text:span text:style-name="T17">stop_loss_mult</text:span><text:span text:style-name="T8"> </text:span><text:span text:style-name="T11">=</text:span><text:span text:style-name="T8"> </text:span><text:span text:style-name="T14">1.0</text:span></text:p>
      <text:p text:style-name="P4">        <text:span text:style-name="T17">target_mul</text:span><text:span text:style-name="T8"> </text:span><text:span text:style-name="T11">=</text:span><text:span text:style-name="T8"> </text:span><text:span text:style-name="T17">self</text:span><text:span text:style-name="T8">.</text:span><text:span text:style-name="T12">_compute_target_multiplier</text:span><text:span text:style-name="T8">(</text:span><text:span text:style-name="T17">alignment</text:span><text:span text:style-name="T8">, </text:span><text:span text:style-name="T17">regime_flags</text:span><text:span text:style-name="T8">)</text:span></text:p>
      <text:p text:style-name="P2"/>
      <text:p text:style-name="P4">        <text:span text:style-name="T7">if</text:span><text:span text:style-name="T8"> </text:span><text:span text:style-name="T17">direction</text:span><text:span text:style-name="T8"> </text:span><text:span text:style-name="T11">==</text:span><text:span text:style-name="T8"> </text:span><text:span text:style-name="T13">"COMPRADORA"</text:span><text:span text:style-name="T8">:</text:span></text:p>
      <text:p text:style-name="P4">            <text:span text:style-name="T17">stop_loss</text:span><text:span text:style-name="T8"> </text:span><text:span text:style-name="T11">=</text:span><text:span text:style-name="T8"> </text:span><text:span text:style-name="T17">preco</text:span><text:span text:style-name="T8"> </text:span><text:span text:style-name="T11">-</text:span><text:span text:style-name="T8"> (</text:span><text:span text:style-name="T17">stop_loss_mult</text:span><text:span text:style-name="T8"> </text:span><text:span text:style-name="T11">*</text:span><text:span text:style-name="T8"> </text:span><text:span text:style-name="T17">atr</text:span><text:span text:style-name="T8">)</text:span></text:p>
      <text:p text:style-name="P4">            <text:span text:style-name="T17">target</text:span><text:span text:style-name="T8"> </text:span><text:span text:style-name="T11">=</text:span><text:span text:style-name="T8"> </text:span><text:span text:style-name="T17">preco</text:span><text:span text:style-name="T8"> </text:span><text:span text:style-name="T11">+</text:span><text:span text:style-name="T8"> (</text:span><text:span text:style-name="T17">target_mul</text:span><text:span text:style-name="T8"> </text:span><text:span text:style-name="T11">*</text:span><text:span text:style-name="T8"> </text:span><text:span text:style-name="T17">atr</text:span><text:span text:style-name="T8">)</text:span></text:p>
      <text:p text:style-name="P4">            <text:span text:style-name="T7">return</text:span><text:span text:style-name="T8"> </text:span><text:span text:style-name="T16">f</text:span><text:span text:style-name="T13">"   → Estratégia: Entrada COMPRADORA em pullbacks. Stop sugerido (</text:span><text:span text:style-name="T16">{</text:span><text:span text:style-name="T17">stop_loss_mult</text:span><text:span text:style-name="T16">:.1f}</text:span><text:span text:style-name="T13">x ATR): $</text:span><text:span text:style-name="T16">{</text:span><text:span text:style-name="T17">stop_loss</text:span><text:span text:style-name="T16">:,.2f}</text:span><text:span text:style-name="T13"> | Alvo sugerido (</text:span><text:span text:style-name="T16">{</text:span><text:span text:style-name="T17">target_mul</text:span><text:span text:style-name="T16">:.1f}</text:span><text:span text:style-name="T13">x ATR): $</text:span><text:span text:style-name="T16">{</text:span><text:span text:style-name="T17">target</text:span><text:span text:style-name="T16">:,.2f}</text:span><text:span text:style-name="T13">"</text:span></text:p>
      <text:p text:style-name="P4">        <text:span text:style-name="T7">else</text:span><text:span text:style-name="T8">:</text:span></text:p>
      <text:p text:style-name="P4">            <text:span text:style-name="T17">stop_loss</text:span><text:span text:style-name="T8"> </text:span><text:span text:style-name="T11">=</text:span><text:span text:style-name="T8"> </text:span><text:span text:style-name="T17">preco</text:span><text:span text:style-name="T8"> </text:span><text:span text:style-name="T11">+</text:span><text:span text:style-name="T8"> (</text:span><text:span text:style-name="T17">stop_loss_mult</text:span><text:span text:style-name="T8"> </text:span><text:span text:style-name="T11">*</text:span><text:span text:style-name="T8"> </text:span><text:span text:style-name="T17">atr</text:span><text:span text:style-name="T8">)</text:span></text:p>
      <text:p text:style-name="P4">            <text:span text:style-name="T17">target</text:span><text:span text:style-name="T8"> </text:span><text:span text:style-name="T11">=</text:span><text:span text:style-name="T8"> </text:span><text:span text:style-name="T17">preco</text:span><text:span text:style-name="T8"> </text:span><text:span text:style-name="T11">-</text:span><text:span text:style-name="T8"> (</text:span><text:span text:style-name="T17">target_mul</text:span><text:span text:style-name="T8"> </text:span><text:span text:style-name="T11">*</text:span><text:span text:style-name="T8"> </text:span><text:span text:style-name="T17">atr</text:span><text:span text:style-name="T8">)</text:span></text:p>
      <text:p text:style-name="P4">            <text:span text:style-name="T7">return</text:span><text:span text:style-name="T8"> </text:span><text:span text:style-name="T16">f</text:span><text:span text:style-name="T13">"   → Estratégia: Entrada VENDEDORA em bounces. Stop sugerido (</text:span><text:span text:style-name="T16">{</text:span><text:span text:style-name="T17">stop_loss_mult</text:span><text:span text:style-name="T16">:.1f}</text:span><text:span text:style-name="T13">x ATR): $</text:span><text:span text:style-name="T16">{</text:span><text:span text:style-name="T17">stop_loss</text:span><text:span text:style-name="T16">:,.2f}</text:span><text:span text:style-name="T13"> | Alvo sugerido (</text:span><text:span text:style-name="T16">{</text:span><text:span text:style-name="T17">target_mul</text:span><text:span text:style-name="T16">:.1f}</text:span><text:span text:style-name="T13">x ATR): $</text:span><text:span text:style-name="T16">{</text:span><text:span text:style-name="T17">target</text:span><text:span text:style-name="T16">:,.2f}</text:span><text:span text:style-name="T13">"</text:span></text:p>
      <text:p text:style-name="P2"/>
      <text:p text:style-name="P4">    <text:span text:style-name="T16">def</text:span><text:span text:style-name="T8"> </text:span><text:span text:style-name="T12">_generate_risk_management</text:span><text:span text:style-name="T8">(</text:span><text:span text:style-name="T17">self</text:span><text:span text:style-name="T8">, </text:span><text:span text:style-name="T17">atr</text:span><text:span text:style-name="T8">):</text:span></text:p>
      <text:p text:style-name="P4">        <text:span text:style-name="T13">"""Gera a linha de gestão de risco."""</text:span></text:p>
      <text:p text:style-name="P4">        <text:span text:style-name="T7">return</text:span><text:span text:style-name="T8"> </text:span><text:span text:style-name="T16">f</text:span><text:span text:style-name="T13">"   → Volatilidade (ATR 15m): $</text:span><text:span text:style-name="T16">{</text:span><text:span text:style-name="T17">atr</text:span><text:span text:style-name="T16">:,.2f}</text:span><text:span text:style-name="T13">. Ajuste o tamanho da posição de acordo."</text:span></text:p>
      <text:p text:style-name="P2"><text:soft-page-break/></text:p>
      <text:p text:style-name="P4">    <text:span text:style-name="T16">def</text:span><text:span text:style-name="T8"> </text:span><text:span text:style-name="T12">_calculate_support_resistance</text:span><text:span text:style-name="T8">(</text:span><text:span text:style-name="T17">self</text:span><text:span text:style-name="T8">, </text:span><text:span text:style-name="T17">preco</text:span><text:span text:style-name="T8">, </text:span><text:span text:style-name="T17">atr</text:span><text:span text:style-name="T8">):</text:span></text:p>
      <text:p text:style-name="P4">        <text:span text:style-name="T13">"""Calcula níveis de suporte e resistência com base no ATR."""</text:span></text:p>
      <text:p text:style-name="P4">        <text:span text:style-name="T17">support</text:span><text:span text:style-name="T8"> </text:span><text:span text:style-name="T11">=</text:span><text:span text:style-name="T8"> </text:span><text:span text:style-name="T17">preco</text:span><text:span text:style-name="T8"> </text:span><text:span text:style-name="T11">-</text:span><text:span text:style-name="T8"> (</text:span><text:span text:style-name="T14">0.5</text:span><text:span text:style-name="T8"> </text:span><text:span text:style-name="T11">*</text:span><text:span text:style-name="T8"> </text:span><text:span text:style-name="T17">atr</text:span><text:span text:style-name="T8">)</text:span></text:p>
      <text:p text:style-name="P4">        <text:span text:style-name="T17">resistance</text:span><text:span text:style-name="T8"> </text:span><text:span text:style-name="T11">=</text:span><text:span text:style-name="T8"> </text:span><text:span text:style-name="T17">preco</text:span><text:span text:style-name="T8"> </text:span><text:span text:style-name="T11">+</text:span><text:span text:style-name="T8"> (</text:span><text:span text:style-name="T14">0.5</text:span><text:span text:style-name="T8"> </text:span><text:span text:style-name="T11">*</text:span><text:span text:style-name="T8"> </text:span><text:span text:style-name="T17">atr</text:span><text:span text:style-name="T8">)</text:span></text:p>
      <text:p text:style-name="P4">        <text:span text:style-name="T7">return</text:span><text:span text:style-name="T8"> </text:span><text:span text:style-name="T16">f</text:span><text:span text:style-name="T13">"S: $</text:span><text:span text:style-name="T16">{</text:span><text:span text:style-name="T17">support</text:span><text:span text:style-name="T16">:,.2f}</text:span><text:span text:style-name="T13"> | R: $</text:span><text:span text:style-name="T16">{</text:span><text:span text:style-name="T17">resistance</text:span><text:span text:style-name="T16">:,.2f}</text:span><text:span text:style-name="T13">"</text:span></text:p>
      <text:p text:style-name="P2"/>
      <text:p text:style-name="P4">    <text:span text:style-name="T16">def</text:span><text:span text:style-name="T8"> </text:span><text:span text:style-name="T12">_generate_exhaustion_strategy</text:span><text:span text:style-name="T8">(</text:span><text:span text:style-name="T17">self</text:span><text:span text:style-name="T8">, </text:span><text:span text:style-name="T17">probability</text:span><text:span text:style-name="T8">):</text:span></text:p>
      <text:p text:style-name="P4">        <text:span text:style-name="T13">"""Gera estratégia para exaustão com base na probabilidade de reversão."""</text:span></text:p>
      <text:p text:style-name="P4">        <text:span text:style-name="T7">if</text:span><text:span text:style-name="T8"> </text:span><text:span text:style-name="T17">probability</text:span><text:span text:style-name="T8"> </text:span><text:span text:style-name="T11">&gt;</text:span><text:span text:style-name="T8"> </text:span><text:span text:style-name="T14">70</text:span><text:span text:style-name="T8">:</text:span></text:p>
      <text:p text:style-name="P4">            <text:span text:style-name="T7">return</text:span><text:span text:style-name="T8"> </text:span><text:span text:style-name="T13">"   → Preparar para reversão. Aguardar sinal de confirmação."</text:span></text:p>
      <text:p text:style-name="P4">        <text:span text:style-name="T7">elif</text:span><text:span text:style-name="T8"> </text:span><text:span text:style-name="T17">probability</text:span><text:span text:style-name="T8"> </text:span><text:span text:style-name="T11">&gt;</text:span><text:span text:style-name="T8"> </text:span><text:span text:style-name="T14">50</text:span><text:span text:style-name="T8">:</text:span></text:p>
      <text:p text:style-name="P4">            <text:span text:style-name="T7">return</text:span><text:span text:style-name="T8"> </text:span><text:span text:style-name="T13">"   → Reduzir posições na direção atual. Monitorar."</text:span></text:p>
      <text:p text:style-name="P4">        <text:span text:style-name="T7">else</text:span><text:span text:style-name="T8">:</text:span></text:p>
      <text:p text:style-name="P4">            <text:span text:style-name="T7">return</text:span><text:span text:style-name="T8"> </text:span><text:span text:style-name="T13">"   → Possível pausa. Manter posições com stop ajustado."</text:span></text:p>
      <text:p text:style-name="P2"/>
      <text:p text:style-name="P4">    <text:span text:style-name="T16">def</text:span><text:span text:style-name="T8"> </text:span><text:span text:style-name="T12">_generate_liquidity_strategy</text:span><text:span text:style-name="T8">(</text:span><text:span text:style-name="T17">self</text:span><text:span text:style-name="T8">, </text:span><text:span text:style-name="T17">volume</text:span><text:span text:style-name="T8">):</text:span></text:p>
      <text:p text:style-name="P4">        <text:span text:style-name="T13">"""Gera estratégia para alertas de liquidez."""</text:span></text:p>
      <text:p text:style-name="P4">        <text:span text:style-name="T7">if</text:span><text:span text:style-name="T8"> </text:span><text:span text:style-name="T17">volume</text:span><text:span text:style-name="T8"> </text:span><text:span text:style-name="T11">&gt;</text:span><text:span text:style-name="T8"> </text:span><text:span text:style-name="T14">100000</text:span><text:span text:style-name="T8">:</text:span></text:p>
      <text:p text:style-name="P4">            <text:span text:style-name="T7">return</text:span><text:span text:style-name="T8"> </text:span><text:span text:style-name="T13">"   → Aguardar estabilização. Evitar entradas imediatas."</text:span></text:p>
      <text:p text:style-name="P4">        <text:span text:style-name="T7">return</text:span><text:span text:style-name="T8"> </text:span><text:span text:style-name="T13">"   → Monitorar breakouts dos novos níveis."</text:span></text:p>
      <text:p text:style-name="P2"/>
      <text:p text:style-name="P4">    <text:span text:style-name="T16">def</text:span><text:span text:style-name="T8"> </text:span><text:span text:style-name="T12">_calculate_force_index</text:span><text:span text:style-name="T8">(</text:span><text:span text:style-name="T17">self</text:span><text:span text:style-name="T8">, </text:span><text:span text:style-name="T17">delta</text:span><text:span text:style-name="T8">, </text:span><text:span text:style-name="T17">volume</text:span><text:span text:style-name="T8">):</text:span></text:p>
      <text:p text:style-name="P4">        <text:span text:style-name="T7">if</text:span><text:span text:style-name="T8"> </text:span><text:span text:style-name="T17">volume</text:span><text:span text:style-name="T8"> </text:span><text:span text:style-name="T11">==</text:span><text:span text:style-name="T8"> </text:span><text:span text:style-name="T14">0</text:span><text:span text:style-name="T8">: </text:span><text:span text:style-name="T7">return</text:span><text:span text:style-name="T8"> </text:span><text:span text:style-name="T14">0</text:span></text:p>
      <text:p text:style-name="P4">        <text:span text:style-name="T7">return</text:span><text:span text:style-name="T8"> (</text:span><text:span text:style-name="T17">delta</text:span><text:span text:style-name="T8"> </text:span><text:span text:style-name="T11">/</text:span><text:span text:style-name="T8"> </text:span><text:span text:style-name="T17">volume</text:span><text:span text:style-name="T8">) </text:span><text:span text:style-name="T11">*</text:span><text:span text:style-name="T8"> </text:span><text:span text:style-name="T14">100</text:span></text:p>
      <text:p text:style-name="P2"/>
      <text:p text:style-name="P4">    <text:span text:style-name="T16">def</text:span><text:span text:style-name="T8"> </text:span><text:span text:style-name="T12">_analyze_volume_profile</text:span><text:span text:style-name="T8">(</text:span><text:span text:style-name="T17">self</text:span><text:span text:style-name="T8">, </text:span><text:span text:style-name="T17">volume_compra</text:span><text:span text:style-name="T8">, </text:span><text:span text:style-name="T17">volume_venda</text:span><text:span text:style-name="T8">, </text:span><text:span text:style-name="T17">volume_total</text:span><text:span text:style-name="T8">):</text:span></text:p>
      <text:p text:style-name="P4">        <text:span text:style-name="T7">if</text:span><text:span text:style-name="T8"> </text:span><text:span text:style-name="T17">volume_total</text:span><text:span text:style-name="T8"> </text:span><text:span text:style-name="T11">==</text:span><text:span text:style-name="T8"> </text:span><text:span text:style-name="T14">0</text:span><text:span text:style-name="T8">: </text:span><text:span text:style-name="T7">return</text:span><text:span text:style-name="T8"> </text:span><text:span text:style-name="T13">"Sem volume"</text:span></text:p>
      <text:p text:style-name="P4">        <text:span text:style-name="T17">buy_percentage</text:span><text:span text:style-name="T8"> </text:span><text:span text:style-name="T11">=</text:span><text:span text:style-name="T8"> (</text:span><text:span text:style-name="T17">volume_compra</text:span><text:span text:style-name="T8"> </text:span><text:span text:style-name="T11">/</text:span><text:span text:style-name="T8"> </text:span><text:span text:style-name="T17">volume_total</text:span><text:span text:style-name="T8">) </text:span><text:span text:style-name="T11">*</text:span><text:span text:style-name="T8"> </text:span><text:span text:style-name="T14">100</text:span></text:p>
      <text:p text:style-name="P4">        <text:span text:style-name="T17">sell_percentage</text:span><text:span text:style-name="T8"> </text:span><text:span text:style-name="T11">=</text:span><text:span text:style-name="T8"> (</text:span><text:span text:style-name="T17">volume_venda</text:span><text:span text:style-name="T8"> </text:span><text:span text:style-name="T11">/</text:span><text:span text:style-name="T8"> </text:span><text:span text:style-name="T17">volume_total</text:span><text:span text:style-name="T8">) </text:span><text:span text:style-name="T11">*</text:span><text:span text:style-name="T8"> </text:span><text:span text:style-name="T14">100</text:span></text:p>
      <text:p text:style-name="P4">        <text:span text:style-name="T7">if</text:span><text:span text:style-name="T8"> </text:span><text:span text:style-name="T17">buy_percentage</text:span><text:span text:style-name="T8"> </text:span><text:span text:style-name="T11">&gt;</text:span><text:span text:style-name="T8"> </text:span><text:span text:style-name="T14">60</text:span><text:span text:style-name="T8">: </text:span><text:span text:style-name="T7">return</text:span><text:span text:style-name="T8"> </text:span><text:span text:style-name="T16">f</text:span><text:span text:style-name="T13">"Dominância compradora (</text:span><text:span text:style-name="T16">{</text:span><text:span text:style-name="T17">buy_percentage</text:span><text:span text:style-name="T16">:.1f}</text:span><text:span text:style-name="T13">%)"</text:span></text:p>
      <text:p text:style-name="P4">        <text:span text:style-name="T7">elif</text:span><text:span text:style-name="T8"> </text:span><text:span text:style-name="T17">sell_percentage</text:span><text:span text:style-name="T8"> </text:span><text:span text:style-name="T11">&gt;</text:span><text:span text:style-name="T8"> </text:span><text:span text:style-name="T14">60</text:span><text:span text:style-name="T8">: </text:span><text:span text:style-name="T7">return</text:span><text:span text:style-name="T8"> </text:span><text:span text:style-name="T16">f</text:span><text:span text:style-name="T13">"Dominância vendedora (</text:span><text:span text:style-name="T16">{</text:span><text:span text:style-name="T17">sell_percentage</text:span><text:span text:style-name="T16">:.1f}</text:span><text:span text:style-name="T13">%)"</text:span></text:p>
      <text:p text:style-name="P4">        <text:span text:style-name="T7">return</text:span><text:span text:style-name="T8"> </text:span><text:span text:style-name="T16">f</text:span><text:span text:style-name="T13">"Equilibrado (C:</text:span><text:span text:style-name="T16">{</text:span><text:span text:style-name="T17">buy_percentage</text:span><text:span text:style-name="T16">:.1f}</text:span><text:span text:style-name="T13">% V:</text:span><text:span text:style-name="T16">{</text:span><text:span text:style-name="T17">sell_percentage</text:span><text:span text:style-name="T16">:.1f}</text:span><text:span text:style-name="T13">%)"</text:span></text:p>
      <text:p text:style-name="P2"/>
      <text:p text:style-name="P4">    <text:span text:style-name="T16">def</text:span><text:span text:style-name="T8"> </text:span><text:span text:style-name="T12">_analyze_microstructure</text:span><text:span text:style-name="T8">(</text:span><text:span text:style-name="T17">self</text:span><text:span text:style-name="T8">, </text:span><text:span text:style-name="T17">delta</text:span><text:span text:style-name="T8">, </text:span><text:span text:style-name="T17">indice_absorcao</text:span><text:span text:style-name="T8">, </text:span><text:span text:style-name="T17">volume</text:span><text:span text:style-name="T8">):</text:span></text:p>
      <text:p text:style-name="P4">        <text:span text:style-name="T7">if</text:span><text:span text:style-name="T8"> </text:span><text:span text:style-name="T17">volume</text:span><text:span text:style-name="T8"> </text:span><text:span text:style-name="T11">&lt;=</text:span><text:span text:style-name="T8"> </text:span><text:span text:style-name="T14">0</text:span><text:span text:style-name="T8">:</text:span></text:p>
      <text:p text:style-name="P4">            <text:span text:style-name="T7">return</text:span><text:span text:style-name="T8"> </text:span><text:span text:style-name="T13">"Microestrutura neutra"</text:span></text:p>
      <text:p text:style-name="P4">        <text:span text:style-name="T7">if</text:span><text:span text:style-name="T8"> </text:span><text:span text:style-name="T12">abs</text:span><text:span text:style-name="T8">(</text:span><text:span text:style-name="T17">delta</text:span><text:span text:style-name="T8">) </text:span><text:span text:style-name="T11">&gt;</text:span><text:span text:style-name="T8"> </text:span><text:span text:style-name="T17">volume</text:span><text:span text:style-name="T8"> </text:span><text:span text:style-name="T11">*</text:span><text:span text:style-name="T8"> </text:span><text:span text:style-name="T14">0.1</text:span><text:span text:style-name="T8">: </text:span><text:span text:style-name="T7">return</text:span><text:span text:style-name="T8"> </text:span><text:span text:style-name="T13">"Microestrutura direcional forte"</text:span></text:p>
      <text:p text:style-name="P4">        <text:span text:style-name="T7">elif</text:span><text:span text:style-name="T8"> </text:span><text:span text:style-name="T17">indice_absorcao</text:span><text:span text:style-name="T8"> </text:span><text:span text:style-name="T11">&gt;</text:span><text:span text:style-name="T8"> </text:span><text:span text:style-name="T14">2</text:span><text:span text:style-name="T8">: </text:span><text:span text:style-name="T7">return</text:span><text:span text:style-name="T8"> </text:span><text:span text:style-name="T13">"Absorção significativa detectada"</text:span></text:p>
      <text:p text:style-name="P4">        <text:span text:style-name="T7">return</text:span><text:span text:style-name="T8"> </text:span><text:span text:style-name="T13">"Microestrutura neutra"</text:span></text:p>
      <text:p text:style-name="P2"/>
      <text:p text:style-name="P4">    <text:span text:style-name="T16">def</text:span><text:span text:style-name="T8"> </text:span><text:span text:style-name="T12">_calculate_strength</text:span><text:span text:style-name="T8">(</text:span><text:span text:style-name="T17">self</text:span><text:span text:style-name="T8">, </text:span><text:span text:style-name="T17">abs_delta</text:span><text:span text:style-name="T8">, </text:span><text:span text:style-name="T17">volume</text:span><text:span text:style-name="T8">, </text:span><text:span text:style-name="T17">indice_absorcao</text:span><text:span text:style-name="T8">):</text:span></text:p>
      <text:p text:style-name="P4">        <text:span text:style-name="T17">delta_ratio</text:span><text:span text:style-name="T8"> </text:span><text:span text:style-name="T11">=</text:span><text:span text:style-name="T8"> </text:span><text:span text:style-name="T17">abs_delta</text:span><text:span text:style-name="T8"> </text:span><text:span text:style-name="T11">/</text:span><text:span text:style-name="T8"> </text:span><text:span text:style-name="T17">volume</text:span><text:span text:style-name="T8"> </text:span><text:span text:style-name="T7">if</text:span><text:span text:style-name="T8"> </text:span><text:span text:style-name="T17">volume</text:span><text:span text:style-name="T8"> </text:span><text:span text:style-name="T11">&gt;</text:span><text:span text:style-name="T8"> </text:span><text:span text:style-name="T14">0</text:span><text:span text:style-name="T8"> </text:span><text:span text:style-name="T7">else</text:span><text:span text:style-name="T8"> </text:span><text:span text:style-name="T14">0</text:span></text:p>
      <text:p text:style-name="P4">        <text:span text:style-name="T7">if</text:span><text:span text:style-name="T8"> </text:span><text:span text:style-name="T17">delta_ratio</text:span><text:span text:style-name="T8"> </text:span><text:span text:style-name="T11">&gt;</text:span><text:span text:style-name="T8"> </text:span><text:span text:style-name="T14">0.15</text:span><text:span text:style-name="T8"> </text:span><text:span text:style-name="T16">and</text:span><text:span text:style-name="T8"> </text:span><text:span text:style-name="T17">indice_absorcao</text:span><text:span text:style-name="T8"> </text:span><text:span text:style-name="T11">&gt;</text:span><text:span text:style-name="T8"> </text:span><text:span text:style-name="T14">2</text:span><text:span text:style-name="T8">: </text:span><text:span text:style-name="T7">return</text:span><text:span text:style-name="T8"> </text:span><text:span text:style-name="T13">"MUITO FORTE"</text:span></text:p>
      <text:p text:style-name="P4">        <text:span text:style-name="T7">elif</text:span><text:span text:style-name="T8"> </text:span><text:span text:style-name="T17">delta_ratio</text:span><text:span text:style-name="T8"> </text:span><text:span text:style-name="T11">&gt;</text:span><text:span text:style-name="T8"> </text:span><text:span text:style-name="T14">0.1</text:span><text:span text:style-name="T8"> </text:span><text:span text:style-name="T16">or</text:span><text:span text:style-name="T8"> </text:span><text:span text:style-name="T17">indice_absorcao</text:span><text:span text:style-name="T8"> </text:span><text:span text:style-name="T11">&gt;</text:span><text:span text:style-name="T8"> </text:span><text:span text:style-name="T14">1.5</text:span><text:span text:style-name="T8">: </text:span><text:span text:style-name="T7">return</text:span><text:span text:style-name="T8"> </text:span><text:span text:style-name="T13">"FORTE"</text:span></text:p>
      <text:p text:style-name="P4">        <text:span text:style-name="T7">elif</text:span><text:span text:style-name="T8"> </text:span><text:span text:style-name="T17">delta_ratio</text:span><text:span text:style-name="T8"> </text:span><text:span text:style-name="T11">&gt;</text:span><text:span text:style-name="T8"> </text:span><text:span text:style-name="T14">0.05</text:span><text:span text:style-name="T8">: </text:span><text:span text:style-name="T7">return</text:span><text:span text:style-name="T8"> </text:span><text:span text:style-name="T13">"MODERADA"</text:span></text:p>
      <text:p text:style-name="P4">        <text:span text:style-name="T7">return</text:span><text:span text:style-name="T8"> </text:span><text:span text:style-name="T13">"FRACA"</text:span></text:p>
      <text:p text:style-name="P2"/>
      <text:p text:style-name="P4">    <text:span text:style-name="T16">def</text:span><text:span text:style-name="T8"> </text:span><text:span text:style-name="T12">_interpret_absorption_index</text:span><text:span text:style-name="T8">(</text:span><text:span text:style-name="T17">self</text:span><text:span text:style-name="T8">, </text:span><text:span text:style-name="T17">indice</text:span><text:span text:style-name="T8">):</text:span></text:p>
      <text:p text:style-name="P4">        <text:span text:style-name="T7">if</text:span><text:span text:style-name="T8"> </text:span><text:span text:style-name="T17">indice</text:span><text:span text:style-name="T8"> </text:span><text:span text:style-name="T11">&gt;</text:span><text:span text:style-name="T8"> </text:span><text:span text:style-name="T14">3</text:span><text:span text:style-name="T8">: </text:span><text:span text:style-name="T7">return</text:span><text:span text:style-name="T8"> </text:span><text:span text:style-name="T13">"Absorção extrema"</text:span></text:p>
      <text:p text:style-name="P4"><text:soft-page-break/>        <text:span text:style-name="T7">elif</text:span><text:span text:style-name="T8"> </text:span><text:span text:style-name="T17">indice</text:span><text:span text:style-name="T8"> </text:span><text:span text:style-name="T11">&gt;</text:span><text:span text:style-name="T8"> </text:span><text:span text:style-name="T14">2</text:span><text:span text:style-name="T8">: </text:span><text:span text:style-name="T7">return</text:span><text:span text:style-name="T8"> </text:span><text:span text:style-name="T13">"Absorção forte"</text:span></text:p>
      <text:p text:style-name="P4">        <text:span text:style-name="T7">elif</text:span><text:span text:style-name="T8"> </text:span><text:span text:style-name="T17">indice</text:span><text:span text:style-name="T8"> </text:span><text:span text:style-name="T11">&gt;</text:span><text:span text:style-name="T8"> </text:span><text:span text:style-name="T14">1</text:span><text:span text:style-name="T8">: </text:span><text:span text:style-name="T7">return</text:span><text:span text:style-name="T8"> </text:span><text:span text:style-name="T13">"Absorção moderada"</text:span></text:p>
      <text:p text:style-name="P4">        <text:span text:style-name="T7">return</text:span><text:span text:style-name="T8"> </text:span><text:span text:style-name="T13">"Absorção fraca"</text:span></text:p>
      <text:p text:style-name="P2"/>
      <text:p text:style-name="P4">    <text:span text:style-name="T16">def</text:span><text:span text:style-name="T8"> </text:span><text:span text:style-name="T12">_interpret_delta</text:span><text:span text:style-name="T8">(</text:span><text:span text:style-name="T17">self</text:span><text:span text:style-name="T8">, </text:span><text:span text:style-name="T17">delta</text:span><text:span text:style-name="T8">, </text:span><text:span text:style-name="T17">volume</text:span><text:span text:style-name="T8">):</text:span></text:p>
      <text:p text:style-name="P4">        <text:span text:style-name="T7">if</text:span><text:span text:style-name="T8"> </text:span><text:span text:style-name="T17">volume</text:span><text:span text:style-name="T8"> </text:span><text:span text:style-name="T11">==</text:span><text:span text:style-name="T8"> </text:span><text:span text:style-name="T14">0</text:span><text:span text:style-name="T8">: </text:span><text:span text:style-name="T7">return</text:span><text:span text:style-name="T8"> </text:span><text:span text:style-name="T13">"sem volume"</text:span></text:p>
      <text:p text:style-name="P4">        <text:span text:style-name="T17">ratio</text:span><text:span text:style-name="T8"> </text:span><text:span text:style-name="T11">=</text:span><text:span text:style-name="T8"> </text:span><text:span text:style-name="T12">abs</text:span><text:span text:style-name="T8">(</text:span><text:span text:style-name="T17">delta</text:span><text:span text:style-name="T8">) </text:span><text:span text:style-name="T11">/</text:span><text:span text:style-name="T8"> </text:span><text:span text:style-name="T17">volume</text:span></text:p>
      <text:p text:style-name="P4">        <text:span text:style-name="T7">if</text:span><text:span text:style-name="T8"> </text:span><text:span text:style-name="T17">ratio</text:span><text:span text:style-name="T8"> </text:span><text:span text:style-name="T11">&gt;</text:span><text:span text:style-name="T8"> </text:span><text:span text:style-name="T14">0.2</text:span><text:span text:style-name="T8">: </text:span><text:span text:style-name="T7">return</text:span><text:span text:style-name="T8"> </text:span><text:span text:style-name="T13">"desequilíbrio extremo"</text:span></text:p>
      <text:p text:style-name="P4">        <text:span text:style-name="T7">elif</text:span><text:span text:style-name="T8"> </text:span><text:span text:style-name="T17">ratio</text:span><text:span text:style-name="T8"> </text:span><text:span text:style-name="T11">&gt;</text:span><text:span text:style-name="T8"> </text:span><text:span text:style-name="T14">0.1</text:span><text:span text:style-name="T8">: </text:span><text:span text:style-name="T7">return</text:span><text:span text:style-name="T8"> </text:span><text:span text:style-name="T13">"desequilíbrio significativo"</text:span></text:p>
      <text:p text:style-name="P4">        <text:span text:style-name="T7">elif</text:span><text:span text:style-name="T8"> </text:span><text:span text:style-name="T17">ratio</text:span><text:span text:style-name="T8"> </text:span><text:span text:style-name="T11">&gt;</text:span><text:span text:style-name="T8"> </text:span><text:span text:style-name="T14">0.05</text:span><text:span text:style-name="T8">: </text:span><text:span text:style-name="T7">return</text:span><text:span text:style-name="T8"> </text:span><text:span text:style-name="T13">"desequilíbrio moderado"</text:span></text:p>
      <text:p text:style-name="P4">        <text:span text:style-name="T7">return</text:span><text:span text:style-name="T8"> </text:span><text:span text:style-name="T13">"relativamente equilibrado"</text:span></text:p>
      <text:p text:style-name="P2"/>
      <text:p text:style-name="P4">    <text:span text:style-name="T16">def</text:span><text:span text:style-name="T8"> </text:span><text:span text:style-name="T12">_classify_exhaustion</text:span><text:span text:style-name="T8">(</text:span><text:span text:style-name="T17">self</text:span><text:span text:style-name="T8">, </text:span><text:span text:style-name="T17">delta</text:span><text:span text:style-name="T8">, </text:span><text:span text:style-name="T17">volume</text:span><text:span text:style-name="T8">):</text:span></text:p>
      <text:p text:style-name="P4">        <text:span text:style-name="T7">if</text:span><text:span text:style-name="T8"> </text:span><text:span text:style-name="T17">volume</text:span><text:span text:style-name="T8"> </text:span><text:span text:style-name="T11">&gt;</text:span><text:span text:style-name="T8"> </text:span><text:span text:style-name="T14">50000</text:span><text:span text:style-name="T8">:</text:span></text:p>
      <text:p text:style-name="P4">            <text:span text:style-name="T7">if</text:span><text:span text:style-name="T8"> </text:span><text:span text:style-name="T12">abs</text:span><text:span text:style-name="T8">(</text:span><text:span text:style-name="T17">delta</text:span><text:span text:style-name="T8">) </text:span><text:span text:style-name="T11">&lt;</text:span><text:span text:style-name="T8"> </text:span><text:span text:style-name="T17">volume</text:span><text:span text:style-name="T8"> </text:span><text:span text:style-name="T11">*</text:span><text:span text:style-name="T8"> </text:span><text:span text:style-name="T14">0.05</text:span><text:span text:style-name="T8">: </text:span><text:span text:style-name="T7">return</text:span><text:span text:style-name="T8"> </text:span><text:span text:style-name="T13">"Exaustão por distribuição"</text:span></text:p>
      <text:p text:style-name="P4">            <text:span text:style-name="T7">else</text:span><text:span text:style-name="T8">: </text:span><text:span text:style-name="T7">return</text:span><text:span text:style-name="T8"> </text:span><text:span text:style-name="T13">"Exaustão climática"</text:span></text:p>
      <text:p text:style-name="P4">        <text:span text:style-name="T7">return</text:span><text:span text:style-name="T8"> </text:span><text:span text:style-name="T13">"Exaustão por baixo interesse"</text:span></text:p>
      <text:p text:style-name="P2"/>
      <text:p text:style-name="P4">    <text:span text:style-name="T16">def</text:span><text:span text:style-name="T8"> </text:span><text:span text:style-name="T12">_calculate_reversal_probability</text:span><text:span text:style-name="T8">(</text:span><text:span text:style-name="T17">self</text:span><text:span text:style-name="T8">, </text:span><text:span text:style-name="T17">volume</text:span><text:span text:style-name="T8">, </text:span><text:span text:style-name="T17">delta</text:span><text:span text:style-name="T8">):</text:span></text:p>
      <text:p text:style-name="P4">        <text:span text:style-name="T17">volume_factor</text:span><text:span text:style-name="T8"> </text:span><text:span text:style-name="T11">=</text:span><text:span text:style-name="T8"> </text:span><text:span text:style-name="T12">min</text:span><text:span text:style-name="T8">(</text:span><text:span text:style-name="T17">volume</text:span><text:span text:style-name="T8"> </text:span><text:span text:style-name="T11">/</text:span><text:span text:style-name="T8"> </text:span><text:span text:style-name="T14">10000</text:span><text:span text:style-name="T8">, </text:span><text:span text:style-name="T14">5</text:span><text:span text:style-name="T8">)</text:span></text:p>
      <text:p text:style-name="P4">        <text:span text:style-name="T17">delta_factor</text:span><text:span text:style-name="T8"> </text:span><text:span text:style-name="T11">=</text:span><text:span text:style-name="T8"> </text:span><text:span text:style-name="T12">abs</text:span><text:span text:style-name="T8">(</text:span><text:span text:style-name="T17">delta</text:span><text:span text:style-name="T8">) </text:span><text:span text:style-name="T11">/</text:span><text:span text:style-name="T8"> </text:span><text:span text:style-name="T17">volume</text:span><text:span text:style-name="T8"> </text:span><text:span text:style-name="T7">if</text:span><text:span text:style-name="T8"> </text:span><text:span text:style-name="T17">volume</text:span><text:span text:style-name="T8"> </text:span><text:span text:style-name="T11">&gt;</text:span><text:span text:style-name="T8"> </text:span><text:span text:style-name="T14">0</text:span><text:span text:style-name="T8"> </text:span><text:span text:style-name="T7">else</text:span><text:span text:style-name="T8"> </text:span><text:span text:style-name="T14">0</text:span></text:p>
      <text:p text:style-name="P4">        <text:span text:style-name="T17">probability</text:span><text:span text:style-name="T8"> </text:span><text:span text:style-name="T11">=</text:span><text:span text:style-name="T8"> (</text:span><text:span text:style-name="T17">volume_factor</text:span><text:span text:style-name="T8"> </text:span><text:span text:style-name="T11">*</text:span><text:span text:style-name="T8"> </text:span><text:span text:style-name="T14">10</text:span><text:span text:style-name="T8">) </text:span><text:span text:style-name="T11">+</text:span><text:span text:style-name="T8"> (</text:span><text:span text:style-name="T17">delta_factor</text:span><text:span text:style-name="T8"> </text:span><text:span text:style-name="T11">*</text:span><text:span text:style-name="T8"> </text:span><text:span text:style-name="T14">30</text:span><text:span text:style-name="T8">) </text:span><text:span text:style-name="T11">+</text:span><text:span text:style-name="T8"> </text:span><text:span text:style-name="T14">20</text:span></text:p>
      <text:p text:style-name="P4">        <text:span text:style-name="T7">return</text:span><text:span text:style-name="T8"> </text:span><text:span text:style-name="T12">min</text:span><text:span text:style-name="T8">(</text:span><text:span text:style-name="T17">probability</text:span><text:span text:style-name="T8">, </text:span><text:span text:style-name="T14">95</text:span><text:span text:style-name="T8">)</text:span></text:p>
      <text:p text:style-name="P2"/>
      <text:p text:style-name="P4">    <text:span text:style-name="T16">def</text:span><text:span text:style-name="T8"> </text:span><text:span text:style-name="T12">_detect_climax_indicators</text:span><text:span text:style-name="T8">(</text:span><text:span text:style-name="T17">self</text:span><text:span text:style-name="T8">, </text:span><text:span text:style-name="T17">volume</text:span><text:span text:style-name="T8">, </text:span><text:span text:style-name="T17">delta</text:span><text:span text:style-name="T8">):</text:span></text:p>
      <text:p text:style-name="P4">        <text:span text:style-name="T17">indicators</text:span><text:span text:style-name="T8"> </text:span><text:span text:style-name="T11">=</text:span><text:span text:style-name="T8"> []</text:span></text:p>
      <text:p text:style-name="P4">        <text:span text:style-name="T7">if</text:span><text:span text:style-name="T8"> </text:span><text:span text:style-name="T17">volume</text:span><text:span text:style-name="T8"> </text:span><text:span text:style-name="T11">&gt;</text:span><text:span text:style-name="T8"> </text:span><text:span text:style-name="T14">100000</text:span><text:span text:style-name="T8">: </text:span><text:span text:style-name="T17">indicators</text:span><text:span text:style-name="T8">.</text:span><text:span text:style-name="T12">append</text:span><text:span text:style-name="T8">(</text:span><text:span text:style-name="T13">"Volume extremo"</text:span><text:span text:style-name="T8">)</text:span></text:p>
      <text:p text:style-name="P4">        <text:span text:style-name="T7">if</text:span><text:span text:style-name="T8"> </text:span><text:span text:style-name="T17">volume</text:span><text:span text:style-name="T8"> </text:span><text:span text:style-name="T11">&gt;</text:span><text:span text:style-name="T8"> </text:span><text:span text:style-name="T14">0</text:span><text:span text:style-name="T8"> </text:span><text:span text:style-name="T16">and</text:span><text:span text:style-name="T8"> </text:span><text:span text:style-name="T12">abs</text:span><text:span text:style-name="T8">(</text:span><text:span text:style-name="T17">delta</text:span><text:span text:style-name="T8">) </text:span><text:span text:style-name="T11">&gt;</text:span><text:span text:style-name="T8"> </text:span><text:span text:style-name="T17">volume</text:span><text:span text:style-name="T8"> </text:span><text:span text:style-name="T11">*</text:span><text:span text:style-name="T8"> </text:span><text:span text:style-name="T14">0.2</text:span><text:span text:style-name="T8">: </text:span><text:span text:style-name="T17">indicators</text:span><text:span text:style-name="T8">.</text:span><text:span text:style-name="T12">append</text:span><text:span text:style-name="T8">(</text:span><text:span text:style-name="T13">"Delta extremo"</text:span><text:span text:style-name="T8">)</text:span></text:p>
      <text:p text:style-name="P4">        <text:span text:style-name="T7">if</text:span><text:span text:style-name="T8"> </text:span><text:span text:style-name="T16">not</text:span><text:span text:style-name="T8"> </text:span><text:span text:style-name="T17">indicators</text:span><text:span text:style-name="T8">: </text:span><text:span text:style-name="T17">indicators</text:span><text:span text:style-name="T8">.</text:span><text:span text:style-name="T12">append</text:span><text:span text:style-name="T8">(</text:span><text:span text:style-name="T13">"Volume/Delta elevado"</text:span><text:span text:style-name="T8">)</text:span></text:p>
      <text:p text:style-name="P4">        <text:span text:style-name="T7">return</text:span><text:span text:style-name="T8"> </text:span><text:span text:style-name="T13">", "</text:span><text:span text:style-name="T8">.</text:span><text:span text:style-name="T12">join</text:span><text:span text:style-name="T8">(</text:span><text:span text:style-name="T17">indicators</text:span><text:span text:style-name="T8">)</text:span></text:p>
      <text:p text:style-name="P2"/>
      <text:p text:style-name="P4">    <text:span text:style-name="T16">def</text:span><text:span text:style-name="T8"> </text:span><text:span text:style-name="T12">_analyze_liquidity_impact</text:span><text:span text:style-name="T8">(</text:span><text:span text:style-name="T17">self</text:span><text:span text:style-name="T8">, </text:span><text:span text:style-name="T17">volume</text:span><text:span text:style-name="T8">, </text:span><text:span text:style-name="T17">delta</text:span><text:span text:style-name="T8">):</text:span></text:p>
      <text:p text:style-name="P4">        <text:span text:style-name="T17">impact_ratio</text:span><text:span text:style-name="T8"> </text:span><text:span text:style-name="T11">=</text:span><text:span text:style-name="T8"> </text:span><text:span text:style-name="T12">abs</text:span><text:span text:style-name="T8">(</text:span><text:span text:style-name="T17">delta</text:span><text:span text:style-name="T8">) </text:span><text:span text:style-name="T11">/</text:span><text:span text:style-name="T8"> </text:span><text:span text:style-name="T17">volume</text:span><text:span text:style-name="T8"> </text:span><text:span text:style-name="T7">if</text:span><text:span text:style-name="T8"> </text:span><text:span text:style-name="T17">volume</text:span><text:span text:style-name="T8"> </text:span><text:span text:style-name="T11">&gt;</text:span><text:span text:style-name="T8"> </text:span><text:span text:style-name="T14">0</text:span><text:span text:style-name="T8"> </text:span><text:span text:style-name="T7">else</text:span><text:span text:style-name="T8"> </text:span><text:span text:style-name="T14">0</text:span></text:p>
      <text:p text:style-name="P4">        <text:span text:style-name="T7">if</text:span><text:span text:style-name="T8"> </text:span><text:span text:style-name="T17">impact_ratio</text:span><text:span text:style-name="T8"> </text:span><text:span text:style-name="T11">&gt;</text:span><text:span text:style-name="T8"> </text:span><text:span text:style-name="T14">0.2</text:span><text:span text:style-name="T8">: </text:span><text:span text:style-name="T7">return</text:span><text:span text:style-name="T8"> </text:span><text:span text:style-name="T13">"Alto impacto"</text:span></text:p>
      <text:p text:style-name="P4">        <text:span text:style-name="T7">elif</text:span><text:span text:style-name="T8"> </text:span><text:span text:style-name="T17">impact_ratio</text:span><text:span text:style-name="T8"> </text:span><text:span text:style-name="T11">&gt;</text:span><text:span text:style-name="T8"> </text:span><text:span text:style-name="T14">0.1</text:span><text:span text:style-name="T8">: </text:span><text:span text:style-name="T7">return</text:span><text:span text:style-name="T8"> </text:span><text:span text:style-name="T13">"Impacto moderado"</text:span></text:p>
      <text:p text:style-name="P4">        <text:span text:style-name="T7">return</text:span><text:span text:style-name="T8"> </text:span><text:span text:style-name="T13">"Baixo impacto"</text:span></text:p>
      <text:p text:style-name="P2"/>
      <text:p text:style-name="P4">    <text:span text:style-name="T16">def</text:span><text:span text:style-name="T8"> </text:span><text:span text:style-name="T12">close</text:span><text:span text:style-name="T8">(</text:span><text:span text:style-name="T17">self</text:span><text:span text:style-name="T8">):</text:span></text:p>
      <text:p text:style-name="P4">        <text:span text:style-name="T7">pass</text:span></text:p>
      <text:p text:style-name="P2"/>
      <text:p text:style-name="P4">    <text:span text:style-name="T16">def</text:span><text:span text:style-name="T8"> </text:span><text:span text:style-name="T12">__del__</text:span><text:span text:style-name="T8">(</text:span><text:span text:style-name="T17">self</text:span><text:span text:style-name="T8">):</text:span></text:p>
      <text:p text:style-name="P4">        <text:span text:style-name="T17">self</text:span><text:span text:style-name="T8">.</text:span><text:span text:style-name="T12">close</text:span><text:span text:style-name="T8">()</text:span></text:p>
      <text:p text:style-name="P2"/>
      <text:p text:style-name="P4">    <text:span text:style-name="T16">def</text:span><text:span text:style-name="T8"> </text:span><text:span text:style-name="T12">_format_contexto_macro</text:span><text:span text:style-name="T8">(</text:span><text:span text:style-name="T17">self</text:span><text:span text:style-name="T8">, </text:span><text:span text:style-name="T17">event_data</text:span><text:span text:style-name="T8">: </text:span><text:span text:style-name="T9">dict</text:span><text:span text:style-name="T8">) -&gt; </text:span><text:span text:style-name="T9">list</text:span><text:span text:style-name="T8">:</text:span></text:p>
      <text:p text:style-name="P4">        <text:span text:style-name="T17">context_lines</text:span><text:span text:style-name="T8"> </text:span><text:span text:style-name="T11">=</text:span><text:span text:style-name="T8"> []</text:span></text:p>
      <text:p text:style-name="P4">        <text:span text:style-name="T17">contexto</text:span><text:span text:style-name="T8"> </text:span><text:span text:style-name="T11">=</text:span><text:span text:style-name="T8"> </text:span><text:span text:style-name="T17">event_data</text:span><text:span text:style-name="T8">.</text:span><text:span text:style-name="T12">get</text:span><text:span text:style-name="T8">(</text:span><text:span text:style-name="T13">"contexto_macro"</text:span><text:span text:style-name="T8">, {})</text:span></text:p>
      <text:p text:style-name="P4">        <text:span text:style-name="T7">if</text:span><text:span text:style-name="T8"> </text:span><text:span text:style-name="T16">not</text:span><text:span text:style-name="T8"> </text:span><text:span text:style-name="T17">contexto</text:span><text:span text:style-name="T8"> </text:span><text:span text:style-name="T16">or</text:span><text:span text:style-name="T8"> </text:span><text:span text:style-name="T16">not</text:span><text:span text:style-name="T8"> </text:span><text:span text:style-name="T12">any</text:span><text:span text:style-name="T8">(</text:span><text:span text:style-name="T17">contexto</text:span><text:span text:style-name="T8">.values()):</text:span></text:p>
      <text:p text:style-name="P4">            <text:span text:style-name="T7">return</text:span><text:span text:style-name="T8"> </text:span><text:span text:style-name="T17">context_lines</text:span></text:p>
      <text:p text:style-name="P2"/>
      <text:p text:style-name="P4">        <text:span text:style-name="T17">context_lines</text:span><text:span text:style-name="T8">.</text:span><text:span text:style-name="T12">append</text:span><text:span text:style-name="T8">(</text:span><text:span text:style-name="T13">"🌐 CONTEXTO DE MERCADO:"</text:span><text:span text:style-name="T8">)</text:span></text:p>
      <text:p text:style-name="P2"/>
      <text:p text:style-name="P4"><text:soft-page-break/>        <text:span text:style-name="T17">mtf</text:span><text:span text:style-name="T8"> </text:span><text:span text:style-name="T11">=</text:span><text:span text:style-name="T8"> </text:span><text:span text:style-name="T17">contexto</text:span><text:span text:style-name="T8">.get(</text:span><text:span text:style-name="T13">"mtf_trends"</text:span><text:span text:style-name="T8">, {})</text:span></text:p>
      <text:p text:style-name="P4">        <text:span text:style-name="T7">if</text:span><text:span text:style-name="T8"> </text:span><text:span text:style-name="T17">mtf</text:span><text:span text:style-name="T8">:</text:span></text:p>
      <text:p text:style-name="P4">            <text:span text:style-name="T17">trends</text:span><text:span text:style-name="T8"> </text:span><text:span text:style-name="T11">=</text:span><text:span text:style-name="T8"> [</text:span><text:span text:style-name="T16">f</text:span><text:span text:style-name="T13">"</text:span><text:span text:style-name="T16">{</text:span><text:span text:style-name="T17">tf</text:span><text:span text:style-name="T8">.upper()</text:span><text:span text:style-name="T16">}</text:span><text:span text:style-name="T13">:</text:span><text:span text:style-name="T16">{</text:span><text:span text:style-name="T17">data</text:span><text:span text:style-name="T8">.get(</text:span><text:span text:style-name="T13">'tendencia'</text:span><text:span text:style-name="T8">, </text:span><text:span text:style-name="T13">'N/A'</text:span><text:span text:style-name="T8">)[</text:span><text:span text:style-name="T14">0</text:span><text:span text:style-name="T8">]</text:span><text:span text:style-name="T16">}</text:span><text:span text:style-name="T13">"</text:span><text:span text:style-name="T8"> </text:span><text:span text:style-name="T7">for</text:span><text:span text:style-name="T8"> </text:span><text:span text:style-name="T17">tf</text:span><text:span text:style-name="T8">, </text:span><text:span text:style-name="T17">data</text:span><text:span text:style-name="T8"> </text:span><text:span text:style-name="T7">in</text:span><text:span text:style-name="T8"> </text:span><text:span text:style-name="T17">mtf</text:span><text:span text:style-name="T8">.items()]</text:span></text:p>
      <text:p text:style-name="P4">            <text:span text:style-name="T17">context_lines</text:span><text:span text:style-name="T8">.</text:span><text:span text:style-name="T12">append</text:span><text:span text:style-name="T8">(</text:span><text:span text:style-name="T16">f</text:span><text:span text:style-name="T13">"   → Tendência (15m,1H,4H): </text:span><text:span text:style-name="T16">{</text:span><text:span text:style-name="T13">', '</text:span><text:span text:style-name="T8">.</text:span><text:span text:style-name="T12">join</text:span><text:span text:style-name="T8">(</text:span><text:span text:style-name="T17">trends</text:span><text:span text:style-name="T8">)</text:span><text:span text:style-name="T16">}</text:span><text:span text:style-name="T13">"</text:span><text:span text:style-name="T8">)</text:span></text:p>
      <text:p text:style-name="P2"/>
      <text:p text:style-name="P4">            <text:span text:style-name="T17">regimes</text:span><text:span text:style-name="T8"> </text:span><text:span text:style-name="T11">=</text:span><text:span text:style-name="T8"> []</text:span></text:p>
      <text:p text:style-name="P4">            <text:span text:style-name="T7">for</text:span><text:span text:style-name="T8"> </text:span><text:span text:style-name="T17">tf</text:span><text:span text:style-name="T8"> </text:span><text:span text:style-name="T7">in</text:span><text:span text:style-name="T8"> [</text:span><text:span text:style-name="T13">"15m"</text:span><text:span text:style-name="T8">, </text:span><text:span text:style-name="T13">"1h"</text:span><text:span text:style-name="T8">, </text:span><text:span text:style-name="T13">"4h"</text:span><text:span text:style-name="T8">]:</text:span></text:p>
      <text:p text:style-name="P4">                <text:span text:style-name="T17">r</text:span><text:span text:style-name="T8"> </text:span><text:span text:style-name="T11">=</text:span><text:span text:style-name="T8"> </text:span><text:span text:style-name="T17">mtf</text:span><text:span text:style-name="T8">.get(</text:span><text:span text:style-name="T17">tf</text:span><text:span text:style-name="T8">, {}).get(</text:span><text:span text:style-name="T13">"regime"</text:span><text:span text:style-name="T8">)</text:span></text:p>
      <text:p text:style-name="P4">                <text:span text:style-name="T7">if</text:span><text:span text:style-name="T8"> </text:span><text:span text:style-name="T17">r</text:span><text:span text:style-name="T8">:</text:span></text:p>
      <text:p text:style-name="P4">                    <text:span text:style-name="T17">regimes</text:span><text:span text:style-name="T8">.</text:span><text:span text:style-name="T12">append</text:span><text:span text:style-name="T8">(</text:span><text:span text:style-name="T16">f</text:span><text:span text:style-name="T13">"</text:span><text:span text:style-name="T16">{</text:span><text:span text:style-name="T17">tf</text:span><text:span text:style-name="T8">.</text:span><text:span text:style-name="T12">upper</text:span><text:span text:style-name="T8">()</text:span><text:span text:style-name="T16">}</text:span><text:span text:style-name="T13">:</text:span><text:span text:style-name="T16">{</text:span><text:span text:style-name="T17">r</text:span><text:span text:style-name="T16">}</text:span><text:span text:style-name="T13">"</text:span><text:span text:style-name="T8">)</text:span></text:p>
      <text:p text:style-name="P4">            <text:span text:style-name="T7">if</text:span><text:span text:style-name="T8"> </text:span><text:span text:style-name="T17">regimes</text:span><text:span text:style-name="T8">:</text:span></text:p>
      <text:p text:style-name="P4">                <text:span text:style-name="T17">context_lines</text:span><text:span text:style-name="T8">.</text:span><text:span text:style-name="T12">append</text:span><text:span text:style-name="T8">(</text:span><text:span text:style-name="T16">f</text:span><text:span text:style-name="T13">"   → Regime: </text:span><text:span text:style-name="T16">{</text:span><text:span text:style-name="T13">', '</text:span><text:span text:style-name="T8">.</text:span><text:span text:style-name="T12">join</text:span><text:span text:style-name="T8">(</text:span><text:span text:style-name="T17">regimes</text:span><text:span text:style-name="T8">)</text:span><text:span text:style-name="T16">}</text:span><text:span text:style-name="T13">"</text:span><text:span text:style-name="T8">)</text:span></text:p>
      <text:p text:style-name="P2"/>
      <text:p text:style-name="P4">        <text:span text:style-name="T17">derivatives</text:span><text:span text:style-name="T8"> </text:span><text:span text:style-name="T11">=</text:span><text:span text:style-name="T8"> </text:span><text:span text:style-name="T17">contexto</text:span><text:span text:style-name="T8">.get(</text:span><text:span text:style-name="T13">"derivatives"</text:span><text:span text:style-name="T8">, {}).get(</text:span><text:span text:style-name="T17">event_data</text:span><text:span text:style-name="T8">.</text:span><text:span text:style-name="T12">get</text:span><text:span text:style-name="T8">(</text:span><text:span text:style-name="T13">"ativo"</text:span><text:span text:style-name="T8">), {})</text:span></text:p>
      <text:p text:style-name="P4">        <text:span text:style-name="T7">if</text:span><text:span text:style-name="T8"> </text:span><text:span text:style-name="T17">derivatives</text:span><text:span text:style-name="T8">:</text:span></text:p>
      <text:p text:style-name="P4">            <text:span text:style-name="T17">funding</text:span><text:span text:style-name="T8"> </text:span><text:span text:style-name="T11">=</text:span><text:span text:style-name="T8"> </text:span><text:span text:style-name="T17">derivatives</text:span><text:span text:style-name="T8">.get(</text:span><text:span text:style-name="T13">'funding_rate_percent'</text:span><text:span text:style-name="T8">, </text:span><text:span text:style-name="T14">0</text:span><text:span text:style-name="T8">)</text:span></text:p>
      <text:p text:style-name="P4">            <text:span text:style-name="T17">ls_ratio</text:span><text:span text:style-name="T8"> </text:span><text:span text:style-name="T11">=</text:span><text:span text:style-name="T8"> </text:span><text:span text:style-name="T17">derivatives</text:span><text:span text:style-name="T8">.get(</text:span><text:span text:style-name="T13">'long_short_ratio'</text:span><text:span text:style-name="T8">, </text:span><text:span text:style-name="T14">0</text:span><text:span text:style-name="T8">)</text:span></text:p>
      <text:p text:style-name="P4">            <text:span text:style-name="T17">long_liq</text:span><text:span text:style-name="T8"> </text:span><text:span text:style-name="T11">=</text:span><text:span text:style-name="T8"> </text:span><text:span text:style-name="T17">derivatives</text:span><text:span text:style-name="T8">.get(</text:span><text:span text:style-name="T13">'longs_usd'</text:span><text:span text:style-name="T8">, </text:span><text:span text:style-name="T14">0</text:span><text:span text:style-name="T8">)</text:span></text:p>
      <text:p text:style-name="P4">            <text:span text:style-name="T17">short_liq</text:span><text:span text:style-name="T8"> </text:span><text:span text:style-name="T11">=</text:span><text:span text:style-name="T8"> </text:span><text:span text:style-name="T17">derivatives</text:span><text:span text:style-name="T8">.get(</text:span><text:span text:style-name="T13">'shorts_usd'</text:span><text:span text:style-name="T8">, </text:span><text:span text:style-name="T14">0</text:span><text:span text:style-name="T8">)</text:span></text:p>
      <text:p text:style-name="P4">            <text:span text:style-name="T17">context_lines</text:span><text:span text:style-name="T8">.</text:span><text:span text:style-name="T12">append</text:span><text:span text:style-name="T8">(</text:span><text:span text:style-name="T16">f</text:span><text:span text:style-name="T13">"   → Futuros: Funding </text:span><text:span text:style-name="T16">{</text:span><text:span text:style-name="T17">funding</text:span><text:span text:style-name="T16">:.4f}</text:span><text:span text:style-name="T13">% | L/S </text:span><text:span text:style-name="T16">{</text:span><text:span text:style-name="T17">ls_ratio</text:span><text:span text:style-name="T16">:.2f}</text:span><text:span text:style-name="T13"> | Liq L $</text:span><text:span text:style-name="T16">{</text:span><text:span text:style-name="T17">long_liq</text:span><text:span text:style-name="T16">:,.0f}</text:span><text:span text:style-name="T13"> S $</text:span><text:span text:style-name="T16">{</text:span><text:span text:style-name="T17">short_liq</text:span><text:span text:style-name="T16">:,.0f}</text:span><text:span text:style-name="T13">"</text:span><text:span text:style-name="T8">)</text:span></text:p>
      <text:p text:style-name="P2"/>
      <text:p text:style-name="P4">        <text:span text:style-name="T17">vp</text:span><text:span text:style-name="T8"> </text:span><text:span text:style-name="T11">=</text:span><text:span text:style-name="T8"> </text:span><text:span text:style-name="T17">event_data</text:span><text:span text:style-name="T8">.</text:span><text:span text:style-name="T12">get</text:span><text:span text:style-name="T8">(</text:span><text:span text:style-name="T13">"historical_vp"</text:span><text:span text:style-name="T8">, {}).get(</text:span><text:span text:style-name="T13">"daily"</text:span><text:span text:style-name="T8">, {})</text:span></text:p>
      <text:p text:style-name="P4">        <text:span text:style-name="T7">if</text:span><text:span text:style-name="T8"> </text:span><text:span text:style-name="T17">vp</text:span><text:span text:style-name="T8"> </text:span><text:span text:style-name="T16">and</text:span><text:span text:style-name="T8"> </text:span><text:span text:style-name="T17">vp</text:span><text:span text:style-name="T8">.get(</text:span><text:span text:style-name="T13">'poc'</text:span><text:span text:style-name="T8">, </text:span><text:span text:style-name="T14">0</text:span><text:span text:style-name="T8">) </text:span><text:span text:style-name="T11">&gt;</text:span><text:span text:style-name="T8"> </text:span><text:span text:style-name="T14">0</text:span><text:span text:style-name="T8">:</text:span></text:p>
      <text:p text:style-name="P4">            <text:span text:style-name="T17">preco_atual</text:span><text:span text:style-name="T8"> </text:span><text:span text:style-name="T11">=</text:span><text:span text:style-name="T8"> </text:span><text:span text:style-name="T17">event_data</text:span><text:span text:style-name="T8">.</text:span><text:span text:style-name="T12">get</text:span><text:span text:style-name="T8">(</text:span><text:span text:style-name="T13">'preco_fechamento'</text:span><text:span text:style-name="T8">, </text:span><text:span text:style-name="T14">0</text:span><text:span text:style-name="T8">)</text:span></text:p>
      <text:p text:style-name="P4">            <text:span text:style-name="T17">poc</text:span><text:span text:style-name="T8">, </text:span><text:span text:style-name="T17">vah</text:span><text:span text:style-name="T8">, </text:span><text:span text:style-name="T17">val</text:span><text:span text:style-name="T8"> </text:span><text:span text:style-name="T11">=</text:span><text:span text:style-name="T8"> </text:span><text:span text:style-name="T17">vp</text:span><text:span text:style-name="T8">.get(</text:span><text:span text:style-name="T13">'poc'</text:span><text:span text:style-name="T8">), </text:span><text:span text:style-name="T17">vp</text:span><text:span text:style-name="T8">.get(</text:span><text:span text:style-name="T13">'vah'</text:span><text:span text:style-name="T8">), </text:span><text:span text:style-name="T17">vp</text:span><text:span text:style-name="T8">.get(</text:span><text:span text:style-name="T13">'val'</text:span><text:span text:style-name="T8">)</text:span></text:p>
      <text:p text:style-name="P4">            <text:span text:style-name="T17">pos</text:span><text:span text:style-name="T8"> </text:span><text:span text:style-name="T11">=</text:span><text:span text:style-name="T8"> </text:span><text:span text:style-name="T13">"dentro da Value Area"</text:span></text:p>
      <text:p text:style-name="P4">            <text:span text:style-name="T7">if</text:span><text:span text:style-name="T8"> </text:span><text:span text:style-name="T17">preco_atual</text:span><text:span text:style-name="T8"> </text:span><text:span text:style-name="T11">&gt;</text:span><text:span text:style-name="T8"> </text:span><text:span text:style-name="T17">vah</text:span><text:span text:style-name="T8">: </text:span><text:span text:style-name="T17">pos</text:span><text:span text:style-name="T8"> </text:span><text:span text:style-name="T11">=</text:span><text:span text:style-name="T8"> </text:span><text:span text:style-name="T13">"acima da Value Area (Premium)"</text:span></text:p>
      <text:p text:style-name="P4">            <text:span text:style-name="T7">elif</text:span><text:span text:style-name="T8"> </text:span><text:span text:style-name="T17">preco_atual</text:span><text:span text:style-name="T8"> </text:span><text:span text:style-name="T11">&lt;</text:span><text:span text:style-name="T8"> </text:span><text:span text:style-name="T17">val</text:span><text:span text:style-name="T8">: </text:span><text:span text:style-name="T17">pos</text:span><text:span text:style-name="T8"> </text:span><text:span text:style-name="T11">=</text:span><text:span text:style-name="T8"> </text:span><text:span text:style-name="T13">"abaixo da Value Area (Discount)"</text:span></text:p>
      <text:p text:style-name="P4">            <text:span text:style-name="T17">context_lines</text:span><text:span text:style-name="T8">.</text:span><text:span text:style-name="T12">append</text:span><text:span text:style-name="T8">(</text:span><text:span text:style-name="T16">f</text:span><text:span text:style-name="T13">"   → Posição no Dia: Preço </text:span><text:span text:style-name="T16">{</text:span><text:span text:style-name="T17">pos</text:span><text:span text:style-name="T16">}</text:span><text:span text:style-name="T13"> | POC @ $</text:span><text:span text:style-name="T16">{</text:span><text:span text:style-name="T17">poc</text:span><text:span text:style-name="T16">:,.0f}</text:span><text:span text:style-name="T13">"</text:span><text:span text:style-name="T8">)</text:span></text:p>
      <text:p text:style-name="P2"/>
      <text:p text:style-name="P4">        <text:span text:style-name="T17">context_lines</text:span><text:span text:style-name="T8">.</text:span><text:span text:style-name="T12">append</text:span><text:span text:style-name="T8">(</text:span><text:span text:style-name="T13">""</text:span><text:span text:style-name="T8">)</text:span></text:p>
      <text:p text:style-name="P4">        <text:span text:style-name="T7">return</text:span><text:span text:style-name="T8"> </text:span><text:span text:style-name="T17">context_lines</text:span></text:p>
      <text:p text:style-name="P2"/>
      <text:p text:style-name="P4">    <text:span text:style-name="T16">def</text:span><text:span text:style-name="T8"> </text:span><text:span text:style-name="T12">_vp_density_note</text:span><text:span text:style-name="T8">(</text:span><text:span text:style-name="T17">self</text:span><text:span text:style-name="T8">, </text:span><text:span text:style-name="T17">hvn_near</text:span><text:span text:style-name="T8">: </text:span><text:span text:style-name="T9">int</text:span><text:span text:style-name="T8">, </text:span><text:span text:style-name="T17">lvn_near</text:span><text:span text:style-name="T8">: </text:span><text:span text:style-name="T9">int</text:span><text:span text:style-name="T8">) -&gt; </text:span><text:span text:style-name="T9">str</text:span><text:span text:style-name="T8">:</text:span></text:p>
      <text:p text:style-name="P4">        <text:span text:style-name="T7">try</text:span><text:span text:style-name="T8">:</text:span></text:p>
      <text:p text:style-name="P4">            <text:span text:style-name="T7">if</text:span><text:span text:style-name="T8"> </text:span><text:span text:style-name="T17">hvn_near</text:span><text:span text:style-name="T8"> </text:span><text:span text:style-name="T16">is</text:span><text:span text:style-name="T8"> </text:span><text:span text:style-name="T16">None</text:span><text:span text:style-name="T8"> </text:span><text:span text:style-name="T16">or</text:span><text:span text:style-name="T8"> </text:span><text:span text:style-name="T17">lvn_near</text:span><text:span text:style-name="T8"> </text:span><text:span text:style-name="T16">is</text:span><text:span text:style-name="T8"> </text:span><text:span text:style-name="T16">None</text:span><text:span text:style-name="T8">:</text:span></text:p>
      <text:p text:style-name="P4">                <text:span text:style-name="T7">return</text:span><text:span text:style-name="T8"> </text:span><text:span text:style-name="T13">""</text:span></text:p>
      <text:p text:style-name="P4">            <text:span text:style-name="T7">if</text:span><text:span text:style-name="T8"> </text:span><text:span text:style-name="T17">lvn_near</text:span><text:span text:style-name="T8"> </text:span><text:span text:style-name="T11">&gt;=</text:span><text:span text:style-name="T8"> </text:span><text:span text:style-name="T17">hvn_near</text:span><text:span text:style-name="T8"> </text:span><text:span text:style-name="T11">+</text:span><text:span text:style-name="T8"> </text:span><text:span text:style-name="T14">5</text:span><text:span text:style-name="T8">:</text:span></text:p>
      <text:p text:style-name="P4">                <text:span text:style-name="T7">return</text:span><text:span text:style-name="T8"> </text:span><text:span text:style-name="T13">"   → Ambiente: Mais LVNs (vazios). Propenso a deslocamentos/impulsos."</text:span></text:p>
      <text:p text:style-name="P4">            <text:span text:style-name="T7">if</text:span><text:span text:style-name="T8"> </text:span><text:span text:style-name="T17">hvn_near</text:span><text:span text:style-name="T8"> </text:span><text:span text:style-name="T11">&gt;=</text:span><text:span text:style-name="T8"> </text:span><text:span text:style-name="T17">lvn_near</text:span><text:span text:style-name="T8"> </text:span><text:span text:style-name="T11">+</text:span><text:span text:style-name="T8"> </text:span><text:span text:style-name="T14">5</text:span><text:span text:style-name="T8">:</text:span></text:p>
      <text:p text:style-name="P4">                <text:span text:style-name="T7">return</text:span><text:span text:style-name="T8"> </text:span><text:span text:style-name="T13">"   → Ambiente: Mais HVNs (ímãs). Propenso a mean reversion/atrito."</text:span></text:p>
      <text:p text:style-name="P4">            <text:span text:style-name="T7">return</text:span><text:span text:style-name="T8"> </text:span><text:span text:style-name="T13">"   → Ambiente: Misto (ímãs e vazios próximos)."</text:span></text:p>
      <text:p text:style-name="P4">        <text:span text:style-name="T7">except</text:span><text:span text:style-name="T8"> </text:span><text:span text:style-name="T9">Exception</text:span><text:span text:style-name="T8">:</text:span></text:p>
      <text:p text:style-name="P4">            <text:span text:style-name="T7">return</text:span><text:span text:style-name="T8"> </text:span><text:span text:style-name="T13">""</text:span></text:p>
      <text:p text:style-name="P2"/>
      <text:p text:style-name="P4">    <text:span text:style-name="T16">def</text:span><text:span text:style-name="T8"> </text:span><text:span text:style-name="T12">_format_vp_features</text:span><text:span text:style-name="T8">(</text:span><text:span text:style-name="T17">self</text:span><text:span text:style-name="T8">, </text:span><text:span text:style-name="T17">event_data</text:span><text:span text:style-name="T8">: </text:span><text:span text:style-name="T9">dict</text:span><text:span text:style-name="T8">) -&gt; </text:span><text:span text:style-name="T9">list</text:span><text:span text:style-name="T8">:</text:span></text:p>
      <text:p text:style-name="P4">        <text:span text:style-name="T17">lines</text:span><text:span text:style-name="T8"> </text:span><text:span text:style-name="T11">=</text:span><text:span text:style-name="T8"> []</text:span></text:p>
      <text:p text:style-name="P4">        <text:span text:style-name="T17">vp_feat</text:span><text:span text:style-name="T8"> </text:span><text:span text:style-name="T11">=</text:span><text:span text:style-name="T8"> </text:span><text:span text:style-name="T17">event_data</text:span><text:span text:style-name="T8">.</text:span><text:span text:style-name="T12">get</text:span><text:span text:style-name="T8">(</text:span><text:span text:style-name="T13">"vp_features"</text:span><text:span text:style-name="T8">, {})</text:span></text:p>
      <text:p text:style-name="P4"><text:soft-page-break/>        <text:span text:style-name="T7">if</text:span><text:span text:style-name="T8"> </text:span><text:span text:style-name="T16">not</text:span><text:span text:style-name="T8"> </text:span><text:span text:style-name="T17">vp_feat</text:span><text:span text:style-name="T8">:</text:span></text:p>
      <text:p text:style-name="P4">            <text:span text:style-name="T7">return</text:span><text:span text:style-name="T8"> </text:span><text:span text:style-name="T17">lines</text:span></text:p>
      <text:p text:style-name="P2"/>
      <text:p text:style-name="P4">        <text:span text:style-name="T17">preco_atual</text:span><text:span text:style-name="T8"> </text:span><text:span text:style-name="T11">=</text:span><text:span text:style-name="T8"> </text:span><text:span text:style-name="T17">event_data</text:span><text:span text:style-name="T8">.</text:span><text:span text:style-name="T12">get</text:span><text:span text:style-name="T8">(</text:span><text:span text:style-name="T13">"preco_fechamento"</text:span><text:span text:style-name="T8">, </text:span><text:span text:style-name="T16">None</text:span><text:span text:style-name="T8">)</text:span></text:p>
      <text:p text:style-name="P2"/>
      <text:p text:style-name="P4">        <text:span text:style-name="T17">dist_poc</text:span><text:span text:style-name="T8"> </text:span><text:span text:style-name="T11">=</text:span><text:span text:style-name="T8"> </text:span><text:span text:style-name="T17">vp_feat</text:span><text:span text:style-name="T8">.get(</text:span><text:span text:style-name="T13">"distance_to_poc"</text:span><text:span text:style-name="T8">)</text:span></text:p>
      <text:p text:style-name="P4">        <text:span text:style-name="T17">nearest_hvn</text:span><text:span text:style-name="T8"> </text:span><text:span text:style-name="T11">=</text:span><text:span text:style-name="T8"> </text:span><text:span text:style-name="T17">vp_feat</text:span><text:span text:style-name="T8">.get(</text:span><text:span text:style-name="T13">"nearest_hvn"</text:span><text:span text:style-name="T8">)</text:span></text:p>
      <text:p text:style-name="P4">        <text:span text:style-name="T17">dist_hvn</text:span><text:span text:style-name="T8"> </text:span><text:span text:style-name="T11">=</text:span><text:span text:style-name="T8"> </text:span><text:span text:style-name="T17">vp_feat</text:span><text:span text:style-name="T8">.get(</text:span><text:span text:style-name="T13">"dist_to_nearest_hvn"</text:span><text:span text:style-name="T8">)</text:span></text:p>
      <text:p text:style-name="P4">        <text:span text:style-name="T17">nearest_lvn</text:span><text:span text:style-name="T8"> </text:span><text:span text:style-name="T11">=</text:span><text:span text:style-name="T8"> </text:span><text:span text:style-name="T17">vp_feat</text:span><text:span text:style-name="T8">.get(</text:span><text:span text:style-name="T13">"nearest_lvn"</text:span><text:span text:style-name="T8">)</text:span></text:p>
      <text:p text:style-name="P4">        <text:span text:style-name="T17">dist_lvn</text:span><text:span text:style-name="T8"> </text:span><text:span text:style-name="T11">=</text:span><text:span text:style-name="T8"> </text:span><text:span text:style-name="T17">vp_feat</text:span><text:span text:style-name="T8">.get(</text:span><text:span text:style-name="T13">"dist_to_nearest_lvn"</text:span><text:span text:style-name="T8">)</text:span></text:p>
      <text:p text:style-name="P4">        <text:span text:style-name="T17">hvn_near</text:span><text:span text:style-name="T8"> </text:span><text:span text:style-name="T11">=</text:span><text:span text:style-name="T8"> </text:span><text:span text:style-name="T17">vp_feat</text:span><text:span text:style-name="T8">.get(</text:span><text:span text:style-name="T13">"hvns_within_0_5pct"</text:span><text:span text:style-name="T8">)</text:span></text:p>
      <text:p text:style-name="P4">        <text:span text:style-name="T17">lvn_near</text:span><text:span text:style-name="T8"> </text:span><text:span text:style-name="T11">=</text:span><text:span text:style-name="T8"> </text:span><text:span text:style-name="T17">vp_feat</text:span><text:span text:style-name="T8">.get(</text:span><text:span text:style-name="T13">"lvns_within_0_5pct"</text:span><text:span text:style-name="T8">)</text:span></text:p>
      <text:p text:style-name="P4">        <text:span text:style-name="T17">in_single</text:span><text:span text:style-name="T8"> </text:span><text:span text:style-name="T11">=</text:span><text:span text:style-name="T8"> </text:span><text:span text:style-name="T17">vp_feat</text:span><text:span text:style-name="T8">.get(</text:span><text:span text:style-name="T13">"in_single_print_zone"</text:span><text:span text:style-name="T8">, </text:span><text:span text:style-name="T16">False</text:span><text:span text:style-name="T8">)</text:span></text:p>
      <text:p text:style-name="P2"/>
      <text:p text:style-name="P4">        <text:span text:style-name="T17">lines</text:span><text:span text:style-name="T8">.</text:span><text:span text:style-name="T12">append</text:span><text:span text:style-name="T8">(</text:span><text:span text:style-name="T13">"🧲 VP (níveis críticos):"</text:span><text:span text:style-name="T8">)</text:span></text:p>
      <text:p text:style-name="P4">        <text:span text:style-name="T7">if</text:span><text:span text:style-name="T8"> </text:span><text:span text:style-name="T17">dist_poc</text:span><text:span text:style-name="T8"> </text:span><text:span text:style-name="T16">is</text:span><text:span text:style-name="T8"> </text:span><text:span text:style-name="T16">not</text:span><text:span text:style-name="T8"> </text:span><text:span text:style-name="T16">None</text:span><text:span text:style-name="T8">:</text:span></text:p>
      <text:p text:style-name="P4">            <text:span text:style-name="T17">bias_poc</text:span><text:span text:style-name="T8"> </text:span><text:span text:style-name="T11">=</text:span><text:span text:style-name="T8"> </text:span><text:span text:style-name="T13">"acima"</text:span><text:span text:style-name="T8"> </text:span><text:span text:style-name="T7">if</text:span><text:span text:style-name="T8"> </text:span><text:span text:style-name="T17">dist_poc</text:span><text:span text:style-name="T8"> </text:span><text:span text:style-name="T11">&gt;</text:span><text:span text:style-name="T8"> </text:span><text:span text:style-name="T14">0</text:span><text:span text:style-name="T8"> </text:span><text:span text:style-name="T7">else</text:span><text:span text:style-name="T8"> </text:span><text:span text:style-name="T13">"abaixo"</text:span><text:span text:style-name="T8"> </text:span><text:span text:style-name="T7">if</text:span><text:span text:style-name="T8"> </text:span><text:span text:style-name="T17">dist_poc</text:span><text:span text:style-name="T8"> </text:span><text:span text:style-name="T11">&lt;</text:span><text:span text:style-name="T8"> </text:span><text:span text:style-name="T14">0</text:span><text:span text:style-name="T8"> </text:span><text:span text:style-name="T7">else</text:span><text:span text:style-name="T8"> </text:span><text:span text:style-name="T13">"no"</text:span></text:p>
      <text:p text:style-name="P4">            <text:span text:style-name="T17">lines</text:span><text:span text:style-name="T8">.</text:span><text:span text:style-name="T12">append</text:span><text:span text:style-name="T8">(</text:span><text:span text:style-name="T16">f</text:span><text:span text:style-name="T13">"   → Preço </text:span><text:span text:style-name="T16">{</text:span><text:span text:style-name="T17">bias_poc</text:span><text:span text:style-name="T16">}</text:span><text:span text:style-name="T13"> do POC por $</text:span><text:span text:style-name="T16">{</text:span><text:span text:style-name="T12">abs</text:span><text:span text:style-name="T8">(</text:span><text:span text:style-name="T17">dist_poc</text:span><text:span text:style-name="T8">)</text:span><text:span text:style-name="T16">:,.2f}</text:span><text:span text:style-name="T13">"</text:span><text:span text:style-name="T8">)</text:span></text:p>
      <text:p text:style-name="P2"/>
      <text:p text:style-name="P4">        <text:span text:style-name="T7">if</text:span><text:span text:style-name="T8"> </text:span><text:span text:style-name="T17">nearest_hvn</text:span><text:span text:style-name="T8"> </text:span><text:span text:style-name="T16">is</text:span><text:span text:style-name="T8"> </text:span><text:span text:style-name="T16">not</text:span><text:span text:style-name="T8"> </text:span><text:span text:style-name="T16">None</text:span><text:span text:style-name="T8"> </text:span><text:span text:style-name="T16">and</text:span><text:span text:style-name="T8"> (</text:span><text:span text:style-name="T17">dist_hvn</text:span><text:span text:style-name="T8"> </text:span><text:span text:style-name="T16">is</text:span><text:span text:style-name="T8"> </text:span><text:span text:style-name="T16">not</text:span><text:span text:style-name="T8"> </text:span><text:span text:style-name="T16">None</text:span><text:span text:style-name="T8"> </text:span><text:span text:style-name="T16">or</text:span><text:span text:style-name="T8"> </text:span><text:span text:style-name="T17">preco_atual</text:span><text:span text:style-name="T8"> </text:span><text:span text:style-name="T16">is</text:span><text:span text:style-name="T8"> </text:span><text:span text:style-name="T16">not</text:span><text:span text:style-name="T8"> </text:span><text:span text:style-name="T16">None</text:span><text:span text:style-name="T8">):</text:span></text:p>
      <text:p text:style-name="P4">            <text:span text:style-name="T7">if</text:span><text:span text:style-name="T8"> </text:span><text:span text:style-name="T17">preco_atual</text:span><text:span text:style-name="T8"> </text:span><text:span text:style-name="T16">is</text:span><text:span text:style-name="T8"> </text:span><text:span text:style-name="T16">not</text:span><text:span text:style-name="T8"> </text:span><text:span text:style-name="T16">None</text:span><text:span text:style-name="T8">:</text:span></text:p>
      <text:p text:style-name="P4">                <text:span text:style-name="T17">side_hvn</text:span><text:span text:style-name="T8"> </text:span><text:span text:style-name="T11">=</text:span><text:span text:style-name="T8"> </text:span><text:span text:style-name="T13">"acima"</text:span><text:span text:style-name="T8"> </text:span><text:span text:style-name="T7">if</text:span><text:span text:style-name="T8"> </text:span><text:span text:style-name="T17">nearest_hvn</text:span><text:span text:style-name="T8"> </text:span><text:span text:style-name="T11">&gt;</text:span><text:span text:style-name="T8"> </text:span><text:span text:style-name="T17">preco_atual</text:span><text:span text:style-name="T8"> </text:span><text:span text:style-name="T7">else</text:span><text:span text:style-name="T8"> </text:span><text:span text:style-name="T13">"abaixo"</text:span><text:span text:style-name="T8"> </text:span><text:span text:style-name="T7">if</text:span><text:span text:style-name="T8"> </text:span><text:span text:style-name="T17">nearest_hvn</text:span><text:span text:style-name="T8"> </text:span><text:span text:style-name="T11">&lt;</text:span><text:span text:style-name="T8"> </text:span><text:span text:style-name="T17">preco_atual</text:span><text:span text:style-name="T8"> </text:span><text:span text:style-name="T7">else</text:span><text:span text:style-name="T8"> </text:span><text:span text:style-name="T13">"no"</text:span></text:p>
      <text:p text:style-name="P4">                <text:span text:style-name="T17">diff_hvn</text:span><text:span text:style-name="T8"> </text:span><text:span text:style-name="T11">=</text:span><text:span text:style-name="T8"> </text:span><text:span text:style-name="T12">abs</text:span><text:span text:style-name="T8">(</text:span><text:span text:style-name="T17">nearest_hvn</text:span><text:span text:style-name="T8"> </text:span><text:span text:style-name="T11">-</text:span><text:span text:style-name="T8"> </text:span><text:span text:style-name="T17">preco_atual</text:span><text:span text:style-name="T8">)</text:span></text:p>
      <text:p text:style-name="P4">            <text:span text:style-name="T7">else</text:span><text:span text:style-name="T8">:</text:span></text:p>
      <text:p text:style-name="P4">                <text:span text:style-name="T17">side_hvn</text:span><text:span text:style-name="T8"> </text:span><text:span text:style-name="T11">=</text:span><text:span text:style-name="T8"> </text:span><text:span text:style-name="T13">"acima"</text:span><text:span text:style-name="T8"> </text:span><text:span text:style-name="T7">if</text:span><text:span text:style-name="T8"> (</text:span><text:span text:style-name="T17">dist_hvn</text:span><text:span text:style-name="T8"> </text:span><text:span text:style-name="T16">or</text:span><text:span text:style-name="T8"> </text:span><text:span text:style-name="T14">0</text:span><text:span text:style-name="T8">) </text:span><text:span text:style-name="T11">&lt;</text:span><text:span text:style-name="T8"> </text:span><text:span text:style-name="T14">0</text:span><text:span text:style-name="T8"> </text:span><text:span text:style-name="T7">else</text:span><text:span text:style-name="T8"> </text:span><text:span text:style-name="T13">"abaixo"</text:span><text:span text:style-name="T8"> </text:span><text:span text:style-name="T7">if</text:span><text:span text:style-name="T8"> (</text:span><text:span text:style-name="T17">dist_hvn</text:span><text:span text:style-name="T8"> </text:span><text:span text:style-name="T16">or</text:span><text:span text:style-name="T8"> </text:span><text:span text:style-name="T14">0</text:span><text:span text:style-name="T8">) </text:span><text:span text:style-name="T11">&gt;</text:span><text:span text:style-name="T8"> </text:span><text:span text:style-name="T14">0</text:span><text:span text:style-name="T8"> </text:span><text:span text:style-name="T7">else</text:span><text:span text:style-name="T8"> </text:span><text:span text:style-name="T13">"no"</text:span></text:p>
      <text:p text:style-name="P4">                <text:span text:style-name="T17">diff_hvn</text:span><text:span text:style-name="T8"> </text:span><text:span text:style-name="T11">=</text:span><text:span text:style-name="T8"> </text:span><text:span text:style-name="T12">abs</text:span><text:span text:style-name="T8">(</text:span><text:span text:style-name="T17">dist_hvn</text:span><text:span text:style-name="T8"> </text:span><text:span text:style-name="T7">or</text:span><text:span text:style-name="T8"> </text:span><text:span text:style-name="T14">0</text:span><text:span text:style-name="T8">)</text:span></text:p>
      <text:p text:style-name="P4">            <text:span text:style-name="T17">lines</text:span><text:span text:style-name="T8">.</text:span><text:span text:style-name="T12">append</text:span><text:span text:style-name="T8">(</text:span><text:span text:style-name="T16">f</text:span><text:span text:style-name="T13">"   → HVN mais próximo: $</text:span><text:span text:style-name="T16">{</text:span><text:span text:style-name="T17">nearest_hvn</text:span><text:span text:style-name="T16">:,.2f}</text:span><text:span text:style-name="T13"> (</text:span><text:span text:style-name="T16">{</text:span><text:span text:style-name="T17">diff_hvn</text:span><text:span text:style-name="T16">:,.2f}</text:span><text:span text:style-name="T13"> </text:span><text:span text:style-name="T16">{</text:span><text:span text:style-name="T17">side_hvn</text:span><text:span text:style-name="T16">}</text:span><text:span text:style-name="T13">)"</text:span><text:span text:style-name="T8">)</text:span></text:p>
      <text:p text:style-name="P2"/>
      <text:p text:style-name="P4">        <text:span text:style-name="T7">if</text:span><text:span text:style-name="T8"> </text:span><text:span text:style-name="T17">nearest_lvn</text:span><text:span text:style-name="T8"> </text:span><text:span text:style-name="T16">is</text:span><text:span text:style-name="T8"> </text:span><text:span text:style-name="T16">not</text:span><text:span text:style-name="T8"> </text:span><text:span text:style-name="T16">None</text:span><text:span text:style-name="T8"> </text:span><text:span text:style-name="T16">and</text:span><text:span text:style-name="T8"> (</text:span><text:span text:style-name="T17">dist_lvn</text:span><text:span text:style-name="T8"> </text:span><text:span text:style-name="T16">is</text:span><text:span text:style-name="T8"> </text:span><text:span text:style-name="T16">not</text:span><text:span text:style-name="T8"> </text:span><text:span text:style-name="T16">None</text:span><text:span text:style-name="T8"> </text:span><text:span text:style-name="T16">or</text:span><text:span text:style-name="T8"> </text:span><text:span text:style-name="T17">preco_atual</text:span><text:span text:style-name="T8"> </text:span><text:span text:style-name="T16">is</text:span><text:span text:style-name="T8"> </text:span><text:span text:style-name="T16">not</text:span><text:span text:style-name="T8"> </text:span><text:span text:style-name="T16">None</text:span><text:span text:style-name="T8">):</text:span></text:p>
      <text:p text:style-name="P4">            <text:span text:style-name="T7">if</text:span><text:span text:style-name="T8"> </text:span><text:span text:style-name="T17">preco_atual</text:span><text:span text:style-name="T8"> </text:span><text:span text:style-name="T16">is</text:span><text:span text:style-name="T8"> </text:span><text:span text:style-name="T16">not</text:span><text:span text:style-name="T8"> </text:span><text:span text:style-name="T16">None</text:span><text:span text:style-name="T8">:</text:span></text:p>
      <text:p text:style-name="P4">                <text:span text:style-name="T17">side_lvn</text:span><text:span text:style-name="T8"> </text:span><text:span text:style-name="T11">=</text:span><text:span text:style-name="T8"> </text:span><text:span text:style-name="T13">"acima"</text:span><text:span text:style-name="T8"> </text:span><text:span text:style-name="T7">if</text:span><text:span text:style-name="T8"> </text:span><text:span text:style-name="T17">nearest_lvn</text:span><text:span text:style-name="T8"> </text:span><text:span text:style-name="T11">&gt;</text:span><text:span text:style-name="T8"> </text:span><text:span text:style-name="T17">preco_atual</text:span><text:span text:style-name="T8"> </text:span><text:span text:style-name="T7">else</text:span><text:span text:style-name="T8"> </text:span><text:span text:style-name="T13">"abaixo"</text:span><text:span text:style-name="T8"> </text:span><text:span text:style-name="T7">if</text:span><text:span text:style-name="T8"> </text:span><text:span text:style-name="T17">nearest_lvn</text:span><text:span text:style-name="T8"> </text:span><text:span text:style-name="T11">&lt;</text:span><text:span text:style-name="T8"> </text:span><text:span text:style-name="T17">preco_atual</text:span><text:span text:style-name="T8"> </text:span><text:span text:style-name="T7">else</text:span><text:span text:style-name="T8"> </text:span><text:span text:style-name="T13">"no"</text:span></text:p>
      <text:p text:style-name="P4">                <text:span text:style-name="T17">diff_lvn</text:span><text:span text:style-name="T8"> </text:span><text:span text:style-name="T11">=</text:span><text:span text:style-name="T8"> </text:span><text:span text:style-name="T12">abs</text:span><text:span text:style-name="T8">(</text:span><text:span text:style-name="T17">nearest_lvn</text:span><text:span text:style-name="T8"> </text:span><text:span text:style-name="T11">-</text:span><text:span text:style-name="T8"> </text:span><text:span text:style-name="T17">preco_atual</text:span><text:span text:style-name="T8">)</text:span></text:p>
      <text:p text:style-name="P4">            <text:span text:style-name="T7">else</text:span><text:span text:style-name="T8">:</text:span></text:p>
      <text:p text:style-name="P4">                <text:span text:style-name="T17">side_lvn</text:span><text:span text:style-name="T8"> </text:span><text:span text:style-name="T11">=</text:span><text:span text:style-name="T8"> </text:span><text:span text:style-name="T13">"acima"</text:span><text:span text:style-name="T8"> </text:span><text:span text:style-name="T7">if</text:span><text:span text:style-name="T8"> (</text:span><text:span text:style-name="T17">dist_lvn</text:span><text:span text:style-name="T8"> </text:span><text:span text:style-name="T16">or</text:span><text:span text:style-name="T8"> </text:span><text:span text:style-name="T14">0</text:span><text:span text:style-name="T8">) </text:span><text:span text:style-name="T11">&lt;</text:span><text:span text:style-name="T8"> </text:span><text:span text:style-name="T14">0</text:span><text:span text:style-name="T8"> </text:span><text:span text:style-name="T7">else</text:span><text:span text:style-name="T8"> </text:span><text:span text:style-name="T13">"abaixo"</text:span><text:span text:style-name="T8"> </text:span><text:span text:style-name="T7">if</text:span><text:span text:style-name="T8"> (</text:span><text:span text:style-name="T17">dist_lvn</text:span><text:span text:style-name="T8"> </text:span><text:span text:style-name="T16">or</text:span><text:span text:style-name="T8"> </text:span><text:span text:style-name="T14">0</text:span><text:span text:style-name="T8">) </text:span><text:span text:style-name="T11">&gt;</text:span><text:span text:style-name="T8"> </text:span><text:span text:style-name="T14">0</text:span><text:span text:style-name="T8"> </text:span><text:span text:style-name="T7">else</text:span><text:span text:style-name="T8"> </text:span><text:span text:style-name="T13">"no"</text:span></text:p>
      <text:p text:style-name="P4">                <text:span text:style-name="T17">diff_lvn</text:span><text:span text:style-name="T8"> </text:span><text:span text:style-name="T11">=</text:span><text:span text:style-name="T8"> </text:span><text:span text:style-name="T12">abs</text:span><text:span text:style-name="T8">(</text:span><text:span text:style-name="T17">dist_lvn</text:span><text:span text:style-name="T8"> </text:span><text:span text:style-name="T7">or</text:span><text:span text:style-name="T8"> </text:span><text:span text:style-name="T14">0</text:span><text:span text:style-name="T8">)</text:span></text:p>
      <text:p text:style-name="P4">            <text:span text:style-name="T17">lines</text:span><text:span text:style-name="T8">.</text:span><text:span text:style-name="T12">append</text:span><text:span text:style-name="T8">(</text:span><text:span text:style-name="T16">f</text:span><text:span text:style-name="T13">"   → LVN mais próximo: $</text:span><text:span text:style-name="T16">{</text:span><text:span text:style-name="T17">nearest_lvn</text:span><text:span text:style-name="T16">:,.2f}</text:span><text:span text:style-name="T13"> (</text:span><text:span text:style-name="T16">{</text:span><text:span text:style-name="T17">diff_lvn</text:span><text:span text:style-name="T16">:,.2f}</text:span><text:span text:style-name="T13"> </text:span><text:span text:style-name="T16">{</text:span><text:span text:style-name="T17">side_lvn</text:span><text:span text:style-name="T16">}</text:span><text:span text:style-name="T13">)"</text:span><text:span text:style-name="T8">)</text:span></text:p>
      <text:p text:style-name="P2"/>
      <text:p text:style-name="P4">        <text:span text:style-name="T7">if</text:span><text:span text:style-name="T8"> </text:span><text:span text:style-name="T17">hvn_near</text:span><text:span text:style-name="T8"> </text:span><text:span text:style-name="T16">is</text:span><text:span text:style-name="T8"> </text:span><text:span text:style-name="T16">not</text:span><text:span text:style-name="T8"> </text:span><text:span text:style-name="T16">None</text:span><text:span text:style-name="T8"> </text:span><text:span text:style-name="T16">and</text:span><text:span text:style-name="T8"> </text:span><text:span text:style-name="T17">lvn_near</text:span><text:span text:style-name="T8"> </text:span><text:span text:style-name="T16">is</text:span><text:span text:style-name="T8"> </text:span><text:span text:style-name="T16">not</text:span><text:span text:style-name="T8"> </text:span><text:span text:style-name="T16">None</text:span><text:span text:style-name="T8">:</text:span></text:p>
      <text:p text:style-name="P4">            <text:span text:style-name="T17">lines</text:span><text:span text:style-name="T8">.</text:span><text:span text:style-name="T12">append</text:span><text:span text:style-name="T8">(</text:span><text:span text:style-name="T16">f</text:span><text:span text:style-name="T13">"   → Densidade (±0.5%): HVN </text:span><text:span text:style-name="T16">{</text:span><text:span text:style-name="T17">hvn_near</text:span><text:span text:style-name="T16">}</text:span><text:span text:style-name="T13"> | LVN </text:span><text:span text:style-name="T16">{</text:span><text:span text:style-name="T17">lvn_near</text:span><text:span text:style-name="T16">}</text:span><text:span text:style-name="T13">"</text:span><text:span text:style-name="T8">)</text:span></text:p>
      <text:p text:style-name="P4">            <text:span text:style-name="T17">note</text:span><text:span text:style-name="T8"> </text:span><text:span text:style-name="T11">=</text:span><text:span text:style-name="T8"> </text:span><text:span text:style-name="T17">self</text:span><text:span text:style-name="T8">.</text:span><text:span text:style-name="T12">_vp_density_note</text:span><text:span text:style-name="T8">(</text:span><text:span text:style-name="T17">hvn_near</text:span><text:span text:style-name="T8">, </text:span><text:span text:style-name="T17">lvn_near</text:span><text:span text:style-name="T8">)</text:span></text:p>
      <text:p text:style-name="P4">            <text:span text:style-name="T7">if</text:span><text:span text:style-name="T8"> </text:span><text:span text:style-name="T17">note</text:span><text:span text:style-name="T8">:</text:span></text:p>
      <text:p text:style-name="P4">                <text:span text:style-name="T17">lines</text:span><text:span text:style-name="T8">.</text:span><text:span text:style-name="T12">append</text:span><text:span text:style-name="T8">(</text:span><text:span text:style-name="T17">note</text:span><text:span text:style-name="T8">)</text:span></text:p>
      <text:p text:style-name="P2"/>
      <text:p text:style-name="P4"><text:soft-page-break/>        <text:span text:style-name="T7">if</text:span><text:span text:style-name="T8"> </text:span><text:span text:style-name="T17">in_single</text:span><text:span text:style-name="T8">:</text:span></text:p>
      <text:p text:style-name="P4">            <text:span text:style-name="T17">lines</text:span><text:span text:style-name="T8">.</text:span><text:span text:style-name="T12">append</text:span><text:span text:style-name="T8">(</text:span><text:span text:style-name="T13">"   → Zona de single print: propensa a deslocamentos rápidos (preenchimento/escape)"</text:span><text:span text:style-name="T8">)</text:span></text:p>
      <text:p text:style-name="P2"/>
      <text:p text:style-name="P4">        <text:span text:style-name="T17">lines</text:span><text:span text:style-name="T8">.</text:span><text:span text:style-name="T12">append</text:span><text:span text:style-name="T8">(</text:span><text:span text:style-name="T13">""</text:span><text:span text:style-name="T8">)</text:span></text:p>
      <text:p text:style-name="P4">        <text:span text:style-name="T7">return</text:span><text:span text:style-name="T8"> </text:span><text:span text:style-name="T17">lines</text:span></text:p>
      <text:p text:style-name="P2"/>
      <text:p text:style-name="P4">    <text:span text:style-name="T16">def</text:span><text:span text:style-name="T8"> </text:span><text:span text:style-name="T12">_format_flow_features</text:span><text:span text:style-name="T8">(</text:span><text:span text:style-name="T17">self</text:span><text:span text:style-name="T8">, </text:span><text:span text:style-name="T17">event_data</text:span><text:span text:style-name="T8">: </text:span><text:span text:style-name="T9">dict</text:span><text:span text:style-name="T8">) -&gt; </text:span><text:span text:style-name="T9">list</text:span><text:span text:style-name="T8">:</text:span></text:p>
      <text:p text:style-name="P4">        <text:span text:style-name="T17">lines</text:span><text:span text:style-name="T8"> </text:span><text:span text:style-name="T11">=</text:span><text:span text:style-name="T8"> []</text:span></text:p>
      <text:p text:style-name="P4">        <text:span text:style-name="T17">flux</text:span><text:span text:style-name="T8"> </text:span><text:span text:style-name="T11">=</text:span><text:span text:style-name="T8"> </text:span><text:span text:style-name="T17">event_data</text:span><text:span text:style-name="T8">.</text:span><text:span text:style-name="T12">get</text:span><text:span text:style-name="T8">(</text:span><text:span text:style-name="T13">"fluxo_continuo"</text:span><text:span text:style-name="T8">) </text:span><text:span text:style-name="T16">or</text:span><text:span text:style-name="T8"> </text:span><text:span text:style-name="T17">event_data</text:span><text:span text:style-name="T8">.</text:span><text:span text:style-name="T12">get</text:span><text:span text:style-name="T8">(</text:span><text:span text:style-name="T13">"flow_metrics"</text:span><text:span text:style-name="T8">) </text:span><text:span text:style-name="T16">or</text:span><text:span text:style-name="T8"> {}</text:span></text:p>
      <text:p text:style-name="P4">        <text:span text:style-name="T7">if</text:span><text:span text:style-name="T8"> </text:span><text:span text:style-name="T16">not</text:span><text:span text:style-name="T8"> </text:span><text:span text:style-name="T17">flux</text:span><text:span text:style-name="T8">:</text:span></text:p>
      <text:p text:style-name="P4">            <text:span text:style-name="T7">return</text:span><text:span text:style-name="T8"> </text:span><text:span text:style-name="T17">lines</text:span></text:p>
      <text:p text:style-name="P2"/>
      <text:p text:style-name="P4">        <text:span text:style-name="T17">cvd</text:span><text:span text:style-name="T8"> </text:span><text:span text:style-name="T11">=</text:span><text:span text:style-name="T8"> </text:span><text:span text:style-name="T17">flux</text:span><text:span text:style-name="T8">.</text:span><text:span text:style-name="T12">get</text:span><text:span text:style-name="T8">(</text:span><text:span text:style-name="T13">"cvd"</text:span><text:span text:style-name="T8">)</text:span></text:p>
      <text:p text:style-name="P4">        <text:span text:style-name="T17">whale_delta</text:span><text:span text:style-name="T8"> </text:span><text:span text:style-name="T11">=</text:span><text:span text:style-name="T8"> </text:span><text:span text:style-name="T17">flux</text:span><text:span text:style-name="T8">.</text:span><text:span text:style-name="T12">get</text:span><text:span text:style-name="T8">(</text:span><text:span text:style-name="T13">"whale_delta"</text:span><text:span text:style-name="T8">)</text:span></text:p>
      <text:p text:style-name="P4">        <text:span text:style-name="T17">bursts</text:span><text:span text:style-name="T8"> </text:span><text:span text:style-name="T11">=</text:span><text:span text:style-name="T8"> </text:span><text:span text:style-name="T17">flux</text:span><text:span text:style-name="T8">.</text:span><text:span text:style-name="T12">get</text:span><text:span text:style-name="T8">(</text:span><text:span text:style-name="T13">"bursts"</text:span><text:span text:style-name="T8">, {})</text:span></text:p>
      <text:p text:style-name="P4">        <text:span text:style-name="T17">sector</text:span><text:span text:style-name="T8"> </text:span><text:span text:style-name="T11">=</text:span><text:span text:style-name="T8"> </text:span><text:span text:style-name="T17">flux</text:span><text:span text:style-name="T8">.</text:span><text:span text:style-name="T12">get</text:span><text:span text:style-name="T8">(</text:span><text:span text:style-name="T13">"sector_flow"</text:span><text:span text:style-name="T8">, {})</text:span></text:p>
      <text:p text:style-name="P2"/>
      <text:p text:style-name="P4">        <text:span text:style-name="T17">retail_delta</text:span><text:span text:style-name="T8"> </text:span><text:span text:style-name="T11">=</text:span><text:span text:style-name="T8"> </text:span><text:span text:style-name="T17">sector</text:span><text:span text:style-name="T8">.get(</text:span><text:span text:style-name="T13">"retail"</text:span><text:span text:style-name="T8">, {}).get(</text:span><text:span text:style-name="T13">"delta"</text:span><text:span text:style-name="T8">)</text:span></text:p>
      <text:p text:style-name="P4">        <text:span text:style-name="T17">mid_delta</text:span><text:span text:style-name="T8"> </text:span><text:span text:style-name="T11">=</text:span><text:span text:style-name="T8"> </text:span><text:span text:style-name="T17">sector</text:span><text:span text:style-name="T8">.get(</text:span><text:span text:style-name="T13">"mid"</text:span><text:span text:style-name="T8">, {}).get(</text:span><text:span text:style-name="T13">"delta"</text:span><text:span text:style-name="T8">)</text:span></text:p>
      <text:p text:style-name="P4">        <text:span text:style-name="T17">whale_bucket_delta</text:span><text:span text:style-name="T8"> </text:span><text:span text:style-name="T11">=</text:span><text:span text:style-name="T8"> </text:span><text:span text:style-name="T17">sector</text:span><text:span text:style-name="T8">.get(</text:span><text:span text:style-name="T13">"whale"</text:span><text:span text:style-name="T8">, {}).get(</text:span><text:span text:style-name="T13">"delta"</text:span><text:span text:style-name="T8">)</text:span></text:p>
      <text:p text:style-name="P2"/>
      <text:p text:style-name="P4">        <text:span text:style-name="T17">lines</text:span><text:span text:style-name="T8">.</text:span><text:span text:style-name="T12">append</text:span><text:span text:style-name="T8">(</text:span><text:span text:style-name="T13">"👥 FLUXO (CVD/Whales/Bursts):"</text:span><text:span text:style-name="T8">)</text:span></text:p>
      <text:p text:style-name="P4">        <text:span text:style-name="T7">if</text:span><text:span text:style-name="T8"> </text:span><text:span text:style-name="T17">cvd</text:span><text:span text:style-name="T8"> </text:span><text:span text:style-name="T16">is</text:span><text:span text:style-name="T8"> </text:span><text:span text:style-name="T16">not</text:span><text:span text:style-name="T8"> </text:span><text:span text:style-name="T16">None</text:span><text:span text:style-name="T8">:</text:span></text:p>
      <text:p text:style-name="P4">            <text:span text:style-name="T17">lines</text:span><text:span text:style-name="T8">.</text:span><text:span text:style-name="T12">append</text:span><text:span text:style-name="T8">(</text:span><text:span text:style-name="T16">f</text:span><text:span text:style-name="T13">"   → CVD: </text:span><text:span text:style-name="T16">{</text:span><text:span text:style-name="T17">cvd</text:span><text:span text:style-name="T16">:,.2f}</text:span><text:span text:style-name="T13">"</text:span><text:span text:style-name="T8">)</text:span></text:p>
      <text:p text:style-name="P4">        <text:span text:style-name="T7">if</text:span><text:span text:style-name="T8"> </text:span><text:span text:style-name="T17">whale_delta</text:span><text:span text:style-name="T8"> </text:span><text:span text:style-name="T16">is</text:span><text:span text:style-name="T8"> </text:span><text:span text:style-name="T16">not</text:span><text:span text:style-name="T8"> </text:span><text:span text:style-name="T16">None</text:span><text:span text:style-name="T8">:</text:span></text:p>
      <text:p text:style-name="P4">            <text:span text:style-name="T17">lines</text:span><text:span text:style-name="T8">.</text:span><text:span text:style-name="T12">append</text:span><text:span text:style-name="T8">(</text:span><text:span text:style-name="T16">f</text:span><text:span text:style-name="T13">"   → Whales Δ (threshold): </text:span><text:span text:style-name="T16">{</text:span><text:span text:style-name="T17">whale_delta</text:span><text:span text:style-name="T16">:,.2f}</text:span><text:span text:style-name="T13">"</text:span><text:span text:style-name="T8">)</text:span></text:p>
      <text:p text:style-name="P4">        <text:span text:style-name="T7">if</text:span><text:span text:style-name="T8"> </text:span><text:span text:style-name="T12">any</text:span><text:span text:style-name="T8">(</text:span><text:span text:style-name="T17">v</text:span><text:span text:style-name="T8"> </text:span><text:span text:style-name="T7">is</text:span><text:span text:style-name="T8"> </text:span><text:span text:style-name="T7">not</text:span><text:span text:style-name="T8"> </text:span><text:span text:style-name="T16">None</text:span><text:span text:style-name="T8"> </text:span><text:span text:style-name="T7">for</text:span><text:span text:style-name="T8"> </text:span><text:span text:style-name="T17">v</text:span><text:span text:style-name="T8"> </text:span><text:span text:style-name="T7">in</text:span><text:span text:style-name="T8"> [</text:span><text:span text:style-name="T17">retail_delta</text:span><text:span text:style-name="T8">, </text:span><text:span text:style-name="T17">mid_delta</text:span><text:span text:style-name="T8">, </text:span><text:span text:style-name="T17">whale_bucket_delta</text:span><text:span text:style-name="T8">]):</text:span></text:p>
      <text:p text:style-name="P4">            <text:span text:style-name="T17">lines</text:span><text:span text:style-name="T8">.</text:span><text:span text:style-name="T12">append</text:span><text:span text:style-name="T8">(</text:span></text:p>
      <text:p text:style-name="P4">                <text:span text:style-name="T16">f</text:span><text:span text:style-name="T13">"   → Buckets Δ: Retail </text:span><text:span text:style-name="T16">{</text:span><text:span text:style-name="T17">retail_delta</text:span><text:span text:style-name="T8"> </text:span><text:span text:style-name="T7">if</text:span><text:span text:style-name="T8"> </text:span><text:span text:style-name="T17">retail_delta</text:span><text:span text:style-name="T8"> </text:span><text:span text:style-name="T16">is</text:span><text:span text:style-name="T8"> </text:span><text:span text:style-name="T16">not</text:span><text:span text:style-name="T8"> </text:span><text:span text:style-name="T16">None</text:span><text:span text:style-name="T8"> </text:span><text:span text:style-name="T7">else</text:span><text:span text:style-name="T8"> </text:span><text:span text:style-name="T14">0</text:span><text:span text:style-name="T16">:,.2f}</text:span><text:span text:style-name="T13"> | "</text:span></text:p>
      <text:p text:style-name="P4">                <text:span text:style-name="T16">f</text:span><text:span text:style-name="T13">"Mid </text:span><text:span text:style-name="T16">{</text:span><text:span text:style-name="T17">mid_delta</text:span><text:span text:style-name="T8"> </text:span><text:span text:style-name="T7">if</text:span><text:span text:style-name="T8"> </text:span><text:span text:style-name="T17">mid_delta</text:span><text:span text:style-name="T8"> </text:span><text:span text:style-name="T16">is</text:span><text:span text:style-name="T8"> </text:span><text:span text:style-name="T16">not</text:span><text:span text:style-name="T8"> </text:span><text:span text:style-name="T16">None</text:span><text:span text:style-name="T8"> </text:span><text:span text:style-name="T7">else</text:span><text:span text:style-name="T8"> </text:span><text:span text:style-name="T14">0</text:span><text:span text:style-name="T16">:,.2f}</text:span><text:span text:style-name="T13"> | "</text:span></text:p>
      <text:p text:style-name="P4">                <text:span text:style-name="T16">f</text:span><text:span text:style-name="T13">"Whale </text:span><text:span text:style-name="T16">{</text:span><text:span text:style-name="T17">whale_bucket_delta</text:span><text:span text:style-name="T8"> </text:span><text:span text:style-name="T7">if</text:span><text:span text:style-name="T8"> </text:span><text:span text:style-name="T17">whale_bucket_delta</text:span><text:span text:style-name="T8"> </text:span><text:span text:style-name="T16">is</text:span><text:span text:style-name="T8"> </text:span><text:span text:style-name="T16">not</text:span><text:span text:style-name="T8"> </text:span><text:span text:style-name="T16">None</text:span><text:span text:style-name="T8"> </text:span><text:span text:style-name="T7">else</text:span><text:span text:style-name="T8"> </text:span><text:span text:style-name="T14">0</text:span><text:span text:style-name="T16">:,.2f}</text:span><text:span text:style-name="T13">"</text:span></text:p>
      <text:p text:style-name="P4">            <text:span text:style-name="T8">)</text:span></text:p>
      <text:p text:style-name="P2"/>
      <text:p text:style-name="P4">        <text:span text:style-name="T7">if</text:span><text:span text:style-name="T8"> </text:span><text:span text:style-name="T17">bursts</text:span><text:span text:style-name="T8">:</text:span></text:p>
      <text:p text:style-name="P4">            <text:span text:style-name="T17">bcount</text:span><text:span text:style-name="T8"> </text:span><text:span text:style-name="T11">=</text:span><text:span text:style-name="T8"> </text:span><text:span text:style-name="T17">bursts</text:span><text:span text:style-name="T8">.get(</text:span><text:span text:style-name="T13">"count"</text:span><text:span text:style-name="T8">, </text:span><text:span text:style-name="T14">0</text:span><text:span text:style-name="T8">)</text:span></text:p>
      <text:p text:style-name="P4">            <text:span text:style-name="T17">bmax</text:span><text:span text:style-name="T8"> </text:span><text:span text:style-name="T11">=</text:span><text:span text:style-name="T8"> </text:span><text:span text:style-name="T17">bursts</text:span><text:span text:style-name="T8">.get(</text:span><text:span text:style-name="T13">"max_burst_volume"</text:span><text:span text:style-name="T8">, </text:span><text:span text:style-name="T14">0.0</text:span><text:span text:style-name="T8">)</text:span></text:p>
      <text:p text:style-name="P4">            <text:span text:style-name="T7">if</text:span><text:span text:style-name="T8"> </text:span><text:span text:style-name="T17">bcount</text:span><text:span text:style-name="T8"> </text:span><text:span text:style-name="T11">&gt;</text:span><text:span text:style-name="T8"> </text:span><text:span text:style-name="T14">0</text:span><text:span text:style-name="T8">:</text:span></text:p>
      <text:p text:style-name="P4">                <text:span text:style-name="T17">lines</text:span><text:span text:style-name="T8">.</text:span><text:span text:style-name="T12">append</text:span><text:span text:style-name="T8">(</text:span><text:span text:style-name="T16">f</text:span><text:span text:style-name="T13">"   → Bursts: </text:span><text:span text:style-name="T16">{</text:span><text:span text:style-name="T17">bcount</text:span><text:span text:style-name="T16">}</text:span><text:span text:style-name="T13"> rajadas (máx </text:span><text:span text:style-name="T16">{</text:span><text:span text:style-name="T17">bmax</text:span><text:span text:style-name="T16">:.2f}</text:span><text:span text:style-name="T13"> BTC/200ms)"</text:span><text:span text:style-name="T8">)</text:span></text:p>
      <text:p text:style-name="P4">        <text:span text:style-name="T17">lines</text:span><text:span text:style-name="T8">.</text:span><text:span text:style-name="T12">append</text:span><text:span text:style-name="T8">(</text:span><text:span text:style-name="T13">""</text:span><text:span text:style-name="T8">)</text:span></text:p>
      <text:p text:style-name="P4">        <text:span text:style-name="T7">return</text:span><text:span text:style-name="T8"> </text:span><text:span text:style-name="T17">lines</text:span></text:p>
      <text:p text:style-name="P2"/>
      <text:p text:style-name="P4">    <text:span text:style-name="T16">def</text:span><text:span text:style-name="T8"> </text:span><text:span text:style-name="T12">_format_orderbook_micro</text:span><text:span text:style-name="T8">(</text:span><text:span text:style-name="T17">self</text:span><text:span text:style-name="T8">, </text:span><text:span text:style-name="T17">event_data</text:span><text:span text:style-name="T8">: </text:span><text:span text:style-name="T9">dict</text:span><text:span text:style-name="T8">) -&gt; </text:span><text:span text:style-name="T9">list</text:span><text:span text:style-name="T8">:</text:span></text:p>
      <text:p text:style-name="P4">        <text:span text:style-name="T17">lines</text:span><text:span text:style-name="T8"> </text:span><text:span text:style-name="T11">=</text:span><text:span text:style-name="T8"> []</text:span></text:p>
      <text:p text:style-name="P4">        <text:span text:style-name="T17">ob_data</text:span><text:span text:style-name="T8"> </text:span><text:span text:style-name="T11">=</text:span><text:span text:style-name="T8"> </text:span><text:span text:style-name="T17">event_data</text:span><text:span text:style-name="T8">.</text:span><text:span text:style-name="T12">get</text:span><text:span text:style-name="T8">(</text:span><text:span text:style-name="T13">"orderbook_data"</text:span><text:span text:style-name="T8">, {})</text:span></text:p>
      <text:p text:style-name="P4">        <text:span text:style-name="T7">if</text:span><text:span text:style-name="T8"> </text:span><text:span text:style-name="T16">not</text:span><text:span text:style-name="T8"> </text:span><text:span text:style-name="T17">ob_data</text:span><text:span text:style-name="T8">:</text:span></text:p>
      <text:p text:style-name="P4">            <text:span text:style-name="T7">return</text:span><text:span text:style-name="T8"> </text:span><text:span text:style-name="T17">lines</text:span></text:p>
      <text:p text:style-name="P2"/>
      <text:p text:style-name="P4">        <text:span text:style-name="T18"># Dados básicos do orderbook</text:span></text:p>
      <text:p text:style-name="P4">        <text:span text:style-name="T17">imbalance</text:span><text:span text:style-name="T8"> </text:span><text:span text:style-name="T11">=</text:span><text:span text:style-name="T8"> </text:span><text:span text:style-name="T17">ob_data</text:span><text:span text:style-name="T8">.get(</text:span><text:span text:style-name="T13">"imbalance"</text:span><text:span text:style-name="T8">)</text:span></text:p>
      <text:p text:style-name="P4"><text:soft-page-break/>        <text:span text:style-name="T7">if</text:span><text:span text:style-name="T8"> </text:span><text:span text:style-name="T17">imbalance</text:span><text:span text:style-name="T8"> </text:span><text:span text:style-name="T16">is</text:span><text:span text:style-name="T8"> </text:span><text:span text:style-name="T16">not</text:span><text:span text:style-name="T8"> </text:span><text:span text:style-name="T16">None</text:span><text:span text:style-name="T8">:</text:span></text:p>
      <text:p text:style-name="P4">            <text:span text:style-name="T17">imbalance_str</text:span><text:span text:style-name="T8"> </text:span><text:span text:style-name="T11">=</text:span><text:span text:style-name="T8"> </text:span><text:span text:style-name="T16">f</text:span><text:span text:style-name="T13">"Imbalance: </text:span><text:span text:style-name="T16">{</text:span><text:span text:style-name="T17">imbalance</text:span><text:span text:style-name="T16">:.2%}</text:span><text:span text:style-name="T13">"</text:span></text:p>
      <text:p text:style-name="P4">        <text:span text:style-name="T7">else</text:span><text:span text:style-name="T8">:</text:span></text:p>
      <text:p text:style-name="P4">            <text:span text:style-name="T17">imbalance_str</text:span><text:span text:style-name="T8"> </text:span><text:span text:style-name="T11">=</text:span><text:span text:style-name="T8"> </text:span><text:span text:style-name="T13">"Imbalance: N/A"</text:span></text:p>
      <text:p text:style-name="P2"/>
      <text:p text:style-name="P4">        <text:span text:style-name="T18"># Métricas de microestrutura</text:span></text:p>
      <text:p text:style-name="P4">        <text:span text:style-name="T17">spread_metrics</text:span><text:span text:style-name="T8"> </text:span><text:span text:style-name="T11">=</text:span><text:span text:style-name="T8"> </text:span><text:span text:style-name="T17">ob_data</text:span><text:span text:style-name="T8">.get(</text:span><text:span text:style-name="T13">"spread_metrics"</text:span><text:span text:style-name="T8">, {})</text:span></text:p>
      <text:p text:style-name="P4">        <text:span text:style-name="T17">impact_buy</text:span><text:span text:style-name="T8"> </text:span><text:span text:style-name="T11">=</text:span><text:span text:style-name="T8"> </text:span><text:span text:style-name="T17">ob_data</text:span><text:span text:style-name="T8">.get(</text:span><text:span text:style-name="T13">"market_impact_buy"</text:span><text:span text:style-name="T8">, {})</text:span></text:p>
      <text:p text:style-name="P4">        <text:span text:style-name="T17">impact_sell</text:span><text:span text:style-name="T8"> </text:span><text:span text:style-name="T11">=</text:span><text:span text:style-name="T8"> </text:span><text:span text:style-name="T17">ob_data</text:span><text:span text:style-name="T8">.get(</text:span><text:span text:style-name="T13">"market_impact_sell"</text:span><text:span text:style-name="T8">, {})</text:span></text:p>
      <text:p text:style-name="P2"/>
      <text:p text:style-name="P4">        <text:span text:style-name="T18"># Dados de lifecycle</text:span></text:p>
      <text:p text:style-name="P4">        <text:span text:style-name="T17">lifecycle</text:span><text:span text:style-name="T8"> </text:span><text:span text:style-name="T11">=</text:span><text:span text:style-name="T8"> </text:span><text:span text:style-name="T17">ob_data</text:span><text:span text:style-name="T8">.get(</text:span><text:span text:style-name="T13">"order_lifecycle"</text:span><text:span text:style-name="T8">, {})</text:span></text:p>
      <text:p text:style-name="P4">        <text:span text:style-name="T17">avg_ttl</text:span><text:span text:style-name="T8"> </text:span><text:span text:style-name="T11">=</text:span><text:span text:style-name="T8"> </text:span><text:span text:style-name="T17">lifecycle</text:span><text:span text:style-name="T8">.get(</text:span><text:span text:style-name="T13">"avg_order_lifetime_ms"</text:span><text:span text:style-name="T8">)</text:span></text:p>
      <text:p text:style-name="P4">        <text:span text:style-name="T17">spoof</text:span><text:span text:style-name="T8"> </text:span><text:span text:style-name="T11">=</text:span><text:span text:style-name="T8"> </text:span><text:span text:style-name="T17">lifecycle</text:span><text:span text:style-name="T8">.get(</text:span><text:span text:style-name="T13">"spoofing_detected"</text:span><text:span text:style-name="T8">)</text:span></text:p>
      <text:p text:style-name="P4">        <text:span text:style-name="T17">layer</text:span><text:span text:style-name="T8"> </text:span><text:span text:style-name="T11">=</text:span><text:span text:style-name="T8"> </text:span><text:span text:style-name="T17">lifecycle</text:span><text:span text:style-name="T8">.get(</text:span><text:span text:style-name="T13">"layering_detected"</text:span><text:span text:style-name="T8">)</text:span></text:p>
      <text:p text:style-name="P4">        <text:span text:style-name="T17">short_cnt</text:span><text:span text:style-name="T8"> </text:span><text:span text:style-name="T11">=</text:span><text:span text:style-name="T8"> </text:span><text:span text:style-name="T17">lifecycle</text:span><text:span text:style-name="T8">.get(</text:span><text:span text:style-name="T13">"short_ttl_orders"</text:span><text:span text:style-name="T8">)</text:span></text:p>
      <text:p text:style-name="P2"/>
      <text:p text:style-name="P4">        <text:span text:style-name="T17">lines</text:span><text:span text:style-name="T8">.</text:span><text:span text:style-name="T12">append</text:span><text:span text:style-name="T8">(</text:span><text:span text:style-name="T13">"📘 MICROESTRUTURA DO BOOK:"</text:span><text:span text:style-name="T8">)</text:span></text:p>
      <text:p text:style-name="P4">        <text:span text:style-name="T17">lines</text:span><text:span text:style-name="T8">.</text:span><text:span text:style-name="T12">append</text:span><text:span text:style-name="T8">(</text:span><text:span text:style-name="T16">f</text:span><text:span text:style-name="T13">"   → </text:span><text:span text:style-name="T16">{</text:span><text:span text:style-name="T17">imbalance_str</text:span><text:span text:style-name="T16">}</text:span><text:span text:style-name="T13"> | Spread: $</text:span><text:span text:style-name="T16">{</text:span><text:span text:style-name="T17">spread_metrics</text:span><text:span text:style-name="T8">.get(</text:span><text:span text:style-name="T13">'spread'</text:span><text:span text:style-name="T8">, </text:span><text:span text:style-name="T14">0</text:span><text:span text:style-name="T8">)</text:span><text:span text:style-name="T16">:.2f}</text:span><text:span text:style-name="T13"> (</text:span><text:span text:style-name="T16">{</text:span><text:span text:style-name="T17">spread_metrics</text:span><text:span text:style-name="T8">.get(</text:span><text:span text:style-name="T13">'spread_percent'</text:span><text:span text:style-name="T8">, </text:span><text:span text:style-name="T14">0</text:span><text:span text:style-name="T8">)</text:span><text:span text:style-name="T16">:.4f}</text:span><text:span text:style-name="T13">%)"</text:span><text:span text:style-name="T8">)</text:span></text:p>
      <text:p text:style-name="P4">        <text:span text:style-name="T17">lines</text:span><text:span text:style-name="T8">.</text:span><text:span text:style-name="T12">append</text:span><text:span text:style-name="T8">(</text:span><text:span text:style-name="T16">f</text:span><text:span text:style-name="T13">"   → Impacto (5 BTC): Compra $</text:span><text:span text:style-name="T16">{</text:span><text:span text:style-name="T17">impact_buy</text:span><text:span text:style-name="T8">.get(</text:span><text:span text:style-name="T13">'impact_usd'</text:span><text:span text:style-name="T8">, </text:span><text:span text:style-name="T14">0</text:span><text:span text:style-name="T8">)</text:span><text:span text:style-name="T16">:,.2f}</text:span><text:span text:style-name="T13"> | Venda $</text:span><text:span text:style-name="T16">{</text:span><text:span text:style-name="T17">impact_sell</text:span><text:span text:style-name="T8">.get(</text:span><text:span text:style-name="T13">'impact_usd'</text:span><text:span text:style-name="T8">, </text:span><text:span text:style-name="T14">0</text:span><text:span text:style-name="T8">)</text:span><text:span text:style-name="T16">:,.2f}</text:span><text:span text:style-name="T13">"</text:span><text:span text:style-name="T8">)</text:span></text:p>
      <text:p text:style-name="P4">        <text:span text:style-name="T17">lines</text:span><text:span text:style-name="T8">.</text:span><text:span text:style-name="T12">append</text:span><text:span text:style-name="T8">(</text:span><text:span text:style-name="T16">f</text:span><text:span text:style-name="T13">"   → Slippage (5 BTC): Compra </text:span><text:span text:style-name="T16">{</text:span><text:span text:style-name="T17">impact_buy</text:span><text:span text:style-name="T8">.get(</text:span><text:span text:style-name="T13">'slippage_percent'</text:span><text:span text:style-name="T8">, </text:span><text:span text:style-name="T14">0</text:span><text:span text:style-name="T8">)</text:span><text:span text:style-name="T16">:.2f}</text:span><text:span text:style-name="T13">% | Venda </text:span><text:span text:style-name="T16">{</text:span><text:span text:style-name="T17">impact_sell</text:span><text:span text:style-name="T8">.get(</text:span><text:span text:style-name="T13">'slippage_percent'</text:span><text:span text:style-name="T8">, </text:span><text:span text:style-name="T14">0</text:span><text:span text:style-name="T8">)</text:span><text:span text:style-name="T16">:.2f}</text:span><text:span text:style-name="T13">%"</text:span><text:span text:style-name="T8">)</text:span></text:p>
      <text:p text:style-name="P2"/>
      <text:p text:style-name="P4">        <text:span text:style-name="T7">if</text:span><text:span text:style-name="T8"> </text:span><text:span text:style-name="T17">avg_ttl</text:span><text:span text:style-name="T8"> </text:span><text:span text:style-name="T16">is</text:span><text:span text:style-name="T8"> </text:span><text:span text:style-name="T16">not</text:span><text:span text:style-name="T8"> </text:span><text:span text:style-name="T16">None</text:span><text:span text:style-name="T8">:</text:span></text:p>
      <text:p text:style-name="P4">            <text:span text:style-name="T17">lines</text:span><text:span text:style-name="T8">.</text:span><text:span text:style-name="T12">append</text:span><text:span text:style-name="T8">(</text:span><text:span text:style-name="T16">f</text:span><text:span text:style-name="T13">"   → TTL médio: </text:span><text:span text:style-name="T16">{</text:span><text:span text:style-name="T17">avg_ttl</text:span><text:span text:style-name="T16">:,.0f}</text:span><text:span text:style-name="T13"> ms | Curto TTL: </text:span><text:span text:style-name="T16">{</text:span><text:span text:style-name="T17">short_cnt</text:span><text:span text:style-name="T16">}</text:span><text:span text:style-name="T13">"</text:span><text:span text:style-name="T8">)</text:span></text:p>
      <text:p text:style-name="P4">        <text:span text:style-name="T7">else</text:span><text:span text:style-name="T8">:</text:span></text:p>
      <text:p text:style-name="P4">            <text:span text:style-name="T17">lines</text:span><text:span text:style-name="T8">.</text:span><text:span text:style-name="T12">append</text:span><text:span text:style-name="T8">(</text:span><text:span text:style-name="T16">f</text:span><text:span text:style-name="T13">"   → TTL médio: N/A | Curto TTL: </text:span><text:span text:style-name="T16">{</text:span><text:span text:style-name="T17">short_cnt</text:span><text:span text:style-name="T8"> </text:span><text:span text:style-name="T7">if</text:span><text:span text:style-name="T8"> </text:span><text:span text:style-name="T17">short_cnt</text:span><text:span text:style-name="T8"> </text:span><text:span text:style-name="T16">is</text:span><text:span text:style-name="T8"> </text:span><text:span text:style-name="T16">not</text:span><text:span text:style-name="T8"> </text:span><text:span text:style-name="T16">None</text:span><text:span text:style-name="T8"> </text:span><text:span text:style-name="T7">else</text:span><text:span text:style-name="T8"> </text:span><text:span text:style-name="T14">0</text:span><text:span text:style-name="T16">}</text:span><text:span text:style-name="T13">"</text:span><text:span text:style-name="T8">)</text:span></text:p>
      <text:p text:style-name="P4">        <text:span text:style-name="T7">if</text:span><text:span text:style-name="T8"> </text:span><text:span text:style-name="T17">spoof</text:span><text:span text:style-name="T8"> </text:span><text:span text:style-name="T16">or</text:span><text:span text:style-name="T8"> </text:span><text:span text:style-name="T17">layer</text:span><text:span text:style-name="T8">:</text:span></text:p>
      <text:p text:style-name="P4">            <text:span text:style-name="T17">lines</text:span><text:span text:style-name="T8">.</text:span><text:span text:style-name="T12">append</text:span><text:span text:style-name="T8">(</text:span><text:span text:style-name="T16">f</text:span><text:span text:style-name="T13">"   → Spoofing: </text:span><text:span text:style-name="T16">{</text:span><text:span text:style-name="T9">bool</text:span><text:span text:style-name="T8">(</text:span><text:span text:style-name="T17">spoof</text:span><text:span text:style-name="T8">)</text:span><text:span text:style-name="T16">}</text:span><text:span text:style-name="T13"> | Layering: </text:span><text:span text:style-name="T16">{</text:span><text:span text:style-name="T9">bool</text:span><text:span text:style-name="T8">(</text:span><text:span text:style-name="T17">layer</text:span><text:span text:style-name="T8">)</text:span><text:span text:style-name="T16">}</text:span><text:span text:style-name="T13">"</text:span><text:span text:style-name="T8">)</text:span></text:p>
      <text:p text:style-name="P4">            <text:span text:style-name="T17">lines</text:span><text:span text:style-name="T8">.</text:span><text:span text:style-name="T12">append</text:span><text:span text:style-name="T8">(</text:span><text:span text:style-name="T13">"   → Alerta: Risco de fluxo falso. Exigir confirmação de execução real."</text:span><text:span text:style-name="T8">)</text:span></text:p>
      <text:p text:style-name="P2"/>
      <text:p text:style-name="P4">        <text:span text:style-name="T17">liquidity_alerts</text:span><text:span text:style-name="T8"> </text:span><text:span text:style-name="T11">=</text:span><text:span text:style-name="T8"> </text:span><text:span text:style-name="T17">ob_data</text:span><text:span text:style-name="T8">.get(</text:span><text:span text:style-name="T13">"alertas_liquidez"</text:span><text:span text:style-name="T8">, [])</text:span></text:p>
      <text:p text:style-name="P4">        <text:span text:style-name="T7">if</text:span><text:span text:style-name="T8"> </text:span><text:span text:style-name="T17">liquidity_alerts</text:span><text:span text:style-name="T8">:</text:span></text:p>
      <text:p text:style-name="P4">            <text:span text:style-name="T7">for</text:span><text:span text:style-name="T8"> </text:span><text:span text:style-name="T17">alert</text:span><text:span text:style-name="T8"> </text:span><text:span text:style-name="T7">in</text:span><text:span text:style-name="T8"> </text:span><text:span text:style-name="T17">liquidity_alerts</text:span><text:span text:style-name="T8">:</text:span></text:p>
      <text:p text:style-name="P4">                <text:span text:style-name="T17">lines</text:span><text:span text:style-name="T8">.</text:span><text:span text:style-name="T12">append</text:span><text:span text:style-name="T8">(</text:span><text:span text:style-name="T16">f</text:span><text:span text:style-name="T13">"   → ⚠️ </text:span><text:span text:style-name="T16">{</text:span><text:span text:style-name="T17">alert</text:span><text:span text:style-name="T16">}</text:span><text:span text:style-name="T13">"</text:span><text:span text:style-name="T8">)</text:span></text:p>
      <text:p text:style-name="P2"/>
      <text:p text:style-name="P4">        <text:span text:style-name="T17">lines</text:span><text:span text:style-name="T8">.</text:span><text:span text:style-name="T12">append</text:span><text:span text:style-name="T8">(</text:span><text:span text:style-name="T13">""</text:span><text:span text:style-name="T8">)</text:span></text:p>
      <text:p text:style-name="P4">        <text:span text:style-name="T7">return</text:span><text:span text:style-name="T8"> </text:span><text:span text:style-name="T17">lines</text:span></text:p>
      <text:p text:style-name="P2"/>
      <text:p text:style-name="P4">    <text:span text:style-name="T16">def</text:span><text:span text:style-name="T8"> </text:span><text:span text:style-name="T12">_get_absorption_direction</text:span><text:span text:style-name="T8">(</text:span><text:span text:style-name="T17">self</text:span><text:span text:style-name="T8">, </text:span><text:span text:style-name="T17">event_data</text:span><text:span text:style-name="T8">: </text:span><text:span text:style-name="T9">dict</text:span><text:span text:style-name="T8">, </text:span><text:span text:style-name="T17">delta</text:span><text:span text:style-name="T8">: </text:span><text:span text:style-name="T9">float</text:span><text:span text:style-name="T8">) -&gt; </text:span><text:span text:style-name="T9">str</text:span><text:span text:style-name="T8">:</text:span></text:p>
      <text:p text:style-name="P4">        <text:span text:style-name="T17">result</text:span><text:span text:style-name="T8"> </text:span><text:span text:style-name="T11">=</text:span><text:span text:style-name="T8"> (</text:span><text:span text:style-name="T17">event_data</text:span><text:span text:style-name="T8">.</text:span><text:span text:style-name="T12">get</text:span><text:span text:style-name="T8">(</text:span><text:span text:style-name="T13">"resultado_da_batalha"</text:span><text:span text:style-name="T8">) </text:span><text:span text:style-name="T16">or</text:span><text:span text:style-name="T8"> </text:span><text:span text:style-name="T13">""</text:span><text:span text:style-name="T8">).</text:span><text:span text:style-name="T12">lower</text:span><text:span text:style-name="T8">()</text:span></text:p>
      <text:p text:style-name="P4">        <text:span text:style-name="T7">if</text:span><text:span text:style-name="T8"> </text:span><text:span text:style-name="T13">"absorção de compra"</text:span><text:span text:style-name="T8"> </text:span><text:span text:style-name="T16">in</text:span><text:span text:style-name="T8"> </text:span><text:span text:style-name="T17">result</text:span><text:span text:style-name="T8">:</text:span></text:p>
      <text:p text:style-name="P4">            <text:span text:style-name="T7">return</text:span><text:span text:style-name="T8"> </text:span><text:span text:style-name="T13">"COMPRADORA"</text:span></text:p>
      <text:p text:style-name="P4">        <text:span text:style-name="T7">if</text:span><text:span text:style-name="T8"> </text:span><text:span text:style-name="T13">"absorção de venda"</text:span><text:span text:style-name="T8"> </text:span><text:span text:style-name="T16">in</text:span><text:span text:style-name="T8"> </text:span><text:span text:style-name="T17">result</text:span><text:span text:style-name="T8">:</text:span></text:p>
      <text:p text:style-name="P4">            <text:span text:style-name="T7">return</text:span><text:span text:style-name="T8"> </text:span><text:span text:style-name="T13">"VENDEDORA"</text:span></text:p>
      <text:p text:style-name="P4">        <text:span text:style-name="T7">return</text:span><text:span text:style-name="T8"> </text:span><text:span text:style-name="T13">"COMPRADORA"</text:span><text:span text:style-name="T8"> </text:span><text:span text:style-name="T7">if</text:span><text:span text:style-name="T8"> </text:span><text:span text:style-name="T17">delta</text:span><text:span text:style-name="T8"> </text:span><text:span text:style-name="T11">&gt;</text:span><text:span text:style-name="T8"> </text:span><text:span text:style-name="T14">0</text:span><text:span text:style-name="T8"> </text:span><text:span text:style-name="T7">else</text:span><text:span text:style-name="T8"> </text:span><text:span text:style-name="T13">"VENDEDORA"</text:span></text:p>
      <text:p text:style-name="P2"><text:soft-page-break/></text:p>
      <text:p text:style-name="P4">    <text:span text:style-name="T16">def</text:span><text:span text:style-name="T8"> </text:span><text:span text:style-name="T12">_mtf_alignment</text:span><text:span text:style-name="T8">(</text:span><text:span text:style-name="T17">self</text:span><text:span text:style-name="T8">, </text:span><text:span text:style-name="T17">contexto</text:span><text:span text:style-name="T8">: </text:span><text:span text:style-name="T9">dict</text:span><text:span text:style-name="T8">, </text:span><text:span text:style-name="T17">direction</text:span><text:span text:style-name="T8">: </text:span><text:span text:style-name="T9">str</text:span><text:span text:style-name="T8">) -&gt; </text:span><text:span text:style-name="T9">str</text:span><text:span text:style-name="T8">:</text:span></text:p>
      <text:p text:style-name="P4">        <text:span text:style-name="T7">try</text:span><text:span text:style-name="T8">:</text:span></text:p>
      <text:p text:style-name="P4">            <text:span text:style-name="T17">mtf</text:span><text:span text:style-name="T8"> </text:span><text:span text:style-name="T11">=</text:span><text:span text:style-name="T8"> </text:span><text:span text:style-name="T17">contexto</text:span><text:span text:style-name="T8">.</text:span><text:span text:style-name="T12">get</text:span><text:span text:style-name="T8">(</text:span><text:span text:style-name="T13">"mtf_trends"</text:span><text:span text:style-name="T8">, {})</text:span></text:p>
      <text:p text:style-name="P4">            <text:span text:style-name="T17">macro</text:span><text:span text:style-name="T8"> </text:span><text:span text:style-name="T11">=</text:span><text:span text:style-name="T8"> []</text:span></text:p>
      <text:p text:style-name="P4">            <text:span text:style-name="T7">for</text:span><text:span text:style-name="T8"> </text:span><text:span text:style-name="T17">tf</text:span><text:span text:style-name="T8"> </text:span><text:span text:style-name="T7">in</text:span><text:span text:style-name="T8"> [</text:span><text:span text:style-name="T13">"1h"</text:span><text:span text:style-name="T8">, </text:span><text:span text:style-name="T13">"4h"</text:span><text:span text:style-name="T8">]:</text:span></text:p>
      <text:p text:style-name="P4">                <text:span text:style-name="T17">t</text:span><text:span text:style-name="T8"> </text:span><text:span text:style-name="T11">=</text:span><text:span text:style-name="T8"> </text:span><text:span text:style-name="T17">mtf</text:span><text:span text:style-name="T8">.get(</text:span><text:span text:style-name="T17">tf</text:span><text:span text:style-name="T8">, {}).get(</text:span><text:span text:style-name="T13">"tendencia"</text:span><text:span text:style-name="T8">)</text:span></text:p>
      <text:p text:style-name="P4">                <text:span text:style-name="T7">if</text:span><text:span text:style-name="T8"> </text:span><text:span text:style-name="T17">t</text:span><text:span text:style-name="T8">:</text:span></text:p>
      <text:p text:style-name="P4">                    <text:span text:style-name="T17">macro</text:span><text:span text:style-name="T8">.</text:span><text:span text:style-name="T12">append</text:span><text:span text:style-name="T8">(</text:span><text:span text:style-name="T17">t</text:span><text:span text:style-name="T8">.lower())</text:span></text:p>
      <text:p text:style-name="P4">            <text:span text:style-name="T7">if</text:span><text:span text:style-name="T8"> </text:span><text:span text:style-name="T12">len</text:span><text:span text:style-name="T8">(</text:span><text:span text:style-name="T17">macro</text:span><text:span text:style-name="T8">) </text:span><text:span text:style-name="T11">&lt;</text:span><text:span text:style-name="T8"> </text:span><text:span text:style-name="T14">1</text:span><text:span text:style-name="T8">:</text:span></text:p>
      <text:p text:style-name="P4">                <text:span text:style-name="T7">return</text:span><text:span text:style-name="T8"> </text:span><text:span text:style-name="T13">"misto"</text:span></text:p>
      <text:p text:style-name="P2"/>
      <text:p text:style-name="P4">            <text:span text:style-name="T17">want_up</text:span><text:span text:style-name="T8"> </text:span><text:span text:style-name="T11">=</text:span><text:span text:style-name="T8"> (</text:span><text:span text:style-name="T17">direction</text:span><text:span text:style-name="T8"> </text:span><text:span text:style-name="T11">==</text:span><text:span text:style-name="T8"> </text:span><text:span text:style-name="T13">"COMPRADORA"</text:span><text:span text:style-name="T8">)</text:span></text:p>
      <text:p text:style-name="P4">            <text:span text:style-name="T17">macro_up_votes</text:span><text:span text:style-name="T8"> </text:span><text:span text:style-name="T11">=</text:span><text:span text:style-name="T8"> </text:span><text:span text:style-name="T12">sum</text:span><text:span text:style-name="T8">(</text:span><text:span text:style-name="T14">1</text:span><text:span text:style-name="T8"> </text:span><text:span text:style-name="T7">for</text:span><text:span text:style-name="T8"> </text:span><text:span text:style-name="T17">t</text:span><text:span text:style-name="T8"> </text:span><text:span text:style-name="T7">in</text:span><text:span text:style-name="T8"> </text:span><text:span text:style-name="T17">macro</text:span><text:span text:style-name="T8"> </text:span><text:span text:style-name="T7">if</text:span><text:span text:style-name="T8"> </text:span><text:span text:style-name="T17">t</text:span><text:span text:style-name="T8">.startswith(</text:span><text:span text:style-name="T13">"a"</text:span><text:span text:style-name="T8">))</text:span></text:p>
      <text:p text:style-name="P4">            <text:span text:style-name="T17">macro_down_votes</text:span><text:span text:style-name="T8"> </text:span><text:span text:style-name="T11">=</text:span><text:span text:style-name="T8"> </text:span><text:span text:style-name="T12">sum</text:span><text:span text:style-name="T8">(</text:span><text:span text:style-name="T14">1</text:span><text:span text:style-name="T8"> </text:span><text:span text:style-name="T7">for</text:span><text:span text:style-name="T8"> </text:span><text:span text:style-name="T17">t</text:span><text:span text:style-name="T8"> </text:span><text:span text:style-name="T7">in</text:span><text:span text:style-name="T8"> </text:span><text:span text:style-name="T17">macro</text:span><text:span text:style-name="T8"> </text:span><text:span text:style-name="T7">if</text:span><text:span text:style-name="T8"> </text:span><text:span text:style-name="T17">t</text:span><text:span text:style-name="T8">.startswith(</text:span><text:span text:style-name="T13">"b"</text:span><text:span text:style-name="T8">))</text:span></text:p>
      <text:p text:style-name="P2"/>
      <text:p text:style-name="P4">            <text:span text:style-name="T7">if</text:span><text:span text:style-name="T8"> </text:span><text:span text:style-name="T17">want_up</text:span><text:span text:style-name="T8"> </text:span><text:span text:style-name="T16">and</text:span><text:span text:style-name="T8"> </text:span><text:span text:style-name="T17">macro_up_votes</text:span><text:span text:style-name="T8"> </text:span><text:span text:style-name="T11">==</text:span><text:span text:style-name="T8"> </text:span><text:span text:style-name="T12">len</text:span><text:span text:style-name="T8">(</text:span><text:span text:style-name="T17">macro</text:span><text:span text:style-name="T8">):</text:span></text:p>
      <text:p text:style-name="P4">                <text:span text:style-name="T7">return</text:span><text:span text:style-name="T8"> </text:span><text:span text:style-name="T13">"a favor"</text:span></text:p>
      <text:p text:style-name="P4">            <text:span text:style-name="T7">if</text:span><text:span text:style-name="T8"> (</text:span><text:span text:style-name="T16">not</text:span><text:span text:style-name="T8"> </text:span><text:span text:style-name="T17">want_up</text:span><text:span text:style-name="T8">) </text:span><text:span text:style-name="T16">and</text:span><text:span text:style-name="T8"> </text:span><text:span text:style-name="T17">macro_down_votes</text:span><text:span text:style-name="T8"> </text:span><text:span text:style-name="T11">==</text:span><text:span text:style-name="T8"> </text:span><text:span text:style-name="T12">len</text:span><text:span text:style-name="T8">(</text:span><text:span text:style-name="T17">macro</text:span><text:span text:style-name="T8">):</text:span></text:p>
      <text:p text:style-name="P4">                <text:span text:style-name="T7">return</text:span><text:span text:style-name="T8"> </text:span><text:span text:style-name="T13">"a favor"</text:span></text:p>
      <text:p text:style-name="P4">            <text:span text:style-name="T7">if</text:span><text:span text:style-name="T8"> </text:span><text:span text:style-name="T17">want_up</text:span><text:span text:style-name="T8"> </text:span><text:span text:style-name="T16">and</text:span><text:span text:style-name="T8"> </text:span><text:span text:style-name="T17">macro_down_votes</text:span><text:span text:style-name="T8"> </text:span><text:span text:style-name="T11">==</text:span><text:span text:style-name="T8"> </text:span><text:span text:style-name="T12">len</text:span><text:span text:style-name="T8">(</text:span><text:span text:style-name="T17">macro</text:span><text:span text:style-name="T8">):</text:span></text:p>
      <text:p text:style-name="P4">                <text:span text:style-name="T7">return</text:span><text:span text:style-name="T8"> </text:span><text:span text:style-name="T13">"contra"</text:span></text:p>
      <text:p text:style-name="P4">            <text:span text:style-name="T7">if</text:span><text:span text:style-name="T8"> (</text:span><text:span text:style-name="T16">not</text:span><text:span text:style-name="T8"> </text:span><text:span text:style-name="T17">want_up</text:span><text:span text:style-name="T8">) </text:span><text:span text:style-name="T16">and</text:span><text:span text:style-name="T8"> </text:span><text:span text:style-name="T17">macro_up_votes</text:span><text:span text:style-name="T8"> </text:span><text:span text:style-name="T11">==</text:span><text:span text:style-name="T8"> </text:span><text:span text:style-name="T12">len</text:span><text:span text:style-name="T8">(</text:span><text:span text:style-name="T17">macro</text:span><text:span text:style-name="T8">):</text:span></text:p>
      <text:p text:style-name="P4">                <text:span text:style-name="T7">return</text:span><text:span text:style-name="T8"> </text:span><text:span text:style-name="T13">"contra"</text:span></text:p>
      <text:p text:style-name="P4">            <text:span text:style-name="T7">return</text:span><text:span text:style-name="T8"> </text:span><text:span text:style-name="T13">"misto"</text:span></text:p>
      <text:p text:style-name="P4">        <text:span text:style-name="T7">except</text:span><text:span text:style-name="T8"> </text:span><text:span text:style-name="T9">Exception</text:span><text:span text:style-name="T8">:</text:span></text:p>
      <text:p text:style-name="P4">            <text:span text:style-name="T7">return</text:span><text:span text:style-name="T8"> </text:span><text:span text:style-name="T13">"misto"</text:span></text:p>
      <text:p text:style-name="P2"/>
      <text:p text:style-name="P4">    <text:span text:style-name="T16">def</text:span><text:span text:style-name="T8"> </text:span><text:span text:style-name="T12">_regime_flags</text:span><text:span text:style-name="T8">(</text:span><text:span text:style-name="T17">self</text:span><text:span text:style-name="T8">, </text:span><text:span text:style-name="T17">contexto</text:span><text:span text:style-name="T8">: </text:span><text:span text:style-name="T9">dict</text:span><text:span text:style-name="T8">) -&gt; </text:span><text:span text:style-name="T9">list</text:span><text:span text:style-name="T8">:</text:span></text:p>
      <text:p text:style-name="P4">        <text:span text:style-name="T17">flags</text:span><text:span text:style-name="T8"> </text:span><text:span text:style-name="T11">=</text:span><text:span text:style-name="T8"> []</text:span></text:p>
      <text:p text:style-name="P4">        <text:span text:style-name="T17">mtf</text:span><text:span text:style-name="T8"> </text:span><text:span text:style-name="T11">=</text:span><text:span text:style-name="T8"> </text:span><text:span text:style-name="T17">contexto</text:span><text:span text:style-name="T8">.</text:span><text:span text:style-name="T12">get</text:span><text:span text:style-name="T8">(</text:span><text:span text:style-name="T13">"mtf_trends"</text:span><text:span text:style-name="T8">, {})</text:span></text:p>
      <text:p text:style-name="P4">        <text:span text:style-name="T17">reg15</text:span><text:span text:style-name="T8"> </text:span><text:span text:style-name="T11">=</text:span><text:span text:style-name="T8"> </text:span><text:span text:style-name="T17">mtf</text:span><text:span text:style-name="T8">.get(</text:span><text:span text:style-name="T13">"15m"</text:span><text:span text:style-name="T8">, {}).get(</text:span><text:span text:style-name="T13">"regime"</text:span><text:span text:style-name="T8">)</text:span></text:p>
      <text:p text:style-name="P4">        <text:span text:style-name="T17">reg1h</text:span><text:span text:style-name="T8"> </text:span><text:span text:style-name="T11">=</text:span><text:span text:style-name="T8"> </text:span><text:span text:style-name="T17">mtf</text:span><text:span text:style-name="T8">.get(</text:span><text:span text:style-name="T13">"1h"</text:span><text:span text:style-name="T8">, {}).get(</text:span><text:span text:style-name="T13">"regime"</text:span><text:span text:style-name="T8">)</text:span></text:p>
      <text:p text:style-name="P4">        <text:span text:style-name="T17">reg4h</text:span><text:span text:style-name="T8"> </text:span><text:span text:style-name="T11">=</text:span><text:span text:style-name="T8"> </text:span><text:span text:style-name="T17">mtf</text:span><text:span text:style-name="T8">.get(</text:span><text:span text:style-name="T13">"4h"</text:span><text:span text:style-name="T8">, {}).get(</text:span><text:span text:style-name="T13">"regime"</text:span><text:span text:style-name="T8">)</text:span></text:p>
      <text:p text:style-name="P4">        <text:span text:style-name="T17">regimes</text:span><text:span text:style-name="T8"> </text:span><text:span text:style-name="T11">=</text:span><text:span text:style-name="T8"> [</text:span><text:span text:style-name="T17">r</text:span><text:span text:style-name="T8"> </text:span><text:span text:style-name="T7">for</text:span><text:span text:style-name="T8"> </text:span><text:span text:style-name="T17">r</text:span><text:span text:style-name="T8"> </text:span><text:span text:style-name="T7">in</text:span><text:span text:style-name="T8"> [</text:span><text:span text:style-name="T17">reg15</text:span><text:span text:style-name="T8">, </text:span><text:span text:style-name="T17">reg1h</text:span><text:span text:style-name="T8">, </text:span><text:span text:style-name="T17">reg4h</text:span><text:span text:style-name="T8">] </text:span><text:span text:style-name="T7">if</text:span><text:span text:style-name="T8"> </text:span><text:span text:style-name="T17">r</text:span><text:span text:style-name="T8">]</text:span></text:p>
      <text:p text:style-name="P4">        <text:span text:style-name="T7">if</text:span><text:span text:style-name="T8"> </text:span><text:span text:style-name="T16">not</text:span><text:span text:style-name="T8"> </text:span><text:span text:style-name="T17">regimes</text:span><text:span text:style-name="T8">:</text:span></text:p>
      <text:p text:style-name="P4">            <text:span text:style-name="T7">return</text:span><text:span text:style-name="T8"> </text:span><text:span text:style-name="T17">flags</text:span></text:p>
      <text:p text:style-name="P4">        <text:span text:style-name="T7">if</text:span><text:span text:style-name="T8"> </text:span><text:span text:style-name="T12">any</text:span><text:span text:style-name="T8">(</text:span><text:span text:style-name="T17">r</text:span><text:span text:style-name="T8">.lower().startswith(</text:span><text:span text:style-name="T13">"manip"</text:span><text:span text:style-name="T8">) </text:span><text:span text:style-name="T7">for</text:span><text:span text:style-name="T8"> </text:span><text:span text:style-name="T17">r</text:span><text:span text:style-name="T8"> </text:span><text:span text:style-name="T7">in</text:span><text:span text:style-name="T8"> </text:span><text:span text:style-name="T17">regimes</text:span><text:span text:style-name="T8">):</text:span></text:p>
      <text:p text:style-name="P4">            <text:span text:style-name="T17">flags</text:span><text:span text:style-name="T8">.</text:span><text:span text:style-name="T12">append</text:span><text:span text:style-name="T8">(</text:span><text:span text:style-name="T13">"⚠️ Regime de possível manipulação (alta vol + baixo volume). Exigir confirmação."</text:span><text:span text:style-name="T8">)</text:span></text:p>
      <text:p text:style-name="P4">        <text:span text:style-name="T7">if</text:span><text:span text:style-name="T8"> </text:span><text:span text:style-name="T12">any</text:span><text:span text:style-name="T8">(</text:span><text:span text:style-name="T17">r</text:span><text:span text:style-name="T8">.lower().startswith(</text:span><text:span text:style-name="T13">"instit"</text:span><text:span text:style-name="T8">) </text:span><text:span text:style-name="T7">for</text:span><text:span text:style-name="T8"> </text:span><text:span text:style-name="T17">r</text:span><text:span text:style-name="T8"> </text:span><text:span text:style-name="T7">in</text:span><text:span text:style-name="T8"> </text:span><text:span text:style-name="T17">regimes</text:span><text:span text:style-name="T8">):</text:span></text:p>
      <text:p text:style-name="P4">            <text:span text:style-name="T17">flags</text:span><text:span text:style-name="T8">.</text:span><text:span text:style-name="T12">append</text:span><text:span text:style-name="T8">(</text:span><text:span text:style-name="T13">"✅ Regime institucional detectado (alta vol + alto volume). Movimentos tendem a ser mais críveis."</text:span><text:span text:style-name="T8">)</text:span></text:p>
      <text:p text:style-name="P4">        <text:span text:style-name="T7">return</text:span><text:span text:style-name="T8"> </text:span><text:span text:style-name="T17">flags</text:span></text:p>
      <text:p text:style-name="P2"/>
      <text:p text:style-name="P4">    <text:span text:style-name="T16">def</text:span><text:span text:style-name="T8"> </text:span><text:span text:style-name="T12">_no_signal_reasons</text:span><text:span text:style-name="T8">(</text:span><text:span text:style-name="T17">self</text:span><text:span text:style-name="T8">, </text:span><text:span text:style-name="T17">event_data</text:span><text:span text:style-name="T8">, </text:span><text:span text:style-name="T17">volume</text:span><text:span text:style-name="T8">, </text:span><text:span text:style-name="T17">tipo_evento</text:span><text:span text:style-name="T8">) -&gt; </text:span><text:span text:style-name="T9">list</text:span><text:span text:style-name="T8">:</text:span></text:p>
      <text:p text:style-name="P4">        <text:span text:style-name="T17">reasons</text:span><text:span text:style-name="T8"> </text:span><text:span text:style-name="T11">=</text:span><text:span text:style-name="T8"> []</text:span></text:p>
      <text:p text:style-name="P4">        <text:span text:style-name="T7">if</text:span><text:span text:style-name="T8"> </text:span><text:span text:style-name="T17">tipo_evento</text:span><text:span text:style-name="T8"> </text:span><text:span text:style-name="T16">and</text:span><text:span text:style-name="T8"> </text:span><text:span text:style-name="T13">"teste de conexão"</text:span><text:span text:style-name="T8"> </text:span><text:span text:style-name="T16">in</text:span><text:span text:style-name="T8"> </text:span><text:span text:style-name="T17">tipo_evento</text:span><text:span text:style-name="T8">.lower():</text:span></text:p>
      <text:p text:style-name="P4">            <text:span text:style-name="T7">return</text:span><text:span text:style-name="T8"> []</text:span></text:p>
      <text:p text:style-name="P4">        <text:span text:style-name="T7">if</text:span><text:span text:style-name="T8"> </text:span><text:span text:style-name="T16">not</text:span><text:span text:style-name="T8"> </text:span><text:span text:style-name="T17">event_data</text:span><text:span text:style-name="T8">.get(</text:span><text:span text:style-name="T13">"is_signal"</text:span><text:span text:style-name="T8">, </text:span><text:span text:style-name="T16">False</text:span><text:span text:style-name="T8">):</text:span></text:p>
      <text:p text:style-name="P4">            <text:span text:style-name="T17">reasons</text:span><text:span text:style-name="T8">.</text:span><text:span text:style-name="T12">append</text:span><text:span text:style-name="T8">(</text:span><text:span text:style-name="T13">"is_signal=False"</text:span><text:span text:style-name="T8">)</text:span></text:p>
      <text:p text:style-name="P4"><text:soft-page-break/>        <text:span text:style-name="T17">res</text:span><text:span text:style-name="T8"> </text:span><text:span text:style-name="T11">=</text:span><text:span text:style-name="T8"> (</text:span><text:span text:style-name="T17">event_data</text:span><text:span text:style-name="T8">.get(</text:span><text:span text:style-name="T13">"resultado_da_batalha"</text:span><text:span text:style-name="T8">) </text:span><text:span text:style-name="T16">or</text:span><text:span text:style-name="T8"> </text:span><text:span text:style-name="T13">""</text:span><text:span text:style-name="T8">).</text:span><text:span text:style-name="T12">lower</text:span><text:span text:style-name="T8">()</text:span></text:p>
      <text:p text:style-name="P4">        <text:span text:style-name="T7">if</text:span><text:span text:style-name="T8"> </text:span><text:span text:style-name="T13">"sem absorção"</text:span><text:span text:style-name="T8"> </text:span><text:span text:style-name="T16">in</text:span><text:span text:style-name="T8"> </text:span><text:span text:style-name="T17">res</text:span><text:span text:style-name="T8"> </text:span><text:span text:style-name="T16">and</text:span><text:span text:style-name="T8"> </text:span><text:span text:style-name="T13">"Absorção"</text:span><text:span text:style-name="T8"> </text:span><text:span text:style-name="T16">in</text:span><text:span text:style-name="T8"> </text:span><text:span text:style-name="T17">tipo_evento</text:span><text:span text:style-name="T8">:</text:span></text:p>
      <text:p text:style-name="P4">            <text:span text:style-name="T17">reasons</text:span><text:span text:style-name="T8">.</text:span><text:span text:style-name="T12">append</text:span><text:span text:style-name="T8">(</text:span><text:span text:style-name="T13">"resultado: Sem Absorção"</text:span><text:span text:style-name="T8">)</text:span></text:p>
      <text:p text:style-name="P4">        <text:span text:style-name="T17">tps</text:span><text:span text:style-name="T8"> </text:span><text:span text:style-name="T11">=</text:span><text:span text:style-name="T8"> </text:span><text:span text:style-name="T17">event_data</text:span><text:span text:style-name="T8">.get(</text:span><text:span text:style-name="T13">"trades_per_second"</text:span><text:span text:style-name="T8">, </text:span><text:span text:style-name="T14">0</text:span><text:span text:style-name="T8">) </text:span><text:span text:style-name="T16">or</text:span><text:span text:style-name="T8"> </text:span><text:span text:style-name="T14">0</text:span></text:p>
      <text:p text:style-name="P4">        <text:span text:style-name="T7">if</text:span><text:span text:style-name="T8"> </text:span><text:span text:style-name="T17">volume</text:span><text:span text:style-name="T8"> </text:span><text:span text:style-name="T16">is</text:span><text:span text:style-name="T8"> </text:span><text:span text:style-name="T16">not</text:span><text:span text:style-name="T8"> </text:span><text:span text:style-name="T16">None</text:span><text:span text:style-name="T8"> </text:span><text:span text:style-name="T16">and</text:span><text:span text:style-name="T8"> </text:span><text:span text:style-name="T17">volume</text:span><text:span text:style-name="T8"> </text:span><text:span text:style-name="T11">&lt;</text:span><text:span text:style-name="T8"> </text:span><text:span text:style-name="T10">MIN_SIGNAL_VOLUME_BTC</text:span><text:span text:style-name="T8">:</text:span></text:p>
      <text:p text:style-name="P4">            <text:span text:style-name="T17">reasons</text:span><text:span text:style-name="T8">.</text:span><text:span text:style-name="T12">append</text:span><text:span text:style-name="T8">(</text:span><text:span text:style-name="T16">f</text:span><text:span text:style-name="T13">"volume baixo (&lt; </text:span><text:span text:style-name="T16">{</text:span><text:span text:style-name="T10">MIN_SIGNAL_VOLUME_BTC</text:span><text:span text:style-name="T16">}</text:span><text:span text:style-name="T13"> BTC)"</text:span><text:span text:style-name="T8">)</text:span></text:p>
      <text:p text:style-name="P4">        <text:span text:style-name="T7">if</text:span><text:span text:style-name="T8"> </text:span><text:span text:style-name="T17">tps</text:span><text:span text:style-name="T8"> </text:span><text:span text:style-name="T11">&lt;</text:span><text:span text:style-name="T8"> </text:span><text:span text:style-name="T10">MIN_SIGNAL_TPS</text:span><text:span text:style-name="T8">:</text:span></text:p>
      <text:p text:style-name="P4">            <text:span text:style-name="T17">reasons</text:span><text:span text:style-name="T8">.</text:span><text:span text:style-name="T12">append</text:span><text:span text:style-name="T8">(</text:span><text:span text:style-name="T16">f</text:span><text:span text:style-name="T13">"baixa atividade (TPS &lt; </text:span><text:span text:style-name="T16">{</text:span><text:span text:style-name="T10">MIN_SIGNAL_TPS</text:span><text:span text:style-name="T16">}</text:span><text:span text:style-name="T13">)"</text:span><text:span text:style-name="T8">)</text:span></text:p>
      <text:p text:style-name="P4">        <text:span text:style-name="T7">return</text:span><text:span text:style-name="T8"> </text:span><text:span text:style-name="T17">reasons</text:span></text:p>
      <text:p text:style-name="P2"/>
      <text:p text:style-name="P4">    <text:span text:style-name="T16">def</text:span><text:span text:style-name="T8"> </text:span><text:span text:style-name="T12">_compute_target_multiplier</text:span><text:span text:style-name="T8">(</text:span><text:span text:style-name="T17">self</text:span><text:span text:style-name="T8">, </text:span><text:span text:style-name="T17">alignment</text:span><text:span text:style-name="T8">: </text:span><text:span text:style-name="T9">str</text:span><text:span text:style-name="T8">, </text:span><text:span text:style-name="T17">regime_flags</text:span><text:span text:style-name="T8">: </text:span><text:span text:style-name="T9">list</text:span><text:span text:style-name="T8">) -&gt; </text:span><text:span text:style-name="T9">float</text:span><text:span text:style-name="T8">:</text:span></text:p>
      <text:p text:style-name="P4">        <text:span text:style-name="T17">target_mul</text:span><text:span text:style-name="T8"> </text:span><text:span text:style-name="T11">=</text:span><text:span text:style-name="T8"> </text:span><text:span text:style-name="T14">1.5</text:span></text:p>
      <text:p text:style-name="P4">        <text:span text:style-name="T7">if</text:span><text:span text:style-name="T8"> </text:span><text:span text:style-name="T17">alignment</text:span><text:span text:style-name="T8"> </text:span><text:span text:style-name="T11">==</text:span><text:span text:style-name="T8"> </text:span><text:span text:style-name="T13">"contra"</text:span><text:span text:style-name="T8">:</text:span></text:p>
      <text:p text:style-name="P4">            <text:span text:style-name="T17">target_mul</text:span><text:span text:style-name="T8"> </text:span><text:span text:style-name="T11">=</text:span><text:span text:style-name="T8"> </text:span><text:span text:style-name="T14">1.0</text:span></text:p>
      <text:p text:style-name="P4">        <text:span text:style-name="T7">if</text:span><text:span text:style-name="T8"> </text:span><text:span text:style-name="T12">any</text:span><text:span text:style-name="T8">(</text:span><text:span text:style-name="T13">"manip"</text:span><text:span text:style-name="T8"> </text:span><text:span text:style-name="T7">in</text:span><text:span text:style-name="T8"> </text:span><text:span text:style-name="T17">f</text:span><text:span text:style-name="T8">.lower() </text:span><text:span text:style-name="T7">for</text:span><text:span text:style-name="T8"> </text:span><text:span text:style-name="T17">f</text:span><text:span text:style-name="T8"> </text:span><text:span text:style-name="T7">in</text:span><text:span text:style-name="T8"> </text:span><text:span text:style-name="T17">regime_flags</text:span><text:span text:style-name="T8">):</text:span></text:p>
      <text:p text:style-name="P4">            <text:span text:style-name="T17">target_mul</text:span><text:span text:style-name="T8"> </text:span><text:span text:style-name="T11">=</text:span><text:span text:style-name="T8"> </text:span><text:span text:style-name="T12">min</text:span><text:span text:style-name="T8">(</text:span><text:span text:style-name="T17">target_mul</text:span><text:span text:style-name="T8">, </text:span><text:span text:style-name="T14">1.0</text:span><text:span text:style-name="T8">)</text:span></text:p>
      <text:p text:style-name="P4">        <text:span text:style-name="T7">if</text:span><text:span text:style-name="T8"> </text:span><text:span text:style-name="T12">any</text:span><text:span text:style-name="T8">(</text:span><text:span text:style-name="T13">"instit"</text:span><text:span text:style-name="T8"> </text:span><text:span text:style-name="T7">in</text:span><text:span text:style-name="T8"> </text:span><text:span text:style-name="T17">f</text:span><text:span text:style-name="T8">.lower() </text:span><text:span text:style-name="T7">for</text:span><text:span text:style-name="T8"> </text:span><text:span text:style-name="T17">f</text:span><text:span text:style-name="T8"> </text:span><text:span text:style-name="T7">in</text:span><text:span text:style-name="T8"> </text:span><text:span text:style-name="T17">regime_flags</text:span><text:span text:style-name="T8">) </text:span><text:span text:style-name="T16">and</text:span><text:span text:style-name="T8"> </text:span><text:span text:style-name="T17">alignment</text:span><text:span text:style-name="T8"> </text:span><text:span text:style-name="T11">==</text:span><text:span text:style-name="T8"> </text:span><text:span text:style-name="T13">"a favor"</text:span><text:span text:style-name="T8">:</text:span></text:p>
      <text:p text:style-name="P4">            <text:span text:style-name="T17">target_mul</text:span><text:span text:style-name="T8"> </text:span><text:span text:style-name="T11">=</text:span><text:span text:style-name="T8"> </text:span><text:span text:style-name="T14">1.8</text:span></text:p>
      <text:p text:style-name="P4">        <text:span text:style-name="T7">return</text:span><text:span text:style-name="T8"> </text:span><text:span text:style-name="T17">target_mul</text:span></text:p>
      <text:p text:style-name="P2"/>
      <text:p text:style-name="P4">    <text:span text:style-name="T16">def</text:span><text:span text:style-name="T8"> </text:span><text:span text:style-name="T12">_compute_confidence</text:span><text:span text:style-name="T8">(</text:span><text:span text:style-name="T17">self</text:span><text:span text:style-name="T8">, </text:span><text:span text:style-name="T17">event_data</text:span><text:span text:style-name="T8">: </text:span><text:span text:style-name="T9">dict</text:span><text:span text:style-name="T8">, </text:span><text:span text:style-name="T17">direction</text:span><text:span text:style-name="T8">: </text:span><text:span text:style-name="T9">str</text:span><text:span text:style-name="T8">, </text:span><text:span text:style-name="T17">alignment</text:span><text:span text:style-name="T8">: </text:span><text:span text:style-name="T9">str</text:span><text:span text:style-name="T8">, </text:span><text:span text:style-name="T17">regime_flags</text:span><text:span text:style-name="T8">: </text:span><text:span text:style-name="T9">list</text:span><text:span text:style-name="T8">) -&gt; </text:span><text:span text:style-name="T9">int</text:span><text:span text:style-name="T8">:</text:span></text:p>
      <text:p text:style-name="P4">        <text:span text:style-name="T7">try</text:span><text:span text:style-name="T8">:</text:span></text:p>
      <text:p text:style-name="P4">            <text:span text:style-name="T17">flux</text:span><text:span text:style-name="T8"> </text:span><text:span text:style-name="T11">=</text:span><text:span text:style-name="T8"> </text:span><text:span text:style-name="T17">event_data</text:span><text:span text:style-name="T8">.</text:span><text:span text:style-name="T12">get</text:span><text:span text:style-name="T8">(</text:span><text:span text:style-name="T13">"fluxo_continuo"</text:span><text:span text:style-name="T8">) </text:span><text:span text:style-name="T16">or</text:span><text:span text:style-name="T8"> </text:span><text:span text:style-name="T17">event_data</text:span><text:span text:style-name="T8">.</text:span><text:span text:style-name="T12">get</text:span><text:span text:style-name="T8">(</text:span><text:span text:style-name="T13">"flow_metrics"</text:span><text:span text:style-name="T8">) </text:span><text:span text:style-name="T16">or</text:span><text:span text:style-name="T8"> {}</text:span></text:p>
      <text:p text:style-name="P4">            <text:span text:style-name="T17">bursts</text:span><text:span text:style-name="T8"> </text:span><text:span text:style-name="T11">=</text:span><text:span text:style-name="T8"> </text:span><text:span text:style-name="T17">flux</text:span><text:span text:style-name="T8">.</text:span><text:span text:style-name="T12">get</text:span><text:span text:style-name="T8">(</text:span><text:span text:style-name="T13">"bursts"</text:span><text:span text:style-name="T8">, {}) </text:span><text:span text:style-name="T16">or</text:span><text:span text:style-name="T8"> {}</text:span></text:p>
      <text:p text:style-name="P4">            <text:span text:style-name="T17">bcount</text:span><text:span text:style-name="T8"> </text:span><text:span text:style-name="T11">=</text:span><text:span text:style-name="T8"> </text:span><text:span text:style-name="T17">bursts</text:span><text:span text:style-name="T8">.</text:span><text:span text:style-name="T12">get</text:span><text:span text:style-name="T8">(</text:span><text:span text:style-name="T13">"count"</text:span><text:span text:style-name="T8">, </text:span><text:span text:style-name="T14">0</text:span><text:span text:style-name="T8">) </text:span><text:span text:style-name="T16">or</text:span><text:span text:style-name="T8"> </text:span><text:span text:style-name="T14">0</text:span></text:p>
      <text:p text:style-name="P2"/>
      <text:p text:style-name="P4">            <text:span text:style-name="T17">sector</text:span><text:span text:style-name="T8"> </text:span><text:span text:style-name="T11">=</text:span><text:span text:style-name="T8"> </text:span><text:span text:style-name="T17">flux</text:span><text:span text:style-name="T8">.</text:span><text:span text:style-name="T12">get</text:span><text:span text:style-name="T8">(</text:span><text:span text:style-name="T13">"sector_flow"</text:span><text:span text:style-name="T8">, {}) </text:span><text:span text:style-name="T16">or</text:span><text:span text:style-name="T8"> {}</text:span></text:p>
      <text:p text:style-name="P4">            <text:span text:style-name="T17">whale_bucket_delta</text:span><text:span text:style-name="T8"> </text:span><text:span text:style-name="T11">=</text:span><text:span text:style-name="T8"> (</text:span><text:span text:style-name="T17">sector</text:span><text:span text:style-name="T8">.</text:span><text:span text:style-name="T12">get</text:span><text:span text:style-name="T8">(</text:span><text:span text:style-name="T13">"whale"</text:span><text:span text:style-name="T8">, {}) </text:span><text:span text:style-name="T16">or</text:span><text:span text:style-name="T8"> {}).</text:span><text:span text:style-name="T12">get</text:span><text:span text:style-name="T8">(</text:span><text:span text:style-name="T13">"delta"</text:span><text:span text:style-name="T8">, </text:span><text:span text:style-name="T14">0</text:span><text:span text:style-name="T8">) </text:span><text:span text:style-name="T16">or</text:span><text:span text:style-name="T8"> </text:span><text:span text:style-name="T14">0</text:span></text:p>
      <text:p text:style-name="P2"/>
      <text:p text:style-name="P4">            <text:span text:style-name="T17">score</text:span><text:span text:style-name="T8"> </text:span><text:span text:style-name="T11">=</text:span><text:span text:style-name="T8"> </text:span><text:span text:style-name="T14">50</text:span></text:p>
      <text:p text:style-name="P4">            <text:span text:style-name="T7">if</text:span><text:span text:style-name="T8"> </text:span><text:span text:style-name="T17">alignment</text:span><text:span text:style-name="T8"> </text:span><text:span text:style-name="T11">==</text:span><text:span text:style-name="T8"> </text:span><text:span text:style-name="T13">"a favor"</text:span><text:span text:style-name="T8">:</text:span></text:p>
      <text:p text:style-name="P4">                <text:span text:style-name="T17">score</text:span><text:span text:style-name="T8"> </text:span><text:span text:style-name="T11">+=</text:span><text:span text:style-name="T8"> </text:span><text:span text:style-name="T14">15</text:span></text:p>
      <text:p text:style-name="P4">            <text:span text:style-name="T7">elif</text:span><text:span text:style-name="T8"> </text:span><text:span text:style-name="T17">alignment</text:span><text:span text:style-name="T8"> </text:span><text:span text:style-name="T11">==</text:span><text:span text:style-name="T8"> </text:span><text:span text:style-name="T13">"contra"</text:span><text:span text:style-name="T8">:</text:span></text:p>
      <text:p text:style-name="P4">                <text:span text:style-name="T17">score</text:span><text:span text:style-name="T8"> </text:span><text:span text:style-name="T11">-=</text:span><text:span text:style-name="T8"> </text:span><text:span text:style-name="T14">15</text:span></text:p>
      <text:p text:style-name="P2"/>
      <text:p text:style-name="P4">            <text:span text:style-name="T7">if</text:span><text:span text:style-name="T8"> </text:span><text:span text:style-name="T12">any</text:span><text:span text:style-name="T8">(</text:span><text:span text:style-name="T13">"instit"</text:span><text:span text:style-name="T8"> </text:span><text:span text:style-name="T7">in</text:span><text:span text:style-name="T8"> </text:span><text:span text:style-name="T17">f</text:span><text:span text:style-name="T8">.lower() </text:span><text:span text:style-name="T7">for</text:span><text:span text:style-name="T8"> </text:span><text:span text:style-name="T17">f</text:span><text:span text:style-name="T8"> </text:span><text:span text:style-name="T7">in</text:span><text:span text:style-name="T8"> </text:span><text:span text:style-name="T17">regime_flags</text:span><text:span text:style-name="T8">):</text:span></text:p>
      <text:p text:style-name="P4">                <text:span text:style-name="T17">score</text:span><text:span text:style-name="T8"> </text:span><text:span text:style-name="T11">+=</text:span><text:span text:style-name="T8"> </text:span><text:span text:style-name="T14">10</text:span></text:p>
      <text:p text:style-name="P4">            <text:span text:style-name="T7">if</text:span><text:span text:style-name="T8"> </text:span><text:span text:style-name="T12">any</text:span><text:span text:style-name="T8">(</text:span><text:span text:style-name="T13">"manip"</text:span><text:span text:style-name="T8"> </text:span><text:span text:style-name="T7">in</text:span><text:span text:style-name="T8"> </text:span><text:span text:style-name="T17">f</text:span><text:span text:style-name="T8">.lower() </text:span><text:span text:style-name="T7">for</text:span><text:span text:style-name="T8"> </text:span><text:span text:style-name="T17">f</text:span><text:span text:style-name="T8"> </text:span><text:span text:style-name="T7">in</text:span><text:span text:style-name="T8"> </text:span><text:span text:style-name="T17">regime_flags</text:span><text:span text:style-name="T8">):</text:span></text:p>
      <text:p text:style-name="P4">                <text:span text:style-name="T17">score</text:span><text:span text:style-name="T8"> </text:span><text:span text:style-name="T11">-=</text:span><text:span text:style-name="T8"> </text:span><text:span text:style-name="T14">10</text:span></text:p>
      <text:p text:style-name="P2"/>
      <text:p text:style-name="P4">            <text:span text:style-name="T7">if</text:span><text:span text:style-name="T8"> </text:span><text:span text:style-name="T17">direction</text:span><text:span text:style-name="T8"> </text:span><text:span text:style-name="T11">==</text:span><text:span text:style-name="T8"> </text:span><text:span text:style-name="T13">"COMPRADORA"</text:span><text:span text:style-name="T8">:</text:span></text:p>
      <text:p text:style-name="P4">                <text:span text:style-name="T17">score</text:span><text:span text:style-name="T8"> </text:span><text:span text:style-name="T11">+=</text:span><text:span text:style-name="T8"> </text:span><text:span text:style-name="T14">10</text:span><text:span text:style-name="T8"> </text:span><text:span text:style-name="T7">if</text:span><text:span text:style-name="T8"> </text:span><text:span text:style-name="T17">whale_bucket_delta</text:span><text:span text:style-name="T8"> </text:span><text:span text:style-name="T11">&gt;</text:span><text:span text:style-name="T8"> </text:span><text:span text:style-name="T14">0</text:span><text:span text:style-name="T8"> </text:span><text:span text:style-name="T7">else</text:span><text:span text:style-name="T8"> (</text:span><text:span text:style-name="T11">-</text:span><text:span text:style-name="T14">5</text:span><text:span text:style-name="T8"> </text:span><text:span text:style-name="T7">if</text:span><text:span text:style-name="T8"> </text:span><text:span text:style-name="T17">whale_bucket_delta</text:span><text:span text:style-name="T8"> </text:span><text:span text:style-name="T11">&lt;</text:span><text:span text:style-name="T8"> </text:span><text:span text:style-name="T14">0</text:span><text:span text:style-name="T8"> </text:span><text:span text:style-name="T7">else</text:span><text:span text:style-name="T8"> </text:span><text:span text:style-name="T14">0</text:span><text:span text:style-name="T8">)</text:span></text:p>
      <text:p text:style-name="P4">            <text:span text:style-name="T7">else</text:span><text:span text:style-name="T8">:</text:span></text:p>
      <text:p text:style-name="P4">                <text:span text:style-name="T17">score</text:span><text:span text:style-name="T8"> </text:span><text:span text:style-name="T11">+=</text:span><text:span text:style-name="T8"> </text:span><text:span text:style-name="T14">10</text:span><text:span text:style-name="T8"> </text:span><text:span text:style-name="T7">if</text:span><text:span text:style-name="T8"> </text:span><text:span text:style-name="T17">whale_bucket_delta</text:span><text:span text:style-name="T8"> </text:span><text:span text:style-name="T11">&lt;</text:span><text:span text:style-name="T8"> </text:span><text:span text:style-name="T14">0</text:span><text:span text:style-name="T8"> </text:span><text:span text:style-name="T7">else</text:span><text:span text:style-name="T8"> (</text:span><text:span text:style-name="T11">-</text:span><text:span text:style-name="T14">5</text:span><text:span text:style-name="T8"> </text:span><text:span text:style-name="T7">if</text:span><text:span text:style-name="T8"> </text:span><text:span text:style-name="T17">whale_bucket_delta</text:span><text:span text:style-name="T8"> </text:span><text:span text:style-name="T11">&gt;</text:span><text:span text:style-name="T8"> </text:span><text:span text:style-name="T14">0</text:span><text:span text:style-name="T8"> </text:span><text:span text:style-name="T7">else</text:span><text:span text:style-name="T8"> </text:span><text:span text:style-name="T14">0</text:span><text:span text:style-name="T8">)</text:span></text:p>
      <text:p text:style-name="P2"/>
      <text:p text:style-name="P4">            <text:span text:style-name="T7">if</text:span><text:span text:style-name="T8"> </text:span><text:span text:style-name="T17">bcount</text:span><text:span text:style-name="T8"> </text:span><text:span text:style-name="T11">&gt;</text:span><text:span text:style-name="T8"> </text:span><text:span text:style-name="T14">0</text:span><text:span text:style-name="T8">:</text:span></text:p>
      <text:p text:style-name="P4"><text:soft-page-break/>                <text:span text:style-name="T17">score</text:span><text:span text:style-name="T8"> </text:span><text:span text:style-name="T11">+=</text:span><text:span text:style-name="T8"> </text:span><text:span text:style-name="T14">8</text:span></text:p>
      <text:p text:style-name="P2"/>
      <text:p text:style-name="P4">            <text:span text:style-name="T17">vp_feat</text:span><text:span text:style-name="T8"> </text:span><text:span text:style-name="T11">=</text:span><text:span text:style-name="T8"> </text:span><text:span text:style-name="T17">event_data</text:span><text:span text:style-name="T8">.</text:span><text:span text:style-name="T12">get</text:span><text:span text:style-name="T8">(</text:span><text:span text:style-name="T13">"vp_features"</text:span><text:span text:style-name="T8">, {}) </text:span><text:span text:style-name="T16">or</text:span><text:span text:style-name="T8"> {}</text:span></text:p>
      <text:p text:style-name="P4">            <text:span text:style-name="T17">hvn_near</text:span><text:span text:style-name="T8"> </text:span><text:span text:style-name="T11">=</text:span><text:span text:style-name="T8"> </text:span><text:span text:style-name="T17">vp_feat</text:span><text:span text:style-name="T8">.</text:span><text:span text:style-name="T12">get</text:span><text:span text:style-name="T8">(</text:span><text:span text:style-name="T13">"hvns_within_0_5pct"</text:span><text:span text:style-name="T8">)</text:span></text:p>
      <text:p text:style-name="P4">            <text:span text:style-name="T17">lvn_near</text:span><text:span text:style-name="T8"> </text:span><text:span text:style-name="T11">=</text:span><text:span text:style-name="T8"> </text:span><text:span text:style-name="T17">vp_feat</text:span><text:span text:style-name="T8">.</text:span><text:span text:style-name="T12">get</text:span><text:span text:style-name="T8">(</text:span><text:span text:style-name="T13">"lvns_within_0_5pct"</text:span><text:span text:style-name="T8">)</text:span></text:p>
      <text:p text:style-name="P4">            <text:span text:style-name="T7">if</text:span><text:span text:style-name="T8"> </text:span><text:span text:style-name="T17">hvn_near</text:span><text:span text:style-name="T8"> </text:span><text:span text:style-name="T16">is</text:span><text:span text:style-name="T8"> </text:span><text:span text:style-name="T16">not</text:span><text:span text:style-name="T8"> </text:span><text:span text:style-name="T16">None</text:span><text:span text:style-name="T8"> </text:span><text:span text:style-name="T16">and</text:span><text:span text:style-name="T8"> </text:span><text:span text:style-name="T17">lvn_near</text:span><text:span text:style-name="T8"> </text:span><text:span text:style-name="T16">is</text:span><text:span text:style-name="T8"> </text:span><text:span text:style-name="T16">not</text:span><text:span text:style-name="T8"> </text:span><text:span text:style-name="T16">None</text:span><text:span text:style-name="T8">:</text:span></text:p>
      <text:p text:style-name="P4">                <text:span text:style-name="T7">if</text:span><text:span text:style-name="T8"> </text:span><text:span text:style-name="T17">lvn_near</text:span><text:span text:style-name="T8"> </text:span><text:span text:style-name="T11">&gt;=</text:span><text:span text:style-name="T8"> </text:span><text:span text:style-name="T17">hvn_near</text:span><text:span text:style-name="T8"> </text:span><text:span text:style-name="T11">+</text:span><text:span text:style-name="T8"> </text:span><text:span text:style-name="T14">5</text:span><text:span text:style-name="T8">:</text:span></text:p>
      <text:p text:style-name="P4">                    <text:span text:style-name="T17">score</text:span><text:span text:style-name="T8"> </text:span><text:span text:style-name="T11">+=</text:span><text:span text:style-name="T8"> </text:span><text:span text:style-name="T14">4</text:span></text:p>
      <text:p text:style-name="P4">                <text:span text:style-name="T7">elif</text:span><text:span text:style-name="T8"> </text:span><text:span text:style-name="T17">hvn_near</text:span><text:span text:style-name="T8"> </text:span><text:span text:style-name="T11">&gt;=</text:span><text:span text:style-name="T8"> </text:span><text:span text:style-name="T17">lvn_near</text:span><text:span text:style-name="T8"> </text:span><text:span text:style-name="T11">+</text:span><text:span text:style-name="T8"> </text:span><text:span text:style-name="T14">5</text:span><text:span text:style-name="T8">:</text:span></text:p>
      <text:p text:style-name="P4">                    <text:span text:style-name="T17">score</text:span><text:span text:style-name="T8"> </text:span><text:span text:style-name="T11">-=</text:span><text:span text:style-name="T8"> </text:span><text:span text:style-name="T14">2</text:span></text:p>
      <text:p text:style-name="P2"/>
      <text:p text:style-name="P4">            <text:span text:style-name="T17">score</text:span><text:span text:style-name="T8"> </text:span><text:span text:style-name="T11">=</text:span><text:span text:style-name="T8"> </text:span><text:span text:style-name="T12">max</text:span><text:span text:style-name="T8">(</text:span><text:span text:style-name="T14">5</text:span><text:span text:style-name="T8">, </text:span><text:span text:style-name="T12">min</text:span><text:span text:style-name="T8">(</text:span><text:span text:style-name="T14">95</text:span><text:span text:style-name="T8">, </text:span><text:span text:style-name="T17">score</text:span><text:span text:style-name="T8">))</text:span></text:p>
      <text:p text:style-name="P4">            <text:span text:style-name="T7">return</text:span><text:span text:style-name="T8"> </text:span><text:span text:style-name="T9">int</text:span><text:span text:style-name="T8">(</text:span><text:span text:style-name="T12">round</text:span><text:span text:style-name="T8">(</text:span><text:span text:style-name="T17">score</text:span><text:span text:style-name="T8">))</text:span></text:p>
      <text:p text:style-name="P4">        <text:span text:style-name="T7">except</text:span><text:span text:style-name="T8"> </text:span><text:span text:style-name="T9">Exception</text:span><text:span text:style-name="T8">:</text:span></text:p>
      <text:p text:style-name="P4">            <text:span text:style-name="T7">return</text:span><text:span text:style-name="T8"> </text:span><text:span text:style-name="T14">50</text:span></text:p>
      <text:p text:style-name="P2"/>
      <text:p text:style-name="P4">    <text:span text:style-name="T16">def</text:span><text:span text:style-name="T8"> </text:span><text:span text:style-name="T12">analyze_event</text:span><text:span text:style-name="T8">(</text:span><text:span text:style-name="T17">self</text:span><text:span text:style-name="T8">, </text:span><text:span text:style-name="T17">event_data</text:span><text:span text:style-name="T8">: </text:span><text:span text:style-name="T9">dict</text:span><text:span text:style-name="T8">) -&gt; </text:span><text:span text:style-name="T9">str</text:span><text:span text:style-name="T8">:</text:span></text:p>
      <text:p text:style-name="P4">        <text:span text:style-name="T7">try</text:span><text:span text:style-name="T8">:</text:span></text:p>
      <text:p text:style-name="P4">            <text:span text:style-name="T17">tipo_evento</text:span><text:span text:style-name="T8"> </text:span><text:span text:style-name="T11">=</text:span><text:span text:style-name="T8"> </text:span><text:span text:style-name="T17">event_data</text:span><text:span text:style-name="T8">.</text:span><text:span text:style-name="T12">get</text:span><text:span text:style-name="T8">(</text:span><text:span text:style-name="T13">"tipo_evento"</text:span><text:span text:style-name="T8">, </text:span><text:span text:style-name="T13">"N/A"</text:span><text:span text:style-name="T8">)</text:span></text:p>
      <text:p text:style-name="P4">            <text:span text:style-name="T17">ativo</text:span><text:span text:style-name="T8"> </text:span><text:span text:style-name="T11">=</text:span><text:span text:style-name="T8"> </text:span><text:span text:style-name="T17">event_data</text:span><text:span text:style-name="T8">.</text:span><text:span text:style-name="T12">get</text:span><text:span text:style-name="T8">(</text:span><text:span text:style-name="T13">"ativo"</text:span><text:span text:style-name="T8">, </text:span><text:span text:style-name="T13">"N/A"</text:span><text:span text:style-name="T8">)</text:span></text:p>
      <text:p text:style-name="P4">            <text:span text:style-name="T17">delta</text:span><text:span text:style-name="T8"> </text:span><text:span text:style-name="T11">=</text:span><text:span text:style-name="T8"> </text:span><text:span text:style-name="T17">event_data</text:span><text:span text:style-name="T8">.</text:span><text:span text:style-name="T12">get</text:span><text:span text:style-name="T8">(</text:span><text:span text:style-name="T13">"delta"</text:span><text:span text:style-name="T8">, </text:span><text:span text:style-name="T14">0</text:span><text:span text:style-name="T8">)</text:span></text:p>
      <text:p text:style-name="P4">            <text:span text:style-name="T17">volume</text:span><text:span text:style-name="T8"> </text:span><text:span text:style-name="T11">=</text:span><text:span text:style-name="T8"> </text:span><text:span text:style-name="T17">event_data</text:span><text:span text:style-name="T8">.</text:span><text:span text:style-name="T12">get</text:span><text:span text:style-name="T8">(</text:span><text:span text:style-name="T13">"volume_total"</text:span><text:span text:style-name="T8">, </text:span><text:span text:style-name="T14">0</text:span><text:span text:style-name="T8">)</text:span></text:p>
      <text:p text:style-name="P4">            <text:span text:style-name="T17">preco</text:span><text:span text:style-name="T8"> </text:span><text:span text:style-name="T11">=</text:span><text:span text:style-name="T8"> </text:span><text:span text:style-name="T17">event_data</text:span><text:span text:style-name="T8">.</text:span><text:span text:style-name="T12">get</text:span><text:span text:style-name="T8">(</text:span><text:span text:style-name="T13">"preco_fechamento"</text:span><text:span text:style-name="T8">, </text:span><text:span text:style-name="T14">0</text:span><text:span text:style-name="T8">)</text:span></text:p>
      <text:p text:style-name="P4">            <text:span text:style-name="T17">volume_compra</text:span><text:span text:style-name="T8"> </text:span><text:span text:style-name="T11">=</text:span><text:span text:style-name="T8"> </text:span><text:span text:style-name="T17">event_data</text:span><text:span text:style-name="T8">.</text:span><text:span text:style-name="T12">get</text:span><text:span text:style-name="T8">(</text:span><text:span text:style-name="T13">"volume_compra"</text:span><text:span text:style-name="T8">, </text:span><text:span text:style-name="T14">0</text:span><text:span text:style-name="T8">)</text:span></text:p>
      <text:p text:style-name="P4">            <text:span text:style-name="T17">volume_venda</text:span><text:span text:style-name="T8"> </text:span><text:span text:style-name="T11">=</text:span><text:span text:style-name="T8"> </text:span><text:span text:style-name="T17">event_data</text:span><text:span text:style-name="T8">.</text:span><text:span text:style-name="T12">get</text:span><text:span text:style-name="T8">(</text:span><text:span text:style-name="T13">"volume_venda"</text:span><text:span text:style-name="T8">, </text:span><text:span text:style-name="T14">0</text:span><text:span text:style-name="T8">)</text:span></text:p>
      <text:p text:style-name="P4">            <text:span text:style-name="T17">indice_absorcao</text:span><text:span text:style-name="T8"> </text:span><text:span text:style-name="T11">=</text:span><text:span text:style-name="T8"> </text:span><text:span text:style-name="T17">event_data</text:span><text:span text:style-name="T8">.</text:span><text:span text:style-name="T12">get</text:span><text:span text:style-name="T8">(</text:span><text:span text:style-name="T13">"indice_absorcao"</text:span><text:span text:style-name="T8">, </text:span><text:span text:style-name="T14">0</text:span><text:span text:style-name="T8">)</text:span></text:p>
      <text:p text:style-name="P2"/>
      <text:p text:style-name="P4">            <text:span text:style-name="T7">if</text:span><text:span text:style-name="T8"> </text:span><text:span text:style-name="T17">tipo_evento</text:span><text:span text:style-name="T8"> </text:span><text:span text:style-name="T16">and</text:span><text:span text:style-name="T8"> </text:span><text:span text:style-name="T13">"teste de conexão"</text:span><text:span text:style-name="T8"> </text:span><text:span text:style-name="T16">in</text:span><text:span text:style-name="T8"> </text:span><text:span text:style-name="T17">tipo_evento</text:span><text:span text:style-name="T8">.lower():</text:span></text:p>
      <text:p text:style-name="P4">                <text:span text:style-name="T7">return</text:span><text:span text:style-name="T8"> </text:span><text:span text:style-name="T13">"</text:span><text:span text:style-name="T19">\n</text:span><text:span text:style-name="T13">"</text:span><text:span text:style-name="T8">.</text:span><text:span text:style-name="T12">join</text:span><text:span text:style-name="T8">([</text:span></text:p>
      <text:p text:style-name="P4">                    <text:span text:style-name="T16">f</text:span><text:span text:style-name="T13">"🎯 ANÁLISE PROFISSIONAL - </text:span><text:span text:style-name="T16">{</text:span><text:span text:style-name="T17">tipo_evento</text:span><text:span text:style-name="T16">}</text:span><text:span text:style-name="T13">"</text:span><text:span text:style-name="T8">,</text:span></text:p>
      <text:p text:style-name="P4">                    <text:span text:style-name="T16">f</text:span><text:span text:style-name="T13">"💎 </text:span><text:span text:style-name="T16">{</text:span><text:span text:style-name="T17">ativo</text:span><text:span text:style-name="T16">}</text:span><text:span text:style-name="T13"> | $</text:span><text:span text:style-name="T16">{</text:span><text:span text:style-name="T17">preco</text:span><text:span text:style-name="T16">:,.2f}</text:span><text:span text:style-name="T13"> | Volume: </text:span><text:span text:style-name="T16">{</text:span><text:span text:style-name="T17">volume</text:span><text:span text:style-name="T16">:,.2f}</text:span><text:span text:style-name="T13">"</text:span><text:span text:style-name="T8">,</text:span></text:p>
      <text:p text:style-name="P4">                    <text:span text:style-name="T13">"━━━━━━━━━━━━━━━━━━━━━━━━━━━━━━━━━━━━━━━━━━━━━━━━━━━━━━━━━━━━━━━━━"</text:span><text:span text:style-name="T8">,</text:span></text:p>
      <text:p text:style-name="P4">                    <text:span text:style-name="T13">"✅ Módulo de IA operacional."</text:span><text:span text:style-name="T8">,</text:span></text:p>
      <text:p text:style-name="P4">                    <text:span text:style-name="T16">f</text:span><text:span text:style-name="T13">"🕐 Análise gerada: </text:span><text:span text:style-name="T16">{</text:span><text:span text:style-name="T9">datetime</text:span><text:span text:style-name="T8">.</text:span><text:span text:style-name="T12">now</text:span><text:span text:style-name="T8">().</text:span><text:span text:style-name="T12">strftime</text:span><text:span text:style-name="T8">(</text:span><text:span text:style-name="T13">'%H:%M:%S'</text:span><text:span text:style-name="T8">)</text:span><text:span text:style-name="T16">}</text:span><text:span text:style-name="T13">"</text:span><text:span text:style-name="T8">,</text:span></text:p>
      <text:p text:style-name="P4">                    <text:span text:style-name="T13">"━━━━━━━━━━━━━━━━━━━━━━━━━━━━━━━━━━━━━━━━━━━━━━━━━━━━━━━━━━━━━━━━━"</text:span></text:p>
      <text:p text:style-name="P4">                <text:span text:style-name="T8">])</text:span></text:p>
      <text:p text:style-name="P2"/>
      <text:p text:style-name="P4">            <text:span text:style-name="T17">contexto</text:span><text:span text:style-name="T8"> </text:span><text:span text:style-name="T11">=</text:span><text:span text:style-name="T8"> </text:span><text:span text:style-name="T17">event_data</text:span><text:span text:style-name="T8">.</text:span><text:span text:style-name="T12">get</text:span><text:span text:style-name="T8">(</text:span><text:span text:style-name="T13">"contexto_macro"</text:span><text:span text:style-name="T8">, {})</text:span></text:p>
      <text:p text:style-name="P4">            <text:span text:style-name="T17">atr15m</text:span><text:span text:style-name="T8"> </text:span><text:span text:style-name="T11">=</text:span><text:span text:style-name="T8"> </text:span><text:span text:style-name="T17">contexto</text:span><text:span text:style-name="T8">.get(</text:span><text:span text:style-name="T13">"mtf_trends"</text:span><text:span text:style-name="T8">, {}).get(</text:span><text:span text:style-name="T13">"15m"</text:span><text:span text:style-name="T8">, {}).get(</text:span><text:span text:style-name="T13">"atr"</text:span><text:span text:style-name="T8">, </text:span><text:span text:style-name="T14">0</text:span><text:span text:style-name="T8">)</text:span></text:p>
      <text:p text:style-name="P4">            <text:span text:style-name="T7">if</text:span><text:span text:style-name="T8"> </text:span><text:span text:style-name="T17">atr15m</text:span><text:span text:style-name="T8"> </text:span><text:span text:style-name="T11">==</text:span><text:span text:style-name="T8"> </text:span><text:span text:style-name="T14">0</text:span><text:span text:style-name="T8">:</text:span></text:p>
      <text:p text:style-name="P4">                <text:span text:style-name="T17">atr15m</text:span><text:span text:style-name="T8"> </text:span><text:span text:style-name="T11">=</text:span><text:span text:style-name="T8"> </text:span><text:span text:style-name="T17">preco</text:span><text:span text:style-name="T8"> </text:span><text:span text:style-name="T11">*</text:span><text:span text:style-name="T8"> </text:span><text:span text:style-name="T14">0.002</text:span></text:p>
      <text:p text:style-name="P2"/>
      <text:p text:style-name="P4">            <text:span text:style-name="T17">analysis</text:span><text:span text:style-name="T8"> </text:span><text:span text:style-name="T11">=</text:span><text:span text:style-name="T8"> [</text:span></text:p>
      <text:p text:style-name="P4">                <text:span text:style-name="T16">f</text:span><text:span text:style-name="T13">"🎯 ANÁLISE PROFISSIONAL - </text:span><text:span text:style-name="T16">{</text:span><text:span text:style-name="T17">tipo_evento</text:span><text:span text:style-name="T16">}</text:span><text:span text:style-name="T13">"</text:span><text:span text:style-name="T8">,</text:span></text:p>
      <text:p text:style-name="P4">                <text:span text:style-name="T16">f</text:span><text:span text:style-name="T13">"💎 </text:span><text:span text:style-name="T16">{</text:span><text:span text:style-name="T17">ativo</text:span><text:span text:style-name="T16">}</text:span><text:span text:style-name="T13"> | $</text:span><text:span text:style-name="T16">{</text:span><text:span text:style-name="T17">preco</text:span><text:span text:style-name="T16">:,.2f}</text:span><text:span text:style-name="T13"> | Volume: </text:span><text:span text:style-name="T16">{</text:span><text:span text:style-name="T17">volume</text:span><text:span text:style-name="T16">:,.2f}</text:span><text:span text:style-name="T13">"</text:span><text:span text:style-name="T8">,</text:span></text:p>
      <text:p text:style-name="P4">                <text:span text:style-name="T13">"━━━━━━━━━━━━━━━━━━━━━━━━━━━━━━━━━━━━━━━━━━━━━━━━━━━━━━━━━━━━━━━━━"</text:span></text:p>
      <text:p text:style-name="P4">            <text:span text:style-name="T8">]</text:span></text:p>
      <text:p text:style-name="P2"/>
      <text:p text:style-name="P4">            <text:span text:style-name="T17">context_lines</text:span><text:span text:style-name="T8"> </text:span><text:span text:style-name="T11">=</text:span><text:span text:style-name="T8"> </text:span><text:span text:style-name="T17">self</text:span><text:span text:style-name="T8">.</text:span><text:span text:style-name="T12">_format_contexto_macro</text:span><text:span text:style-name="T8">(</text:span><text:span text:style-name="T17">event_data</text:span><text:span text:style-name="T8">)</text:span></text:p>
      <text:p text:style-name="P4">            <text:span text:style-name="T7">if</text:span><text:span text:style-name="T8"> </text:span><text:span text:style-name="T17">context_lines</text:span><text:span text:style-name="T8">:</text:span></text:p>
      <text:p text:style-name="P4">                <text:span text:style-name="T17">analysis</text:span><text:span text:style-name="T8">.</text:span><text:span text:style-name="T12">extend</text:span><text:span text:style-name="T8">(</text:span><text:span text:style-name="T17">context_lines</text:span><text:span text:style-name="T8">)</text:span></text:p>
      <text:p text:style-name="P2"><text:soft-page-break/></text:p>
      <text:p text:style-name="P4">            <text:span text:style-name="T17">force_index</text:span><text:span text:style-name="T8"> </text:span><text:span text:style-name="T11">=</text:span><text:span text:style-name="T8"> </text:span><text:span text:style-name="T17">self</text:span><text:span text:style-name="T8">.</text:span><text:span text:style-name="T12">_calculate_force_index</text:span><text:span text:style-name="T8">(</text:span><text:span text:style-name="T17">delta</text:span><text:span text:style-name="T8">, </text:span><text:span text:style-name="T17">volume</text:span><text:span text:style-name="T8">)</text:span></text:p>
      <text:p text:style-name="P4">            <text:span text:style-name="T17">volume_analysis</text:span><text:span text:style-name="T8"> </text:span><text:span text:style-name="T11">=</text:span><text:span text:style-name="T8"> </text:span><text:span text:style-name="T17">self</text:span><text:span text:style-name="T8">.</text:span><text:span text:style-name="T12">_analyze_volume_profile</text:span><text:span text:style-name="T8">(</text:span><text:span text:style-name="T17">volume_compra</text:span><text:span text:style-name="T8">, </text:span><text:span text:style-name="T17">volume_venda</text:span><text:span text:style-name="T8">, </text:span><text:span text:style-name="T17">volume</text:span><text:span text:style-name="T8">)</text:span></text:p>
      <text:p text:style-name="P4">            <text:span text:style-name="T17">microstructure</text:span><text:span text:style-name="T8"> </text:span><text:span text:style-name="T11">=</text:span><text:span text:style-name="T8"> </text:span><text:span text:style-name="T17">self</text:span><text:span text:style-name="T8">.</text:span><text:span text:style-name="T12">_analyze_microstructure</text:span><text:span text:style-name="T8">(</text:span><text:span text:style-name="T17">delta</text:span><text:span text:style-name="T8">, </text:span><text:span text:style-name="T17">indice_absorcao</text:span><text:span text:style-name="T8">, </text:span><text:span text:style-name="T17">volume</text:span><text:span text:style-name="T8">)</text:span></text:p>
      <text:p text:style-name="P4">            <text:span text:style-name="T17">vp_lines</text:span><text:span text:style-name="T8"> </text:span><text:span text:style-name="T11">=</text:span><text:span text:style-name="T8"> </text:span><text:span text:style-name="T17">self</text:span><text:span text:style-name="T8">.</text:span><text:span text:style-name="T12">_format_vp_features</text:span><text:span text:style-name="T8">(</text:span><text:span text:style-name="T17">event_data</text:span><text:span text:style-name="T8">)</text:span></text:p>
      <text:p text:style-name="P4">            <text:span text:style-name="T17">flow_lines</text:span><text:span text:style-name="T8"> </text:span><text:span text:style-name="T11">=</text:span><text:span text:style-name="T8"> </text:span><text:span text:style-name="T17">self</text:span><text:span text:style-name="T8">.</text:span><text:span text:style-name="T12">_format_flow_features</text:span><text:span text:style-name="T8">(</text:span><text:span text:style-name="T17">event_data</text:span><text:span text:style-name="T8">)</text:span></text:p>
      <text:p text:style-name="P4">            </text:p>
      <text:p text:style-name="P4">            <text:span text:style-name="T18"># Formata as novas métricas do orderbook</text:span></text:p>
      <text:p text:style-name="P4">            <text:span text:style-name="T17">ob_data</text:span><text:span text:style-name="T8"> </text:span><text:span text:style-name="T11">=</text:span><text:span text:style-name="T8"> {</text:span></text:p>
      <text:p text:style-name="P4">                <text:span text:style-name="T13">"imbalance"</text:span><text:span text:style-name="T8">: </text:span><text:span text:style-name="T17">event_data</text:span><text:span text:style-name="T8">.</text:span><text:span text:style-name="T12">get</text:span><text:span text:style-name="T8">(</text:span><text:span text:style-name="T13">"imbalance"</text:span><text:span text:style-name="T8">),</text:span></text:p>
      <text:p text:style-name="P4">                <text:span text:style-name="T13">"volume_ratio"</text:span><text:span text:style-name="T8">: </text:span><text:span text:style-name="T17">event_data</text:span><text:span text:style-name="T8">.</text:span><text:span text:style-name="T12">get</text:span><text:span text:style-name="T8">(</text:span><text:span text:style-name="T13">"volume_ratio"</text:span><text:span text:style-name="T8">),</text:span></text:p>
      <text:p text:style-name="P4">                <text:span text:style-name="T13">"pressure"</text:span><text:span text:style-name="T8">: </text:span><text:span text:style-name="T17">event_data</text:span><text:span text:style-name="T8">.</text:span><text:span text:style-name="T12">get</text:span><text:span text:style-name="T8">(</text:span><text:span text:style-name="T13">"pressure"</text:span><text:span text:style-name="T8">),</text:span></text:p>
      <text:p text:style-name="P4">                <text:span text:style-name="T13">"order_lifecycle"</text:span><text:span text:style-name="T8">: </text:span><text:span text:style-name="T17">event_data</text:span><text:span text:style-name="T8">.</text:span><text:span text:style-name="T12">get</text:span><text:span text:style-name="T8">(</text:span><text:span text:style-name="T13">"order_lifecycle"</text:span><text:span text:style-name="T8">),</text:span></text:p>
      <text:p text:style-name="P4">                <text:span text:style-name="T13">"spread_metrics"</text:span><text:span text:style-name="T8">: </text:span><text:span text:style-name="T17">event_data</text:span><text:span text:style-name="T8">.</text:span><text:span text:style-name="T12">get</text:span><text:span text:style-name="T8">(</text:span><text:span text:style-name="T13">"spread_metrics"</text:span><text:span text:style-name="T8">),</text:span></text:p>
      <text:p text:style-name="P4">                <text:span text:style-name="T13">"market_impact_buy"</text:span><text:span text:style-name="T8">: </text:span><text:span text:style-name="T17">event_data</text:span><text:span text:style-name="T8">.</text:span><text:span text:style-name="T12">get</text:span><text:span text:style-name="T8">(</text:span><text:span text:style-name="T13">"market_impact_buy"</text:span><text:span text:style-name="T8">),</text:span></text:p>
      <text:p text:style-name="P4">                <text:span text:style-name="T13">"market_impact_sell"</text:span><text:span text:style-name="T8">: </text:span><text:span text:style-name="T17">event_data</text:span><text:span text:style-name="T8">.</text:span><text:span text:style-name="T12">get</text:span><text:span text:style-name="T8">(</text:span><text:span text:style-name="T13">"market_impact_sell"</text:span><text:span text:style-name="T8">),</text:span></text:p>
      <text:p text:style-name="P4">                <text:span text:style-name="T13">"alertas_liquidez"</text:span><text:span text:style-name="T8">: </text:span><text:span text:style-name="T17">event_data</text:span><text:span text:style-name="T8">.</text:span><text:span text:style-name="T12">get</text:span><text:span text:style-name="T8">(</text:span><text:span text:style-name="T13">"alertas_liquidez"</text:span><text:span text:style-name="T8">)</text:span></text:p>
      <text:p text:style-name="P4">            <text:span text:style-name="T8">}</text:span></text:p>
      <text:p text:style-name="P4">            <text:span text:style-name="T17">ob_lines</text:span><text:span text:style-name="T8"> </text:span><text:span text:style-name="T11">=</text:span><text:span text:style-name="T8"> </text:span><text:span text:style-name="T17">self</text:span><text:span text:style-name="T8">.</text:span><text:span text:style-name="T12">_format_orderbook_micro</text:span><text:span text:style-name="T8">(</text:span><text:span text:style-name="T17">ob_data</text:span><text:span text:style-name="T8">)</text:span></text:p>
      <text:p text:style-name="P2"/>
      <text:p text:style-name="P4">            <text:span text:style-name="T17">direction_for_alignment</text:span><text:span text:style-name="T8"> </text:span><text:span text:style-name="T11">=</text:span><text:span text:style-name="T8"> </text:span><text:span text:style-name="T17">self</text:span><text:span text:style-name="T8">.</text:span><text:span text:style-name="T12">_get_absorption_direction</text:span><text:span text:style-name="T8">(</text:span><text:span text:style-name="T17">event_data</text:span><text:span text:style-name="T8">, </text:span><text:span text:style-name="T17">delta</text:span><text:span text:style-name="T8">)</text:span></text:p>
      <text:p text:style-name="P4">            <text:span text:style-name="T17">alignment</text:span><text:span text:style-name="T8"> </text:span><text:span text:style-name="T11">=</text:span><text:span text:style-name="T8"> </text:span><text:span text:style-name="T17">self</text:span><text:span text:style-name="T8">.</text:span><text:span text:style-name="T12">_mtf_alignment</text:span><text:span text:style-name="T8">(</text:span><text:span text:style-name="T17">contexto</text:span><text:span text:style-name="T8">, </text:span><text:span text:style-name="T17">direction_for_alignment</text:span><text:span text:style-name="T8">)</text:span></text:p>
      <text:p text:style-name="P4">            <text:span text:style-name="T17">regime_flags</text:span><text:span text:style-name="T8"> </text:span><text:span text:style-name="T11">=</text:span><text:span text:style-name="T8"> </text:span><text:span text:style-name="T17">self</text:span><text:span text:style-name="T8">.</text:span><text:span text:style-name="T12">_regime_flags</text:span><text:span text:style-name="T8">(</text:span><text:span text:style-name="T17">contexto</text:span><text:span text:style-name="T8">)</text:span></text:p>
      <text:p text:style-name="P2"/>
      <text:p text:style-name="P4">            <text:span text:style-name="T17">reasons</text:span><text:span text:style-name="T8"> </text:span><text:span text:style-name="T11">=</text:span><text:span text:style-name="T8"> </text:span><text:span text:style-name="T17">self</text:span><text:span text:style-name="T8">.</text:span><text:span text:style-name="T12">_no_signal_reasons</text:span><text:span text:style-name="T8">(</text:span><text:span text:style-name="T17">event_data</text:span><text:span text:style-name="T8">, </text:span><text:span text:style-name="T17">volume</text:span><text:span text:style-name="T8">, </text:span><text:span text:style-name="T17">tipo_evento</text:span><text:span text:style-name="T8">)</text:span></text:p>
      <text:p text:style-name="P4">            <text:span text:style-name="T7">if</text:span><text:span text:style-name="T8"> </text:span><text:span text:style-name="T17">tipo_evento</text:span><text:span text:style-name="T8"> </text:span><text:span text:style-name="T16">and</text:span><text:span text:style-name="T8"> </text:span><text:span text:style-name="T13">"sem sinal operacional"</text:span><text:span text:style-name="T8"> </text:span><text:span text:style-name="T16">in</text:span><text:span text:style-name="T8"> </text:span><text:span text:style-name="T17">tipo_evento</text:span><text:span text:style-name="T8">.lower():</text:span></text:p>
      <text:p text:style-name="P4">                <text:span text:style-name="T17">analysis</text:span><text:span text:style-name="T8">.</text:span><text:span text:style-name="T12">extend</text:span><text:span text:style-name="T8">([</text:span></text:p>
      <text:p text:style-name="P4">                    <text:span text:style-name="T13">"ℹ️ MODO INFORMATIVO (Sem Sinal Operacional):"</text:span><text:span text:style-name="T8">,</text:span></text:p>
      <text:p text:style-name="P4">                    <text:span text:style-name="T16">f</text:span><text:span text:style-name="T13">"   → Motivos: </text:span><text:span text:style-name="T16">{</text:span><text:span text:style-name="T13">', '</text:span><text:span text:style-name="T8">.</text:span><text:span text:style-name="T12">join</text:span><text:span text:style-name="T8">(</text:span><text:span text:style-name="T17">reasons</text:span><text:span text:style-name="T8">) </text:span><text:span text:style-name="T7">if</text:span><text:span text:style-name="T8"> </text:span><text:span text:style-name="T17">reasons</text:span><text:span text:style-name="T8"> </text:span><text:span text:style-name="T7">else</text:span><text:span text:style-name="T8"> </text:span><text:span text:style-name="T13">'Nenhum sinal válido detectado'</text:span><text:span text:style-name="T16">}</text:span><text:span text:style-name="T13">"</text:span><text:span text:style-name="T8">,</text:span></text:p>
      <text:p text:style-name="P4">                <text:span text:style-name="T8">])</text:span></text:p>
      <text:p text:style-name="P4">                <text:span text:style-name="T7">if</text:span><text:span text:style-name="T8"> </text:span><text:span text:style-name="T17">vp_lines</text:span><text:span text:style-name="T8">:</text:span></text:p>
      <text:p text:style-name="P4">                    <text:span text:style-name="T17">analysis</text:span><text:span text:style-name="T8">.</text:span><text:span text:style-name="T12">extend</text:span><text:span text:style-name="T8">(</text:span><text:span text:style-name="T17">vp_lines</text:span><text:span text:style-name="T8">)</text:span></text:p>
      <text:p text:style-name="P4">                <text:span text:style-name="T17">analysis</text:span><text:span text:style-name="T8">.</text:span><text:span text:style-name="T12">extend</text:span><text:span text:style-name="T8">([</text:span></text:p>
      <text:p text:style-name="P4">                    <text:span text:style-name="T13">"⚡ FLUXO/ESTRUTURA:"</text:span><text:span text:style-name="T8">,</text:span></text:p>
      <text:p text:style-name="P4">                    <text:span text:style-name="T16">f</text:span><text:span text:style-name="T13">"   → Delta: </text:span><text:span text:style-name="T16">{</text:span><text:span text:style-name="T17">delta</text:span><text:span text:style-name="T16">:,.0f}</text:span><text:span text:style-name="T13"> (</text:span><text:span text:style-name="T16">{</text:span><text:span text:style-name="T17">self</text:span><text:span text:style-name="T8">.</text:span><text:span text:style-name="T12">_interpret_delta</text:span><text:span text:style-name="T8">(</text:span><text:span text:style-name="T17">delta</text:span><text:span text:style-name="T8">, </text:span><text:span text:style-name="T17">volume</text:span><text:span text:style-name="T8">)</text:span><text:span text:style-name="T16">}</text:span><text:span text:style-name="T13">)"</text:span><text:span text:style-name="T8">,</text:span></text:p>
      <text:p text:style-name="P4">                    <text:span text:style-name="T16">f</text:span><text:span text:style-name="T13">"   → </text:span><text:span text:style-name="T16">{</text:span><text:span text:style-name="T17">volume_analysis</text:span><text:span text:style-name="T16">}</text:span><text:span text:style-name="T13">"</text:span><text:span text:style-name="T8">,</text:span></text:p>
      <text:p text:style-name="P4">                <text:span text:style-name="T8">])</text:span></text:p>
      <text:p text:style-name="P4">                <text:span text:style-name="T7">if</text:span><text:span text:style-name="T8"> </text:span><text:span text:style-name="T17">flow_lines</text:span><text:span text:style-name="T8">:</text:span></text:p>
      <text:p text:style-name="P4">                    <text:span text:style-name="T17">analysis</text:span><text:span text:style-name="T8">.</text:span><text:span text:style-name="T12">extend</text:span><text:span text:style-name="T8">(</text:span><text:span text:style-name="T17">flow_lines</text:span><text:span text:style-name="T8">)</text:span></text:p>
      <text:p text:style-name="P4">                <text:span text:style-name="T7">if</text:span><text:span text:style-name="T8"> </text:span><text:span text:style-name="T17">ob_lines</text:span><text:span text:style-name="T8">:</text:span></text:p>
      <text:p text:style-name="P4">                    <text:span text:style-name="T17">analysis</text:span><text:span text:style-name="T8">.</text:span><text:span text:style-name="T12">extend</text:span><text:span text:style-name="T8">(</text:span><text:span text:style-name="T17">ob_lines</text:span><text:span text:style-name="T8">)</text:span></text:p>
      <text:p text:style-name="P4">                <text:span text:style-name="T7">for</text:span><text:span text:style-name="T8"> </text:span><text:span text:style-name="T17">f</text:span><text:span text:style-name="T8"> </text:span><text:span text:style-name="T7">in</text:span><text:span text:style-name="T8"> </text:span><text:span text:style-name="T17">regime_flags</text:span><text:span text:style-name="T8">:</text:span></text:p>
      <text:p text:style-name="P4">                    <text:span text:style-name="T17">analysis</text:span><text:span text:style-name="T8">.</text:span><text:span text:style-name="T12">append</text:span><text:span text:style-name="T8">(</text:span><text:span text:style-name="T17">f</text:span><text:span text:style-name="T8">)</text:span></text:p>
      <text:p text:style-name="P2"/>
      <text:p text:style-name="P4">                <text:span text:style-name="T17">ctx_conf</text:span><text:span text:style-name="T8"> </text:span><text:span text:style-name="T11">=</text:span><text:span text:style-name="T8"> </text:span><text:span text:style-name="T17">self</text:span><text:span text:style-name="T8">.</text:span><text:span text:style-name="T12">_compute_confidence</text:span><text:span text:style-name="T8">(</text:span><text:span text:style-name="T17">event_data</text:span><text:span text:style-name="T8">, </text:span><text:span text:style-name="T17">direction_for_alignment</text:span><text:span text:style-name="T8">, </text:span><text:span text:style-name="T17">alignment</text:span><text:span text:style-name="T8">, </text:span><text:span text:style-name="T17">regime_flags</text:span><text:span text:style-name="T8">)</text:span></text:p>
      <text:p text:style-name="P4">                <text:span text:style-name="T17">analysis</text:span><text:span text:style-name="T8">.</text:span><text:span text:style-name="T12">append</text:span><text:span text:style-name="T8">(</text:span><text:span text:style-name="T16">f</text:span><text:span text:style-name="T13">"📊 Confiança do contexto: </text:span><text:span text:style-name="T16">{</text:span><text:span text:style-name="T17">ctx_conf</text:span><text:span text:style-name="T16">}</text:span><text:span text:style-name="T13">/100"</text:span><text:span text:style-name="T8">)</text:span></text:p>
      <text:p text:style-name="P2"/>
      <text:p text:style-name="P4">                <text:span text:style-name="T17">analysis</text:span><text:span text:style-name="T8">.</text:span><text:span text:style-name="T12">extend</text:span><text:span text:style-name="T8">([</text:span></text:p>
      <text:p text:style-name="P4"><text:soft-page-break/>                    <text:span text:style-name="T13">""</text:span><text:span text:style-name="T8">, </text:span><text:span text:style-name="T13">"⚠️  GESTÃO DE RISCO:"</text:span><text:span text:style-name="T8">,</text:span></text:p>
      <text:p text:style-name="P4">                    <text:span text:style-name="T17">self</text:span><text:span text:style-name="T8">.</text:span><text:span text:style-name="T12">_generate_risk_management</text:span><text:span text:style-name="T8">(</text:span><text:span text:style-name="T17">atr15m</text:span><text:span text:style-name="T8">),</text:span></text:p>
      <text:p text:style-name="P4">                    <text:span text:style-name="T13">""</text:span><text:span text:style-name="T8">, </text:span><text:span text:style-name="T16">f</text:span><text:span text:style-name="T13">"🕐 Análise gerada: </text:span><text:span text:style-name="T16">{</text:span><text:span text:style-name="T9">datetime</text:span><text:span text:style-name="T8">.</text:span><text:span text:style-name="T12">now</text:span><text:span text:style-name="T8">().</text:span><text:span text:style-name="T12">strftime</text:span><text:span text:style-name="T8">(</text:span><text:span text:style-name="T13">'%H:%M:%S'</text:span><text:span text:style-name="T8">)</text:span><text:span text:style-name="T16">}</text:span><text:span text:style-name="T13">"</text:span><text:span text:style-name="T8">,</text:span></text:p>
      <text:p text:style-name="P4">                    <text:span text:style-name="T13">"━━━━━━━━━━━━━━━━━━━━━━━━━━━━━━━━━━━━━━━━━━━━━━━━━━━━━━━━━━━━━━━━━"</text:span></text:p>
      <text:p text:style-name="P4">                <text:span text:style-name="T8">])</text:span></text:p>
      <text:p text:style-name="P4">                <text:span text:style-name="T7">return</text:span><text:span text:style-name="T8"> </text:span><text:span text:style-name="T13">"</text:span><text:span text:style-name="T19">\n</text:span><text:span text:style-name="T13">"</text:span><text:span text:style-name="T8">.</text:span><text:span text:style-name="T12">join</text:span><text:span text:style-name="T8">(</text:span><text:span text:style-name="T17">analysis</text:span><text:span text:style-name="T8">)</text:span></text:p>
      <text:p text:style-name="P4">            </text:p>
      <text:p text:style-name="P4">            <text:span text:style-name="T18"># A partir daqui, a lógica é para eventos com sinal</text:span></text:p>
      <text:p text:style-name="P4">            <text:span text:style-name="T7">if</text:span><text:span text:style-name="T8"> </text:span><text:span text:style-name="T13">"Absorção"</text:span><text:span text:style-name="T8"> </text:span><text:span text:style-name="T16">in</text:span><text:span text:style-name="T8"> </text:span><text:span text:style-name="T17">tipo_evento</text:span><text:span text:style-name="T8">:</text:span></text:p>
      <text:p text:style-name="P4">                <text:span text:style-name="T17">direction</text:span><text:span text:style-name="T8"> </text:span><text:span text:style-name="T11">=</text:span><text:span text:style-name="T8"> </text:span><text:span text:style-name="T17">self</text:span><text:span text:style-name="T8">.</text:span><text:span text:style-name="T12">_get_absorption_direction</text:span><text:span text:style-name="T8">(</text:span><text:span text:style-name="T17">event_data</text:span><text:span text:style-name="T8">, </text:span><text:span text:style-name="T17">delta</text:span><text:span text:style-name="T8">)</text:span></text:p>
      <text:p text:style-name="P4">                <text:span text:style-name="T17">strength</text:span><text:span text:style-name="T8"> </text:span><text:span text:style-name="T11">=</text:span><text:span text:style-name="T8"> </text:span><text:span text:style-name="T17">self</text:span><text:span text:style-name="T8">.</text:span><text:span text:style-name="T12">_calculate_strength</text:span><text:span text:style-name="T8">(</text:span><text:span text:style-name="T12">abs</text:span><text:span text:style-name="T8">(</text:span><text:span text:style-name="T17">delta</text:span><text:span text:style-name="T8">), </text:span><text:span text:style-name="T17">volume</text:span><text:span text:style-name="T8">, </text:span><text:span text:style-name="T17">indice_absorcao</text:span><text:span text:style-name="T8">)</text:span></text:p>
      <text:p text:style-name="P2"/>
      <text:p text:style-name="P4">                <text:span text:style-name="T17">analysis</text:span><text:span text:style-name="T8">.</text:span><text:span text:style-name="T12">extend</text:span><text:span text:style-name="T8">([</text:span></text:p>
      <text:p text:style-name="P4">                    <text:span text:style-name="T13">"📊 INTERPRETAÇÃO TÉCNICA:"</text:span><text:span text:style-name="T8">,</text:span></text:p>
      <text:p text:style-name="P4">                    <text:span text:style-name="T16">f</text:span><text:span text:style-name="T13">"   → Absorção detectada com força </text:span><text:span text:style-name="T16">{</text:span><text:span text:style-name="T17">direction</text:span><text:span text:style-name="T16">}</text:span><text:span text:style-name="T13">"</text:span><text:span text:style-name="T8">,</text:span></text:p>
      <text:p text:style-name="P4">                    <text:span text:style-name="T16">f</text:span><text:span text:style-name="T13">"   → Índice de absorção: </text:span><text:span text:style-name="T16">{</text:span><text:span text:style-name="T17">indice_absorcao</text:span><text:span text:style-name="T16">:.2f}</text:span><text:span text:style-name="T13"> (</text:span><text:span text:style-name="T16">{</text:span><text:span text:style-name="T17">self</text:span><text:span text:style-name="T8">.</text:span><text:span text:style-name="T12">_interpret_absorption_index</text:span><text:span text:style-name="T8">(</text:span><text:span text:style-name="T17">indice_absorcao</text:span><text:span text:style-name="T8">)</text:span><text:span text:style-name="T16">}</text:span><text:span text:style-name="T13">)"</text:span><text:span text:style-name="T8">,</text:span></text:p>
      <text:p text:style-name="P4">                    <text:span text:style-name="T16">f</text:span><text:span text:style-name="T13">"   → Force Index: </text:span><text:span text:style-name="T16">{</text:span><text:span text:style-name="T17">force_index</text:span><text:span text:style-name="T16">:.2f}</text:span><text:span text:style-name="T13">"</text:span><text:span text:style-name="T8">,</text:span></text:p>
      <text:p text:style-name="P4">                    <text:span text:style-name="T16">f</text:span><text:span text:style-name="T13">"   → Alinhamento MTF: </text:span><text:span text:style-name="T16">{</text:span><text:span text:style-name="T17">alignment</text:span><text:span text:style-name="T16">}</text:span><text:span text:style-name="T13">"</text:span><text:span text:style-name="T8">,</text:span></text:p>
      <text:p text:style-name="P4">                <text:span text:style-name="T8">])</text:span></text:p>
      <text:p text:style-name="P2"/>
      <text:p text:style-name="P4">                <text:span text:style-name="T7">if</text:span><text:span text:style-name="T8"> </text:span><text:span text:style-name="T17">vp_lines</text:span><text:span text:style-name="T8">:</text:span></text:p>
      <text:p text:style-name="P4">                    <text:span text:style-name="T17">analysis</text:span><text:span text:style-name="T8">.</text:span><text:span text:style-name="T12">extend</text:span><text:span text:style-name="T8">(</text:span><text:span text:style-name="T17">vp_lines</text:span><text:span text:style-name="T8">)</text:span></text:p>
      <text:p text:style-name="P4">                <text:span text:style-name="T17">analysis</text:span><text:span text:style-name="T8">.</text:span><text:span text:style-name="T12">extend</text:span><text:span text:style-name="T8">([</text:span></text:p>
      <text:p text:style-name="P4">                    <text:span text:style-name="T13">"⚡ ANÁLISE DE FLUXO:"</text:span><text:span text:style-name="T8">,</text:span></text:p>
      <text:p text:style-name="P4">                    <text:span text:style-name="T16">f</text:span><text:span text:style-name="T13">"   → Delta: </text:span><text:span text:style-name="T16">{</text:span><text:span text:style-name="T17">delta</text:span><text:span text:style-name="T16">:,.0f}</text:span><text:span text:style-name="T13"> (</text:span><text:span text:style-name="T16">{</text:span><text:span text:style-name="T17">self</text:span><text:span text:style-name="T8">.</text:span><text:span text:style-name="T12">_interpret_delta</text:span><text:span text:style-name="T8">(</text:span><text:span text:style-name="T17">delta</text:span><text:span text:style-name="T8">, </text:span><text:span text:style-name="T17">volume</text:span><text:span text:style-name="T8">)</text:span><text:span text:style-name="T16">}</text:span><text:span text:style-name="T13">)"</text:span><text:span text:style-name="T8">,</text:span></text:p>
      <text:p text:style-name="P4">                    <text:span text:style-name="T16">f</text:span><text:span text:style-name="T13">"   → Ratio C/V: </text:span><text:span text:style-name="T16">{</text:span><text:span text:style-name="T17">volume_compra</text:span><text:span text:style-name="T11">/</text:span><text:span text:style-name="T17">volume_venda</text:span><text:span text:style-name="T16">:.2f}</text:span><text:span text:style-name="T13">"</text:span><text:span text:style-name="T8"> </text:span><text:span text:style-name="T7">if</text:span><text:span text:style-name="T8"> </text:span><text:span text:style-name="T17">volume_venda</text:span><text:span text:style-name="T8"> </text:span><text:span text:style-name="T11">&gt;</text:span><text:span text:style-name="T8"> </text:span><text:span text:style-name="T14">0</text:span><text:span text:style-name="T8"> </text:span><text:span text:style-name="T7">else</text:span><text:span text:style-name="T8"> </text:span><text:span text:style-name="T13">"   → Ratio C/V: ∞"</text:span><text:span text:style-name="T8">,</text:span></text:p>
      <text:p text:style-name="P4">                    <text:span text:style-name="T16">f</text:span><text:span text:style-name="T13">"   → Volume Profile: </text:span><text:span text:style-name="T16">{</text:span><text:span text:style-name="T17">volume_analysis</text:span><text:span text:style-name="T16">}</text:span><text:span text:style-name="T13">"</text:span><text:span text:style-name="T8">,</text:span></text:p>
      <text:p text:style-name="P4">                <text:span text:style-name="T8">])</text:span></text:p>
      <text:p text:style-name="P4">                <text:span text:style-name="T7">if</text:span><text:span text:style-name="T8"> </text:span><text:span text:style-name="T17">flow_lines</text:span><text:span text:style-name="T8">:</text:span></text:p>
      <text:p text:style-name="P4">                    <text:span text:style-name="T17">analysis</text:span><text:span text:style-name="T8">.</text:span><text:span text:style-name="T12">extend</text:span><text:span text:style-name="T8">(</text:span><text:span text:style-name="T17">flow_lines</text:span><text:span text:style-name="T8">)</text:span></text:p>
      <text:p text:style-name="P4">                <text:span text:style-name="T7">if</text:span><text:span text:style-name="T8"> </text:span><text:span text:style-name="T17">ob_lines</text:span><text:span text:style-name="T8">:</text:span></text:p>
      <text:p text:style-name="P4">                    <text:span text:style-name="T17">analysis</text:span><text:span text:style-name="T8">.</text:span><text:span text:style-name="T12">extend</text:span><text:span text:style-name="T8">(</text:span><text:span text:style-name="T17">ob_lines</text:span><text:span text:style-name="T8">)</text:span></text:p>
      <text:p text:style-name="P2"/>
      <text:p text:style-name="P4">                <text:span text:style-name="T17">target_mul</text:span><text:span text:style-name="T8"> </text:span><text:span text:style-name="T11">=</text:span><text:span text:style-name="T8"> </text:span><text:span text:style-name="T17">self</text:span><text:span text:style-name="T8">.</text:span><text:span text:style-name="T12">_compute_target_multiplier</text:span><text:span text:style-name="T8">(</text:span><text:span text:style-name="T17">alignment</text:span><text:span text:style-name="T8">, </text:span><text:span text:style-name="T17">regime_flags</text:span><text:span text:style-name="T8">)</text:span></text:p>
      <text:p text:style-name="P2"/>
      <text:p text:style-name="P4">                <text:span text:style-name="T7">if</text:span><text:span text:style-name="T8"> </text:span><text:span text:style-name="T17">direction</text:span><text:span text:style-name="T8"> </text:span><text:span text:style-name="T11">==</text:span><text:span text:style-name="T8"> </text:span><text:span text:style-name="T13">"COMPRADORA"</text:span><text:span text:style-name="T8">:</text:span></text:p>
      <text:p text:style-name="P4">                    <text:span text:style-name="T17">target</text:span><text:span text:style-name="T8"> </text:span><text:span text:style-name="T11">=</text:span><text:span text:style-name="T8"> </text:span><text:span text:style-name="T17">preco</text:span><text:span text:style-name="T8"> </text:span><text:span text:style-name="T11">+</text:span><text:span text:style-name="T8"> (</text:span><text:span text:style-name="T17">target_mul</text:span><text:span text:style-name="T8"> </text:span><text:span text:style-name="T11">*</text:span><text:span text:style-name="T8"> </text:span><text:span text:style-name="T17">atr15m</text:span><text:span text:style-name="T8">)</text:span></text:p>
      <text:p text:style-name="P4">                    <text:span text:style-name="T17">price_line</text:span><text:span text:style-name="T8"> </text:span><text:span text:style-name="T11">=</text:span><text:span text:style-name="T8"> </text:span><text:span text:style-name="T16">f</text:span><text:span text:style-name="T13">"   → Pressão para ALTA. Alvo sugerido (</text:span><text:span text:style-name="T16">{</text:span><text:span text:style-name="T17">target_mul</text:span><text:span text:style-name="T16">:.1f}</text:span><text:span text:style-name="T13">x ATR): $</text:span><text:span text:style-name="T16">{</text:span><text:span text:style-name="T17">target</text:span><text:span text:style-name="T16">:,.2f}</text:span><text:span text:style-name="T13">"</text:span></text:p>
      <text:p text:style-name="P4">                <text:span text:style-name="T7">else</text:span><text:span text:style-name="T8">:</text:span></text:p>
      <text:p text:style-name="P4">                    <text:span text:style-name="T17">target</text:span><text:span text:style-name="T8"> </text:span><text:span text:style-name="T11">=</text:span><text:span text:style-name="T8"> </text:span><text:span text:style-name="T17">preco</text:span><text:span text:style-name="T8"> </text:span><text:span text:style-name="T11">-</text:span><text:span text:style-name="T8"> (</text:span><text:span text:style-name="T17">target_mul</text:span><text:span text:style-name="T8"> </text:span><text:span text:style-name="T11">*</text:span><text:span text:style-name="T8"> </text:span><text:span text:style-name="T17">atr15m</text:span><text:span text:style-name="T8">)</text:span></text:p>
      <text:p text:style-name="P4">                    <text:span text:style-name="T17">price_line</text:span><text:span text:style-name="T8"> </text:span><text:span text:style-name="T11">=</text:span><text:span text:style-name="T8"> </text:span><text:span text:style-name="T16">f</text:span><text:span text:style-name="T13">"   → Pressão para BAIXA. Alvo sugerido (</text:span><text:span text:style-name="T16">{</text:span><text:span text:style-name="T17">target_mul</text:span><text:span text:style-name="T16">:.1f}</text:span><text:span text:style-name="T13">x ATR): $</text:span><text:span text:style-name="T16">{</text:span><text:span text:style-name="T17">target</text:span><text:span text:style-name="T16">:,.2f}</text:span><text:span text:style-name="T13">"</text:span></text:p>
      <text:p text:style-name="P2"/>
      <text:p text:style-name="P4">                <text:span text:style-name="T17">analysis</text:span><text:span text:style-name="T8">.</text:span><text:span text:style-name="T12">extend</text:span><text:span text:style-name="T8">([</text:span></text:p>
      <text:p text:style-name="P4">                    <text:span text:style-name="T13">"🎯 FORÇA DOMINANTE:"</text:span><text:span text:style-name="T8">,</text:span></text:p>
      <text:p text:style-name="P4">                    <text:span text:style-name="T16">f</text:span><text:span text:style-name="T13">"   → Pressão </text:span><text:span text:style-name="T16">{</text:span><text:span text:style-name="T17">direction</text:span><text:span text:style-name="T16">}</text:span><text:span text:style-name="T13"> com intensidade </text:span><text:span text:style-name="T16">{</text:span><text:span text:style-name="T17">strength</text:span><text:span text:style-name="T16">}</text:span><text:span text:style-name="T13">"</text:span><text:span text:style-name="T8">,</text:span></text:p>
      <text:p text:style-name="P4">                    <text:span text:style-name="T16">f</text:span><text:span text:style-name="T13">"   → </text:span><text:span text:style-name="T16">{</text:span><text:span text:style-name="T17">microstructure</text:span><text:span text:style-name="T16">}</text:span><text:span text:style-name="T13">"</text:span><text:span text:style-name="T8">,</text:span></text:p>
      <text:p text:style-name="P4">                    <text:span text:style-name="T13">""</text:span><text:span text:style-name="T8">, </text:span><text:span text:style-name="T13">"📈 EXPECTATIVA DE PREÇO:"</text:span><text:span text:style-name="T8">,</text:span></text:p>
      <text:p text:style-name="P4"><text:soft-page-break/>                    <text:span text:style-name="T17">price_line</text:span><text:span text:style-name="T8">,</text:span></text:p>
      <text:p text:style-name="P4">                    <text:span text:style-name="T13">""</text:span><text:span text:style-name="T8">, </text:span><text:span text:style-name="T13">"🚀 ESTRATÉGIA RECOMENDADA:"</text:span><text:span text:style-name="T8">,</text:span></text:p>
      <text:p text:style-name="P4">                    <text:span text:style-name="T17">self</text:span><text:span text:style-name="T8">.</text:span><text:span text:style-name="T12">_generate_strategy_absorption</text:span><text:span text:style-name="T8">(</text:span><text:span text:style-name="T17">preco</text:span><text:span text:style-name="T8">, </text:span><text:span text:style-name="T17">direction</text:span><text:span text:style-name="T8">, </text:span><text:span text:style-name="T17">atr15m</text:span><text:span text:style-name="T8">, </text:span><text:span text:style-name="T17">alignment</text:span><text:span text:style-name="T8">, </text:span><text:span text:style-name="T17">regime_flags</text:span><text:span text:style-name="T8">)</text:span></text:p>
      <text:p text:style-name="P4">                <text:span text:style-name="T8">])</text:span></text:p>
      <text:p text:style-name="P2"/>
      <text:p text:style-name="P4">                <text:span text:style-name="T17">setup_conf</text:span><text:span text:style-name="T8"> </text:span><text:span text:style-name="T11">=</text:span><text:span text:style-name="T8"> </text:span><text:span text:style-name="T17">self</text:span><text:span text:style-name="T8">.</text:span><text:span text:style-name="T12">_compute_confidence</text:span><text:span text:style-name="T8">(</text:span><text:span text:style-name="T17">event_data</text:span><text:span text:style-name="T8">, </text:span><text:span text:style-name="T17">direction</text:span><text:span text:style-name="T8">, </text:span><text:span text:style-name="T17">alignment</text:span><text:span text:style-name="T8">, </text:span><text:span text:style-name="T17">regime_flags</text:span><text:span text:style-name="T8">)</text:span></text:p>
      <text:p text:style-name="P4">                <text:span text:style-name="T17">analysis</text:span><text:span text:style-name="T8">.</text:span><text:span text:style-name="T12">append</text:span><text:span text:style-name="T8">(</text:span><text:span text:style-name="T16">f</text:span><text:span text:style-name="T13">"📊 Confiança do setup: </text:span><text:span text:style-name="T16">{</text:span><text:span text:style-name="T17">setup_conf</text:span><text:span text:style-name="T16">}</text:span><text:span text:style-name="T13">/100"</text:span><text:span text:style-name="T8">)</text:span></text:p>
      <text:p text:style-name="P2"/>
      <text:p text:style-name="P4">            <text:span text:style-name="T7">elif</text:span><text:span text:style-name="T8"> </text:span><text:span text:style-name="T13">"Exaustão"</text:span><text:span text:style-name="T8"> </text:span><text:span text:style-name="T16">in</text:span><text:span text:style-name="T8"> </text:span><text:span text:style-name="T17">tipo_evento</text:span><text:span text:style-name="T8">:</text:span></text:p>
      <text:p text:style-name="P4">                <text:span text:style-name="T17">exhaustion_type</text:span><text:span text:style-name="T8"> </text:span><text:span text:style-name="T11">=</text:span><text:span text:style-name="T8"> </text:span><text:span text:style-name="T17">self</text:span><text:span text:style-name="T8">.</text:span><text:span text:style-name="T12">_classify_exhaustion</text:span><text:span text:style-name="T8">(</text:span><text:span text:style-name="T17">delta</text:span><text:span text:style-name="T8">, </text:span><text:span text:style-name="T17">volume</text:span><text:span text:style-name="T8">)</text:span></text:p>
      <text:p text:style-name="P4">                <text:span text:style-name="T17">reversal_probability</text:span><text:span text:style-name="T8"> </text:span><text:span text:style-name="T11">=</text:span><text:span text:style-name="T8"> </text:span><text:span text:style-name="T17">self</text:span><text:span text:style-name="T8">.</text:span><text:span text:style-name="T12">_calculate_reversal_probability</text:span><text:span text:style-name="T8">(</text:span><text:span text:style-name="T17">volume</text:span><text:span text:style-name="T8">, </text:span><text:span text:style-name="T17">delta</text:span><text:span text:style-name="T8">)</text:span></text:p>
      <text:p text:style-name="P4">                <text:span text:style-name="T17">analysis</text:span><text:span text:style-name="T8">.</text:span><text:span text:style-name="T12">extend</text:span><text:span text:style-name="T8">([</text:span></text:p>
      <text:p text:style-name="P4">                    <text:span text:style-name="T13">"📊 INTERPRETAÇÃO TÉCNICA:"</text:span><text:span text:style-name="T8">,</text:span></text:p>
      <text:p text:style-name="P4">                    <text:span text:style-name="T16">f</text:span><text:span text:style-name="T13">"   → Exaustão de volume detectada (</text:span><text:span text:style-name="T16">{</text:span><text:span text:style-name="T17">exhaustion_type</text:span><text:span text:style-name="T16">}</text:span><text:span text:style-name="T13">)"</text:span><text:span text:style-name="T8">,</text:span></text:p>
      <text:p text:style-name="P4">                    <text:span text:style-name="T16">f</text:span><text:span text:style-name="T13">"   → Volume: </text:span><text:span text:style-name="T16">{</text:span><text:span text:style-name="T17">volume</text:span><text:span text:style-name="T16">:,.0f}</text:span><text:span text:style-name="T13"> (Elevado)"</text:span><text:span text:style-name="T8">,</text:span></text:p>
      <text:p text:style-name="P4">                    <text:span text:style-name="T16">f</text:span><text:span text:style-name="T13">"   → Probabilidade de reversão: </text:span><text:span text:style-name="T16">{</text:span><text:span text:style-name="T17">reversal_probability</text:span><text:span text:style-name="T16">:.1f}</text:span><text:span text:style-name="T13">%"</text:span><text:span text:style-name="T8">,</text:span></text:p>
      <text:p text:style-name="P4">                    <text:span text:style-name="T16">f</text:span><text:span text:style-name="T13">"   → Alinhamento MTF: </text:span><text:span text:style-name="T16">{</text:span><text:span text:style-name="T17">alignment</text:span><text:span text:style-name="T16">}</text:span><text:span text:style-name="T13">"</text:span><text:span text:style-name="T8">,</text:span></text:p>
      <text:p text:style-name="P4">                <text:span text:style-name="T8">])</text:span></text:p>
      <text:p text:style-name="P4">                <text:span text:style-name="T7">if</text:span><text:span text:style-name="T8"> </text:span><text:span text:style-name="T17">vp_lines</text:span><text:span text:style-name="T8">:</text:span></text:p>
      <text:p text:style-name="P4">                    <text:span text:style-name="T17">analysis</text:span><text:span text:style-name="T8">.</text:span><text:span text:style-name="T12">extend</text:span><text:span text:style-name="T8">(</text:span><text:span text:style-name="T17">vp_lines</text:span><text:span text:style-name="T8">)</text:span></text:p>
      <text:p text:style-name="P2"/>
      <text:p text:style-name="P4">                <text:span text:style-name="T17">analysis</text:span><text:span text:style-name="T8">.</text:span><text:span text:style-name="T12">extend</text:span><text:span text:style-name="T8">([</text:span></text:p>
      <text:p text:style-name="P4">                    <text:span text:style-name="T13">"⚡ ANÁLISE DE MOMENTUM:"</text:span><text:span text:style-name="T8">,</text:span></text:p>
      <text:p text:style-name="P4">                    <text:span text:style-name="T16">f</text:span><text:span text:style-name="T13">"   → Delta terminal: </text:span><text:span text:style-name="T16">{</text:span><text:span text:style-name="T17">delta</text:span><text:span text:style-name="T16">:,.0f}</text:span><text:span text:style-name="T13">"</text:span><text:span text:style-name="T8">,</text:span></text:p>
      <text:p text:style-name="P4">                    <text:span text:style-name="T16">f</text:span><text:span text:style-name="T13">"   → </text:span><text:span text:style-name="T16">{</text:span><text:span text:style-name="T17">volume_analysis</text:span><text:span text:style-name="T16">}</text:span><text:span text:style-name="T13">"</text:span><text:span text:style-name="T8">,</text:span></text:p>
      <text:p text:style-name="P4">                    <text:span text:style-name="T16">f</text:span><text:span text:style-name="T13">"   → Indicadores de clímax: </text:span><text:span text:style-name="T16">{</text:span><text:span text:style-name="T17">self</text:span><text:span text:style-name="T8">.</text:span><text:span text:style-name="T12">_detect_climax_indicators</text:span><text:span text:style-name="T8">(</text:span><text:span text:style-name="T17">volume</text:span><text:span text:style-name="T8">, </text:span><text:span text:style-name="T17">delta</text:span><text:span text:style-name="T8">)</text:span><text:span text:style-name="T16">}</text:span><text:span text:style-name="T13">"</text:span><text:span text:style-name="T8">,</text:span></text:p>
      <text:p text:style-name="P4">                <text:span text:style-name="T8">])</text:span></text:p>
      <text:p text:style-name="P4">                <text:span text:style-name="T7">if</text:span><text:span text:style-name="T8"> </text:span><text:span text:style-name="T17">flow_lines</text:span><text:span text:style-name="T8">:</text:span></text:p>
      <text:p text:style-name="P4">                    <text:span text:style-name="T17">analysis</text:span><text:span text:style-name="T8">.</text:span><text:span text:style-name="T12">extend</text:span><text:span text:style-name="T8">(</text:span><text:span text:style-name="T17">flow_lines</text:span><text:span text:style-name="T8">)</text:span></text:p>
      <text:p text:style-name="P4">                <text:span text:style-name="T7">if</text:span><text:span text:style-name="T8"> </text:span><text:span text:style-name="T17">ob_lines</text:span><text:span text:style-name="T8">:</text:span></text:p>
      <text:p text:style-name="P4">                    <text:span text:style-name="T17">analysis</text:span><text:span text:style-name="T8">.</text:span><text:span text:style-name="T12">extend</text:span><text:span text:style-name="T8">(</text:span><text:span text:style-name="T17">ob_lines</text:span><text:span text:style-name="T8">)</text:span></text:p>
      <text:p text:style-name="P2"/>
      <text:p text:style-name="P4">                <text:span text:style-name="T17">analysis</text:span><text:span text:style-name="T8">.</text:span><text:span text:style-name="T12">extend</text:span><text:span text:style-name="T8">([</text:span></text:p>
      <text:p text:style-name="P4">                    <text:span text:style-name="T13">"🎯 FORÇA DOMINANTE:"</text:span><text:span text:style-name="T8">,</text:span></text:p>
      <text:p text:style-name="P4">                    <text:span text:style-name="T13">"   → Enfraquecimento da tendência atual"</text:span><text:span text:style-name="T8">,</text:span></text:p>
      <text:p text:style-name="P4">                    <text:span text:style-name="T16">f</text:span><text:span text:style-name="T13">"   → </text:span><text:span text:style-name="T16">{</text:span><text:span text:style-name="T17">microstructure</text:span><text:span text:style-name="T16">}</text:span><text:span text:style-name="T13">"</text:span><text:span text:style-name="T8">,</text:span></text:p>
      <text:p text:style-name="P4">                    <text:span text:style-name="T13">""</text:span><text:span text:style-name="T8">, </text:span><text:span text:style-name="T13">"📈 EXPECTATIVA DE PREÇO:"</text:span><text:span text:style-name="T8">,</text:span></text:p>
      <text:p text:style-name="P4">                    <text:span text:style-name="T13">"   → Consolidação ou reversão esperada"</text:span><text:span text:style-name="T8">,</text:span></text:p>
      <text:p text:style-name="P4">                    <text:span text:style-name="T16">f</text:span><text:span text:style-name="T13">"   → Níveis críticos: </text:span><text:span text:style-name="T16">{</text:span><text:span text:style-name="T17">self</text:span><text:span text:style-name="T8">.</text:span><text:span text:style-name="T12">_calculate_support_resistance</text:span><text:span text:style-name="T8">(</text:span><text:span text:style-name="T17">preco</text:span><text:span text:style-name="T8">, </text:span><text:span text:style-name="T17">atr15m</text:span><text:span text:style-name="T8">)</text:span><text:span text:style-name="T16">}</text:span><text:span text:style-name="T13">"</text:span><text:span text:style-name="T8">,</text:span></text:p>
      <text:p text:style-name="P4">                    <text:span text:style-name="T13">""</text:span><text:span text:style-name="T8">, </text:span><text:span text:style-name="T13">"🚀 ESTRATÉGIA RECOMENDADA:"</text:span><text:span text:style-name="T8">,</text:span></text:p>
      <text:p text:style-name="P4">                    <text:span text:style-name="T17">self</text:span><text:span text:style-name="T8">.</text:span><text:span text:style-name="T12">_generate_exhaustion_strategy</text:span><text:span text:style-name="T8">(</text:span><text:span text:style-name="T17">reversal_probability</text:span><text:span text:style-name="T8">)</text:span></text:p>
      <text:p text:style-name="P4">                <text:span text:style-name="T8">])</text:span></text:p>
      <text:p text:style-name="P2"/>
      <text:p text:style-name="P4">                <text:span text:style-name="T17">ex_conf</text:span><text:span text:style-name="T8"> </text:span><text:span text:style-name="T11">=</text:span><text:span text:style-name="T8"> </text:span><text:span text:style-name="T17">self</text:span><text:span text:style-name="T8">.</text:span><text:span text:style-name="T12">_compute_confidence</text:span><text:span text:style-name="T8">(</text:span><text:span text:style-name="T17">event_data</text:span><text:span text:style-name="T8">, </text:span><text:span text:style-name="T13">"VENDEDORA"</text:span><text:span text:style-name="T8"> </text:span><text:span text:style-name="T7">if</text:span><text:span text:style-name="T8"> </text:span><text:span text:style-name="T17">delta</text:span><text:span text:style-name="T8"> </text:span><text:span text:style-name="T11">&lt;</text:span><text:span text:style-name="T8"> </text:span><text:span text:style-name="T14">0</text:span><text:span text:style-name="T8"> </text:span><text:span text:style-name="T7">else</text:span><text:span text:style-name="T8"> </text:span><text:span text:style-name="T13">"COMPRADORA"</text:span><text:span text:style-name="T8">, </text:span><text:span text:style-name="T17">alignment</text:span><text:span text:style-name="T8">, </text:span><text:span text:style-name="T17">regime_flags</text:span><text:span text:style-name="T8">)</text:span></text:p>
      <text:p text:style-name="P4">                <text:span text:style-name="T17">analysis</text:span><text:span text:style-name="T8">.</text:span><text:span text:style-name="T12">append</text:span><text:span text:style-name="T8">(</text:span><text:span text:style-name="T16">f</text:span><text:span text:style-name="T13">"📊 Confiança do contexto: </text:span><text:span text:style-name="T16">{</text:span><text:span text:style-name="T17">ex_conf</text:span><text:span text:style-name="T16">}</text:span><text:span text:style-name="T13">/100"</text:span><text:span text:style-name="T8">)</text:span></text:p>
      <text:p text:style-name="P2"/>
      <text:p text:style-name="P4"><text:soft-page-break/>            <text:span text:style-name="T7">elif</text:span><text:span text:style-name="T8"> </text:span><text:span text:style-name="T13">"Liquidez"</text:span><text:span text:style-name="T8"> </text:span><text:span text:style-name="T16">in</text:span><text:span text:style-name="T8"> </text:span><text:span text:style-name="T17">tipo_evento</text:span><text:span text:style-name="T8">:</text:span></text:p>
      <text:p text:style-name="P4">                <text:span text:style-name="T17">liquidity_impact</text:span><text:span text:style-name="T8"> </text:span><text:span text:style-name="T11">=</text:span><text:span text:style-name="T8"> </text:span><text:span text:style-name="T17">self</text:span><text:span text:style-name="T8">.</text:span><text:span text:style-name="T12">_analyze_liquidity_impact</text:span><text:span text:style-name="T8">(</text:span><text:span text:style-name="T17">volume</text:span><text:span text:style-name="T8">, </text:span><text:span text:style-name="T17">delta</text:span><text:span text:style-name="T8">)</text:span></text:p>
      <text:p text:style-name="P4">                <text:span text:style-name="T17">analysis</text:span><text:span text:style-name="T8">.</text:span><text:span text:style-name="T12">extend</text:span><text:span text:style-name="T8">([</text:span></text:p>
      <text:p text:style-name="P4">                    <text:span text:style-name="T13">"📊 INTERPRETAÇÃO TÉCNICA:"</text:span><text:span text:style-name="T8">,</text:span></text:p>
      <text:p text:style-name="P4">                    <text:span text:style-name="T13">"   → Fluxo significativo de liquidez detectado"</text:span><text:span text:style-name="T8">,</text:span></text:p>
      <text:p text:style-name="P4">                    <text:span text:style-name="T16">f</text:span><text:span text:style-name="T13">"   → Impacto no book: </text:span><text:span text:style-name="T16">{</text:span><text:span text:style-name="T17">liquidity_impact</text:span><text:span text:style-name="T16">}</text:span><text:span text:style-name="T13">"</text:span><text:span text:style-name="T8">,</text:span></text:p>
      <text:p text:style-name="P4">                    <text:span text:style-name="T16">f</text:span><text:span text:style-name="T13">"   → Volume de impacto: </text:span><text:span text:style-name="T16">{</text:span><text:span text:style-name="T17">volume</text:span><text:span text:style-name="T16">:,.0f}</text:span><text:span text:style-name="T13">"</text:span><text:span text:style-name="T8">,</text:span></text:p>
      <text:p text:style-name="P4">                <text:span text:style-name="T8">])</text:span></text:p>
      <text:p text:style-name="P4">                <text:span text:style-name="T7">if</text:span><text:span text:style-name="T8"> </text:span><text:span text:style-name="T17">vp_lines</text:span><text:span text:style-name="T8">:</text:span></text:p>
      <text:p text:style-name="P4">                    <text:span text:style-name="T17">analysis</text:span><text:span text:style-name="T8">.</text:span><text:span text:style-name="T12">extend</text:span><text:span text:style-name="T8">(</text:span><text:span text:style-name="T17">vp_lines</text:span><text:span text:style-name="T8">)</text:span></text:p>
      <text:p text:style-name="P4">                <text:span text:style-name="T17">analysis</text:span><text:span text:style-name="T8">.</text:span><text:span text:style-name="T12">extend</text:span><text:span text:style-name="T8">([</text:span></text:p>
      <text:p text:style-name="P4">                    <text:span text:style-name="T13">"⚡ ANÁLISE DE LIQUIDEZ:"</text:span><text:span text:style-name="T8">,</text:span></text:p>
      <text:p text:style-name="P4">                    <text:span text:style-name="T16">f</text:span><text:span text:style-name="T13">"   → </text:span><text:span text:style-name="T16">{</text:span><text:span text:style-name="T17">volume_analysis</text:span><text:span text:style-name="T16">}</text:span><text:span text:style-name="T13">"</text:span><text:span text:style-name="T8">,</text:span></text:p>
      <text:p text:style-name="P4">                    <text:span text:style-name="T13">"   → Reorganização dos níveis de S/R em andamento"</text:span><text:span text:style-name="T8">,</text:span></text:p>
      <text:p text:style-name="P4">                <text:span text:style-name="T8">])</text:span></text:p>
      <text:p text:style-name="P4">                <text:span text:style-name="T7">if</text:span><text:span text:style-name="T8"> </text:span><text:span text:style-name="T17">flow_lines</text:span><text:span text:style-name="T8">:</text:span></text:p>
      <text:p text:style-name="P4">                    <text:span text:style-name="T17">analysis</text:span><text:span text:style-name="T8">.</text:span><text:span text:style-name="T12">extend</text:span><text:span text:style-name="T8">(</text:span><text:span text:style-name="T17">flow_lines</text:span><text:span text:style-name="T8">)</text:span></text:p>
      <text:p text:style-name="P4">                <text:span text:style-name="T7">if</text:span><text:span text:style-name="T8"> </text:span><text:span text:style-name="T17">ob_lines</text:span><text:span text:style-name="T8">:</text:span></text:p>
      <text:p text:style-name="P4">                    <text:span text:style-name="T17">analysis</text:span><text:span text:style-name="T8">.</text:span><text:span text:style-name="T12">extend</text:span><text:span text:style-name="T8">(</text:span><text:span text:style-name="T17">ob_lines</text:span><text:span text:style-name="T8">)</text:span></text:p>
      <text:p text:style-name="P4">                <text:span text:style-name="T17">analysis</text:span><text:span text:style-name="T8">.</text:span><text:span text:style-name="T12">extend</text:span><text:span text:style-name="T8">([</text:span></text:p>
      <text:p text:style-name="P4">                    <text:span text:style-name="T13">"🎯 FORÇA DOMINANTE:"</text:span><text:span text:style-name="T8">,</text:span></text:p>
      <text:p text:style-name="P4">                    <text:span text:style-name="T13">"   → Redistribuição de liquidez ativa"</text:span><text:span text:style-name="T8">,</text:span></text:p>
      <text:p text:style-name="P4">                    <text:span text:style-name="T16">f</text:span><text:span text:style-name="T13">"   → </text:span><text:span text:style-name="T16">{</text:span><text:span text:style-name="T17">microstructure</text:span><text:span text:style-name="T16">}</text:span><text:span text:style-name="T13">"</text:span><text:span text:style-name="T8">,</text:span></text:p>
      <text:p text:style-name="P4">                    <text:span text:style-name="T13">""</text:span><text:span text:style-name="T8">, </text:span><text:span text:style-name="T13">"📈 EXPECTATIVA DE PREÇO:"</text:span><text:span text:style-name="T8">,</text:span></text:p>
      <text:p text:style-name="P4">                    <text:span text:style-name="T13">"   → Volatilidade aumentada no curto prazo"</text:span><text:span text:style-name="T8">,</text:span></text:p>
      <text:p text:style-name="P4">                    <text:span text:style-name="T13">"   → Novos níveis de equilíbrio em formação"</text:span><text:span text:style-name="T8">,</text:span></text:p>
      <text:p text:style-name="P4">                    <text:span text:style-name="T13">""</text:span><text:span text:style-name="T8">, </text:span><text:span text:style-name="T13">"🚀 ESTRATÉGIA RECOMENDADA:"</text:span><text:span text:style-name="T8">,</text:span></text:p>
      <text:p text:style-name="P4">                    <text:span text:style-name="T17">self</text:span><text:span text:style-name="T8">.</text:span><text:span text:style-name="T12">_generate_liquidity_strategy</text:span><text:span text:style-name="T8">(</text:span><text:span text:style-name="T17">volume</text:span><text:span text:style-name="T8">)</text:span></text:p>
      <text:p text:style-name="P4">                <text:span text:style-name="T8">])</text:span></text:p>
      <text:p text:style-name="P2"/>
      <text:p text:style-name="P4">                <text:span text:style-name="T17">liq_conf</text:span><text:span text:style-name="T8"> </text:span><text:span text:style-name="T11">=</text:span><text:span text:style-name="T8"> </text:span><text:span text:style-name="T17">self</text:span><text:span text:style-name="T8">.</text:span><text:span text:style-name="T12">_compute_confidence</text:span><text:span text:style-name="T8">(</text:span><text:span text:style-name="T17">event_data</text:span><text:span text:style-name="T8">, </text:span><text:span text:style-name="T13">"COMPRADORA"</text:span><text:span text:style-name="T8"> </text:span><text:span text:style-name="T7">if</text:span><text:span text:style-name="T8"> </text:span><text:span text:style-name="T17">delta</text:span><text:span text:style-name="T8"> </text:span><text:span text:style-name="T11">&gt;</text:span><text:span text:style-name="T8"> </text:span><text:span text:style-name="T14">0</text:span><text:span text:style-name="T8"> </text:span><text:span text:style-name="T7">else</text:span><text:span text:style-name="T8"> </text:span><text:span text:style-name="T13">"VENDEDORA"</text:span><text:span text:style-name="T8">, </text:span><text:span text:style-name="T17">alignment</text:span><text:span text:style-name="T8">, </text:span><text:span text:style-name="T17">regime_flags</text:span><text:span text:style-name="T8">)</text:span></text:p>
      <text:p text:style-name="P4">                <text:span text:style-name="T17">analysis</text:span><text:span text:style-name="T8">.</text:span><text:span text:style-name="T12">append</text:span><text:span text:style-name="T8">(</text:span><text:span text:style-name="T16">f</text:span><text:span text:style-name="T13">"📊 Confiança do contexto: </text:span><text:span text:style-name="T16">{</text:span><text:span text:style-name="T17">liq_conf</text:span><text:span text:style-name="T16">}</text:span><text:span text:style-name="T13">/100"</text:span><text:span text:style-name="T8">)</text:span></text:p>
      <text:p text:style-name="P2"/>
      <text:p text:style-name="P4">            <text:span text:style-name="T7">for</text:span><text:span text:style-name="T8"> </text:span><text:span text:style-name="T17">f</text:span><text:span text:style-name="T8"> </text:span><text:span text:style-name="T7">in</text:span><text:span text:style-name="T8"> </text:span><text:span text:style-name="T17">regime_flags</text:span><text:span text:style-name="T8">:</text:span></text:p>
      <text:p text:style-name="P4">                <text:span text:style-name="T17">analysis</text:span><text:span text:style-name="T8">.</text:span><text:span text:style-name="T12">append</text:span><text:span text:style-name="T8">(</text:span><text:span text:style-name="T17">f</text:span><text:span text:style-name="T8">)</text:span></text:p>
      <text:p text:style-name="P4">            <text:span text:style-name="T7">if</text:span><text:span text:style-name="T8"> </text:span><text:span text:style-name="T17">event_data</text:span><text:span text:style-name="T8">.</text:span><text:span text:style-name="T12">get</text:span><text:span text:style-name="T8">(</text:span><text:span text:style-name="T13">"contexto_sma"</text:span><text:span text:style-name="T8">):</text:span></text:p>
      <text:p text:style-name="P4">                <text:span text:style-name="T17">analysis</text:span><text:span text:style-name="T8">.</text:span><text:span text:style-name="T12">append</text:span><text:span text:style-name="T8">(</text:span><text:span text:style-name="T16">f</text:span><text:span text:style-name="T13">"📍 CONTEXTO TÉCNICO: </text:span><text:span text:style-name="T16">{</text:span><text:span text:style-name="T17">event_data</text:span><text:span text:style-name="T8">.</text:span><text:span text:style-name="T12">get</text:span><text:span text:style-name="T8">(</text:span><text:span text:style-name="T13">'contexto_sma'</text:span><text:span text:style-name="T8">)</text:span><text:span text:style-name="T16">}</text:span><text:span text:style-name="T13">"</text:span><text:span text:style-name="T8">)</text:span></text:p>
      <text:p text:style-name="P2"/>
      <text:p text:style-name="P4">            <text:span text:style-name="T17">analysis</text:span><text:span text:style-name="T8">.</text:span><text:span text:style-name="T12">extend</text:span><text:span text:style-name="T8">([</text:span></text:p>
      <text:p text:style-name="P4">                <text:span text:style-name="T13">""</text:span><text:span text:style-name="T8">, </text:span><text:span text:style-name="T13">"⚠️  GESTÃO DE RISCO:"</text:span><text:span text:style-name="T8">,</text:span></text:p>
      <text:p text:style-name="P4">                <text:span text:style-name="T17">self</text:span><text:span text:style-name="T8">.</text:span><text:span text:style-name="T12">_generate_risk_management</text:span><text:span text:style-name="T8">(</text:span><text:span text:style-name="T17">atr15m</text:span><text:span text:style-name="T8">),</text:span></text:p>
      <text:p text:style-name="P4">                <text:span text:style-name="T13">""</text:span><text:span text:style-name="T8">, </text:span><text:span text:style-name="T16">f</text:span><text:span text:style-name="T13">"🕐 Análise gerada: </text:span><text:span text:style-name="T16">{</text:span><text:span text:style-name="T9">datetime</text:span><text:span text:style-name="T8">.</text:span><text:span text:style-name="T12">now</text:span><text:span text:style-name="T8">().</text:span><text:span text:style-name="T12">strftime</text:span><text:span text:style-name="T8">(</text:span><text:span text:style-name="T13">'%H:%M:%S'</text:span><text:span text:style-name="T8">)</text:span><text:span text:style-name="T16">}</text:span><text:span text:style-name="T13">"</text:span><text:span text:style-name="T8">,</text:span></text:p>
      <text:p text:style-name="P4">                <text:span text:style-name="T13">"━━━━━━━━━━━━━━━━━━━━━━━━━━━━━━━━━━━━━━━━━━━━━━━━━━━━━━━━━━━━━━━━━"</text:span></text:p>
      <text:p text:style-name="P4">            <text:span text:style-name="T8">])</text:span></text:p>
      <text:p text:style-name="P4">            <text:span text:style-name="T7">return</text:span><text:span text:style-name="T8"> </text:span><text:span text:style-name="T13">"</text:span><text:span text:style-name="T19">\n</text:span><text:span text:style-name="T13">"</text:span><text:span text:style-name="T8">.</text:span><text:span text:style-name="T12">join</text:span><text:span text:style-name="T8">(</text:span><text:span text:style-name="T17">analysis</text:span><text:span text:style-name="T8">)</text:span></text:p>
      <text:p text:style-name="P4">        <text:span text:style-name="T7">except</text:span><text:span text:style-name="T8"> </text:span><text:span text:style-name="T9">Exception</text:span><text:span text:style-name="T8"> </text:span><text:span text:style-name="T7">as</text:span><text:span text:style-name="T8"> </text:span><text:span text:style-name="T17">e</text:span><text:span text:style-name="T8">:</text:span></text:p>
      <text:p text:style-name="P4">            <text:span text:style-name="T9">logging</text:span><text:span text:style-name="T8">.</text:span><text:span text:style-name="T12">error</text:span><text:span text:style-name="T8">(</text:span><text:span text:style-name="T16">f</text:span><text:span text:style-name="T13">"❌ Erro na análise híbrida: </text:span><text:span text:style-name="T16">{</text:span><text:span text:style-name="T17">e</text:span><text:span text:style-name="T16">}</text:span><text:span text:style-name="T13">"</text:span><text:span text:style-name="T8">, </text:span><text:span text:style-name="T17">exc_info</text:span><text:span text:style-name="T11">=</text:span><text:span text:style-name="T16">True</text:span><text:span text:style-name="T8">)</text:span></text:p>
      <text:p text:style-name="P4">            <text:span text:style-name="T7">return</text:span><text:span text:style-name="T8"> </text:span><text:span text:style-name="T16">f</text:span><text:span text:style-name="T13">"Erro na análise híbrida avançada: </text:span><text:span text:style-name="T16">{</text:span><text:span text:style-name="T9">str</text:span><text:span text:style-name="T8">(</text:span><text:span text:style-name="T17">e</text:span><text:span text:style-name="T8">)</text:span><text:span text:style-name="T16">}</text:span><text:span text:style-name="T13">"</text:span></text:p>
      <text:p text:style-name="Text_20_body"><text:span text:style-name="Strong_20_Emphasis"><text:span text:style-name="Source_20_Text"><text:span text:style-name="T1"/></text:span></text:span></text:p>
      <text:p text:style-name="Standard"><text:soft-page-break/></text:p>
      <text:p text:style-name="Standard"/>
      <text:p text:style-name="P6"><text:span text:style-name="T20">setup_google_login.py</text:span> </text:p>
      <text:p text:style-name="P6"/>
      <text:p text:style-name="P6"/>
      <text:p text:style-name="P7"># setup_google_login.py</text:p>
      <text:p text:style-name="P1"><text:span text:style-name="T5">import</text:span> <text:span text:style-name="T6">os</text:span></text:p>
      <text:p text:style-name="P1"><text:span text:style-name="T5">import</text:span> <text:span text:style-name="T6">subprocess</text:span></text:p>
      <text:p text:style-name="P1"><text:span text:style-name="T5">import</text:span> <text:span text:style-name="T6">sys</text:span></text:p>
      <text:p text:style-name="P1"><text:span text:style-name="T5">import</text:span> <text:span text:style-name="T6">logging</text:span></text:p>
      <text:p text:style-name="P1"><text:span text:style-name="T5">from</text:span> <text:span text:style-name="T6">playwright</text:span>.<text:span text:style-name="T6">sync_api</text:span> <text:span text:style-name="T5">import</text:span> <text:span text:style-name="T21">sync_playwright</text:span></text:p>
      <text:p text:style-name="P1"><text:span text:style-name="T5">import</text:span> <text:span text:style-name="T6">time</text:span></text:p>
      <text:p text:style-name="P2"/>
      <text:p text:style-name="P1"><text:span text:style-name="T6">logging</text:span>.<text:span text:style-name="T21">basicConfig</text:span>(<text:span text:style-name="T22">level</text:span><text:span text:style-name="T23">=</text:span><text:span text:style-name="T6">logging</text:span>.<text:span text:style-name="T22">INFO</text:span>)</text:p>
      <text:p text:style-name="P2"/>
      <text:p text:style-name="P1"><text:span text:style-name="T15">def</text:span> <text:span text:style-name="T21">setup_google_login</text:span>():</text:p>
      <text:p text:style-name="P4">    <text:span text:style-name="T13">"""Configura login no Google de forma interativa."""</text:span></text:p>
      <text:p text:style-name="P4">    </text:p>
      <text:p text:style-name="P4">    <text:span text:style-name="T12">print</text:span><text:span text:style-name="T8">(</text:span><text:span text:style-name="T13">"🔐 CONFIGURAÇÃO DE LOGIN NO GOOGLE"</text:span><text:span text:style-name="T8">)</text:span></text:p>
      <text:p text:style-name="P4">    <text:span text:style-name="T12">print</text:span><text:span text:style-name="T8">(</text:span><text:span text:style-name="T13">"="</text:span><text:span text:style-name="T11">*</text:span><text:span text:style-name="T14">50</text:span><text:span text:style-name="T8">)</text:span></text:p>
      <text:p text:style-name="P4">    <text:span text:style-name="T12">print</text:span><text:span text:style-name="T8">(</text:span><text:span text:style-name="T13">"Este script vai abrir um browser para você fazer login no Google."</text:span><text:span text:style-name="T8">)</text:span></text:p>
      <text:p text:style-name="P4">    <text:span text:style-name="T12">print</text:span><text:span text:style-name="T8">(</text:span><text:span text:style-name="T13">"Siga estas etapas:"</text:span><text:span text:style-name="T8">)</text:span></text:p>
      <text:p text:style-name="P4">    <text:span text:style-name="T12">print</text:span><text:span text:style-name="T8">(</text:span><text:span text:style-name="T13">"1. Faça login na sua conta Google"</text:span><text:span text:style-name="T8">)</text:span></text:p>
      <text:p text:style-name="P4">    <text:span text:style-name="T12">print</text:span><text:span text:style-name="T8">(</text:span><text:span text:style-name="T13">"2. Acesse https://gemini.google.com"</text:span><text:span text:style-name="T8">)</text:span></text:p>
      <text:p text:style-name="P4">    <text:span text:style-name="T12">print</text:span><text:span text:style-name="T8">(</text:span><text:span text:style-name="T13">"3. Aceite os termos se necessário"</text:span><text:span text:style-name="T8">)</text:span></text:p>
      <text:p text:style-name="P4">    <text:span text:style-name="T12">print</text:span><text:span text:style-name="T8">(</text:span><text:span text:style-name="T13">"4. Volte aqui e confirme"</text:span><text:span text:style-name="T8">)</text:span></text:p>
      <text:p text:style-name="P4">    <text:span text:style-name="T12">print</text:span><text:span text:style-name="T8">(</text:span><text:span text:style-name="T13">"="</text:span><text:span text:style-name="T11">*</text:span><text:span text:style-name="T14">50</text:span><text:span text:style-name="T8">)</text:span></text:p>
      <text:p text:style-name="P4">    </text:p>
      <text:p text:style-name="P4">    <text:span text:style-name="T12">input</text:span><text:span text:style-name="T8">(</text:span><text:span text:style-name="T13">"Pressione Enter para continuar..."</text:span><text:span text:style-name="T8">)</text:span></text:p>
      <text:p text:style-name="P4">    </text:p>
      <text:p text:style-name="P4">    <text:span text:style-name="T7">try</text:span><text:span text:style-name="T8">:</text:span></text:p>
      <text:p text:style-name="P4">        <text:span text:style-name="T7">with</text:span><text:span text:style-name="T8"> </text:span><text:span text:style-name="T12">sync_playwright</text:span><text:span text:style-name="T8">() </text:span><text:span text:style-name="T7">as</text:span><text:span text:style-name="T8"> </text:span><text:span text:style-name="T17">p</text:span><text:span text:style-name="T8">:</text:span></text:p>
      <text:p text:style-name="P4">            <text:span text:style-name="T18"># Configurações otimizadas para Google</text:span></text:p>
      <text:p text:style-name="P4">            <text:span text:style-name="T17">user_data_dir</text:span><text:span text:style-name="T8"> </text:span><text:span text:style-name="T11">=</text:span><text:span text:style-name="T8"> </text:span><text:span text:style-name="T13">"./gemini_data"</text:span></text:p>
      <text:p text:style-name="P4">            </text:p>
      <text:p text:style-name="P4">            <text:span text:style-name="T18"># Remove diretório antigo se existir</text:span></text:p>
      <text:p text:style-name="P4">            <text:span text:style-name="T7">if</text:span><text:span text:style-name="T8"> </text:span><text:span text:style-name="T9">os</text:span><text:span text:style-name="T8">.</text:span><text:span text:style-name="T17">path</text:span><text:span text:style-name="T8">.</text:span><text:span text:style-name="T12">exists</text:span><text:span text:style-name="T8">(</text:span><text:span text:style-name="T17">user_data_dir</text:span><text:span text:style-name="T8">):</text:span></text:p>
      <text:p text:style-name="P4">                <text:span text:style-name="T7">import</text:span><text:span text:style-name="T8"> </text:span><text:span text:style-name="T9">shutil</text:span></text:p>
      <text:p text:style-name="P4">                <text:span text:style-name="T9">shutil</text:span><text:span text:style-name="T8">.</text:span><text:span text:style-name="T17">rmtree</text:span><text:span text:style-name="T8">(</text:span><text:span text:style-name="T17">user_data_dir</text:span><text:span text:style-name="T8">)</text:span></text:p>
      <text:p text:style-name="P4">                </text:p>
      <text:p text:style-name="P4">            <text:span text:style-name="T18"># Cria novo diretório</text:span></text:p>
      <text:p text:style-name="P4">            <text:span text:style-name="T9">os</text:span><text:span text:style-name="T8">.</text:span><text:span text:style-name="T12">makedirs</text:span><text:span text:style-name="T8">(</text:span><text:span text:style-name="T17">user_data_dir</text:span><text:span text:style-name="T8">, </text:span><text:span text:style-name="T17">exist_ok</text:span><text:span text:style-name="T11">=</text:span><text:span text:style-name="T16">True</text:span><text:span text:style-name="T8">)</text:span></text:p>
      <text:p text:style-name="P4">            </text:p>
      <text:p text:style-name="P4">            <text:span text:style-name="T18"># Configurações stealth</text:span></text:p>
      <text:p text:style-name="P4">            <text:span text:style-name="T17">browser_args</text:span><text:span text:style-name="T8"> </text:span><text:span text:style-name="T11">=</text:span><text:span text:style-name="T8"> [</text:span></text:p>
      <text:p text:style-name="P4">                <text:span text:style-name="T13">"--disable-blink-features=AutomationControlled"</text:span><text:span text:style-name="T8">,</text:span></text:p>
      <text:p text:style-name="P4">                <text:span text:style-name="T13">"--disable-infobars"</text:span><text:span text:style-name="T8">,</text:span></text:p>
      <text:p text:style-name="P4">                <text:span text:style-name="T13">"--disable-dev-shm-usage"</text:span><text:span text:style-name="T8">,</text:span></text:p>
      <text:p text:style-name="P4">                <text:span text:style-name="T13">"--no-first-run"</text:span><text:span text:style-name="T8">,</text:span></text:p>
      <text:p text:style-name="P4"><text:soft-page-break/>                <text:span text:style-name="T13">"--no-default-browser-check"</text:span><text:span text:style-name="T8">,</text:span></text:p>
      <text:p text:style-name="P4">                <text:span text:style-name="T13">"--disable-default-apps"</text:span><text:span text:style-name="T8">,</text:span></text:p>
      <text:p text:style-name="P4">                <text:span text:style-name="T13">"--disable-popup-blocking"</text:span><text:span text:style-name="T8">,</text:span></text:p>
      <text:p text:style-name="P4">                <text:span text:style-name="T13">"--disable-translate"</text:span></text:p>
      <text:p text:style-name="P4">            <text:span text:style-name="T8">]</text:span></text:p>
      <text:p text:style-name="P4">            </text:p>
      <text:p text:style-name="P4">            <text:span text:style-name="T17">user_agent</text:span><text:span text:style-name="T8"> </text:span><text:span text:style-name="T11">=</text:span><text:span text:style-name="T8"> </text:span><text:span text:style-name="T13">"Mozilla/5.0 (Windows NT 10.0; Win64; x64) AppleWebKit/537.36 (KHTML, like Gecko) Chrome/121.0.0.0 Safari/537.36"</text:span></text:p>
      <text:p text:style-name="P4">            </text:p>
      <text:p text:style-name="P4">            <text:span text:style-name="T18"># Abre browser persistente</text:span></text:p>
      <text:p text:style-name="P4">            <text:span text:style-name="T17">context</text:span><text:span text:style-name="T8"> </text:span><text:span text:style-name="T11">=</text:span><text:span text:style-name="T8"> </text:span><text:span text:style-name="T17">p</text:span><text:span text:style-name="T8">.</text:span><text:span text:style-name="T17">chromium</text:span><text:span text:style-name="T8">.</text:span><text:span text:style-name="T12">launch_persistent_context</text:span><text:span text:style-name="T8">(</text:span></text:p>
      <text:p text:style-name="P4">                <text:span text:style-name="T17">user_data_dir</text:span><text:span text:style-name="T11">=</text:span><text:span text:style-name="T17">user_data_dir</text:span><text:span text:style-name="T8">,</text:span></text:p>
      <text:p text:style-name="P4">                <text:span text:style-name="T17">headless</text:span><text:span text:style-name="T11">=</text:span><text:span text:style-name="T16">False</text:span><text:span text:style-name="T8">,  </text:span><text:span text:style-name="T18"># Sempre visível para login</text:span></text:p>
      <text:p text:style-name="P4">                <text:span text:style-name="T17">args</text:span><text:span text:style-name="T11">=</text:span><text:span text:style-name="T17">browser_args</text:span><text:span text:style-name="T8">,</text:span></text:p>
      <text:p text:style-name="P4">                <text:span text:style-name="T17">user_agent</text:span><text:span text:style-name="T11">=</text:span><text:span text:style-name="T17">user_agent</text:span><text:span text:style-name="T8">,</text:span></text:p>
      <text:p text:style-name="P4">                <text:span text:style-name="T17">viewport</text:span><text:span text:style-name="T11">=</text:span><text:span text:style-name="T8">{</text:span><text:span text:style-name="T13">"width"</text:span><text:span text:style-name="T8">: </text:span><text:span text:style-name="T14">1920</text:span><text:span text:style-name="T8">, </text:span><text:span text:style-name="T13">"height"</text:span><text:span text:style-name="T8">: </text:span><text:span text:style-name="T14">1080</text:span><text:span text:style-name="T8">},</text:span></text:p>
      <text:p text:style-name="P4">                <text:span text:style-name="T17">ignore_default_args</text:span><text:span text:style-name="T11">=</text:span><text:span text:style-name="T8">[</text:span><text:span text:style-name="T13">"--enable-automation"</text:span><text:span text:style-name="T8">],</text:span></text:p>
      <text:p text:style-name="P4">                <text:span text:style-name="T17">locale</text:span><text:span text:style-name="T11">=</text:span><text:span text:style-name="T13">"pt-BR"</text:span><text:span text:style-name="T8">,</text:span></text:p>
      <text:p text:style-name="P4">                <text:span text:style-name="T17">timezone_id</text:span><text:span text:style-name="T11">=</text:span><text:span text:style-name="T13">"America/Sao_Paulo"</text:span></text:p>
      <text:p text:style-name="P4">            <text:span text:style-name="T8">)</text:span></text:p>
      <text:p text:style-name="P4">            </text:p>
      <text:p text:style-name="P4">            <text:span text:style-name="T18"># Adiciona script stealth</text:span></text:p>
      <text:p text:style-name="P4">            <text:span text:style-name="T17">context</text:span><text:span text:style-name="T8">.</text:span><text:span text:style-name="T12">add_init_script</text:span><text:span text:style-name="T8">(</text:span><text:span text:style-name="T13">"""</text:span></text:p>
      <text:p text:style-name="P8">                <text:span text:style-name="T8">Object.defineProperty(navigator, 'webdriver', {</text:span></text:p>
      <text:p text:style-name="P8">                    <text:span text:style-name="T8">get: () =&gt; undefined,</text:span></text:p>
      <text:p text:style-name="P8">                <text:span text:style-name="T8">});</text:span></text:p>
      <text:p text:style-name="P8">                <text:span text:style-name="T8">window.chrome = { runtime: {} };</text:span></text:p>
      <text:p text:style-name="P4"><text:span text:style-name="T24">            </text:span><text:span text:style-name="T13">"""</text:span><text:span text:style-name="T8">)</text:span></text:p>
      <text:p text:style-name="P4">            </text:p>
      <text:p text:style-name="P4">            <text:span text:style-name="T17">page</text:span><text:span text:style-name="T8"> </text:span><text:span text:style-name="T11">=</text:span><text:span text:style-name="T8"> </text:span><text:span text:style-name="T17">context</text:span><text:span text:style-name="T8">.</text:span><text:span text:style-name="T12">new_page</text:span><text:span text:style-name="T8">()</text:span></text:p>
      <text:p text:style-name="P4">            </text:p>
      <text:p text:style-name="P4">            <text:span text:style-name="T12">print</text:span><text:span text:style-name="T8">(</text:span><text:span text:style-name="T13">"</text:span><text:span text:style-name="T19">\n</text:span><text:span text:style-name="T13">🌐 Abrindo Google..."</text:span><text:span text:style-name="T8">)</text:span></text:p>
      <text:p text:style-name="P4">            <text:span text:style-name="T17">page</text:span><text:span text:style-name="T8">.</text:span><text:span text:style-name="T12">goto</text:span><text:span text:style-name="T8">(</text:span><text:span text:style-name="T13">"https://accounts.google.com"</text:span><text:span text:style-name="T8">, </text:span><text:span text:style-name="T17">wait_until</text:span><text:span text:style-name="T11">=</text:span><text:span text:style-name="T13">"domcontentloaded"</text:span><text:span text:style-name="T8">)</text:span></text:p>
      <text:p text:style-name="P4">            </text:p>
      <text:p text:style-name="P4">            <text:span text:style-name="T12">print</text:span><text:span text:style-name="T8">(</text:span><text:span text:style-name="T13">"</text:span><text:span text:style-name="T19">\n</text:span><text:span text:style-name="T13">✅ Browser aberto!"</text:span><text:span text:style-name="T8">)</text:span></text:p>
      <text:p text:style-name="P4">            <text:span text:style-name="T12">print</text:span><text:span text:style-name="T8">(</text:span><text:span text:style-name="T13">"🔸 Faça login na sua conta Google"</text:span><text:span text:style-name="T8">)</text:span></text:p>
      <text:p text:style-name="P4">            <text:span text:style-name="T12">print</text:span><text:span text:style-name="T8">(</text:span><text:span text:style-name="T13">"🔸 Depois vá para https://gemini.google.com"</text:span><text:span text:style-name="T8">)</text:span></text:p>
      <text:p text:style-name="P4">            <text:span text:style-name="T12">print</text:span><text:span text:style-name="T8">(</text:span><text:span text:style-name="T13">"🔸 Aceite os termos do Gemini se necessário"</text:span><text:span text:style-name="T8">)</text:span></text:p>
      <text:p text:style-name="P4">            </text:p>
      <text:p text:style-name="P4">            <text:span text:style-name="T18"># Aguarda confirmação do usuário</text:span></text:p>
      <text:p text:style-name="P4">            <text:span text:style-name="T12">input</text:span><text:span text:style-name="T8">(</text:span><text:span text:style-name="T13">"</text:span><text:span text:style-name="T19">\n</text:span><text:span text:style-name="T13">Pressione Enter quando terminar o login..."</text:span><text:span text:style-name="T8">)</text:span></text:p>
      <text:p text:style-name="P4">            </text:p>
      <text:p text:style-name="P4">            <text:span text:style-name="T18"># Testa o Gemini</text:span></text:p>
      <text:p text:style-name="P4">            <text:span text:style-name="T12">print</text:span><text:span text:style-name="T8">(</text:span><text:span text:style-name="T13">"</text:span><text:span text:style-name="T19">\n</text:span><text:span text:style-name="T13">🧪 Testando acesso ao Gemini..."</text:span><text:span text:style-name="T8">)</text:span></text:p>
      <text:p text:style-name="P4">            <text:span text:style-name="T17">page</text:span><text:span text:style-name="T8">.</text:span><text:span text:style-name="T12">goto</text:span><text:span text:style-name="T8">(</text:span><text:span text:style-name="T13">"https://gemini.google.com/app"</text:span><text:span text:style-name="T8">, </text:span><text:span text:style-name="T17">wait_until</text:span><text:span text:style-name="T11">=</text:span><text:span text:style-name="T13">"domcontentloaded"</text:span><text:span text:style-name="T8">)</text:span></text:p>
      <text:p text:style-name="P4">            <text:span text:style-name="T9">time</text:span><text:span text:style-name="T8">.</text:span><text:span text:style-name="T12">sleep</text:span><text:span text:style-name="T8">(</text:span><text:span text:style-name="T14">5</text:span><text:span text:style-name="T8">)</text:span></text:p>
      <text:p text:style-name="P4">            </text:p>
      <text:p text:style-name="P4">            <text:span text:style-name="T18"># Verifica se conseguiu acessar</text:span></text:p>
      <text:p text:style-name="P4">            <text:span text:style-name="T7">if</text:span><text:span text:style-name="T8"> </text:span><text:span text:style-name="T13">"gemini.google.com"</text:span><text:span text:style-name="T8"> </text:span><text:span text:style-name="T16">in</text:span><text:span text:style-name="T8"> </text:span><text:span text:style-name="T17">page</text:span><text:span text:style-name="T8">.</text:span><text:span text:style-name="T17">url</text:span><text:span text:style-name="T8">:</text:span></text:p>
      <text:p text:style-name="P4">                <text:span text:style-name="T12">print</text:span><text:span text:style-name="T8">(</text:span><text:span text:style-name="T13">"✅ Acesso ao Gemini confirmado!"</text:span><text:span text:style-name="T8">)</text:span></text:p>
      <text:p text:style-name="P4">                <text:span text:style-name="T12">print</text:span><text:span text:style-name="T8">(</text:span><text:span text:style-name="T13">"✅ Login configurado com sucesso!"</text:span><text:span text:style-name="T8">)</text:span></text:p>
      <text:p text:style-name="P4"><text:soft-page-break/>                </text:p>
      <text:p text:style-name="P4">                <text:span text:style-name="T18"># Aguarda mais um pouco para garantir que salvou</text:span></text:p>
      <text:p text:style-name="P4">                <text:span text:style-name="T12">print</text:span><text:span text:style-name="T8">(</text:span><text:span text:style-name="T13">"💾 Salvando configurações..."</text:span><text:span text:style-name="T8">)</text:span></text:p>
      <text:p text:style-name="P4">                <text:span text:style-name="T9">time</text:span><text:span text:style-name="T8">.</text:span><text:span text:style-name="T12">sleep</text:span><text:span text:style-name="T8">(</text:span><text:span text:style-name="T14">5</text:span><text:span text:style-name="T8">)</text:span></text:p>
      <text:p text:style-name="P4">                </text:p>
      <text:p text:style-name="P4">            <text:span text:style-name="T7">else</text:span><text:span text:style-name="T8">:</text:span></text:p>
      <text:p text:style-name="P4">                <text:span text:style-name="T12">print</text:span><text:span text:style-name="T8">(</text:span><text:span text:style-name="T13">"❌ Problema ao acessar o Gemini. Tente novamente."</text:span><text:span text:style-name="T8">)</text:span></text:p>
      <text:p text:style-name="P4">                </text:p>
      <text:p text:style-name="P4">            <text:span text:style-name="T17">context</text:span><text:span text:style-name="T8">.</text:span><text:span text:style-name="T12">close</text:span><text:span text:style-name="T8">()</text:span></text:p>
      <text:p text:style-name="P4">            </text:p>
      <text:p text:style-name="P4">    <text:span text:style-name="T7">except</text:span><text:span text:style-name="T8"> </text:span><text:span text:style-name="T9">Exception</text:span><text:span text:style-name="T8"> </text:span><text:span text:style-name="T7">as</text:span><text:span text:style-name="T8"> </text:span><text:span text:style-name="T17">e</text:span><text:span text:style-name="T8">:</text:span></text:p>
      <text:p text:style-name="P4">        <text:span text:style-name="T9">logging</text:span><text:span text:style-name="T8">.</text:span><text:span text:style-name="T12">error</text:span><text:span text:style-name="T8">(</text:span><text:span text:style-name="T16">f</text:span><text:span text:style-name="T13">"❌ Erro durante configuração: </text:span><text:span text:style-name="T16">{</text:span><text:span text:style-name="T17">e</text:span><text:span text:style-name="T16">}</text:span><text:span text:style-name="T13">"</text:span><text:span text:style-name="T8">)</text:span></text:p>
      <text:p text:style-name="P4">        <text:span text:style-name="T7">return</text:span><text:span text:style-name="T8"> </text:span><text:span text:style-name="T16">False</text:span></text:p>
      <text:p text:style-name="P4">    </text:p>
      <text:p text:style-name="P4">    <text:span text:style-name="T12">print</text:span><text:span text:style-name="T8">(</text:span><text:span text:style-name="T13">"</text:span><text:span text:style-name="T19">\n</text:span><text:span text:style-name="T13">🎉 Configuração concluída!"</text:span><text:span text:style-name="T8">)</text:span></text:p>
      <text:p text:style-name="P4">    <text:span text:style-name="T12">print</text:span><text:span text:style-name="T8">(</text:span><text:span text:style-name="T13">"💡 Agora você pode executar o bot normalmente."</text:span><text:span text:style-name="T8">)</text:span></text:p>
      <text:p text:style-name="P4">    <text:span text:style-name="T12">print</text:span><text:span text:style-name="T8">(</text:span><text:span text:style-name="T13">"💡 O login será lembrado nas próximas execuções."</text:span><text:span text:style-name="T8">)</text:span></text:p>
      <text:p text:style-name="P4">    </text:p>
      <text:p text:style-name="P4">    <text:span text:style-name="T7">return</text:span><text:span text:style-name="T8"> </text:span><text:span text:style-name="T16">True</text:span></text:p>
      <text:p text:style-name="P2"/>
      <text:p text:style-name="P1"><text:span text:style-name="T5">if</text:span> <text:span text:style-name="T22">__name__</text:span> <text:span text:style-name="T23">==</text:span> <text:span text:style-name="T24">"__main__"</text:span>:</text:p>
      <text:p text:style-name="P4">    <text:span text:style-name="T12">setup_google_login</text:span><text:span text:style-name="T8">()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text:span text:style-name="T20">ai_analyzer.py</text:span> </text:p>
      <text:p text:style-name="P6"/>
      <text:p text:style-name="P6"/>
      <text:p text:style-name="P7"># ai_analyzer_firefox.py</text:p>
      <text:p text:style-name="P2"/>
      <text:p text:style-name="P1"><text:span text:style-name="T5">import</text:span> <text:span text:style-name="T6">json</text:span></text:p>
      <text:p text:style-name="P1"><text:span text:style-name="T5">from</text:span> <text:span text:style-name="T6">playwright</text:span>.<text:span text:style-name="T6">sync_api</text:span> <text:span text:style-name="T5">import</text:span> <text:span text:style-name="T21">sync_playwright</text:span>, <text:span text:style-name="T22">TimeoutError</text:span></text:p>
      <text:p text:style-name="P1"><text:span text:style-name="T5">import</text:span> <text:span text:style-name="T6">logging</text:span></text:p>
      <text:p text:style-name="P1"><text:span text:style-name="T5">import</text:span> <text:span text:style-name="T6">time</text:span></text:p>
      <text:p text:style-name="P1"><text:span text:style-name="T5">import</text:span> <text:span text:style-name="T6">os</text:span></text:p>
      <text:p text:style-name="P1"><text:span text:style-name="T5">import</text:span> <text:span text:style-name="T6">shutil</text:span></text:p>
      <text:p text:style-name="P1"><text:span text:style-name="T5">import</text:span> <text:span text:style-name="T6">random</text:span></text:p>
      <text:p text:style-name="P2"/>
      <text:p text:style-name="P3"># URL do Google Gemini</text:p>
      <text:p text:style-name="P1"><text:span text:style-name="T25">GEMINI_URL</text:span> <text:span text:style-name="T23">=</text:span> <text:span text:style-name="T24">"https://gemini.google.com/app"</text:span></text:p>
      <text:p text:style-name="P2"/>
      <text:p text:style-name="P1"><text:span text:style-name="T15">class</text:span> <text:span text:style-name="T6">AIAnalyzer</text:span>:</text:p>
      <text:p text:style-name="P4">    <text:span text:style-name="T16">def</text:span><text:span text:style-name="T8"> </text:span><text:span text:style-name="T12">__init__</text:span><text:span text:style-name="T8">(</text:span><text:span text:style-name="T17">self</text:span><text:span text:style-name="T8">, </text:span><text:span text:style-name="T17">headless</text:span><text:span text:style-name="T11">=</text:span><text:span text:style-name="T16">False</text:span><text:span text:style-name="T8">, </text:span><text:span text:style-name="T17">user_data_dir</text:span><text:span text:style-name="T11">=</text:span><text:span text:style-name="T13">"./firefox_data"</text:span><text:span text:style-name="T8">):</text:span></text:p>
      <text:p text:style-name="P4">        <text:span text:style-name="T17">self</text:span><text:span text:style-name="T8">.</text:span><text:span text:style-name="T17">headless</text:span><text:span text:style-name="T8"> </text:span><text:span text:style-name="T11">=</text:span><text:span text:style-name="T8"> </text:span><text:span text:style-name="T17">headless</text:span></text:p>
      <text:p text:style-name="P4">        <text:span text:style-name="T17">self</text:span><text:span text:style-name="T8">.</text:span><text:span text:style-name="T17">user_data_dir</text:span><text:span text:style-name="T8"> </text:span><text:span text:style-name="T11">=</text:span><text:span text:style-name="T8"> </text:span><text:span text:style-name="T17">user_data_dir</text:span></text:p>
      <text:p text:style-name="P4">        <text:span text:style-name="T17">self</text:span><text:span text:style-name="T8">.</text:span><text:span text:style-name="T17">browser</text:span><text:span text:style-name="T8"> </text:span><text:span text:style-name="T11">=</text:span><text:span text:style-name="T8"> </text:span><text:span text:style-name="T16">None</text:span></text:p>
      <text:p text:style-name="P4">        <text:span text:style-name="T17">self</text:span><text:span text:style-name="T8">.</text:span><text:span text:style-name="T17">context</text:span><text:span text:style-name="T8"> </text:span><text:span text:style-name="T11">=</text:span><text:span text:style-name="T8"> </text:span><text:span text:style-name="T16">None</text:span></text:p>
      <text:p text:style-name="P4">        <text:span text:style-name="T17">self</text:span><text:span text:style-name="T8">.</text:span><text:span text:style-name="T17">page</text:span><text:span text:style-name="T8"> </text:span><text:span text:style-name="T11">=</text:span><text:span text:style-name="T8"> </text:span><text:span text:style-name="T16">None</text:span></text:p>
      <text:p text:style-name="P4">        <text:span text:style-name="T17">self</text:span><text:span text:style-name="T8">.</text:span><text:span text:style-name="T17">playwright</text:span><text:span text:style-name="T8"> </text:span><text:span text:style-name="T11">=</text:span><text:span text:style-name="T8"> </text:span><text:span text:style-name="T16">None</text:span></text:p>
      <text:p text:style-name="P4">        <text:span text:style-name="T17">self</text:span><text:span text:style-name="T8">.</text:span><text:span text:style-name="T17">is_logged_in</text:span><text:span text:style-name="T8"> </text:span><text:span text:style-name="T11">=</text:span><text:span text:style-name="T8"> </text:span><text:span text:style-name="T16">False</text:span></text:p>
      <text:p text:style-name="P4">        <text:span text:style-name="T17">self</text:span><text:span text:style-name="T8">.</text:span><text:span text:style-name="T12">_ensure_user_data_dir</text:span><text:span text:style-name="T8">()</text:span></text:p>
      <text:p text:style-name="P4">    </text:p>
      <text:p text:style-name="P4">    <text:span text:style-name="T16">def</text:span><text:span text:style-name="T8"> </text:span><text:span text:style-name="T12">_ensure_user_data_dir</text:span><text:span text:style-name="T8">(</text:span><text:span text:style-name="T17">self</text:span><text:span text:style-name="T8">):</text:span></text:p>
      <text:p text:style-name="P4">        <text:span text:style-name="T13">"""Garante que o diretório de dados do usuário existe."""</text:span></text:p>
      <text:p text:style-name="P4">        <text:span text:style-name="T7">if</text:span><text:span text:style-name="T8"> </text:span><text:span text:style-name="T16">not</text:span><text:span text:style-name="T8"> </text:span><text:span text:style-name="T9">os</text:span><text:span text:style-name="T8">.</text:span><text:span text:style-name="T17">path</text:span><text:span text:style-name="T8">.</text:span><text:span text:style-name="T12">exists</text:span><text:span text:style-name="T8">(</text:span><text:span text:style-name="T17">self</text:span><text:span text:style-name="T8">.</text:span><text:span text:style-name="T17">user_data_dir</text:span><text:span text:style-name="T8">):</text:span></text:p>
      <text:p text:style-name="P4">            <text:span text:style-name="T9">os</text:span><text:span text:style-name="T8">.</text:span><text:span text:style-name="T12">makedirs</text:span><text:span text:style-name="T8">(</text:span><text:span text:style-name="T17">self</text:span><text:span text:style-name="T8">.</text:span><text:span text:style-name="T17">user_data_dir</text:span><text:span text:style-name="T8">, </text:span><text:span text:style-name="T17">exist_ok</text:span><text:span text:style-name="T11">=</text:span><text:span text:style-name="T16">True</text:span><text:span text:style-name="T8">)</text:span></text:p>
      <text:p text:style-name="P4">            <text:span text:style-name="T9">logging</text:span><text:span text:style-name="T8">.</text:span><text:span text:style-name="T12">info</text:span><text:span text:style-name="T8">(</text:span><text:span text:style-name="T16">f</text:span><text:span text:style-name="T13">"📁 Diretório Firefox criado: </text:span><text:span text:style-name="T16">{</text:span><text:span text:style-name="T17">self</text:span><text:span text:style-name="T8">.</text:span><text:span text:style-name="T17">user_data_dir</text:span><text:span text:style-name="T16">}</text:span><text:span text:style-name="T13">"</text:span><text:span text:style-name="T8">)</text:span></text:p>
      <text:p text:style-name="P2"/>
      <text:p text:style-name="P4">    <text:span text:style-name="T16">def</text:span><text:span text:style-name="T8"> </text:span><text:span text:style-name="T12">clean_user_data_dir</text:span><text:span text:style-name="T8">(</text:span><text:span text:style-name="T17">self</text:span><text:span text:style-name="T8">):</text:span></text:p>
      <text:p text:style-name="P4">        <text:span text:style-name="T13">"""Limpa completamente o diretório de dados do usuário."""</text:span></text:p>
      <text:p text:style-name="P4">        <text:span text:style-name="T7">try</text:span><text:span text:style-name="T8">:</text:span></text:p>
      <text:p text:style-name="P4">            <text:span text:style-name="T7">if</text:span><text:span text:style-name="T8"> </text:span><text:span text:style-name="T17">self</text:span><text:span text:style-name="T8">.</text:span><text:span text:style-name="T17">context</text:span><text:span text:style-name="T8">:</text:span></text:p>
      <text:p text:style-name="P4">                <text:span text:style-name="T17">self</text:span><text:span text:style-name="T8">.</text:span><text:span text:style-name="T17">context</text:span><text:span text:style-name="T8">.</text:span><text:span text:style-name="T12">close</text:span><text:span text:style-name="T8">()</text:span></text:p>
      <text:p text:style-name="P4">            <text:span text:style-name="T7">if</text:span><text:span text:style-name="T8"> </text:span><text:span text:style-name="T17">self</text:span><text:span text:style-name="T8">.</text:span><text:span text:style-name="T17">browser</text:span><text:span text:style-name="T8">:</text:span></text:p>
      <text:p text:style-name="P4">                <text:span text:style-name="T17">self</text:span><text:span text:style-name="T8">.</text:span><text:span text:style-name="T17">browser</text:span><text:span text:style-name="T8">.</text:span><text:span text:style-name="T12">close</text:span><text:span text:style-name="T8">()</text:span></text:p>
      <text:p text:style-name="P4">            <text:span text:style-name="T7">if</text:span><text:span text:style-name="T8"> </text:span><text:span text:style-name="T17">self</text:span><text:span text:style-name="T8">.</text:span><text:span text:style-name="T17">playwright</text:span><text:span text:style-name="T8">:</text:span></text:p>
      <text:p text:style-name="P4">                <text:span text:style-name="T17">self</text:span><text:span text:style-name="T8">.</text:span><text:span text:style-name="T17">playwright</text:span><text:span text:style-name="T8">.</text:span><text:span text:style-name="T12">stop</text:span><text:span text:style-name="T8">()</text:span></text:p>
      <text:p text:style-name="P4">                </text:p>
      <text:p text:style-name="P4">            <text:span text:style-name="T9">time</text:span><text:span text:style-name="T8">.</text:span><text:span text:style-name="T12">sleep</text:span><text:span text:style-name="T8">(</text:span><text:span text:style-name="T14">2</text:span><text:span text:style-name="T8">)</text:span></text:p>
      <text:p text:style-name="P4">            </text:p>
      <text:p text:style-name="P4">            <text:span text:style-name="T7">if</text:span><text:span text:style-name="T8"> </text:span><text:span text:style-name="T9">os</text:span><text:span text:style-name="T8">.</text:span><text:span text:style-name="T17">path</text:span><text:span text:style-name="T8">.</text:span><text:span text:style-name="T12">exists</text:span><text:span text:style-name="T8">(</text:span><text:span text:style-name="T17">self</text:span><text:span text:style-name="T8">.</text:span><text:span text:style-name="T17">user_data_dir</text:span><text:span text:style-name="T8">):</text:span></text:p>
      <text:p text:style-name="P4">                <text:span text:style-name="T9">shutil</text:span><text:span text:style-name="T8">.</text:span><text:span text:style-name="T17">rmtree</text:span><text:span text:style-name="T8">(</text:span><text:span text:style-name="T17">self</text:span><text:span text:style-name="T8">.</text:span><text:span text:style-name="T17">user_data_dir</text:span><text:span text:style-name="T8">)</text:span></text:p>
      <text:p text:style-name="P4"><text:soft-page-break/>                <text:span text:style-name="T9">logging</text:span><text:span text:style-name="T8">.</text:span><text:span text:style-name="T12">info</text:span><text:span text:style-name="T8">(</text:span><text:span text:style-name="T16">f</text:span><text:span text:style-name="T13">"🧹 Diretório Firefox limpo: </text:span><text:span text:style-name="T16">{</text:span><text:span text:style-name="T17">self</text:span><text:span text:style-name="T8">.</text:span><text:span text:style-name="T17">user_data_dir</text:span><text:span text:style-name="T16">}</text:span><text:span text:style-name="T13">"</text:span><text:span text:style-name="T8">)</text:span></text:p>
      <text:p text:style-name="P4">            <text:span text:style-name="T17">self</text:span><text:span text:style-name="T8">.</text:span><text:span text:style-name="T12">_ensure_user_data_dir</text:span><text:span text:style-name="T8">()</text:span></text:p>
      <text:p text:style-name="P4">            </text:p>
      <text:p text:style-name="P4">            <text:span text:style-name="T18"># Reinicializa variáveis</text:span></text:p>
      <text:p text:style-name="P4">            <text:span text:style-name="T17">self</text:span><text:span text:style-name="T8">.</text:span><text:span text:style-name="T17">browser</text:span><text:span text:style-name="T8"> </text:span><text:span text:style-name="T11">=</text:span><text:span text:style-name="T8"> </text:span><text:span text:style-name="T16">None</text:span></text:p>
      <text:p text:style-name="P4">            <text:span text:style-name="T17">self</text:span><text:span text:style-name="T8">.</text:span><text:span text:style-name="T17">context</text:span><text:span text:style-name="T8"> </text:span><text:span text:style-name="T11">=</text:span><text:span text:style-name="T8"> </text:span><text:span text:style-name="T16">None</text:span></text:p>
      <text:p text:style-name="P4">            <text:span text:style-name="T17">self</text:span><text:span text:style-name="T8">.</text:span><text:span text:style-name="T17">page</text:span><text:span text:style-name="T8"> </text:span><text:span text:style-name="T11">=</text:span><text:span text:style-name="T8"> </text:span><text:span text:style-name="T16">None</text:span></text:p>
      <text:p text:style-name="P4">            <text:span text:style-name="T17">self</text:span><text:span text:style-name="T8">.</text:span><text:span text:style-name="T17">playwright</text:span><text:span text:style-name="T8"> </text:span><text:span text:style-name="T11">=</text:span><text:span text:style-name="T8"> </text:span><text:span text:style-name="T16">None</text:span></text:p>
      <text:p text:style-name="P4">            <text:span text:style-name="T17">self</text:span><text:span text:style-name="T8">.</text:span><text:span text:style-name="T17">is_logged_in</text:span><text:span text:style-name="T8"> </text:span><text:span text:style-name="T11">=</text:span><text:span text:style-name="T8"> </text:span><text:span text:style-name="T16">False</text:span></text:p>
      <text:p text:style-name="P4">            </text:p>
      <text:p text:style-name="P4">        <text:span text:style-name="T7">except</text:span><text:span text:style-name="T8"> </text:span><text:span text:style-name="T9">Exception</text:span><text:span text:style-name="T8"> </text:span><text:span text:style-name="T7">as</text:span><text:span text:style-name="T8"> </text:span><text:span text:style-name="T17">e</text:span><text:span text:style-name="T8">:</text:span></text:p>
      <text:p text:style-name="P4">            <text:span text:style-name="T9">logging</text:span><text:span text:style-name="T8">.</text:span><text:span text:style-name="T12">error</text:span><text:span text:style-name="T8">(</text:span><text:span text:style-name="T16">f</text:span><text:span text:style-name="T13">"❌ Erro ao limpar diretório: </text:span><text:span text:style-name="T16">{</text:span><text:span text:style-name="T17">e</text:span><text:span text:style-name="T16">}</text:span><text:span text:style-name="T13">"</text:span><text:span text:style-name="T8">)</text:span></text:p>
      <text:p text:style-name="P2"/>
      <text:p text:style-name="P4">    <text:span text:style-name="T16">def</text:span><text:span text:style-name="T8"> </text:span><text:span text:style-name="T12">_create_prompt</text:span><text:span text:style-name="T8">(</text:span><text:span text:style-name="T17">self</text:span><text:span text:style-name="T8">, </text:span><text:span text:style-name="T17">event_data</text:span><text:span text:style-name="T8">: </text:span><text:span text:style-name="T9">dict</text:span><text:span text:style-name="T8">) -&gt; </text:span><text:span text:style-name="T9">str</text:span><text:span text:style-name="T8">:</text:span></text:p>
      <text:p text:style-name="P4">        <text:span text:style-name="T13">"""Cria um prompt otimizado para análise de eventos de mercado."""</text:span></text:p>
      <text:p text:style-name="P4">        <text:span text:style-name="T17">tipo_evento</text:span><text:span text:style-name="T8"> </text:span><text:span text:style-name="T11">=</text:span><text:span text:style-name="T8"> </text:span><text:span text:style-name="T17">event_data</text:span><text:span text:style-name="T8">.</text:span><text:span text:style-name="T12">get</text:span><text:span text:style-name="T8">(</text:span><text:span text:style-name="T13">"tipo_evento"</text:span><text:span text:style-name="T8">, </text:span><text:span text:style-name="T13">"N/A"</text:span><text:span text:style-name="T8">)</text:span></text:p>
      <text:p text:style-name="P4">        <text:span text:style-name="T17">ativo</text:span><text:span text:style-name="T8"> </text:span><text:span text:style-name="T11">=</text:span><text:span text:style-name="T8"> </text:span><text:span text:style-name="T17">event_data</text:span><text:span text:style-name="T8">.</text:span><text:span text:style-name="T12">get</text:span><text:span text:style-name="T8">(</text:span><text:span text:style-name="T13">"ativo"</text:span><text:span text:style-name="T8">, </text:span><text:span text:style-name="T13">"N/A"</text:span><text:span text:style-name="T8">)</text:span></text:p>
      <text:p text:style-name="P4">        <text:span text:style-name="T17">descricao</text:span><text:span text:style-name="T8"> </text:span><text:span text:style-name="T11">=</text:span><text:span text:style-name="T8"> </text:span><text:span text:style-name="T17">event_data</text:span><text:span text:style-name="T8">.</text:span><text:span text:style-name="T12">get</text:span><text:span text:style-name="T8">(</text:span><text:span text:style-name="T13">"descricao"</text:span><text:span text:style-name="T8">, </text:span><text:span text:style-name="T13">"Sem descrição."</text:span><text:span text:style-name="T8">)</text:span></text:p>
      <text:p text:style-name="P4">        <text:span text:style-name="T17">delta</text:span><text:span text:style-name="T8"> </text:span><text:span text:style-name="T11">=</text:span><text:span text:style-name="T8"> </text:span><text:span text:style-name="T17">event_data</text:span><text:span text:style-name="T8">.</text:span><text:span text:style-name="T12">get</text:span><text:span text:style-name="T8">(</text:span><text:span text:style-name="T13">"delta"</text:span><text:span text:style-name="T8">, </text:span><text:span text:style-name="T14">0.0</text:span><text:span text:style-name="T8">)</text:span></text:p>
      <text:p text:style-name="P4">        <text:span text:style-name="T17">volume_total</text:span><text:span text:style-name="T8"> </text:span><text:span text:style-name="T11">=</text:span><text:span text:style-name="T8"> </text:span><text:span text:style-name="T17">event_data</text:span><text:span text:style-name="T8">.</text:span><text:span text:style-name="T12">get</text:span><text:span text:style-name="T8">(</text:span><text:span text:style-name="T13">"volume_total"</text:span><text:span text:style-name="T8">, </text:span><text:span text:style-name="T14">0.0</text:span><text:span text:style-name="T8">)</text:span></text:p>
      <text:p text:style-name="P4">        <text:span text:style-name="T17">preco_fechamento</text:span><text:span text:style-name="T8"> </text:span><text:span text:style-name="T11">=</text:span><text:span text:style-name="T8"> </text:span><text:span text:style-name="T17">event_data</text:span><text:span text:style-name="T8">.</text:span><text:span text:style-name="T12">get</text:span><text:span text:style-name="T8">(</text:span><text:span text:style-name="T13">"preco_fechamento"</text:span><text:span text:style-name="T8">, </text:span><text:span text:style-name="T14">0.0</text:span><text:span text:style-name="T8">)</text:span></text:p>
      <text:p text:style-name="P4">        <text:span text:style-name="T17">volume_compra</text:span><text:span text:style-name="T8"> </text:span><text:span text:style-name="T11">=</text:span><text:span text:style-name="T8"> </text:span><text:span text:style-name="T17">event_data</text:span><text:span text:style-name="T8">.</text:span><text:span text:style-name="T12">get</text:span><text:span text:style-name="T8">(</text:span><text:span text:style-name="T13">"volume_compra"</text:span><text:span text:style-name="T8">, </text:span><text:span text:style-name="T14">0.0</text:span><text:span text:style-name="T8">)</text:span></text:p>
      <text:p text:style-name="P4">        <text:span text:style-name="T17">volume_venda</text:span><text:span text:style-name="T8"> </text:span><text:span text:style-name="T11">=</text:span><text:span text:style-name="T8"> </text:span><text:span text:style-name="T17">event_data</text:span><text:span text:style-name="T8">.</text:span><text:span text:style-name="T12">get</text:span><text:span text:style-name="T8">(</text:span><text:span text:style-name="T13">"volume_venda"</text:span><text:span text:style-name="T8">, </text:span><text:span text:style-name="T14">0.0</text:span><text:span text:style-name="T8">)</text:span></text:p>
      <text:p text:style-name="P4">        </text:p>
      <text:p text:style-name="P4">        <text:span text:style-name="T17">contexto_extra</text:span><text:span text:style-name="T8"> </text:span><text:span text:style-name="T11">=</text:span><text:span text:style-name="T8"> </text:span><text:span text:style-name="T13">""</text:span></text:p>
      <text:p text:style-name="P4">        <text:span text:style-name="T7">if</text:span><text:span text:style-name="T8"> </text:span><text:span text:style-name="T17">event_data</text:span><text:span text:style-name="T8">.</text:span><text:span text:style-name="T12">get</text:span><text:span text:style-name="T8">(</text:span><text:span text:style-name="T13">"contexto_sma"</text:span><text:span text:style-name="T8">):</text:span></text:p>
      <text:p text:style-name="P4">            <text:span text:style-name="T17">contexto_extra</text:span><text:span text:style-name="T8"> </text:span><text:span text:style-name="T11">+=</text:span><text:span text:style-name="T8"> </text:span><text:span text:style-name="T16">f</text:span><text:span text:style-name="T13">"- **Contexto SMA:** </text:span><text:span text:style-name="T16">{</text:span><text:span text:style-name="T17">event_data</text:span><text:span text:style-name="T8">.</text:span><text:span text:style-name="T12">get</text:span><text:span text:style-name="T8">(</text:span><text:span text:style-name="T13">'contexto_sma'</text:span><text:span text:style-name="T8">)</text:span><text:span text:style-name="T16">}</text:span><text:span text:style-name="T19">\n</text:span><text:span text:style-name="T13">"</text:span></text:p>
      <text:p text:style-name="P4">        <text:span text:style-name="T7">if</text:span><text:span text:style-name="T8"> </text:span><text:span text:style-name="T17">event_data</text:span><text:span text:style-name="T8">.</text:span><text:span text:style-name="T12">get</text:span><text:span text:style-name="T8">(</text:span><text:span text:style-name="T13">"indice_absorcao"</text:span><text:span text:style-name="T8">):</text:span></text:p>
      <text:p text:style-name="P4">            <text:span text:style-name="T17">contexto_extra</text:span><text:span text:style-name="T8"> </text:span><text:span text:style-name="T11">+=</text:span><text:span text:style-name="T8"> </text:span><text:span text:style-name="T16">f</text:span><text:span text:style-name="T13">"- **Índice de Absorção:** </text:span><text:span text:style-name="T16">{</text:span><text:span text:style-name="T17">event_data</text:span><text:span text:style-name="T8">.</text:span><text:span text:style-name="T12">get</text:span><text:span text:style-name="T8">(</text:span><text:span text:style-name="T13">'indice_absorcao'</text:span><text:span text:style-name="T8">)</text:span><text:span text:style-name="T16">:.2f}</text:span><text:span text:style-name="T19">\n</text:span><text:span text:style-name="T13">"</text:span></text:p>
      <text:p text:style-name="P2"/>
      <text:p text:style-name="P4">        <text:span text:style-name="T17">prompt</text:span><text:span text:style-name="T8"> </text:span><text:span text:style-name="T11">=</text:span><text:span text:style-name="T8"> </text:span><text:span text:style-name="T16">f</text:span><text:span text:style-name="T13">"""Analise este evento de mercado como um especialista em order flow:</text:span></text:p>
      <text:p text:style-name="P2"/>
      <text:p text:style-name="P9">**DADOS DO EVENTO:**</text:p>
      <text:p text:style-name="P1"><text:span text:style-name="T24">- Ativo: </text:span><text:span text:style-name="T15">{</text:span><text:span text:style-name="T22">ativo</text:span><text:span text:style-name="T15">}</text:span></text:p>
      <text:p text:style-name="P1"><text:span text:style-name="T24">- Tipo: </text:span><text:span text:style-name="T15">{</text:span><text:span text:style-name="T22">tipo_evento</text:span><text:span text:style-name="T15">}</text:span></text:p>
      <text:p text:style-name="P1"><text:span text:style-name="T24">- Descrição: </text:span><text:span text:style-name="T15">{</text:span><text:span text:style-name="T22">descricao</text:span><text:span text:style-name="T15">}</text:span></text:p>
      <text:p text:style-name="P1"><text:span text:style-name="T24">- Delta: </text:span><text:span text:style-name="T15">{</text:span><text:span text:style-name="T22">delta</text:span><text:span text:style-name="T15">:.2f}</text:span></text:p>
      <text:p text:style-name="P1"><text:span text:style-name="T24">- Volume Total: </text:span><text:span text:style-name="T15">{</text:span><text:span text:style-name="T22">volume_total</text:span><text:span text:style-name="T15">:.0f}</text:span></text:p>
      <text:p text:style-name="P1"><text:span text:style-name="T24">- Volume Compra: </text:span><text:span text:style-name="T15">{</text:span><text:span text:style-name="T22">volume_compra</text:span><text:span text:style-name="T15">:.0f}</text:span></text:p>
      <text:p text:style-name="P1"><text:span text:style-name="T24">- Volume Venda: </text:span><text:span text:style-name="T15">{</text:span><text:span text:style-name="T22">volume_venda</text:span><text:span text:style-name="T15">:.0f}</text:span></text:p>
      <text:p text:style-name="P1"><text:span text:style-name="T24">- Preço Fechamento: $</text:span><text:span text:style-name="T15">{</text:span><text:span text:style-name="T22">preco_fechamento</text:span><text:span text:style-name="T15">:.2f}</text:span></text:p>
      <text:p text:style-name="P1"><text:span text:style-name="T15">{</text:span><text:span text:style-name="T22">contexto_extra</text:span><text:span text:style-name="T15">}</text:span></text:p>
      <text:p text:style-name="P2"/>
      <text:p text:style-name="P9">**ANÁLISE SOLICITADA:**</text:p>
      <text:p text:style-name="P9">Forneça uma análise concisa (máximo 150 palavras) respondendo:</text:p>
      <text:p text:style-name="P2"/>
      <text:p text:style-name="P9">1. **Interpretação:** O que este evento revela sobre o fluxo de ordens?</text:p>
      <text:p text:style-name="P9">2. **Força Dominante:** Compradores ou vendedores estão no controle?</text:p>
      <text:p text:style-name="P9">3. **Expectativa:** Qual movimento é mais provável no curto prazo?</text:p>
      <text:p text:style-name="P9">4. **Ação:** Recomendação prática para este cenário.</text:p>
      <text:p text:style-name="P2"><text:soft-page-break/></text:p>
      <text:p text:style-name="P9">Seja direto e objetivo."""</text:p>
      <text:p text:style-name="P4">        </text:p>
      <text:p text:style-name="P4">        <text:span text:style-name="T7">return</text:span><text:span text:style-name="T8"> </text:span><text:span text:style-name="T17">prompt</text:span></text:p>
      <text:p text:style-name="P2"/>
      <text:p text:style-name="P4">    <text:span text:style-name="T16">def</text:span><text:span text:style-name="T8"> </text:span><text:span text:style-name="T12">_wait_for_element_safely</text:span><text:span text:style-name="T8">(</text:span><text:span text:style-name="T17">self</text:span><text:span text:style-name="T8">, </text:span><text:span text:style-name="T17">page</text:span><text:span text:style-name="T8">, </text:span><text:span text:style-name="T17">selector</text:span><text:span text:style-name="T8">, </text:span><text:span text:style-name="T17">timeout</text:span><text:span text:style-name="T11">=</text:span><text:span text:style-name="T14">15000</text:span><text:span text:style-name="T8">):</text:span></text:p>
      <text:p text:style-name="P4">        <text:span text:style-name="T13">"""Espera por um elemento com tratamento de erro melhorado."""</text:span></text:p>
      <text:p text:style-name="P4">        <text:span text:style-name="T7">try</text:span><text:span text:style-name="T8">:</text:span></text:p>
      <text:p text:style-name="P4">            <text:span text:style-name="T17">element</text:span><text:span text:style-name="T8"> </text:span><text:span text:style-name="T11">=</text:span><text:span text:style-name="T8"> </text:span><text:span text:style-name="T17">page</text:span><text:span text:style-name="T8">.wait_for_selector(</text:span><text:span text:style-name="T17">selector</text:span><text:span text:style-name="T8">, </text:span><text:span text:style-name="T17">timeout</text:span><text:span text:style-name="T11">=</text:span><text:span text:style-name="T17">timeout</text:span><text:span text:style-name="T8">, </text:span><text:span text:style-name="T17">state</text:span><text:span text:style-name="T11">=</text:span><text:span text:style-name="T13">"visible"</text:span><text:span text:style-name="T8">)</text:span></text:p>
      <text:p text:style-name="P4">            <text:span text:style-name="T7">return</text:span><text:span text:style-name="T8"> </text:span><text:span text:style-name="T17">element</text:span></text:p>
      <text:p text:style-name="P4">        <text:span text:style-name="T7">except</text:span><text:span text:style-name="T8"> </text:span><text:span text:style-name="T17">TimeoutError</text:span><text:span text:style-name="T8">:</text:span></text:p>
      <text:p text:style-name="P4">            <text:span text:style-name="T9">logging</text:span><text:span text:style-name="T8">.</text:span><text:span text:style-name="T12">warning</text:span><text:span text:style-name="T8">(</text:span><text:span text:style-name="T16">f</text:span><text:span text:style-name="T13">"⏰ Timeout aguardando elemento: </text:span><text:span text:style-name="T16">{</text:span><text:span text:style-name="T17">selector</text:span><text:span text:style-name="T16">}</text:span><text:span text:style-name="T13">"</text:span><text:span text:style-name="T8">)</text:span></text:p>
      <text:p text:style-name="P4">            <text:span text:style-name="T7">return</text:span><text:span text:style-name="T8"> </text:span><text:span text:style-name="T16">None</text:span></text:p>
      <text:p text:style-name="P4">        <text:span text:style-name="T7">except</text:span><text:span text:style-name="T8"> </text:span><text:span text:style-name="T9">Exception</text:span><text:span text:style-name="T8"> </text:span><text:span text:style-name="T7">as</text:span><text:span text:style-name="T8"> </text:span><text:span text:style-name="T17">e</text:span><text:span text:style-name="T8">:</text:span></text:p>
      <text:p text:style-name="P4">            <text:span text:style-name="T9">logging</text:span><text:span text:style-name="T8">.</text:span><text:span text:style-name="T12">warning</text:span><text:span text:style-name="T8">(</text:span><text:span text:style-name="T16">f</text:span><text:span text:style-name="T13">"⚠️ Erro aguardando elemento </text:span><text:span text:style-name="T16">{</text:span><text:span text:style-name="T17">selector</text:span><text:span text:style-name="T16">}</text:span><text:span text:style-name="T13">: </text:span><text:span text:style-name="T16">{</text:span><text:span text:style-name="T17">e</text:span><text:span text:style-name="T16">}</text:span><text:span text:style-name="T13">"</text:span><text:span text:style-name="T8">)</text:span></text:p>
      <text:p text:style-name="P4">            <text:span text:style-name="T7">return</text:span><text:span text:style-name="T8"> </text:span><text:span text:style-name="T16">None</text:span></text:p>
      <text:p text:style-name="P2"/>
      <text:p text:style-name="P4">    <text:span text:style-name="T16">def</text:span><text:span text:style-name="T8"> </text:span><text:span text:style-name="T12">_initialize_browser</text:span><text:span text:style-name="T8">(</text:span><text:span text:style-name="T17">self</text:span><text:span text:style-name="T8">):</text:span></text:p>
      <text:p text:style-name="P4">        <text:span text:style-name="T13">"""Inicializa o Firefox com configurações otimizadas."""</text:span></text:p>
      <text:p text:style-name="P4">        <text:span text:style-name="T7">try</text:span><text:span text:style-name="T8">:</text:span></text:p>
      <text:p text:style-name="P4">            <text:span text:style-name="T7">if</text:span><text:span text:style-name="T8"> </text:span><text:span text:style-name="T17">self</text:span><text:span text:style-name="T8">.</text:span><text:span text:style-name="T17">playwright</text:span><text:span text:style-name="T8"> </text:span><text:span text:style-name="T16">is</text:span><text:span text:style-name="T8"> </text:span><text:span text:style-name="T16">None</text:span><text:span text:style-name="T8">:</text:span></text:p>
      <text:p text:style-name="P4">                <text:span text:style-name="T9">logging</text:span><text:span text:style-name="T8">.</text:span><text:span text:style-name="T12">info</text:span><text:span text:style-name="T8">(</text:span><text:span text:style-name="T13">"🦊 Inicializando Playwright com Firefox..."</text:span><text:span text:style-name="T8">)</text:span></text:p>
      <text:p text:style-name="P4">                <text:span text:style-name="T17">self</text:span><text:span text:style-name="T8">.</text:span><text:span text:style-name="T17">playwright</text:span><text:span text:style-name="T8"> </text:span><text:span text:style-name="T11">=</text:span><text:span text:style-name="T8"> </text:span><text:span text:style-name="T12">sync_playwright</text:span><text:span text:style-name="T8">().</text:span><text:span text:style-name="T12">start</text:span><text:span text:style-name="T8">()</text:span></text:p>
      <text:p text:style-name="P4">                </text:p>
      <text:p text:style-name="P4">            <text:span text:style-name="T7">if</text:span><text:span text:style-name="T8"> </text:span><text:span text:style-name="T17">self</text:span><text:span text:style-name="T8">.</text:span><text:span text:style-name="T17">browser</text:span><text:span text:style-name="T8"> </text:span><text:span text:style-name="T16">is</text:span><text:span text:style-name="T8"> </text:span><text:span text:style-name="T16">None</text:span><text:span text:style-name="T8">:</text:span></text:p>
      <text:p text:style-name="P4">                <text:span text:style-name="T9">logging</text:span><text:span text:style-name="T8">.</text:span><text:span text:style-name="T12">info</text:span><text:span text:style-name="T8">(</text:span><text:span text:style-name="T13">"🌐 Abrindo Firefox..."</text:span><text:span text:style-name="T8">)</text:span></text:p>
      <text:p text:style-name="P4">                </text:p>
      <text:p text:style-name="P4">                <text:span text:style-name="T18"># Firefox tem menos detecção de automação que Chrome</text:span></text:p>
      <text:p text:style-name="P4">                <text:span text:style-name="T17">firefox_args</text:span><text:span text:style-name="T8"> </text:span><text:span text:style-name="T11">=</text:span><text:span text:style-name="T8"> [</text:span></text:p>
      <text:p text:style-name="P4">                    <text:span text:style-name="T13">"--width=1920"</text:span><text:span text:style-name="T8">,</text:span></text:p>
      <text:p text:style-name="P4">                    <text:span text:style-name="T13">"--height=1080"</text:span></text:p>
      <text:p text:style-name="P4">                <text:span text:style-name="T8">]</text:span></text:p>
      <text:p text:style-name="P4">                </text:p>
      <text:p text:style-name="P4">                <text:span text:style-name="T17">self</text:span><text:span text:style-name="T8">.</text:span><text:span text:style-name="T17">browser</text:span><text:span text:style-name="T8"> </text:span><text:span text:style-name="T11">=</text:span><text:span text:style-name="T8"> </text:span><text:span text:style-name="T17">self</text:span><text:span text:style-name="T8">.</text:span><text:span text:style-name="T17">playwright</text:span><text:span text:style-name="T8">.</text:span><text:span text:style-name="T17">firefox</text:span><text:span text:style-name="T8">.</text:span><text:span text:style-name="T12">launch</text:span><text:span text:style-name="T8">(</text:span></text:p>
      <text:p text:style-name="P4">                    <text:span text:style-name="T17">headless</text:span><text:span text:style-name="T11">=</text:span><text:span text:style-name="T17">self</text:span><text:span text:style-name="T8">.</text:span><text:span text:style-name="T17">headless</text:span><text:span text:style-name="T8">,</text:span></text:p>
      <text:p text:style-name="P4">                    <text:span text:style-name="T17">args</text:span><text:span text:style-name="T11">=</text:span><text:span text:style-name="T17">firefox_args</text:span></text:p>
      <text:p text:style-name="P4">                <text:span text:style-name="T8">)</text:span></text:p>
      <text:p text:style-name="P4">                </text:p>
      <text:p text:style-name="P4">                <text:span text:style-name="T18"># Cria contexto com configurações realistas</text:span></text:p>
      <text:p text:style-name="P4">                <text:span text:style-name="T17">self</text:span><text:span text:style-name="T8">.</text:span><text:span text:style-name="T17">context</text:span><text:span text:style-name="T8"> </text:span><text:span text:style-name="T11">=</text:span><text:span text:style-name="T8"> </text:span><text:span text:style-name="T17">self</text:span><text:span text:style-name="T8">.</text:span><text:span text:style-name="T17">browser</text:span><text:span text:style-name="T8">.</text:span><text:span text:style-name="T12">new_context</text:span><text:span text:style-name="T8">(</text:span></text:p>
      <text:p text:style-name="P4">                    <text:span text:style-name="T17">viewport</text:span><text:span text:style-name="T11">=</text:span><text:span text:style-name="T8">{</text:span><text:span text:style-name="T13">"width"</text:span><text:span text:style-name="T8">: </text:span><text:span text:style-name="T14">1920</text:span><text:span text:style-name="T8">, </text:span><text:span text:style-name="T13">"height"</text:span><text:span text:style-name="T8">: </text:span><text:span text:style-name="T14">1080</text:span><text:span text:style-name="T8">},</text:span></text:p>
      <text:p text:style-name="P4">                    <text:span text:style-name="T17">user_agent</text:span><text:span text:style-name="T11">=</text:span><text:span text:style-name="T13">"Mozilla/5.0 (Windows NT 10.0; Win64; x64; rv:122.0) Gecko/20100101 Firefox/122.0"</text:span><text:span text:style-name="T8">,</text:span></text:p>
      <text:p text:style-name="P4">                    <text:span text:style-name="T17">locale</text:span><text:span text:style-name="T11">=</text:span><text:span text:style-name="T13">"pt-BR"</text:span><text:span text:style-name="T8">,</text:span></text:p>
      <text:p text:style-name="P4">                    <text:span text:style-name="T17">timezone_id</text:span><text:span text:style-name="T11">=</text:span><text:span text:style-name="T13">"America/Sao_Paulo"</text:span><text:span text:style-name="T8">,</text:span></text:p>
      <text:p text:style-name="P4">                    <text:span text:style-name="T17">extra_http_headers</text:span><text:span text:style-name="T11">=</text:span><text:span text:style-name="T8">{</text:span></text:p>
      <text:p text:style-name="P4">                        <text:span text:style-name="T13">"Accept-Language"</text:span><text:span text:style-name="T8">: </text:span><text:span text:style-name="T13">"pt-BR,pt;q=0.9,en-US;q=0.8,en;q=0.7"</text:span><text:span text:style-name="T8">,</text:span></text:p>
      <text:p text:style-name="P4">                        <text:span text:style-name="T13">"Accept"</text:span><text:span text:style-name="T8">: </text:span><text:span text:style-name="T13">"text/html,application/xhtml+xml,application/xml;q=0.9,image/webp,*/*;q=0.8"</text:span><text:span text:style-name="T8">,</text:span></text:p>
      <text:p text:style-name="P4">                        <text:span text:style-name="T13">"Accept-Encoding"</text:span><text:span text:style-name="T8">: </text:span><text:span text:style-name="T13">"gzip, deflate, br"</text:span><text:span text:style-name="T8">,</text:span></text:p>
      <text:p text:style-name="P4">                        <text:span text:style-name="T13">"DNT"</text:span><text:span text:style-name="T8">: </text:span><text:span text:style-name="T13">"1"</text:span><text:span text:style-name="T8">,</text:span></text:p>
      <text:p text:style-name="P4"><text:soft-page-break/>                        <text:span text:style-name="T13">"Connection"</text:span><text:span text:style-name="T8">: </text:span><text:span text:style-name="T13">"keep-alive"</text:span><text:span text:style-name="T8">,</text:span></text:p>
      <text:p text:style-name="P4">                        <text:span text:style-name="T13">"Upgrade-Insecure-Requests"</text:span><text:span text:style-name="T8">: </text:span><text:span text:style-name="T13">"1"</text:span></text:p>
      <text:p text:style-name="P4">                    <text:span text:style-name="T8">}</text:span></text:p>
      <text:p text:style-name="P4">                <text:span text:style-name="T8">)</text:span></text:p>
      <text:p text:style-name="P4">                </text:p>
      <text:p text:style-name="P4">            <text:span text:style-name="T7">if</text:span><text:span text:style-name="T8"> </text:span><text:span text:style-name="T17">self</text:span><text:span text:style-name="T8">.</text:span><text:span text:style-name="T17">page</text:span><text:span text:style-name="T8"> </text:span><text:span text:style-name="T16">is</text:span><text:span text:style-name="T8"> </text:span><text:span text:style-name="T16">None</text:span><text:span text:style-name="T8">:</text:span></text:p>
      <text:p text:style-name="P4">                <text:span text:style-name="T9">logging</text:span><text:span text:style-name="T8">.</text:span><text:span text:style-name="T12">info</text:span><text:span text:style-name="T8">(</text:span><text:span text:style-name="T13">"📄 Criando nova página..."</text:span><text:span text:style-name="T8">)</text:span></text:p>
      <text:p text:style-name="P4">                <text:span text:style-name="T17">self</text:span><text:span text:style-name="T8">.</text:span><text:span text:style-name="T17">page</text:span><text:span text:style-name="T8"> </text:span><text:span text:style-name="T11">=</text:span><text:span text:style-name="T8"> </text:span><text:span text:style-name="T17">self</text:span><text:span text:style-name="T8">.</text:span><text:span text:style-name="T17">context</text:span><text:span text:style-name="T8">.</text:span><text:span text:style-name="T12">new_page</text:span><text:span text:style-name="T8">()</text:span></text:p>
      <text:p text:style-name="P4">                </text:p>
      <text:p text:style-name="P4">                <text:span text:style-name="T18"># Bloqueia apenas recursos desnecessários</text:span></text:p>
      <text:p text:style-name="P4">                <text:span text:style-name="T17">self</text:span><text:span text:style-name="T8">.</text:span><text:span text:style-name="T17">page</text:span><text:span text:style-name="T8">.</text:span><text:span text:style-name="T12">route</text:span><text:span text:style-name="T8">(</text:span><text:span text:style-name="T13">"**/*.{png,jpg,jpeg,gif,svg,woff,woff2}"</text:span><text:span text:style-name="T8">, </text:span><text:span text:style-name="T16">lambda</text:span><text:span text:style-name="T8"> </text:span><text:span text:style-name="T17">route</text:span><text:span text:style-name="T8">: </text:span><text:span text:style-name="T17">route</text:span><text:span text:style-name="T8">.</text:span><text:span text:style-name="T12">abort</text:span><text:span text:style-name="T8">())</text:span></text:p>
      <text:p text:style-name="P4">                </text:p>
      <text:p text:style-name="P4">        <text:span text:style-name="T7">except</text:span><text:span text:style-name="T8"> </text:span><text:span text:style-name="T9">Exception</text:span><text:span text:style-name="T8"> </text:span><text:span text:style-name="T7">as</text:span><text:span text:style-name="T8"> </text:span><text:span text:style-name="T17">e</text:span><text:span text:style-name="T8">:</text:span></text:p>
      <text:p text:style-name="P4">            <text:span text:style-name="T9">logging</text:span><text:span text:style-name="T8">.</text:span><text:span text:style-name="T12">error</text:span><text:span text:style-name="T8">(</text:span><text:span text:style-name="T16">f</text:span><text:span text:style-name="T13">"❌ Erro ao inicializar Firefox: </text:span><text:span text:style-name="T16">{</text:span><text:span text:style-name="T17">e</text:span><text:span text:style-name="T16">}</text:span><text:span text:style-name="T13">"</text:span><text:span text:style-name="T8">)</text:span></text:p>
      <text:p text:style-name="P4">            <text:span text:style-name="T7">raise</text:span><text:span text:style-name="T8"> </text:span><text:span text:style-name="T17">e</text:span></text:p>
      <text:p text:style-name="P2"/>
      <text:p text:style-name="P4">    <text:span text:style-name="T16">def</text:span><text:span text:style-name="T8"> </text:span><text:span text:style-name="T12">_handle_initial_popups</text:span><text:span text:style-name="T8">(</text:span><text:span text:style-name="T17">self</text:span><text:span text:style-name="T8">, </text:span><text:span text:style-name="T17">page</text:span><text:span text:style-name="T8">):</text:span></text:p>
      <text:p text:style-name="P4">        <text:span text:style-name="T13">"""Lida com popups iniciais que podem aparecer no Gemini."""</text:span></text:p>
      <text:p text:style-name="P4">        <text:span text:style-name="T9">logging</text:span><text:span text:style-name="T8">.</text:span><text:span text:style-name="T12">info</text:span><text:span text:style-name="T8">(</text:span><text:span text:style-name="T13">"🔍 Verificando popups iniciais..."</text:span><text:span text:style-name="T8">)</text:span></text:p>
      <text:p text:style-name="P4">        </text:p>
      <text:p text:style-name="P4">        <text:span text:style-name="T17">popup_selectors</text:span><text:span text:style-name="T8"> </text:span><text:span text:style-name="T11">=</text:span><text:span text:style-name="T8"> [</text:span></text:p>
      <text:p text:style-name="P4">            <text:span text:style-name="T18"># Seletores em português</text:span></text:p>
      <text:p text:style-name="P4">            <text:span text:style-name="T13">"button:has-text('Entendi')"</text:span><text:span text:style-name="T8">,</text:span></text:p>
      <text:p text:style-name="P4">            <text:span text:style-name="T13">"button:has-text('OK')"</text:span><text:span text:style-name="T8">,</text:span></text:p>
      <text:p text:style-name="P4">            <text:span text:style-name="T13">"button:has-text('Aceitar')"</text:span><text:span text:style-name="T8">, </text:span></text:p>
      <text:p text:style-name="P4">            <text:span text:style-name="T13">"button:has-text('Continuar')"</text:span><text:span text:style-name="T8">,</text:span></text:p>
      <text:p text:style-name="P4">            <text:span text:style-name="T13">"button:has-text('Começar')"</text:span><text:span text:style-name="T8">,</text:span></text:p>
      <text:p text:style-name="P4">            <text:span text:style-name="T13">"button:has-text('Fechar')"</text:span><text:span text:style-name="T8">,</text:span></text:p>
      <text:p text:style-name="P4">            <text:span text:style-name="T18"># Seletores em inglês</text:span></text:p>
      <text:p text:style-name="P4">            <text:span text:style-name="T13">"button:has-text('Got it')"</text:span><text:span text:style-name="T8">,</text:span></text:p>
      <text:p text:style-name="P4">            <text:span text:style-name="T13">"button:has-text('Accept')"</text:span><text:span text:style-name="T8">,</text:span></text:p>
      <text:p text:style-name="P4">            <text:span text:style-name="T13">"button:has-text('Continue')"</text:span><text:span text:style-name="T8">,</text:span></text:p>
      <text:p text:style-name="P4">            <text:span text:style-name="T13">"button:has-text('Start')"</text:span><text:span text:style-name="T8">,</text:span></text:p>
      <text:p text:style-name="P4">            <text:span text:style-name="T13">"button:has-text('Close')"</text:span><text:span text:style-name="T8">,</text:span></text:p>
      <text:p text:style-name="P4">            <text:span text:style-name="T13">"button:has-text('Dismiss')"</text:span><text:span text:style-name="T8">,</text:span></text:p>
      <text:p text:style-name="P4">            <text:span text:style-name="T18"># Seletores por atributos</text:span></text:p>
      <text:p text:style-name="P4">            <text:span text:style-name="T13">"[data-testid='dismiss-button']"</text:span><text:span text:style-name="T8">,</text:span></text:p>
      <text:p text:style-name="P4">            <text:span text:style-name="T13">"[data-testid='close-button']"</text:span><text:span text:style-name="T8">,</text:span></text:p>
      <text:p text:style-name="P4">            <text:span text:style-name="T13">"[data-testid='continue-button']"</text:span><text:span text:style-name="T8">,</text:span></text:p>
      <text:p text:style-name="P4">            <text:span text:style-name="T13">"[aria-label*='dismiss']"</text:span><text:span text:style-name="T8">,</text:span></text:p>
      <text:p text:style-name="P4">            <text:span text:style-name="T13">"[aria-label*='close']"</text:span><text:span text:style-name="T8">,</text:span></text:p>
      <text:p text:style-name="P4">            <text:span text:style-name="T13">"[aria-label*='fechar']"</text:span><text:span text:style-name="T8">,</text:span></text:p>
      <text:p text:style-name="P4">            <text:span text:style-name="T18"># Seletores genéricos</text:span></text:p>
      <text:p text:style-name="P4">            <text:span text:style-name="T13">".dismiss-button"</text:span><text:span text:style-name="T8">,</text:span></text:p>
      <text:p text:style-name="P4">            <text:span text:style-name="T13">".close-button"</text:span><text:span text:style-name="T8">,</text:span></text:p>
      <text:p text:style-name="P4">            <text:span text:style-name="T13">"button[class*='dismiss']"</text:span><text:span text:style-name="T8">,</text:span></text:p>
      <text:p text:style-name="P4">            <text:span text:style-name="T13">"button[class*='close']"</text:span></text:p>
      <text:p text:style-name="P4">        <text:span text:style-name="T8">]</text:span></text:p>
      <text:p text:style-name="P4">        </text:p>
      <text:p text:style-name="P4">        <text:span text:style-name="T7">for</text:span><text:span text:style-name="T8"> </text:span><text:span text:style-name="T17">selector</text:span><text:span text:style-name="T8"> </text:span><text:span text:style-name="T7">in</text:span><text:span text:style-name="T8"> </text:span><text:span text:style-name="T17">popup_selectors</text:span><text:span text:style-name="T8">:</text:span></text:p>
      <text:p text:style-name="P4"><text:soft-page-break/>            <text:span text:style-name="T7">try</text:span><text:span text:style-name="T8">:</text:span></text:p>
      <text:p text:style-name="P4">                <text:span text:style-name="T17">elements</text:span><text:span text:style-name="T8"> </text:span><text:span text:style-name="T11">=</text:span><text:span text:style-name="T8"> </text:span><text:span text:style-name="T17">page</text:span><text:span text:style-name="T8">.locator(</text:span><text:span text:style-name="T17">selector</text:span><text:span text:style-name="T8">)</text:span></text:p>
      <text:p text:style-name="P4">                <text:span text:style-name="T17">count</text:span><text:span text:style-name="T8"> </text:span><text:span text:style-name="T11">=</text:span><text:span text:style-name="T8"> </text:span><text:span text:style-name="T17">elements</text:span><text:span text:style-name="T8">.count()</text:span></text:p>
      <text:p text:style-name="P4">                <text:span text:style-name="T7">if</text:span><text:span text:style-name="T8"> </text:span><text:span text:style-name="T17">count</text:span><text:span text:style-name="T8"> </text:span><text:span text:style-name="T11">&gt;</text:span><text:span text:style-name="T8"> </text:span><text:span text:style-name="T14">0</text:span><text:span text:style-name="T8">:</text:span></text:p>
      <text:p text:style-name="P4">                    <text:span text:style-name="T7">for</text:span><text:span text:style-name="T8"> </text:span><text:span text:style-name="T17">i</text:span><text:span text:style-name="T8"> </text:span><text:span text:style-name="T7">in</text:span><text:span text:style-name="T8"> </text:span><text:span text:style-name="T9">range</text:span><text:span text:style-name="T8">(</text:span><text:span text:style-name="T17">count</text:span><text:span text:style-name="T8">):</text:span></text:p>
      <text:p text:style-name="P4">                        <text:span text:style-name="T17">element</text:span><text:span text:style-name="T8"> </text:span><text:span text:style-name="T11">=</text:span><text:span text:style-name="T8"> </text:span><text:span text:style-name="T17">elements</text:span><text:span text:style-name="T8">.nth(</text:span><text:span text:style-name="T17">i</text:span><text:span text:style-name="T8">)</text:span></text:p>
      <text:p text:style-name="P4">                        <text:span text:style-name="T7">if</text:span><text:span text:style-name="T8"> </text:span><text:span text:style-name="T17">element</text:span><text:span text:style-name="T8">.is_visible(</text:span><text:span text:style-name="T17">timeout</text:span><text:span text:style-name="T11">=</text:span><text:span text:style-name="T14">1000</text:span><text:span text:style-name="T8">):</text:span></text:p>
      <text:p text:style-name="P4">                            <text:span text:style-name="T17">element</text:span><text:span text:style-name="T8">.click(</text:span><text:span text:style-name="T17">timeout</text:span><text:span text:style-name="T11">=</text:span><text:span text:style-name="T14">3000</text:span><text:span text:style-name="T8">)</text:span></text:p>
      <text:p text:style-name="P4">                            <text:span text:style-name="T9">logging</text:span><text:span text:style-name="T8">.</text:span><text:span text:style-name="T12">info</text:span><text:span text:style-name="T8">(</text:span><text:span text:style-name="T16">f</text:span><text:span text:style-name="T13">"✅ Popup fechado: </text:span><text:span text:style-name="T16">{</text:span><text:span text:style-name="T17">selector</text:span><text:span text:style-name="T16">}</text:span><text:span text:style-name="T13">"</text:span><text:span text:style-name="T8">)</text:span></text:p>
      <text:p text:style-name="P4">                            <text:span text:style-name="T9">time</text:span><text:span text:style-name="T8">.</text:span><text:span text:style-name="T12">sleep</text:span><text:span text:style-name="T8">(</text:span><text:span text:style-name="T14">1</text:span><text:span text:style-name="T8">)</text:span></text:p>
      <text:p text:style-name="P4">                            <text:span text:style-name="T7">break</text:span></text:p>
      <text:p text:style-name="P4">            <text:span text:style-name="T7">except</text:span><text:span text:style-name="T8"> </text:span><text:span text:style-name="T9">Exception</text:span><text:span text:style-name="T8"> </text:span><text:span text:style-name="T7">as</text:span><text:span text:style-name="T8"> </text:span><text:span text:style-name="T17">e</text:span><text:span text:style-name="T8">:</text:span></text:p>
      <text:p text:style-name="P4">                <text:span text:style-name="T7">continue</text:span></text:p>
      <text:p text:style-name="P4">        </text:p>
      <text:p text:style-name="P4">        <text:span text:style-name="T9">time</text:span><text:span text:style-name="T8">.</text:span><text:span text:style-name="T12">sleep</text:span><text:span text:style-name="T8">(</text:span><text:span text:style-name="T14">2</text:span><text:span text:style-name="T8">)</text:span></text:p>
      <text:p text:style-name="P2"/>
      <text:p text:style-name="P4">    <text:span text:style-name="T16">def</text:span><text:span text:style-name="T8"> </text:span><text:span text:style-name="T12">_check_login_status</text:span><text:span text:style-name="T8">(</text:span><text:span text:style-name="T17">self</text:span><text:span text:style-name="T8">, </text:span><text:span text:style-name="T17">page</text:span><text:span text:style-name="T8">):</text:span></text:p>
      <text:p text:style-name="P4">        <text:span text:style-name="T13">"""Verifica se o usuário está logado no Google."""</text:span></text:p>
      <text:p text:style-name="P4">        <text:span text:style-name="T7">try</text:span><text:span text:style-name="T8">:</text:span></text:p>
      <text:p text:style-name="P4">            <text:span text:style-name="T18"># Verifica indicadores de login</text:span></text:p>
      <text:p text:style-name="P4">            <text:span text:style-name="T17">login_indicators</text:span><text:span text:style-name="T8"> </text:span><text:span text:style-name="T11">=</text:span><text:span text:style-name="T8"> [</text:span></text:p>
      <text:p text:style-name="P4">                <text:span text:style-name="T13">"[data-testid='user-avatar']"</text:span><text:span text:style-name="T8">,</text:span></text:p>
      <text:p text:style-name="P4">                <text:span text:style-name="T13">".gb_d"</text:span><text:span text:style-name="T8">,  </text:span><text:span text:style-name="T18"># Avatar do Google</text:span></text:p>
      <text:p text:style-name="P4">                <text:span text:style-name="T13">"[aria-label*='Account']"</text:span><text:span text:style-name="T8">,</text:span></text:p>
      <text:p text:style-name="P4">                <text:span text:style-name="T13">"[aria-label*='Conta']"</text:span><text:span text:style-name="T8">,</text:span></text:p>
      <text:p text:style-name="P4">                <text:span text:style-name="T13">"img[alt*='profile']"</text:span><text:span text:style-name="T8">,</text:span></text:p>
      <text:p text:style-name="P4">                <text:span text:style-name="T13">"[data-feature-request-trigger-label='avatar']"</text:span><text:span text:style-name="T8">,</text:span></text:p>
      <text:p text:style-name="P4">                <text:span text:style-name="T13">"img[src*='googleusercontent']"</text:span></text:p>
      <text:p text:style-name="P4">            <text:span text:style-name="T8">]</text:span></text:p>
      <text:p text:style-name="P4">            </text:p>
      <text:p text:style-name="P4">            <text:span text:style-name="T7">for</text:span><text:span text:style-name="T8"> </text:span><text:span text:style-name="T17">indicator</text:span><text:span text:style-name="T8"> </text:span><text:span text:style-name="T7">in</text:span><text:span text:style-name="T8"> </text:span><text:span text:style-name="T17">login_indicators</text:span><text:span text:style-name="T8">:</text:span></text:p>
      <text:p text:style-name="P4">                <text:span text:style-name="T7">try</text:span><text:span text:style-name="T8">:</text:span></text:p>
      <text:p text:style-name="P4">                    <text:span text:style-name="T7">if</text:span><text:span text:style-name="T8"> </text:span><text:span text:style-name="T17">page</text:span><text:span text:style-name="T8">.locator(</text:span><text:span text:style-name="T17">indicator</text:span><text:span text:style-name="T8">).first.is_visible(</text:span><text:span text:style-name="T17">timeout</text:span><text:span text:style-name="T11">=</text:span><text:span text:style-name="T14">3000</text:span><text:span text:style-name="T8">):</text:span></text:p>
      <text:p text:style-name="P4">                        <text:span text:style-name="T9">logging</text:span><text:span text:style-name="T8">.</text:span><text:span text:style-name="T12">info</text:span><text:span text:style-name="T8">(</text:span><text:span text:style-name="T13">"✅ Usuário parece estar logado"</text:span><text:span text:style-name="T8">)</text:span></text:p>
      <text:p text:style-name="P4">                        <text:span text:style-name="T17">self</text:span><text:span text:style-name="T8">.</text:span><text:span text:style-name="T17">is_logged_in</text:span><text:span text:style-name="T8"> </text:span><text:span text:style-name="T11">=</text:span><text:span text:style-name="T8"> </text:span><text:span text:style-name="T16">True</text:span></text:p>
      <text:p text:style-name="P4">                        <text:span text:style-name="T7">return</text:span><text:span text:style-name="T8"> </text:span><text:span text:style-name="T16">True</text:span></text:p>
      <text:p text:style-name="P4">                <text:span text:style-name="T7">except</text:span><text:span text:style-name="T8">:</text:span></text:p>
      <text:p text:style-name="P4">                    <text:span text:style-name="T7">continue</text:span></text:p>
      <text:p text:style-name="P4">            </text:p>
      <text:p text:style-name="P4">            <text:span text:style-name="T18"># Verifica se há botões de login</text:span></text:p>
      <text:p text:style-name="P4">            <text:span text:style-name="T17">login_buttons</text:span><text:span text:style-name="T8"> </text:span><text:span text:style-name="T11">=</text:span><text:span text:style-name="T8"> [</text:span></text:p>
      <text:p text:style-name="P4">                <text:span text:style-name="T13">"button:has-text('Sign in')"</text:span><text:span text:style-name="T8">,</text:span></text:p>
      <text:p text:style-name="P4">                <text:span text:style-name="T13">"button:has-text('Entrar')"</text:span><text:span text:style-name="T8">,</text:span></text:p>
      <text:p text:style-name="P4">                <text:span text:style-name="T13">"a:has-text('Sign in')"</text:span><text:span text:style-name="T8">,</text:span></text:p>
      <text:p text:style-name="P4">                <text:span text:style-name="T13">"a:has-text('Entrar')"</text:span><text:span text:style-name="T8">,</text:span></text:p>
      <text:p text:style-name="P4">                <text:span text:style-name="T13">"button:has-text('Fazer login')"</text:span></text:p>
      <text:p text:style-name="P4">            <text:span text:style-name="T8">]</text:span></text:p>
      <text:p text:style-name="P4">            </text:p>
      <text:p text:style-name="P4">            <text:span text:style-name="T7">for</text:span><text:span text:style-name="T8"> </text:span><text:span text:style-name="T17">button</text:span><text:span text:style-name="T8"> </text:span><text:span text:style-name="T7">in</text:span><text:span text:style-name="T8"> </text:span><text:span text:style-name="T17">login_buttons</text:span><text:span text:style-name="T8">:</text:span></text:p>
      <text:p text:style-name="P4">                <text:span text:style-name="T7">try</text:span><text:span text:style-name="T8">:</text:span></text:p>
      <text:p text:style-name="P4">                    <text:span text:style-name="T7">if</text:span><text:span text:style-name="T8"> </text:span><text:span text:style-name="T17">page</text:span><text:span text:style-name="T8">.locator(</text:span><text:span text:style-name="T17">button</text:span><text:span text:style-name="T8">).first.is_visible(</text:span><text:span text:style-name="T17">timeout</text:span><text:span text:style-name="T11">=</text:span><text:span text:style-name="T14">2000</text:span><text:span text:style-name="T8">):</text:span></text:p>
      <text:p text:style-name="P4"><text:soft-page-break/>                        <text:span text:style-name="T9">logging</text:span><text:span text:style-name="T8">.</text:span><text:span text:style-name="T12">warning</text:span><text:span text:style-name="T8">(</text:span><text:span text:style-name="T13">"⚠️ Usuário não está logado - botão de login encontrado"</text:span><text:span text:style-name="T8">)</text:span></text:p>
      <text:p text:style-name="P4">                        <text:span text:style-name="T17">self</text:span><text:span text:style-name="T8">.</text:span><text:span text:style-name="T17">is_logged_in</text:span><text:span text:style-name="T8"> </text:span><text:span text:style-name="T11">=</text:span><text:span text:style-name="T8"> </text:span><text:span text:style-name="T16">False</text:span></text:p>
      <text:p text:style-name="P4">                        <text:span text:style-name="T7">return</text:span><text:span text:style-name="T8"> </text:span><text:span text:style-name="T16">False</text:span></text:p>
      <text:p text:style-name="P4">                <text:span text:style-name="T7">except</text:span><text:span text:style-name="T8">:</text:span></text:p>
      <text:p text:style-name="P4">                    <text:span text:style-name="T7">continue</text:span></text:p>
      <text:p text:style-name="P4">                    </text:p>
      <text:p text:style-name="P4">            <text:span text:style-name="T18"># Se não encontrou nem login nem logout, assume que está logado</text:span></text:p>
      <text:p text:style-name="P4">            <text:span text:style-name="T17">self</text:span><text:span text:style-name="T8">.</text:span><text:span text:style-name="T17">is_logged_in</text:span><text:span text:style-name="T8"> </text:span><text:span text:style-name="T11">=</text:span><text:span text:style-name="T8"> </text:span><text:span text:style-name="T16">True</text:span></text:p>
      <text:p text:style-name="P4">            <text:span text:style-name="T7">return</text:span><text:span text:style-name="T8"> </text:span><text:span text:style-name="T16">True</text:span></text:p>
      <text:p text:style-name="P4">            </text:p>
      <text:p text:style-name="P4">        <text:span text:style-name="T7">except</text:span><text:span text:style-name="T8"> </text:span><text:span text:style-name="T9">Exception</text:span><text:span text:style-name="T8"> </text:span><text:span text:style-name="T7">as</text:span><text:span text:style-name="T8"> </text:span><text:span text:style-name="T17">e</text:span><text:span text:style-name="T8">:</text:span></text:p>
      <text:p text:style-name="P4">            <text:span text:style-name="T9">logging</text:span><text:span text:style-name="T8">.</text:span><text:span text:style-name="T12">error</text:span><text:span text:style-name="T8">(</text:span><text:span text:style-name="T16">f</text:span><text:span text:style-name="T13">"❌ Erro ao verificar status de login: </text:span><text:span text:style-name="T16">{</text:span><text:span text:style-name="T17">e</text:span><text:span text:style-name="T16">}</text:span><text:span text:style-name="T13">"</text:span><text:span text:style-name="T8">)</text:span></text:p>
      <text:p text:style-name="P4">            <text:span text:style-name="T7">return</text:span><text:span text:style-name="T8"> </text:span><text:span text:style-name="T16">False</text:span></text:p>
      <text:p text:style-name="P2"/>
      <text:p text:style-name="P4">    <text:span text:style-name="T16">def</text:span><text:span text:style-name="T8"> </text:span><text:span text:style-name="T12">_find_text_input</text:span><text:span text:style-name="T8">(</text:span><text:span text:style-name="T17">self</text:span><text:span text:style-name="T8">, </text:span><text:span text:style-name="T17">page</text:span><text:span text:style-name="T8">):</text:span></text:p>
      <text:p text:style-name="P4">        <text:span text:style-name="T13">"""Encontra a área de input de texto do Gemini."""</text:span></text:p>
      <text:p text:style-name="P4">        <text:span text:style-name="T17">text_input_selectors</text:span><text:span text:style-name="T8"> </text:span><text:span text:style-name="T11">=</text:span><text:span text:style-name="T8"> [</text:span></text:p>
      <text:p text:style-name="P4">            <text:span text:style-name="T18"># Seletores mais específicos primeiro</text:span></text:p>
      <text:p text:style-name="P4">            <text:span text:style-name="T13">"div[contenteditable='true'][role='textbox']"</text:span><text:span text:style-name="T8">,</text:span></text:p>
      <text:p text:style-name="P4">            <text:span text:style-name="T13">"div[contenteditable='true'][data-testid*='input']"</text:span><text:span text:style-name="T8">,</text:span></text:p>
      <text:p text:style-name="P4">            <text:span text:style-name="T13">"div[contenteditable='true'][aria-label*='message']"</text:span><text:span text:style-name="T8">,</text:span></text:p>
      <text:p text:style-name="P4">            <text:span text:style-name="T13">"div[contenteditable='true'][aria-label*='pergunta']"</text:span><text:span text:style-name="T8">,</text:span></text:p>
      <text:p text:style-name="P4">            <text:span text:style-name="T13">"div[contenteditable='true'][aria-label*='question']"</text:span><text:span text:style-name="T8">,</text:span></text:p>
      <text:p text:style-name="P4">            <text:span text:style-name="T18"># Seletores por classe</text:span></text:p>
      <text:p text:style-name="P4">            <text:span text:style-name="T13">".ql-editor[contenteditable='true']"</text:span><text:span text:style-name="T8">,</text:span></text:p>
      <text:p text:style-name="P4">            <text:span text:style-name="T13">"div[class*='input'][contenteditable='true']"</text:span><text:span text:style-name="T8">,</text:span></text:p>
      <text:p text:style-name="P4">            <text:span text:style-name="T13">"div[class*='editor'][contenteditable='true']"</text:span><text:span text:style-name="T8">,</text:span></text:p>
      <text:p text:style-name="P4">            <text:span text:style-name="T13">"div[class*='composer'][contenteditable='true']"</text:span><text:span text:style-name="T8">,</text:span></text:p>
      <text:p text:style-name="P4">            <text:span text:style-name="T18"># Seletores mais genéricos</text:span></text:p>
      <text:p text:style-name="P4">            <text:span text:style-name="T13">"[contenteditable='true']"</text:span><text:span text:style-name="T8">,</text:span></text:p>
      <text:p text:style-name="P4">            <text:span text:style-name="T13">"textarea[placeholder*='message']"</text:span><text:span text:style-name="T8">,</text:span></text:p>
      <text:p text:style-name="P4">            <text:span text:style-name="T13">"textarea[placeholder*='pergunta']"</text:span><text:span text:style-name="T8">,</text:span></text:p>
      <text:p text:style-name="P4">            <text:span text:style-name="T13">"input[type='text'][placeholder*='message']"</text:span><text:span text:style-name="T8">,</text:span></text:p>
      <text:p text:style-name="P4">            <text:span text:style-name="T18"># Fallbacks</text:span></text:p>
      <text:p text:style-name="P4">            <text:span text:style-name="T13">"div[role='textbox']"</text:span><text:span text:style-name="T8">,</text:span></text:p>
      <text:p text:style-name="P4">            <text:span text:style-name="T13">"textarea"</text:span><text:span text:style-name="T8">,</text:span></text:p>
      <text:p text:style-name="P4">            <text:span text:style-name="T13">"input[type='text']"</text:span></text:p>
      <text:p text:style-name="P4">        <text:span text:style-name="T8">]</text:span></text:p>
      <text:p text:style-name="P4">        </text:p>
      <text:p text:style-name="P4">        <text:span text:style-name="T7">for</text:span><text:span text:style-name="T8"> </text:span><text:span text:style-name="T17">selector</text:span><text:span text:style-name="T8"> </text:span><text:span text:style-name="T7">in</text:span><text:span text:style-name="T8"> </text:span><text:span text:style-name="T17">text_input_selectors</text:span><text:span text:style-name="T8">:</text:span></text:p>
      <text:p text:style-name="P4">            <text:span text:style-name="T7">try</text:span><text:span text:style-name="T8">:</text:span></text:p>
      <text:p text:style-name="P4">                <text:span text:style-name="T17">elements</text:span><text:span text:style-name="T8"> </text:span><text:span text:style-name="T11">=</text:span><text:span text:style-name="T8"> </text:span><text:span text:style-name="T17">page</text:span><text:span text:style-name="T8">.locator(</text:span><text:span text:style-name="T17">selector</text:span><text:span text:style-name="T8">)</text:span></text:p>
      <text:p text:style-name="P4">                <text:span text:style-name="T17">count</text:span><text:span text:style-name="T8"> </text:span><text:span text:style-name="T11">=</text:span><text:span text:style-name="T8"> </text:span><text:span text:style-name="T17">elements</text:span><text:span text:style-name="T8">.count()</text:span></text:p>
      <text:p text:style-name="P4">                </text:p>
      <text:p text:style-name="P4">                <text:span text:style-name="T7">if</text:span><text:span text:style-name="T8"> </text:span><text:span text:style-name="T17">count</text:span><text:span text:style-name="T8"> </text:span><text:span text:style-name="T11">&gt;</text:span><text:span text:style-name="T8"> </text:span><text:span text:style-name="T14">0</text:span><text:span text:style-name="T8">:</text:span></text:p>
      <text:p text:style-name="P4">                    <text:span text:style-name="T7">for</text:span><text:span text:style-name="T8"> </text:span><text:span text:style-name="T17">i</text:span><text:span text:style-name="T8"> </text:span><text:span text:style-name="T7">in</text:span><text:span text:style-name="T8"> </text:span><text:span text:style-name="T9">range</text:span><text:span text:style-name="T8">(</text:span><text:span text:style-name="T17">count</text:span><text:span text:style-name="T8">):</text:span></text:p>
      <text:p text:style-name="P4">                        <text:span text:style-name="T17">element</text:span><text:span text:style-name="T8"> </text:span><text:span text:style-name="T11">=</text:span><text:span text:style-name="T8"> </text:span><text:span text:style-name="T17">elements</text:span><text:span text:style-name="T8">.nth(</text:span><text:span text:style-name="T17">i</text:span><text:span text:style-name="T8">)</text:span></text:p>
      <text:p text:style-name="P4">                        <text:span text:style-name="T7">try</text:span><text:span text:style-name="T8">:</text:span></text:p>
      <text:p text:style-name="P4">                            <text:span text:style-name="T7">if</text:span><text:span text:style-name="T8"> </text:span><text:span text:style-name="T17">element</text:span><text:span text:style-name="T8">.is_visible(</text:span><text:span text:style-name="T17">timeout</text:span><text:span text:style-name="T11">=</text:span><text:span text:style-name="T14">2000</text:span><text:span text:style-name="T8">) </text:span><text:span text:style-name="T16">and</text:span><text:span text:style-name="T8"> </text:span><text:span text:style-name="T17">element</text:span><text:span text:style-name="T8">.is_enabled(</text:span><text:span text:style-name="T17">timeout</text:span><text:span text:style-name="T11">=</text:span><text:span text:style-name="T14">1000</text:span><text:span text:style-name="T8">):</text:span></text:p>
      <text:p text:style-name="P4"><text:soft-page-break/>                                <text:span text:style-name="T9">logging</text:span><text:span text:style-name="T8">.</text:span><text:span text:style-name="T12">info</text:span><text:span text:style-name="T8">(</text:span><text:span text:style-name="T16">f</text:span><text:span text:style-name="T13">"✅ Campo de texto encontrado: </text:span><text:span text:style-name="T16">{</text:span><text:span text:style-name="T17">selector</text:span><text:span text:style-name="T16">}</text:span><text:span text:style-name="T13"> (elemento </text:span><text:span text:style-name="T16">{</text:span><text:span text:style-name="T17">i</text:span><text:span text:style-name="T11">+</text:span><text:span text:style-name="T14">1</text:span><text:span text:style-name="T16">}</text:span><text:span text:style-name="T13">/</text:span><text:span text:style-name="T16">{</text:span><text:span text:style-name="T17">count</text:span><text:span text:style-name="T16">}</text:span><text:span text:style-name="T13">)"</text:span><text:span text:style-name="T8">)</text:span></text:p>
      <text:p text:style-name="P4">                                <text:span text:style-name="T7">return</text:span><text:span text:style-name="T8"> </text:span><text:span text:style-name="T17">element</text:span></text:p>
      <text:p text:style-name="P4">                        <text:span text:style-name="T7">except</text:span><text:span text:style-name="T8">:</text:span></text:p>
      <text:p text:style-name="P4">                            <text:span text:style-name="T7">continue</text:span></text:p>
      <text:p text:style-name="P4">            <text:span text:style-name="T7">except</text:span><text:span text:style-name="T8"> </text:span><text:span text:style-name="T9">Exception</text:span><text:span text:style-name="T8"> </text:span><text:span text:style-name="T7">as</text:span><text:span text:style-name="T8"> </text:span><text:span text:style-name="T17">e</text:span><text:span text:style-name="T8">:</text:span></text:p>
      <text:p text:style-name="P4">                <text:span text:style-name="T7">continue</text:span></text:p>
      <text:p text:style-name="P4">        </text:p>
      <text:p text:style-name="P4">        <text:span text:style-name="T9">logging</text:span><text:span text:style-name="T8">.</text:span><text:span text:style-name="T12">error</text:span><text:span text:style-name="T8">(</text:span><text:span text:style-name="T13">"❌ Nenhum campo de texto encontrado"</text:span><text:span text:style-name="T8">)</text:span></text:p>
      <text:p text:style-name="P4">        <text:span text:style-name="T7">return</text:span><text:span text:style-name="T8"> </text:span><text:span text:style-name="T16">None</text:span></text:p>
      <text:p text:style-name="P2"/>
      <text:p text:style-name="P4">    <text:span text:style-name="T16">def</text:span><text:span text:style-name="T8"> </text:span><text:span text:style-name="T12">_find_send_button</text:span><text:span text:style-name="T8">(</text:span><text:span text:style-name="T17">self</text:span><text:span text:style-name="T8">, </text:span><text:span text:style-name="T17">page</text:span><text:span text:style-name="T8">):</text:span></text:p>
      <text:p text:style-name="P4">        <text:span text:style-name="T13">"""Encontra o botão de envio com múltiplas estratégias."""</text:span></text:p>
      <text:p text:style-name="P4">        <text:span text:style-name="T17">send_button_selectors</text:span><text:span text:style-name="T8"> </text:span><text:span text:style-name="T11">=</text:span><text:span text:style-name="T8"> [</text:span></text:p>
      <text:p text:style-name="P4">            <text:span text:style-name="T18"># Seletores específicos por texto</text:span></text:p>
      <text:p text:style-name="P4">            <text:span text:style-name="T13">"button:has-text('Enviar')"</text:span><text:span text:style-name="T8">,</text:span></text:p>
      <text:p text:style-name="P4">            <text:span text:style-name="T13">"button:has-text('Send')"</text:span><text:span text:style-name="T8">, </text:span></text:p>
      <text:p text:style-name="P4">            <text:span text:style-name="T13">"button:has-text('Submit')"</text:span><text:span text:style-name="T8">,</text:span></text:p>
      <text:p text:style-name="P4">            <text:span text:style-name="T13">"button[title='Enviar']"</text:span><text:span text:style-name="T8">,</text:span></text:p>
      <text:p text:style-name="P4">            <text:span text:style-name="T13">"button[title='Send']"</text:span><text:span text:style-name="T8">,</text:span></text:p>
      <text:p text:style-name="P4">            <text:span text:style-name="T13">"button[aria-label*='Enviar']"</text:span><text:span text:style-name="T8">,</text:span></text:p>
      <text:p text:style-name="P4">            <text:span text:style-name="T13">"button[aria-label*='Send']"</text:span><text:span text:style-name="T8">,</text:span></text:p>
      <text:p text:style-name="P4">            <text:span text:style-name="T13">"button[aria-label*='Submit']"</text:span><text:span text:style-name="T8">,</text:span></text:p>
      <text:p text:style-name="P4">            <text:span text:style-name="T18"># Seletores por ícones/símbolos</text:span></text:p>
      <text:p text:style-name="P4">            <text:span text:style-name="T13">"button:has([data-testid*='send'])"</text:span><text:span text:style-name="T8">,</text:span></text:p>
      <text:p text:style-name="P4">            <text:span text:style-name="T13">"button:has([aria-label*='send'])"</text:span><text:span text:style-name="T8">,</text:span></text:p>
      <text:p text:style-name="P4">            <text:span text:style-name="T13">"button[data-testid*='send']"</text:span><text:span text:style-name="T8">,</text:span></text:p>
      <text:p text:style-name="P4">            <text:span text:style-name="T13">"button[class*='send']"</text:span><text:span text:style-name="T8">,</text:span></text:p>
      <text:p text:style-name="P4">            <text:span text:style-name="T18"># Seletores por posição/contexto</text:span></text:p>
      <text:p text:style-name="P4">            <text:span text:style-name="T13">"form button[type='submit']"</text:span><text:span text:style-name="T8">,</text:span></text:p>
      <text:p text:style-name="P4">            <text:span text:style-name="T13">"div[class*='input'] button"</text:span><text:span text:style-name="T8">,</text:span></text:p>
      <text:p text:style-name="P4">            <text:span text:style-name="T13">"div[class*='composer'] button"</text:span><text:span text:style-name="T8">,</text:span></text:p>
      <text:p text:style-name="P4">            <text:span text:style-name="T18"># Seletores mais genéricos</text:span></text:p>
      <text:p text:style-name="P4">            <text:span text:style-name="T13">"button[type='submit']"</text:span><text:span text:style-name="T8">,</text:span></text:p>
      <text:p text:style-name="P4">            <text:span text:style-name="T13">"button:last-child"</text:span></text:p>
      <text:p text:style-name="P4">        <text:span text:style-name="T8">]</text:span></text:p>
      <text:p text:style-name="P4">        </text:p>
      <text:p text:style-name="P4">        <text:span text:style-name="T7">for</text:span><text:span text:style-name="T8"> </text:span><text:span text:style-name="T17">selector</text:span><text:span text:style-name="T8"> </text:span><text:span text:style-name="T7">in</text:span><text:span text:style-name="T8"> </text:span><text:span text:style-name="T17">send_button_selectors</text:span><text:span text:style-name="T8">:</text:span></text:p>
      <text:p text:style-name="P4">            <text:span text:style-name="T7">try</text:span><text:span text:style-name="T8">:</text:span></text:p>
      <text:p text:style-name="P4">                <text:span text:style-name="T17">elements</text:span><text:span text:style-name="T8"> </text:span><text:span text:style-name="T11">=</text:span><text:span text:style-name="T8"> </text:span><text:span text:style-name="T17">page</text:span><text:span text:style-name="T8">.locator(</text:span><text:span text:style-name="T17">selector</text:span><text:span text:style-name="T8">)</text:span></text:p>
      <text:p text:style-name="P4">                <text:span text:style-name="T17">count</text:span><text:span text:style-name="T8"> </text:span><text:span text:style-name="T11">=</text:span><text:span text:style-name="T8"> </text:span><text:span text:style-name="T17">elements</text:span><text:span text:style-name="T8">.count()</text:span></text:p>
      <text:p text:style-name="P4">                </text:p>
      <text:p text:style-name="P4">                <text:span text:style-name="T7">if</text:span><text:span text:style-name="T8"> </text:span><text:span text:style-name="T17">count</text:span><text:span text:style-name="T8"> </text:span><text:span text:style-name="T11">&gt;</text:span><text:span text:style-name="T8"> </text:span><text:span text:style-name="T14">0</text:span><text:span text:style-name="T8">:</text:span></text:p>
      <text:p text:style-name="P4">                    <text:span text:style-name="T7">for</text:span><text:span text:style-name="T8"> </text:span><text:span text:style-name="T17">i</text:span><text:span text:style-name="T8"> </text:span><text:span text:style-name="T7">in</text:span><text:span text:style-name="T8"> </text:span><text:span text:style-name="T9">range</text:span><text:span text:style-name="T8">(</text:span><text:span text:style-name="T17">count</text:span><text:span text:style-name="T8">):</text:span></text:p>
      <text:p text:style-name="P4">                        <text:span text:style-name="T17">element</text:span><text:span text:style-name="T8"> </text:span><text:span text:style-name="T11">=</text:span><text:span text:style-name="T8"> </text:span><text:span text:style-name="T17">elements</text:span><text:span text:style-name="T8">.nth(</text:span><text:span text:style-name="T17">i</text:span><text:span text:style-name="T8">)</text:span></text:p>
      <text:p text:style-name="P4">                        <text:span text:style-name="T7">try</text:span><text:span text:style-name="T8">:</text:span></text:p>
      <text:p text:style-name="P4">                            <text:span text:style-name="T7">if</text:span><text:span text:style-name="T8"> </text:span><text:span text:style-name="T17">element</text:span><text:span text:style-name="T8">.is_visible(</text:span><text:span text:style-name="T17">timeout</text:span><text:span text:style-name="T11">=</text:span><text:span text:style-name="T14">2000</text:span><text:span text:style-name="T8">) </text:span><text:span text:style-name="T16">and</text:span><text:span text:style-name="T8"> </text:span><text:span text:style-name="T17">element</text:span><text:span text:style-name="T8">.is_enabled(</text:span><text:span text:style-name="T17">timeout</text:span><text:span text:style-name="T11">=</text:span><text:span text:style-name="T14">1000</text:span><text:span text:style-name="T8">):</text:span></text:p>
      <text:p text:style-name="P4">                                <text:span text:style-name="T9">logging</text:span><text:span text:style-name="T8">.</text:span><text:span text:style-name="T12">info</text:span><text:span text:style-name="T8">(</text:span><text:span text:style-name="T16">f</text:span><text:span text:style-name="T13">"✅ Botão de envio encontrado: </text:span><text:span text:style-name="T16">{</text:span><text:span text:style-name="T17">selector</text:span><text:span text:style-name="T16">}</text:span><text:span text:style-name="T13"> (elemento </text:span><text:span text:style-name="T16">{</text:span><text:span text:style-name="T17">i</text:span><text:span text:style-name="T11">+</text:span><text:span text:style-name="T14">1</text:span><text:span text:style-name="T16">}</text:span><text:span text:style-name="T13">/</text:span><text:span text:style-name="T16">{</text:span><text:span text:style-name="T17">count</text:span><text:span text:style-name="T16">}</text:span><text:span text:style-name="T13">)"</text:span><text:span text:style-name="T8">)</text:span></text:p>
      <text:p text:style-name="P4">                                <text:span text:style-name="T7">return</text:span><text:span text:style-name="T8"> </text:span><text:span text:style-name="T17">element</text:span></text:p>
      <text:p text:style-name="P4"><text:soft-page-break/>                        <text:span text:style-name="T7">except</text:span><text:span text:style-name="T8">:</text:span></text:p>
      <text:p text:style-name="P4">                            <text:span text:style-name="T7">continue</text:span></text:p>
      <text:p text:style-name="P4">            <text:span text:style-name="T7">except</text:span><text:span text:style-name="T8"> </text:span><text:span text:style-name="T9">Exception</text:span><text:span text:style-name="T8"> </text:span><text:span text:style-name="T7">as</text:span><text:span text:style-name="T8"> </text:span><text:span text:style-name="T17">e</text:span><text:span text:style-name="T8">:</text:span></text:p>
      <text:p text:style-name="P4">                <text:span text:style-name="T7">continue</text:span></text:p>
      <text:p text:style-name="P4">        </text:p>
      <text:p text:style-name="P4">        <text:span text:style-name="T9">logging</text:span><text:span text:style-name="T8">.</text:span><text:span text:style-name="T12">warning</text:span><text:span text:style-name="T8">(</text:span><text:span text:style-name="T13">"⚠️ Botão de envio não encontrado"</text:span><text:span text:style-name="T8">)</text:span></text:p>
      <text:p text:style-name="P4">        <text:span text:style-name="T7">return</text:span><text:span text:style-name="T8"> </text:span><text:span text:style-name="T16">None</text:span></text:p>
      <text:p text:style-name="P2"/>
      <text:p text:style-name="P4">    <text:span text:style-name="T16">def</text:span><text:span text:style-name="T8"> </text:span><text:span text:style-name="T12">_clear_text_input</text:span><text:span text:style-name="T8">(</text:span><text:span text:style-name="T17">self</text:span><text:span text:style-name="T8">, </text:span><text:span text:style-name="T17">text_input</text:span><text:span text:style-name="T8">):</text:span></text:p>
      <text:p text:style-name="P4">        <text:span text:style-name="T13">"""Limpa o campo de texto de forma robusta."""</text:span></text:p>
      <text:p text:style-name="P4">        <text:span text:style-name="T7">try</text:span><text:span text:style-name="T8">:</text:span></text:p>
      <text:p text:style-name="P4">            <text:span text:style-name="T18"># Método 1: Click e select all + delete</text:span></text:p>
      <text:p text:style-name="P4">            <text:span text:style-name="T17">text_input</text:span><text:span text:style-name="T8">.click()</text:span></text:p>
      <text:p text:style-name="P4">            <text:span text:style-name="T9">time</text:span><text:span text:style-name="T8">.</text:span><text:span text:style-name="T12">sleep</text:span><text:span text:style-name="T8">(</text:span><text:span text:style-name="T14">0.5</text:span><text:span text:style-name="T8">)</text:span></text:p>
      <text:p text:style-name="P4">            <text:span text:style-name="T17">text_input</text:span><text:span text:style-name="T8">.press(</text:span><text:span text:style-name="T13">"Control+A"</text:span><text:span text:style-name="T8">)</text:span></text:p>
      <text:p text:style-name="P4">            <text:span text:style-name="T9">time</text:span><text:span text:style-name="T8">.</text:span><text:span text:style-name="T12">sleep</text:span><text:span text:style-name="T8">(</text:span><text:span text:style-name="T14">0.2</text:span><text:span text:style-name="T8">)</text:span></text:p>
      <text:p text:style-name="P4">            <text:span text:style-name="T17">text_input</text:span><text:span text:style-name="T8">.press(</text:span><text:span text:style-name="T13">"Delete"</text:span><text:span text:style-name="T8">)</text:span></text:p>
      <text:p text:style-name="P4">            <text:span text:style-name="T9">time</text:span><text:span text:style-name="T8">.</text:span><text:span text:style-name="T12">sleep</text:span><text:span text:style-name="T8">(</text:span><text:span text:style-name="T14">0.3</text:span><text:span text:style-name="T8">)</text:span></text:p>
      <text:p text:style-name="P4">            <text:span text:style-name="T7">return</text:span><text:span text:style-name="T8"> </text:span><text:span text:style-name="T16">True</text:span></text:p>
      <text:p text:style-name="P4">        <text:span text:style-name="T7">except</text:span><text:span text:style-name="T8"> </text:span><text:span text:style-name="T9">Exception</text:span><text:span text:style-name="T8"> </text:span><text:span text:style-name="T7">as</text:span><text:span text:style-name="T8"> </text:span><text:span text:style-name="T17">e</text:span><text:span text:style-name="T8">:</text:span></text:p>
      <text:p text:style-name="P4">            <text:span text:style-name="T9">logging</text:span><text:span text:style-name="T8">.</text:span><text:span text:style-name="T12">warning</text:span><text:span text:style-name="T8">(</text:span><text:span text:style-name="T16">f</text:span><text:span text:style-name="T13">"⚠️ Método 1 de limpeza falhou: </text:span><text:span text:style-name="T16">{</text:span><text:span text:style-name="T17">e</text:span><text:span text:style-name="T16">}</text:span><text:span text:style-name="T13">"</text:span><text:span text:style-name="T8">)</text:span></text:p>
      <text:p text:style-name="P4">            </text:p>
      <text:p text:style-name="P4">        <text:span text:style-name="T7">try</text:span><text:span text:style-name="T8">:</text:span></text:p>
      <text:p text:style-name="P4">            <text:span text:style-name="T18"># Método 2: Usar fill para limpar</text:span></text:p>
      <text:p text:style-name="P4">            <text:span text:style-name="T17">text_input</text:span><text:span text:style-name="T8">.fill(</text:span><text:span text:style-name="T13">""</text:span><text:span text:style-name="T8">)</text:span></text:p>
      <text:p text:style-name="P4">            <text:span text:style-name="T9">time</text:span><text:span text:style-name="T8">.</text:span><text:span text:style-name="T12">sleep</text:span><text:span text:style-name="T8">(</text:span><text:span text:style-name="T14">0.3</text:span><text:span text:style-name="T8">)</text:span></text:p>
      <text:p text:style-name="P4">            <text:span text:style-name="T7">return</text:span><text:span text:style-name="T8"> </text:span><text:span text:style-name="T16">True</text:span></text:p>
      <text:p text:style-name="P4">        <text:span text:style-name="T7">except</text:span><text:span text:style-name="T8"> </text:span><text:span text:style-name="T9">Exception</text:span><text:span text:style-name="T8"> </text:span><text:span text:style-name="T7">as</text:span><text:span text:style-name="T8"> </text:span><text:span text:style-name="T17">e</text:span><text:span text:style-name="T8">:</text:span></text:p>
      <text:p text:style-name="P4">            <text:span text:style-name="T9">logging</text:span><text:span text:style-name="T8">.</text:span><text:span text:style-name="T12">warning</text:span><text:span text:style-name="T8">(</text:span><text:span text:style-name="T16">f</text:span><text:span text:style-name="T13">"⚠️ Método 2 de limpeza falhou: </text:span><text:span text:style-name="T16">{</text:span><text:span text:style-name="T17">e</text:span><text:span text:style-name="T16">}</text:span><text:span text:style-name="T13">"</text:span><text:span text:style-name="T8">)</text:span></text:p>
      <text:p text:style-name="P4">            </text:p>
      <text:p text:style-name="P4">        <text:span text:style-name="T7">return</text:span><text:span text:style-name="T8"> </text:span><text:span text:style-name="T16">False</text:span></text:p>
      <text:p text:style-name="P2"/>
      <text:p text:style-name="P4">    <text:span text:style-name="T16">def</text:span><text:span text:style-name="T8"> </text:span><text:span text:style-name="T12">_type_message</text:span><text:span text:style-name="T8">(</text:span><text:span text:style-name="T17">self</text:span><text:span text:style-name="T8">, </text:span><text:span text:style-name="T17">text_input</text:span><text:span text:style-name="T8">, </text:span><text:span text:style-name="T17">message</text:span><text:span text:style-name="T8">):</text:span></text:p>
      <text:p text:style-name="P4">        <text:span text:style-name="T13">"""Digita a mensagem de forma robusta."""</text:span></text:p>
      <text:p text:style-name="P4">        <text:span text:style-name="T7">try</text:span><text:span text:style-name="T8">:</text:span></text:p>
      <text:p text:style-name="P4">            <text:span text:style-name="T18"># Garante foco no campo</text:span></text:p>
      <text:p text:style-name="P4">            <text:span text:style-name="T17">text_input</text:span><text:span text:style-name="T8">.click()</text:span></text:p>
      <text:p text:style-name="P4">            <text:span text:style-name="T9">time</text:span><text:span text:style-name="T8">.</text:span><text:span text:style-name="T12">sleep</text:span><text:span text:style-name="T8">(</text:span><text:span text:style-name="T14">0.5</text:span><text:span text:style-name="T8">)</text:span></text:p>
      <text:p text:style-name="P4">            </text:p>
      <text:p text:style-name="P4">            <text:span text:style-name="T18"># Digita com delay humano</text:span></text:p>
      <text:p text:style-name="P4">            <text:span text:style-name="T17">delay</text:span><text:span text:style-name="T8"> </text:span><text:span text:style-name="T11">=</text:span><text:span text:style-name="T8"> </text:span><text:span text:style-name="T9">random</text:span><text:span text:style-name="T8">.</text:span><text:span text:style-name="T17">randint</text:span><text:span text:style-name="T8">(</text:span><text:span text:style-name="T14">30</text:span><text:span text:style-name="T8">, </text:span><text:span text:style-name="T14">80</text:span><text:span text:style-name="T8">)</text:span></text:p>
      <text:p text:style-name="P4">            <text:span text:style-name="T17">text_input</text:span><text:span text:style-name="T8">.type(</text:span><text:span text:style-name="T17">message</text:span><text:span text:style-name="T8">, </text:span><text:span text:style-name="T17">delay</text:span><text:span text:style-name="T11">=</text:span><text:span text:style-name="T17">delay</text:span><text:span text:style-name="T8">)</text:span></text:p>
      <text:p text:style-name="P4">            </text:p>
      <text:p text:style-name="P4">            <text:span text:style-name="T9">time</text:span><text:span text:style-name="T8">.</text:span><text:span text:style-name="T12">sleep</text:span><text:span text:style-name="T8">(</text:span><text:span text:style-name="T14">1</text:span><text:span text:style-name="T8">)</text:span></text:p>
      <text:p text:style-name="P4">            <text:span text:style-name="T7">return</text:span><text:span text:style-name="T8"> </text:span><text:span text:style-name="T16">True</text:span></text:p>
      <text:p text:style-name="P4">            </text:p>
      <text:p text:style-name="P4">        <text:span text:style-name="T7">except</text:span><text:span text:style-name="T8"> </text:span><text:span text:style-name="T9">Exception</text:span><text:span text:style-name="T8"> </text:span><text:span text:style-name="T7">as</text:span><text:span text:style-name="T8"> </text:span><text:span text:style-name="T17">e</text:span><text:span text:style-name="T8">:</text:span></text:p>
      <text:p text:style-name="P4">            <text:span text:style-name="T9">logging</text:span><text:span text:style-name="T8">.</text:span><text:span text:style-name="T12">error</text:span><text:span text:style-name="T8">(</text:span><text:span text:style-name="T16">f</text:span><text:span text:style-name="T13">"❌ Erro ao digitar mensagem: </text:span><text:span text:style-name="T16">{</text:span><text:span text:style-name="T17">e</text:span><text:span text:style-name="T16">}</text:span><text:span text:style-name="T13">"</text:span><text:span text:style-name="T8">)</text:span></text:p>
      <text:p text:style-name="P4">            <text:span text:style-name="T7">return</text:span><text:span text:style-name="T8"> </text:span><text:span text:style-name="T16">False</text:span></text:p>
      <text:p text:style-name="P2"/>
      <text:p text:style-name="P4">    <text:span text:style-name="T16">def</text:span><text:span text:style-name="T8"> </text:span><text:span text:style-name="T12">_send_message_to_gemini</text:span><text:span text:style-name="T8">(</text:span><text:span text:style-name="T17">self</text:span><text:span text:style-name="T8">, </text:span><text:span text:style-name="T17">prompt</text:span><text:span text:style-name="T8">):</text:span></text:p>
      <text:p text:style-name="P4"><text:soft-page-break/>        <text:span text:style-name="T13">"""Envia mensagem para o Gemini usando Firefox."""</text:span></text:p>
      <text:p text:style-name="P4">        <text:span text:style-name="T7">try</text:span><text:span text:style-name="T8">:</text:span></text:p>
      <text:p text:style-name="P4">            <text:span text:style-name="T18"># Navega para o Gemini se necessário</text:span></text:p>
      <text:p text:style-name="P4">            <text:span text:style-name="T17">current_url</text:span><text:span text:style-name="T8"> </text:span><text:span text:style-name="T11">=</text:span><text:span text:style-name="T8"> </text:span><text:span text:style-name="T17">self</text:span><text:span text:style-name="T8">.</text:span><text:span text:style-name="T17">page</text:span><text:span text:style-name="T8">.</text:span><text:span text:style-name="T17">url</text:span></text:p>
      <text:p text:style-name="P4">            <text:span text:style-name="T7">if</text:span><text:span text:style-name="T8"> </text:span><text:span text:style-name="T16">not</text:span><text:span text:style-name="T8"> </text:span><text:span text:style-name="T17">current_url</text:span><text:span text:style-name="T8">.</text:span><text:span text:style-name="T12">startswith</text:span><text:span text:style-name="T8">(</text:span><text:span text:style-name="T13">"https://gemini.google.com"</text:span><text:span text:style-name="T8">):</text:span></text:p>
      <text:p text:style-name="P4">                <text:span text:style-name="T9">logging</text:span><text:span text:style-name="T8">.</text:span><text:span text:style-name="T12">info</text:span><text:span text:style-name="T8">(</text:span><text:span text:style-name="T13">"🌐 Navegando para o Google Gemini..."</text:span><text:span text:style-name="T8">)</text:span></text:p>
      <text:p text:style-name="P4">                <text:span text:style-name="T17">self</text:span><text:span text:style-name="T8">.</text:span><text:span text:style-name="T17">page</text:span><text:span text:style-name="T8">.</text:span><text:span text:style-name="T12">goto</text:span><text:span text:style-name="T8">(</text:span><text:span text:style-name="T10">GEMINI_URL</text:span><text:span text:style-name="T8">, </text:span><text:span text:style-name="T17">wait_until</text:span><text:span text:style-name="T11">=</text:span><text:span text:style-name="T13">"domcontentloaded"</text:span><text:span text:style-name="T8">, </text:span><text:span text:style-name="T17">timeout</text:span><text:span text:style-name="T11">=</text:span><text:span text:style-name="T14">30000</text:span><text:span text:style-name="T8">)</text:span></text:p>
      <text:p text:style-name="P4">                <text:span text:style-name="T9">time</text:span><text:span text:style-name="T8">.</text:span><text:span text:style-name="T12">sleep</text:span><text:span text:style-name="T8">(</text:span><text:span text:style-name="T14">5</text:span><text:span text:style-name="T8">)</text:span></text:p>
      <text:p text:style-name="P4">            </text:p>
      <text:p text:style-name="P4">            <text:span text:style-name="T18"># Verifica e lida com popups</text:span></text:p>
      <text:p text:style-name="P4">            <text:span text:style-name="T17">self</text:span><text:span text:style-name="T8">.</text:span><text:span text:style-name="T12">_handle_initial_popups</text:span><text:span text:style-name="T8">(</text:span><text:span text:style-name="T17">self</text:span><text:span text:style-name="T8">.</text:span><text:span text:style-name="T17">page</text:span><text:span text:style-name="T8">)</text:span></text:p>
      <text:p text:style-name="P4">            </text:p>
      <text:p text:style-name="P4">            <text:span text:style-name="T18"># Verifica status de login (versão simplificada para Firefox)</text:span></text:p>
      <text:p text:style-name="P4">            <text:span text:style-name="T7">if</text:span><text:span text:style-name="T8"> </text:span><text:span text:style-name="T16">not</text:span><text:span text:style-name="T8"> </text:span><text:span text:style-name="T17">self</text:span><text:span text:style-name="T8">.</text:span><text:span text:style-name="T12">_check_login_status</text:span><text:span text:style-name="T8">(</text:span><text:span text:style-name="T17">self</text:span><text:span text:style-name="T8">.</text:span><text:span text:style-name="T17">page</text:span><text:span text:style-name="T8">):</text:span></text:p>
      <text:p text:style-name="P4">                <text:span text:style-name="T9">logging</text:span><text:span text:style-name="T8">.</text:span><text:span text:style-name="T12">error</text:span><text:span text:style-name="T8">(</text:span><text:span text:style-name="T13">"❌ Usuário não está logado no Google."</text:span><text:span text:style-name="T8">)</text:span></text:p>
      <text:p text:style-name="P4">                <text:span text:style-name="T7">if</text:span><text:span text:style-name="T8"> </text:span><text:span text:style-name="T16">not</text:span><text:span text:style-name="T8"> </text:span><text:span text:style-name="T17">self</text:span><text:span text:style-name="T8">.</text:span><text:span text:style-name="T17">headless</text:span><text:span text:style-name="T8">:</text:span></text:p>
      <text:p text:style-name="P4">                    <text:span text:style-name="T12">print</text:span><text:span text:style-name="T8">(</text:span><text:span text:style-name="T13">"</text:span><text:span text:style-name="T19">\n</text:span><text:span text:style-name="T13">"</text:span><text:span text:style-name="T8"> </text:span><text:span text:style-name="T11">+</text:span><text:span text:style-name="T8"> </text:span><text:span text:style-name="T13">"="</text:span><text:span text:style-name="T11">*</text:span><text:span text:style-name="T14">60</text:span><text:span text:style-name="T8">)</text:span></text:p>
      <text:p text:style-name="P4">                    <text:span text:style-name="T12">print</text:span><text:span text:style-name="T8">(</text:span><text:span text:style-name="T13">"🔐 AÇÃO NECESSÁRIA: LOGIN MANUAL NO FIREFOX"</text:span><text:span text:style-name="T8">)</text:span></text:p>
      <text:p text:style-name="P4">                    <text:span text:style-name="T12">print</text:span><text:span text:style-name="T8">(</text:span><text:span text:style-name="T13">"="</text:span><text:span text:style-name="T11">*</text:span><text:span text:style-name="T14">60</text:span><text:span text:style-name="T8">)</text:span></text:p>
      <text:p text:style-name="P4">                    <text:span text:style-name="T12">print</text:span><text:span text:style-name="T8">(</text:span><text:span text:style-name="T13">"1. Na janela do Firefox que foi aberta:"</text:span><text:span text:style-name="T8">)</text:span></text:p>
      <text:p text:style-name="P4">                    <text:span text:style-name="T12">print</text:span><text:span text:style-name="T8">(</text:span><text:span text:style-name="T13">"2. Vá para https://accounts.google.com"</text:span><text:span text:style-name="T8">)</text:span></text:p>
      <text:p text:style-name="P4">                    <text:span text:style-name="T12">print</text:span><text:span text:style-name="T8">(</text:span><text:span text:style-name="T13">"3. Faça login com sua conta Google"</text:span><text:span text:style-name="T8">)</text:span></text:p>
      <text:p text:style-name="P4">                    <text:span text:style-name="T12">print</text:span><text:span text:style-name="T8">(</text:span><text:span text:style-name="T13">"4. Depois vá para https://gemini.google.com"</text:span><text:span text:style-name="T8">)</text:span></text:p>
      <text:p text:style-name="P4">                    <text:span text:style-name="T12">print</text:span><text:span text:style-name="T8">(</text:span><text:span text:style-name="T13">"5. Aceite os termos se solicitado"</text:span><text:span text:style-name="T8">)</text:span></text:p>
      <text:p text:style-name="P4">                    <text:span text:style-name="T12">print</text:span><text:span text:style-name="T8">(</text:span><text:span text:style-name="T13">"6. Volte aqui e pressione Enter para continuar"</text:span><text:span text:style-name="T8">)</text:span></text:p>
      <text:p text:style-name="P4">                    <text:span text:style-name="T12">print</text:span><text:span text:style-name="T8">(</text:span><text:span text:style-name="T13">"="</text:span><text:span text:style-name="T11">*</text:span><text:span text:style-name="T14">60</text:span><text:span text:style-name="T8">)</text:span></text:p>
      <text:p text:style-name="P4">                    <text:span text:style-name="T12">input</text:span><text:span text:style-name="T8">(</text:span><text:span text:style-name="T13">"Pressione Enter após fazer login..."</text:span><text:span text:style-name="T8">)</text:span></text:p>
      <text:p text:style-name="P4">                    </text:p>
      <text:p text:style-name="P4">                    <text:span text:style-name="T18"># Recarrega e verifica novamente</text:span></text:p>
      <text:p text:style-name="P4">                    <text:span text:style-name="T17">self</text:span><text:span text:style-name="T8">.</text:span><text:span text:style-name="T17">page</text:span><text:span text:style-name="T8">.</text:span><text:span text:style-name="T12">reload</text:span><text:span text:style-name="T8">()</text:span></text:p>
      <text:p text:style-name="P4">                    <text:span text:style-name="T9">time</text:span><text:span text:style-name="T8">.</text:span><text:span text:style-name="T12">sleep</text:span><text:span text:style-name="T8">(</text:span><text:span text:style-name="T14">3</text:span><text:span text:style-name="T8">)</text:span></text:p>
      <text:p text:style-name="P4">                    <text:span text:style-name="T7">if</text:span><text:span text:style-name="T8"> </text:span><text:span text:style-name="T16">not</text:span><text:span text:style-name="T8"> </text:span><text:span text:style-name="T17">self</text:span><text:span text:style-name="T8">.</text:span><text:span text:style-name="T12">_check_login_status</text:span><text:span text:style-name="T8">(</text:span><text:span text:style-name="T17">self</text:span><text:span text:style-name="T8">.</text:span><text:span text:style-name="T17">page</text:span><text:span text:style-name="T8">):</text:span></text:p>
      <text:p text:style-name="P4">                        <text:span text:style-name="T7">return</text:span><text:span text:style-name="T8"> </text:span><text:span text:style-name="T13">"Erro: Login ainda não detectado. Verifique se fez login corretamente."</text:span></text:p>
      <text:p text:style-name="P4">                <text:span text:style-name="T7">else</text:span><text:span text:style-name="T8">:</text:span></text:p>
      <text:p text:style-name="P4">                    <text:span text:style-name="T7">return</text:span><text:span text:style-name="T8"> </text:span><text:span text:style-name="T13">"Erro: Usuário não logado. Execute com headless=False para fazer login manual."</text:span></text:p>
      <text:p text:style-name="P4">            </text:p>
      <text:p text:style-name="P4">            <text:span text:style-name="T18"># Aguarda a página carregar completamente</text:span></text:p>
      <text:p text:style-name="P4">            <text:span text:style-name="T9">time</text:span><text:span text:style-name="T8">.</text:span><text:span text:style-name="T12">sleep</text:span><text:span text:style-name="T8">(</text:span><text:span text:style-name="T14">3</text:span><text:span text:style-name="T8">)</text:span></text:p>
      <text:p text:style-name="P4">            </text:p>
      <text:p text:style-name="P4">            <text:span text:style-name="T18"># Encontra o campo de texto</text:span></text:p>
      <text:p text:style-name="P4">            <text:span text:style-name="T17">text_input</text:span><text:span text:style-name="T8"> </text:span><text:span text:style-name="T11">=</text:span><text:span text:style-name="T8"> </text:span><text:span text:style-name="T17">self</text:span><text:span text:style-name="T8">.</text:span><text:span text:style-name="T12">_find_text_input</text:span><text:span text:style-name="T8">(</text:span><text:span text:style-name="T17">self</text:span><text:span text:style-name="T8">.</text:span><text:span text:style-name="T17">page</text:span><text:span text:style-name="T8">)</text:span></text:p>
      <text:p text:style-name="P4">            <text:span text:style-name="T7">if</text:span><text:span text:style-name="T8"> </text:span><text:span text:style-name="T16">not</text:span><text:span text:style-name="T8"> </text:span><text:span text:style-name="T17">text_input</text:span><text:span text:style-name="T8">:</text:span></text:p>
      <text:p text:style-name="P4">                <text:span text:style-name="T7">raise</text:span><text:span text:style-name="T8"> </text:span><text:span text:style-name="T9">Exception</text:span><text:span text:style-name="T8">(</text:span><text:span text:style-name="T13">"Campo de input de texto não encontrado no Gemini"</text:span><text:span text:style-name="T8">)</text:span></text:p>
      <text:p text:style-name="P4">            </text:p>
      <text:p text:style-name="P4">            <text:span text:style-name="T18"># Limpa o campo de texto</text:span></text:p>
      <text:p text:style-name="P4">            <text:span text:style-name="T9">logging</text:span><text:span text:style-name="T8">.</text:span><text:span text:style-name="T12">info</text:span><text:span text:style-name="T8">(</text:span><text:span text:style-name="T13">"🧹 Limpando campo de texto..."</text:span><text:span text:style-name="T8">)</text:span></text:p>
      <text:p text:style-name="P4">            <text:span text:style-name="T7">if</text:span><text:span text:style-name="T8"> </text:span><text:span text:style-name="T16">not</text:span><text:span text:style-name="T8"> </text:span><text:span text:style-name="T17">self</text:span><text:span text:style-name="T8">.</text:span><text:span text:style-name="T12">_clear_text_input</text:span><text:span text:style-name="T8">(</text:span><text:span text:style-name="T17">text_input</text:span><text:span text:style-name="T8">):</text:span></text:p>
      <text:p text:style-name="P4">                <text:span text:style-name="T9">logging</text:span><text:span text:style-name="T8">.</text:span><text:span text:style-name="T12">warning</text:span><text:span text:style-name="T8">(</text:span><text:span text:style-name="T13">"⚠️ Não foi possível limpar completamente o campo"</text:span><text:span text:style-name="T8">)</text:span></text:p>
      <text:p text:style-name="P4">            </text:p>
      <text:p text:style-name="P4"><text:soft-page-break/>            <text:span text:style-name="T18"># Digita a mensagem</text:span></text:p>
      <text:p text:style-name="P4">            <text:span text:style-name="T9">logging</text:span><text:span text:style-name="T8">.</text:span><text:span text:style-name="T12">info</text:span><text:span text:style-name="T8">(</text:span><text:span text:style-name="T13">"⌨️ Digitando prompt..."</text:span><text:span text:style-name="T8">)</text:span></text:p>
      <text:p text:style-name="P4">            <text:span text:style-name="T7">if</text:span><text:span text:style-name="T8"> </text:span><text:span text:style-name="T16">not</text:span><text:span text:style-name="T8"> </text:span><text:span text:style-name="T17">self</text:span><text:span text:style-name="T8">.</text:span><text:span text:style-name="T12">_type_message</text:span><text:span text:style-name="T8">(</text:span><text:span text:style-name="T17">text_input</text:span><text:span text:style-name="T8">, </text:span><text:span text:style-name="T17">prompt</text:span><text:span text:style-name="T8">):</text:span></text:p>
      <text:p text:style-name="P4">                <text:span text:style-name="T7">raise</text:span><text:span text:style-name="T8"> </text:span><text:span text:style-name="T9">Exception</text:span><text:span text:style-name="T8">(</text:span><text:span text:style-name="T13">"Falha ao digitar mensagem no campo de texto"</text:span><text:span text:style-name="T8">)</text:span></text:p>
      <text:p text:style-name="P4">            </text:p>
      <text:p text:style-name="P4">            <text:span text:style-name="T18"># Encontra e clica no botão de envio</text:span></text:p>
      <text:p text:style-name="P4">            <text:span text:style-name="T17">send_button</text:span><text:span text:style-name="T8"> </text:span><text:span text:style-name="T11">=</text:span><text:span text:style-name="T8"> </text:span><text:span text:style-name="T17">self</text:span><text:span text:style-name="T8">.</text:span><text:span text:style-name="T12">_find_send_button</text:span><text:span text:style-name="T8">(</text:span><text:span text:style-name="T17">self</text:span><text:span text:style-name="T8">.</text:span><text:span text:style-name="T17">page</text:span><text:span text:style-name="T8">)</text:span></text:p>
      <text:p text:style-name="P4">            <text:span text:style-name="T17">sent_successfully</text:span><text:span text:style-name="T8"> </text:span><text:span text:style-name="T11">=</text:span><text:span text:style-name="T8"> </text:span><text:span text:style-name="T16">False</text:span></text:p>
      <text:p text:style-name="P4">            </text:p>
      <text:p text:style-name="P4">            <text:span text:style-name="T7">if</text:span><text:span text:style-name="T8"> </text:span><text:span text:style-name="T17">send_button</text:span><text:span text:style-name="T8">:</text:span></text:p>
      <text:p text:style-name="P4">                <text:span text:style-name="T7">try</text:span><text:span text:style-name="T8">:</text:span></text:p>
      <text:p text:style-name="P4">                    <text:span text:style-name="T9">logging</text:span><text:span text:style-name="T8">.</text:span><text:span text:style-name="T12">info</text:span><text:span text:style-name="T8">(</text:span><text:span text:style-name="T13">"📤 Enviando mensagem via botão..."</text:span><text:span text:style-name="T8">)</text:span></text:p>
      <text:p text:style-name="P4">                    <text:span text:style-name="T17">send_button</text:span><text:span text:style-name="T8">.click(</text:span><text:span text:style-name="T17">timeout</text:span><text:span text:style-name="T11">=</text:span><text:span text:style-name="T14">10000</text:span><text:span text:style-name="T8">)</text:span></text:p>
      <text:p text:style-name="P4">                    <text:span text:style-name="T17">sent_successfully</text:span><text:span text:style-name="T8"> </text:span><text:span text:style-name="T11">=</text:span><text:span text:style-name="T8"> </text:span><text:span text:style-name="T16">True</text:span></text:p>
      <text:p text:style-name="P4">                <text:span text:style-name="T7">except</text:span><text:span text:style-name="T8"> </text:span><text:span text:style-name="T9">Exception</text:span><text:span text:style-name="T8"> </text:span><text:span text:style-name="T7">as</text:span><text:span text:style-name="T8"> </text:span><text:span text:style-name="T17">e</text:span><text:span text:style-name="T8">:</text:span></text:p>
      <text:p text:style-name="P4">                    <text:span text:style-name="T9">logging</text:span><text:span text:style-name="T8">.</text:span><text:span text:style-name="T12">warning</text:span><text:span text:style-name="T8">(</text:span><text:span text:style-name="T16">f</text:span><text:span text:style-name="T13">"⚠️ Falha ao clicar no botão: </text:span><text:span text:style-name="T16">{</text:span><text:span text:style-name="T17">e</text:span><text:span text:style-name="T16">}</text:span><text:span text:style-name="T13">"</text:span><text:span text:style-name="T8">)</text:span></text:p>
      <text:p text:style-name="P4">            </text:p>
      <text:p text:style-name="P4">            <text:span text:style-name="T18"># Fallbacks para envio</text:span></text:p>
      <text:p text:style-name="P4">            <text:span text:style-name="T7">if</text:span><text:span text:style-name="T8"> </text:span><text:span text:style-name="T16">not</text:span><text:span text:style-name="T8"> </text:span><text:span text:style-name="T17">sent_successfully</text:span><text:span text:style-name="T8">:</text:span></text:p>
      <text:p text:style-name="P4">                <text:span text:style-name="T7">try</text:span><text:span text:style-name="T8">:</text:span></text:p>
      <text:p text:style-name="P4">                    <text:span text:style-name="T9">logging</text:span><text:span text:style-name="T8">.</text:span><text:span text:style-name="T12">info</text:span><text:span text:style-name="T8">(</text:span><text:span text:style-name="T13">"📤 Tentando enviar com Enter..."</text:span><text:span text:style-name="T8">)</text:span></text:p>
      <text:p text:style-name="P4">                    <text:span text:style-name="T17">text_input</text:span><text:span text:style-name="T8">.press(</text:span><text:span text:style-name="T13">"Enter"</text:span><text:span text:style-name="T8">)</text:span></text:p>
      <text:p text:style-name="P4">                    <text:span text:style-name="T17">sent_successfully</text:span><text:span text:style-name="T8"> </text:span><text:span text:style-name="T11">=</text:span><text:span text:style-name="T8"> </text:span><text:span text:style-name="T16">True</text:span></text:p>
      <text:p text:style-name="P4">                <text:span text:style-name="T7">except</text:span><text:span text:style-name="T8"> </text:span><text:span text:style-name="T9">Exception</text:span><text:span text:style-name="T8"> </text:span><text:span text:style-name="T7">as</text:span><text:span text:style-name="T8"> </text:span><text:span text:style-name="T17">e</text:span><text:span text:style-name="T8">:</text:span></text:p>
      <text:p text:style-name="P4">                    <text:span text:style-name="T9">logging</text:span><text:span text:style-name="T8">.</text:span><text:span text:style-name="T12">warning</text:span><text:span text:style-name="T8">(</text:span><text:span text:style-name="T16">f</text:span><text:span text:style-name="T13">"⚠️ Falha ao enviar com Enter: </text:span><text:span text:style-name="T16">{</text:span><text:span text:style-name="T17">e</text:span><text:span text:style-name="T16">}</text:span><text:span text:style-name="T13">"</text:span><text:span text:style-name="T8">)</text:span></text:p>
      <text:p text:style-name="P4">            </text:p>
      <text:p text:style-name="P4">            <text:span text:style-name="T7">if</text:span><text:span text:style-name="T8"> </text:span><text:span text:style-name="T16">not</text:span><text:span text:style-name="T8"> </text:span><text:span text:style-name="T17">sent_successfully</text:span><text:span text:style-name="T8">:</text:span></text:p>
      <text:p text:style-name="P4">                <text:span text:style-name="T7">try</text:span><text:span text:style-name="T8">:</text:span></text:p>
      <text:p text:style-name="P4">                    <text:span text:style-name="T9">logging</text:span><text:span text:style-name="T8">.</text:span><text:span text:style-name="T12">info</text:span><text:span text:style-name="T8">(</text:span><text:span text:style-name="T13">"📤 Tentativa com Ctrl+Enter..."</text:span><text:span text:style-name="T8">)</text:span></text:p>
      <text:p text:style-name="P4">                    <text:span text:style-name="T17">self</text:span><text:span text:style-name="T8">.</text:span><text:span text:style-name="T17">page</text:span><text:span text:style-name="T8">.</text:span><text:span text:style-name="T17">keyboard</text:span><text:span text:style-name="T8">.</text:span><text:span text:style-name="T12">press</text:span><text:span text:style-name="T8">(</text:span><text:span text:style-name="T13">"Control+Enter"</text:span><text:span text:style-name="T8">)</text:span></text:p>
      <text:p text:style-name="P4">                    <text:span text:style-name="T17">sent_successfully</text:span><text:span text:style-name="T8"> </text:span><text:span text:style-name="T11">=</text:span><text:span text:style-name="T8"> </text:span><text:span text:style-name="T16">True</text:span></text:p>
      <text:p text:style-name="P4">                <text:span text:style-name="T7">except</text:span><text:span text:style-name="T8"> </text:span><text:span text:style-name="T9">Exception</text:span><text:span text:style-name="T8"> </text:span><text:span text:style-name="T7">as</text:span><text:span text:style-name="T8"> </text:span><text:span text:style-name="T17">e</text:span><text:span text:style-name="T8">:</text:span></text:p>
      <text:p text:style-name="P4">                    <text:span text:style-name="T9">logging</text:span><text:span text:style-name="T8">.</text:span><text:span text:style-name="T12">warning</text:span><text:span text:style-name="T8">(</text:span><text:span text:style-name="T16">f</text:span><text:span text:style-name="T13">"⚠️ Falha ao enviar com Ctrl+Enter: </text:span><text:span text:style-name="T16">{</text:span><text:span text:style-name="T17">e</text:span><text:span text:style-name="T16">}</text:span><text:span text:style-name="T13">"</text:span><text:span text:style-name="T8">)</text:span></text:p>
      <text:p text:style-name="P4">            </text:p>
      <text:p text:style-name="P4">            <text:span text:style-name="T7">if</text:span><text:span text:style-name="T8"> </text:span><text:span text:style-name="T16">not</text:span><text:span text:style-name="T8"> </text:span><text:span text:style-name="T17">sent_successfully</text:span><text:span text:style-name="T8">:</text:span></text:p>
      <text:p text:style-name="P4">                <text:span text:style-name="T7">raise</text:span><text:span text:style-name="T8"> </text:span><text:span text:style-name="T9">Exception</text:span><text:span text:style-name="T8">(</text:span><text:span text:style-name="T13">"Não foi possível enviar a mensagem por nenhum método"</text:span><text:span text:style-name="T8">)</text:span></text:p>
      <text:p text:style-name="P2"/>
      <text:p text:style-name="P4">            <text:span text:style-name="T18"># Aguarda resposta</text:span></text:p>
      <text:p text:style-name="P4">            <text:span text:style-name="T9">logging</text:span><text:span text:style-name="T8">.</text:span><text:span text:style-name="T12">info</text:span><text:span text:style-name="T8">(</text:span><text:span text:style-name="T13">"⏳ Aguardando resposta da IA..."</text:span><text:span text:style-name="T8">)</text:span></text:p>
      <text:p text:style-name="P4">            </text:p>
      <text:p text:style-name="P4">            <text:span text:style-name="T18"># Aguarda indicadores de que a resposta está sendo gerada</text:span></text:p>
      <text:p text:style-name="P4">            <text:span text:style-name="T17">response_indicators</text:span><text:span text:style-name="T8"> </text:span><text:span text:style-name="T11">=</text:span><text:span text:style-name="T8"> [</text:span></text:p>
      <text:p text:style-name="P4">                <text:span text:style-name="T13">"[aria-label*='generating']"</text:span><text:span text:style-name="T8">,</text:span></text:p>
      <text:p text:style-name="P4">                <text:span text:style-name="T13">"[aria-label*='gerando']"</text:span><text:span text:style-name="T8">,</text:span></text:p>
      <text:p text:style-name="P4">                <text:span text:style-name="T13">"div:has-text('Thinking')"</text:span><text:span text:style-name="T8">,</text:span></text:p>
      <text:p text:style-name="P4">                <text:span text:style-name="T13">"div:has-text('Pensando')"</text:span><text:span text:style-name="T8">,</text:span></text:p>
      <text:p text:style-name="P4">                <text:span text:style-name="T13">".generating"</text:span><text:span text:style-name="T8">,</text:span></text:p>
      <text:p text:style-name="P4">                <text:span text:style-name="T13">"[data-testid*='generating']"</text:span></text:p>
      <text:p text:style-name="P4">            <text:span text:style-name="T8">]</text:span></text:p>
      <text:p text:style-name="P4">            </text:p>
      <text:p text:style-name="P4">            <text:span text:style-name="T18"># Aguarda início da resposta</text:span></text:p>
      <text:p text:style-name="P4"><text:soft-page-break/>            <text:span text:style-name="T7">for</text:span><text:span text:style-name="T8"> </text:span><text:span text:style-name="T17">indicator</text:span><text:span text:style-name="T8"> </text:span><text:span text:style-name="T7">in</text:span><text:span text:style-name="T8"> </text:span><text:span text:style-name="T17">response_indicators</text:span><text:span text:style-name="T8">:</text:span></text:p>
      <text:p text:style-name="P4">                <text:span text:style-name="T7">try</text:span><text:span text:style-name="T8">:</text:span></text:p>
      <text:p text:style-name="P4">                    <text:span text:style-name="T17">self</text:span><text:span text:style-name="T8">.</text:span><text:span text:style-name="T17">page</text:span><text:span text:style-name="T8">.</text:span><text:span text:style-name="T12">wait_for_selector</text:span><text:span text:style-name="T8">(</text:span><text:span text:style-name="T17">indicator</text:span><text:span text:style-name="T8">, </text:span><text:span text:style-name="T17">timeout</text:span><text:span text:style-name="T11">=</text:span><text:span text:style-name="T14">10000</text:span><text:span text:style-name="T8">)</text:span></text:p>
      <text:p text:style-name="P4">                    <text:span text:style-name="T9">logging</text:span><text:span text:style-name="T8">.</text:span><text:span text:style-name="T12">info</text:span><text:span text:style-name="T8">(</text:span><text:span text:style-name="T13">"✅ IA começou a responder"</text:span><text:span text:style-name="T8">)</text:span></text:p>
      <text:p text:style-name="P4">                    <text:span text:style-name="T7">break</text:span></text:p>
      <text:p text:style-name="P4">                <text:span text:style-name="T7">except</text:span><text:span text:style-name="T8">:</text:span></text:p>
      <text:p text:style-name="P4">                    <text:span text:style-name="T7">continue</text:span></text:p>
      <text:p text:style-name="P4">            </text:p>
      <text:p text:style-name="P4">            <text:span text:style-name="T18"># Aguarda um tempo mínimo para resposta</text:span></text:p>
      <text:p text:style-name="P4">            <text:span text:style-name="T9">time</text:span><text:span text:style-name="T8">.</text:span><text:span text:style-name="T12">sleep</text:span><text:span text:style-name="T8">(</text:span><text:span text:style-name="T14">10</text:span><text:span text:style-name="T8">)</text:span></text:p>
      <text:p text:style-name="P4">            </text:p>
      <text:p text:style-name="P4">            <text:span text:style-name="T18"># Aguarda indicadores de conclusão</text:span></text:p>
      <text:p text:style-name="P4">            <text:span text:style-name="T17">completion_indicators</text:span><text:span text:style-name="T8"> </text:span><text:span text:style-name="T11">=</text:span><text:span text:style-name="T8"> [</text:span></text:p>
      <text:p text:style-name="P4">                <text:span text:style-name="T13">"button:has-text('Regenerar')"</text:span><text:span text:style-name="T8">,</text:span></text:p>
      <text:p text:style-name="P4">                <text:span text:style-name="T13">"button:has-text('Regenerate')"</text:span><text:span text:style-name="T8">,</text:span></text:p>
      <text:p text:style-name="P4">                <text:span text:style-name="T13">"button[aria-label*='regenerate']"</text:span><text:span text:style-name="T8">,</text:span></text:p>
      <text:p text:style-name="P4">                <text:span text:style-name="T13">"button[aria-label*='regenerar']"</text:span><text:span text:style-name="T8">,</text:span></text:p>
      <text:p text:style-name="P4">                <text:span text:style-name="T13">"[data-testid*='regenerate']"</text:span></text:p>
      <text:p text:style-name="P4">            <text:span text:style-name="T8">]</text:span></text:p>
      <text:p text:style-name="P4">            </text:p>
      <text:p text:style-name="P4">            <text:span text:style-name="T17">completed</text:span><text:span text:style-name="T8"> </text:span><text:span text:style-name="T11">=</text:span><text:span text:style-name="T8"> </text:span><text:span text:style-name="T16">False</text:span></text:p>
      <text:p text:style-name="P4">            <text:span text:style-name="T7">for</text:span><text:span text:style-name="T8"> </text:span><text:span text:style-name="T17">indicator</text:span><text:span text:style-name="T8"> </text:span><text:span text:style-name="T7">in</text:span><text:span text:style-name="T8"> </text:span><text:span text:style-name="T17">completion_indicators</text:span><text:span text:style-name="T8">:</text:span></text:p>
      <text:p text:style-name="P4">                <text:span text:style-name="T7">try</text:span><text:span text:style-name="T8">:</text:span></text:p>
      <text:p text:style-name="P4">                    <text:span text:style-name="T17">self</text:span><text:span text:style-name="T8">.</text:span><text:span text:style-name="T17">page</text:span><text:span text:style-name="T8">.</text:span><text:span text:style-name="T12">wait_for_selector</text:span><text:span text:style-name="T8">(</text:span><text:span text:style-name="T17">indicator</text:span><text:span text:style-name="T8">, </text:span><text:span text:style-name="T17">timeout</text:span><text:span text:style-name="T11">=</text:span><text:span text:style-name="T14">90000</text:span><text:span text:style-name="T8">)</text:span></text:p>
      <text:p text:style-name="P4">                    <text:span text:style-name="T17">completed</text:span><text:span text:style-name="T8"> </text:span><text:span text:style-name="T11">=</text:span><text:span text:style-name="T8"> </text:span><text:span text:style-name="T16">True</text:span></text:p>
      <text:p text:style-name="P4">                    <text:span text:style-name="T9">logging</text:span><text:span text:style-name="T8">.</text:span><text:span text:style-name="T12">info</text:span><text:span text:style-name="T8">(</text:span><text:span text:style-name="T13">"✅ Resposta concluída"</text:span><text:span text:style-name="T8">)</text:span></text:p>
      <text:p text:style-name="P4">                    <text:span text:style-name="T7">break</text:span></text:p>
      <text:p text:style-name="P4">                <text:span text:style-name="T7">except</text:span><text:span text:style-name="T8">:</text:span></text:p>
      <text:p text:style-name="P4">                    <text:span text:style-name="T7">continue</text:span></text:p>
      <text:p text:style-name="P4">            </text:p>
      <text:p text:style-name="P4">            <text:span text:style-name="T7">if</text:span><text:span text:style-name="T8"> </text:span><text:span text:style-name="T16">not</text:span><text:span text:style-name="T8"> </text:span><text:span text:style-name="T17">completed</text:span><text:span text:style-name="T8">:</text:span></text:p>
      <text:p text:style-name="P4">                <text:span text:style-name="T9">logging</text:span><text:span text:style-name="T8">.</text:span><text:span text:style-name="T12">warning</text:span><text:span text:style-name="T8">(</text:span><text:span text:style-name="T13">"⚠️ Indicadores de conclusão não encontrados, aguardando tempo fixo..."</text:span><text:span text:style-name="T8">)</text:span></text:p>
      <text:p text:style-name="P4">                <text:span text:style-name="T9">time</text:span><text:span text:style-name="T8">.</text:span><text:span text:style-name="T12">sleep</text:span><text:span text:style-name="T8">(</text:span><text:span text:style-name="T14">30</text:span><text:span text:style-name="T8">)</text:span></text:p>
      <text:p text:style-name="P4">            </text:p>
      <text:p text:style-name="P4">            <text:span text:style-name="T18"># Aguarda adicional para garantir</text:span></text:p>
      <text:p text:style-name="P4">            <text:span text:style-name="T9">time</text:span><text:span text:style-name="T8">.</text:span><text:span text:style-name="T12">sleep</text:span><text:span text:style-name="T8">(</text:span><text:span text:style-name="T14">2</text:span><text:span text:style-name="T8">)</text:span></text:p>
      <text:p text:style-name="P2"/>
      <text:p text:style-name="P4">            <text:span text:style-name="T18"># Captura a resposta</text:span></text:p>
      <text:p text:style-name="P4">            <text:span text:style-name="T9">logging</text:span><text:span text:style-name="T8">.</text:span><text:span text:style-name="T12">info</text:span><text:span text:style-name="T8">(</text:span><text:span text:style-name="T13">"📖 Capturando resposta..."</text:span><text:span text:style-name="T8">)</text:span></text:p>
      <text:p text:style-name="P4">            </text:p>
      <text:p text:style-name="P4">            <text:span text:style-name="T17">response_selectors</text:span><text:span text:style-name="T8"> </text:span><text:span text:style-name="T11">=</text:span><text:span text:style-name="T8"> [</text:span></text:p>
      <text:p text:style-name="P4">                <text:span text:style-name="T18"># Seletores mais específicos primeiro</text:span></text:p>
      <text:p text:style-name="P4">                <text:span text:style-name="T13">"div[data-message-author-role='model'] div[class*='markdown']"</text:span><text:span text:style-name="T8">,</text:span></text:p>
      <text:p text:style-name="P4">                <text:span text:style-name="T13">"div[data-message-author-role='model'] div"</text:span><text:span text:style-name="T8">,</text:span></text:p>
      <text:p text:style-name="P4">                <text:span text:style-name="T13">"[data-testid='response-text']"</text:span><text:span text:style-name="T8">,</text:span></text:p>
      <text:p text:style-name="P4">                <text:span text:style-name="T13">".model-response .markdown-content"</text:span><text:span text:style-name="T8">,</text:span></text:p>
      <text:p text:style-name="P4">                <text:span text:style-name="T13">".model-response div"</text:span><text:span text:style-name="T8">,</text:span></text:p>
      <text:p text:style-name="P4">                <text:span text:style-name="T13">".response-container-content"</text:span><text:span text:style-name="T8">,</text:span></text:p>
      <text:p text:style-name="P4">                <text:span text:style-name="T13">".markdown-content"</text:span><text:span text:style-name="T8">,</text:span></text:p>
      <text:p text:style-name="P4">                <text:span text:style-name="T13">"div[class*='response'] div[class*='content']"</text:span></text:p>
      <text:p text:style-name="P4"><text:soft-page-break/>            <text:span text:style-name="T8">]</text:span></text:p>
      <text:p text:style-name="P4">            </text:p>
      <text:p text:style-name="P4">            <text:span text:style-name="T17">response_text</text:span><text:span text:style-name="T8"> </text:span><text:span text:style-name="T11">=</text:span><text:span text:style-name="T8"> </text:span><text:span text:style-name="T13">""</text:span></text:p>
      <text:p text:style-name="P4">            <text:span text:style-name="T7">for</text:span><text:span text:style-name="T8"> </text:span><text:span text:style-name="T17">selector</text:span><text:span text:style-name="T8"> </text:span><text:span text:style-name="T7">in</text:span><text:span text:style-name="T8"> </text:span><text:span text:style-name="T17">response_selectors</text:span><text:span text:style-name="T8">:</text:span></text:p>
      <text:p text:style-name="P4">                <text:span text:style-name="T7">try</text:span><text:span text:style-name="T8">:</text:span></text:p>
      <text:p text:style-name="P4">                    <text:span text:style-name="T17">elements</text:span><text:span text:style-name="T8"> </text:span><text:span text:style-name="T11">=</text:span><text:span text:style-name="T8"> </text:span><text:span text:style-name="T17">self</text:span><text:span text:style-name="T8">.</text:span><text:span text:style-name="T17">page</text:span><text:span text:style-name="T8">.</text:span><text:span text:style-name="T12">locator</text:span><text:span text:style-name="T8">(</text:span><text:span text:style-name="T17">selector</text:span><text:span text:style-name="T8">)</text:span></text:p>
      <text:p text:style-name="P4">                    <text:span text:style-name="T17">count</text:span><text:span text:style-name="T8"> </text:span><text:span text:style-name="T11">=</text:span><text:span text:style-name="T8"> </text:span><text:span text:style-name="T17">elements</text:span><text:span text:style-name="T8">.</text:span><text:span text:style-name="T12">count</text:span><text:span text:style-name="T8">()</text:span></text:p>
      <text:p text:style-name="P4">                    </text:p>
      <text:p text:style-name="P4">                    <text:span text:style-name="T7">if</text:span><text:span text:style-name="T8"> </text:span><text:span text:style-name="T17">count</text:span><text:span text:style-name="T8"> </text:span><text:span text:style-name="T11">&gt;</text:span><text:span text:style-name="T8"> </text:span><text:span text:style-name="T14">0</text:span><text:span text:style-name="T8">:</text:span></text:p>
      <text:p text:style-name="P4">                        <text:span text:style-name="T18"># Tenta pegar o último elemento (resposta mais recente)</text:span></text:p>
      <text:p text:style-name="P4">                        <text:span text:style-name="T17">last_element</text:span><text:span text:style-name="T8"> </text:span><text:span text:style-name="T11">=</text:span><text:span text:style-name="T8"> </text:span><text:span text:style-name="T17">elements</text:span><text:span text:style-name="T8">.</text:span><text:span text:style-name="T17">last</text:span></text:p>
      <text:p text:style-name="P4">                        <text:span text:style-name="T7">if</text:span><text:span text:style-name="T8"> </text:span><text:span text:style-name="T17">last_element</text:span><text:span text:style-name="T8">.</text:span><text:span text:style-name="T12">is_visible</text:span><text:span text:style-name="T8">():</text:span></text:p>
      <text:p text:style-name="P4">                            <text:span text:style-name="T17">response_text</text:span><text:span text:style-name="T8"> </text:span><text:span text:style-name="T11">=</text:span><text:span text:style-name="T8"> </text:span><text:span text:style-name="T17">last_element</text:span><text:span text:style-name="T8">.</text:span><text:span text:style-name="T12">inner_text</text:span><text:span text:style-name="T8">()</text:span></text:p>
      <text:p text:style-name="P4">                            <text:span text:style-name="T7">if</text:span><text:span text:style-name="T8"> </text:span><text:span text:style-name="T17">response_text</text:span><text:span text:style-name="T8">.</text:span><text:span text:style-name="T12">strip</text:span><text:span text:style-name="T8">() </text:span><text:span text:style-name="T16">and</text:span><text:span text:style-name="T8"> </text:span><text:span text:style-name="T12">len</text:span><text:span text:style-name="T8">(</text:span><text:span text:style-name="T17">response_text</text:span><text:span text:style-name="T8">.</text:span><text:span text:style-name="T12">strip</text:span><text:span text:style-name="T8">()) </text:span><text:span text:style-name="T11">&gt;</text:span><text:span text:style-name="T8"> </text:span><text:span text:style-name="T14">10</text:span><text:span text:style-name="T8">:</text:span></text:p>
      <text:p text:style-name="P4">                                <text:span text:style-name="T9">logging</text:span><text:span text:style-name="T8">.</text:span><text:span text:style-name="T12">info</text:span><text:span text:style-name="T8">(</text:span><text:span text:style-name="T16">f</text:span><text:span text:style-name="T13">"✅ Resposta capturada: </text:span><text:span text:style-name="T16">{</text:span><text:span text:style-name="T17">selector</text:span><text:span text:style-name="T16">}</text:span><text:span text:style-name="T13"> (</text:span><text:span text:style-name="T16">{</text:span><text:span text:style-name="T12">len</text:span><text:span text:style-name="T8">(</text:span><text:span text:style-name="T17">response_text</text:span><text:span text:style-name="T8">)</text:span><text:span text:style-name="T16">}</text:span><text:span text:style-name="T13"> chars)"</text:span><text:span text:style-name="T8">)</text:span></text:p>
      <text:p text:style-name="P4">                                <text:span text:style-name="T7">break</text:span></text:p>
      <text:p text:style-name="P4">                <text:span text:style-name="T7">except</text:span><text:span text:style-name="T8"> </text:span><text:span text:style-name="T9">Exception</text:span><text:span text:style-name="T8"> </text:span><text:span text:style-name="T7">as</text:span><text:span text:style-name="T8"> </text:span><text:span text:style-name="T17">e</text:span><text:span text:style-name="T8">:</text:span></text:p>
      <text:p text:style-name="P4">                    <text:span text:style-name="T7">continue</text:span></text:p>
      <text:p text:style-name="P4">            </text:p>
      <text:p text:style-name="P4">            <text:span text:style-name="T18"># Fallback: JavaScript para capturar</text:span></text:p>
      <text:p text:style-name="P4">            <text:span text:style-name="T7">if</text:span><text:span text:style-name="T8"> </text:span><text:span text:style-name="T16">not</text:span><text:span text:style-name="T8"> </text:span><text:span text:style-name="T17">response_text</text:span><text:span text:style-name="T8">.</text:span><text:span text:style-name="T12">strip</text:span><text:span text:style-name="T8">():</text:span></text:p>
      <text:p text:style-name="P4">                <text:span text:style-name="T7">try</text:span><text:span text:style-name="T8">:</text:span></text:p>
      <text:p text:style-name="P4">                    <text:span text:style-name="T17">response_text</text:span><text:span text:style-name="T8"> </text:span><text:span text:style-name="T11">=</text:span><text:span text:style-name="T8"> </text:span><text:span text:style-name="T17">self</text:span><text:span text:style-name="T8">.</text:span><text:span text:style-name="T17">page</text:span><text:span text:style-name="T8">.</text:span><text:span text:style-name="T12">evaluate</text:span><text:span text:style-name="T8">(</text:span><text:span text:style-name="T13">"""</text:span></text:p>
      <text:p text:style-name="P8">                        <text:span text:style-name="T8">() =&gt; {</text:span></text:p>
      <text:p text:style-name="P8">                            <text:span text:style-name="T8">const selectors = [</text:span></text:p>
      <text:p text:style-name="P8">                                <text:span text:style-name="T8">'[data-message-author-role="model"] div',</text:span></text:p>
      <text:p text:style-name="P8">                                <text:span text:style-name="T8">'.model-response div',</text:span></text:p>
      <text:p text:style-name="P8">                                <text:span text:style-name="T8">'.response div',</text:span></text:p>
      <text:p text:style-name="P8">                                <text:span text:style-name="T8">'div[class*="response"] div'</text:span></text:p>
      <text:p text:style-name="P8">                            <text:span text:style-name="T8">];</text:span></text:p>
      <text:p text:style-name="P8">                            </text:p>
      <text:p text:style-name="P8">                            <text:span text:style-name="T8">for (const selector of selectors) {</text:span></text:p>
      <text:p text:style-name="P8">                                <text:span text:style-name="T8">const elements = document.querySelectorAll(selector);</text:span></text:p>
      <text:p text:style-name="P8">                                <text:span text:style-name="T8">if (elements.length &gt; 0) {</text:span></text:p>
      <text:p text:style-name="P8">                                    <text:span text:style-name="T8">const lastElement = elements[elements.length - 1];</text:span></text:p>
      <text:p text:style-name="P8">                                    <text:span text:style-name="T8">if (lastElement.innerText &amp;&amp; lastElement.innerText.trim().length &gt; 10) {</text:span></text:p>
      <text:p text:style-name="P8">                                        <text:span text:style-name="T8">return lastElement.innerText.trim();</text:span></text:p>
      <text:p text:style-name="P8">                                    <text:span text:style-name="T8">}</text:span></text:p>
      <text:p text:style-name="P8">                                <text:span text:style-name="T8">}</text:span></text:p>
      <text:p text:style-name="P8">                            <text:span text:style-name="T8">}</text:span></text:p>
      <text:p text:style-name="P8">                            <text:span text:style-name="T8">return '';</text:span></text:p>
      <text:p text:style-name="P8">                        <text:span text:style-name="T8">}</text:span></text:p>
      <text:p text:style-name="P4"><text:span text:style-name="T24">                    </text:span><text:span text:style-name="T13">"""</text:span><text:span text:style-name="T8">)</text:span></text:p>
      <text:p text:style-name="P4">                <text:span text:style-name="T7">except</text:span><text:span text:style-name="T8"> </text:span><text:span text:style-name="T9">Exception</text:span><text:span text:style-name="T8"> </text:span><text:span text:style-name="T7">as</text:span><text:span text:style-name="T8"> </text:span><text:span text:style-name="T17">e</text:span><text:span text:style-name="T8">:</text:span></text:p>
      <text:p text:style-name="P4">                    <text:span text:style-name="T9">logging</text:span><text:span text:style-name="T8">.</text:span><text:span text:style-name="T12">error</text:span><text:span text:style-name="T8">(</text:span><text:span text:style-name="T16">f</text:span><text:span text:style-name="T13">"❌ Erro no fallback JavaScript: </text:span><text:span text:style-name="T16">{</text:span><text:span text:style-name="T17">e</text:span><text:span text:style-name="T16">}</text:span><text:span text:style-name="T13">"</text:span><text:span text:style-name="T8">)</text:span></text:p>
      <text:p text:style-name="P2"/>
      <text:p text:style-name="P4">            <text:span text:style-name="T7">if</text:span><text:span text:style-name="T8"> </text:span><text:span text:style-name="T17">response_text</text:span><text:span text:style-name="T8">.</text:span><text:span text:style-name="T12">strip</text:span><text:span text:style-name="T8">():</text:span></text:p>
      <text:p text:style-name="P4">                <text:span text:style-name="T9">logging</text:span><text:span text:style-name="T8">.</text:span><text:span text:style-name="T12">info</text:span><text:span text:style-name="T8">(</text:span><text:span text:style-name="T16">f</text:span><text:span text:style-name="T13">"✅ Resposta capturada com sucesso (</text:span><text:span text:style-name="T16">{</text:span><text:span text:style-name="T12">len</text:span><text:span text:style-name="T8">(</text:span><text:span text:style-name="T17">response_text</text:span><text:span text:style-name="T8">)</text:span><text:span text:style-name="T16">}</text:span><text:span text:style-name="T13"> caracteres)"</text:span><text:span text:style-name="T8">)</text:span></text:p>
      <text:p text:style-name="P4"><text:soft-page-break/>                <text:span text:style-name="T7">return</text:span><text:span text:style-name="T8"> </text:span><text:span text:style-name="T17">response_text</text:span><text:span text:style-name="T8">.</text:span><text:span text:style-name="T12">strip</text:span><text:span text:style-name="T8">()</text:span></text:p>
      <text:p text:style-name="P4">            <text:span text:style-name="T7">else</text:span><text:span text:style-name="T8">:</text:span></text:p>
      <text:p text:style-name="P4">                <text:span text:style-name="T7">return</text:span><text:span text:style-name="T8"> </text:span><text:span text:style-name="T13">"A IA retornou uma resposta vazia ou não foi possível capturá-la."</text:span></text:p>
      <text:p text:style-name="P2"/>
      <text:p text:style-name="P4">        <text:span text:style-name="T7">except</text:span><text:span text:style-name="T8"> </text:span><text:span text:style-name="T9">Exception</text:span><text:span text:style-name="T8"> </text:span><text:span text:style-name="T7">as</text:span><text:span text:style-name="T8"> </text:span><text:span text:style-name="T17">e</text:span><text:span text:style-name="T8">:</text:span></text:p>
      <text:p text:style-name="P4">            <text:span text:style-name="T9">logging</text:span><text:span text:style-name="T8">.</text:span><text:span text:style-name="T12">error</text:span><text:span text:style-name="T8">(</text:span><text:span text:style-name="T16">f</text:span><text:span text:style-name="T13">"❌ Erro ao enviar mensagem para o Gemini: </text:span><text:span text:style-name="T16">{</text:span><text:span text:style-name="T17">e</text:span><text:span text:style-name="T16">}</text:span><text:span text:style-name="T13">"</text:span><text:span text:style-name="T8">)</text:span></text:p>
      <text:p text:style-name="P4">            <text:span text:style-name="T7">return</text:span><text:span text:style-name="T8"> </text:span><text:span text:style-name="T16">f</text:span><text:span text:style-name="T13">"Erro na comunicação com a IA: </text:span><text:span text:style-name="T16">{</text:span><text:span text:style-name="T9">str</text:span><text:span text:style-name="T8">(</text:span><text:span text:style-name="T17">e</text:span><text:span text:style-name="T8">)</text:span><text:span text:style-name="T16">}</text:span><text:span text:style-name="T13">"</text:span></text:p>
      <text:p text:style-name="P2"/>
      <text:p text:style-name="P4">    <text:span text:style-name="T16">def</text:span><text:span text:style-name="T8"> </text:span><text:span text:style-name="T12">analyze_event</text:span><text:span text:style-name="T8">(</text:span><text:span text:style-name="T17">self</text:span><text:span text:style-name="T8">, </text:span><text:span text:style-name="T17">event_data</text:span><text:span text:style-name="T8">: </text:span><text:span text:style-name="T9">dict</text:span><text:span text:style-name="T8">) -&gt; </text:span><text:span text:style-name="T9">str</text:span><text:span text:style-name="T8">:</text:span></text:p>
      <text:p text:style-name="P4">        <text:span text:style-name="T13">"""Analisa um evento de mercado usando IA."""</text:span></text:p>
      <text:p text:style-name="P4">        <text:span text:style-name="T7">try</text:span><text:span text:style-name="T8">:</text:span></text:p>
      <text:p text:style-name="P4">            <text:span text:style-name="T17">self</text:span><text:span text:style-name="T8">.</text:span><text:span text:style-name="T12">_initialize_browser</text:span><text:span text:style-name="T8">()</text:span></text:p>
      <text:p text:style-name="P4">            <text:span text:style-name="T17">prompt</text:span><text:span text:style-name="T8"> </text:span><text:span text:style-name="T11">=</text:span><text:span text:style-name="T8"> </text:span><text:span text:style-name="T17">self</text:span><text:span text:style-name="T8">.</text:span><text:span text:style-name="T12">_create_prompt</text:span><text:span text:style-name="T8">(</text:span><text:span text:style-name="T17">event_data</text:span><text:span text:style-name="T8">)</text:span></text:p>
      <text:p text:style-name="P4">            </text:p>
      <text:p text:style-name="P4">            <text:span text:style-name="T9">logging</text:span><text:span text:style-name="T8">.</text:span><text:span text:style-name="T12">info</text:span><text:span text:style-name="T8">(</text:span><text:span text:style-name="T13">"🤖 Iniciando análise com IA (Firefox)..."</text:span><text:span text:style-name="T8">)</text:span></text:p>
      <text:p text:style-name="P4">            <text:span text:style-name="T17">response</text:span><text:span text:style-name="T8"> </text:span><text:span text:style-name="T11">=</text:span><text:span text:style-name="T8"> </text:span><text:span text:style-name="T17">self</text:span><text:span text:style-name="T8">.</text:span><text:span text:style-name="T12">_send_message_to_gemini</text:span><text:span text:style-name="T8">(</text:span><text:span text:style-name="T17">prompt</text:span><text:span text:style-name="T8">)</text:span></text:p>
      <text:p text:style-name="P4">            </text:p>
      <text:p text:style-name="P4">            <text:span text:style-name="T7">if</text:span><text:span text:style-name="T8"> </text:span><text:span text:style-name="T17">response</text:span><text:span text:style-name="T8"> </text:span><text:span text:style-name="T16">and</text:span><text:span text:style-name="T8"> </text:span><text:span text:style-name="T12">len</text:span><text:span text:style-name="T8">(</text:span><text:span text:style-name="T17">response</text:span><text:span text:style-name="T8">.strip()) </text:span><text:span text:style-name="T11">&gt;</text:span><text:span text:style-name="T8"> </text:span><text:span text:style-name="T14">10</text:span><text:span text:style-name="T8">:</text:span></text:p>
      <text:p text:style-name="P4">                <text:span text:style-name="T9">logging</text:span><text:span text:style-name="T8">.</text:span><text:span text:style-name="T12">info</text:span><text:span text:style-name="T8">(</text:span><text:span text:style-name="T13">"✅ Análise da IA concluída com sucesso!"</text:span><text:span text:style-name="T8">)</text:span></text:p>
      <text:p text:style-name="P4">                <text:span text:style-name="T7">return</text:span><text:span text:style-name="T8"> </text:span><text:span text:style-name="T17">response</text:span></text:p>
      <text:p text:style-name="P4">            <text:span text:style-name="T7">else</text:span><text:span text:style-name="T8">:</text:span></text:p>
      <text:p text:style-name="P4">                <text:span text:style-name="T7">return</text:span><text:span text:style-name="T8"> </text:span><text:span text:style-name="T13">"A IA retornou uma resposta vazia ou muito curta."</text:span></text:p>
      <text:p text:style-name="P2"/>
      <text:p text:style-name="P4">        <text:span text:style-name="T7">except</text:span><text:span text:style-name="T8"> </text:span><text:span text:style-name="T9">Exception</text:span><text:span text:style-name="T8"> </text:span><text:span text:style-name="T7">as</text:span><text:span text:style-name="T8"> </text:span><text:span text:style-name="T17">e</text:span><text:span text:style-name="T8">:</text:span></text:p>
      <text:p text:style-name="P4">            <text:span text:style-name="T9">logging</text:span><text:span text:style-name="T8">.</text:span><text:span text:style-name="T12">error</text:span><text:span text:style-name="T8">(</text:span><text:span text:style-name="T16">f</text:span><text:span text:style-name="T13">"❌ Erro durante análise da IA: </text:span><text:span text:style-name="T16">{</text:span><text:span text:style-name="T17">e</text:span><text:span text:style-name="T16">}</text:span><text:span text:style-name="T13">"</text:span><text:span text:style-name="T8">)</text:span></text:p>
      <text:p text:style-name="P4">            <text:span text:style-name="T7">return</text:span><text:span text:style-name="T8"> </text:span><text:span text:style-name="T16">f</text:span><text:span text:style-name="T13">"Erro na análise da IA: </text:span><text:span text:style-name="T16">{</text:span><text:span text:style-name="T9">str</text:span><text:span text:style-name="T8">(</text:span><text:span text:style-name="T17">e</text:span><text:span text:style-name="T8">)</text:span><text:span text:style-name="T16">}</text:span><text:span text:style-name="T13">"</text:span></text:p>
      <text:p text:style-name="P2"/>
      <text:p text:style-name="P4">    <text:span text:style-name="T16">def</text:span><text:span text:style-name="T8"> </text:span><text:span text:style-name="T12">close</text:span><text:span text:style-name="T8">(</text:span><text:span text:style-name="T17">self</text:span><text:span text:style-name="T8">):</text:span></text:p>
      <text:p text:style-name="P4">        <text:span text:style-name="T13">"""Fecha o browser e limpa recursos."""</text:span></text:p>
      <text:p text:style-name="P4">        <text:span text:style-name="T7">try</text:span><text:span text:style-name="T8">:</text:span></text:p>
      <text:p text:style-name="P4">            <text:span text:style-name="T7">if</text:span><text:span text:style-name="T8"> </text:span><text:span text:style-name="T17">self</text:span><text:span text:style-name="T8">.</text:span><text:span text:style-name="T17">page</text:span><text:span text:style-name="T8">:</text:span></text:p>
      <text:p text:style-name="P4">                <text:span text:style-name="T17">self</text:span><text:span text:style-name="T8">.</text:span><text:span text:style-name="T17">page</text:span><text:span text:style-name="T8">.</text:span><text:span text:style-name="T12">close</text:span><text:span text:style-name="T8">()</text:span></text:p>
      <text:p text:style-name="P4">                <text:span text:style-name="T17">self</text:span><text:span text:style-name="T8">.</text:span><text:span text:style-name="T17">page</text:span><text:span text:style-name="T8"> </text:span><text:span text:style-name="T11">=</text:span><text:span text:style-name="T8"> </text:span><text:span text:style-name="T16">None</text:span></text:p>
      <text:p text:style-name="P4">            <text:span text:style-name="T7">if</text:span><text:span text:style-name="T8"> </text:span><text:span text:style-name="T17">self</text:span><text:span text:style-name="T8">.</text:span><text:span text:style-name="T17">context</text:span><text:span text:style-name="T8">:</text:span></text:p>
      <text:p text:style-name="P4">                <text:span text:style-name="T17">self</text:span><text:span text:style-name="T8">.</text:span><text:span text:style-name="T17">context</text:span><text:span text:style-name="T8">.</text:span><text:span text:style-name="T12">close</text:span><text:span text:style-name="T8">()</text:span></text:p>
      <text:p text:style-name="P4">                <text:span text:style-name="T17">self</text:span><text:span text:style-name="T8">.</text:span><text:span text:style-name="T17">context</text:span><text:span text:style-name="T8"> </text:span><text:span text:style-name="T11">=</text:span><text:span text:style-name="T8"> </text:span><text:span text:style-name="T16">None</text:span></text:p>
      <text:p text:style-name="P4">            <text:span text:style-name="T7">if</text:span><text:span text:style-name="T8"> </text:span><text:span text:style-name="T17">self</text:span><text:span text:style-name="T8">.</text:span><text:span text:style-name="T17">browser</text:span><text:span text:style-name="T8">:</text:span></text:p>
      <text:p text:style-name="P4">                <text:span text:style-name="T17">self</text:span><text:span text:style-name="T8">.</text:span><text:span text:style-name="T17">browser</text:span><text:span text:style-name="T8">.</text:span><text:span text:style-name="T12">close</text:span><text:span text:style-name="T8">()</text:span></text:p>
      <text:p text:style-name="P4">                <text:span text:style-name="T17">self</text:span><text:span text:style-name="T8">.</text:span><text:span text:style-name="T17">browser</text:span><text:span text:style-name="T8"> </text:span><text:span text:style-name="T11">=</text:span><text:span text:style-name="T8"> </text:span><text:span text:style-name="T16">None</text:span></text:p>
      <text:p text:style-name="P4">            <text:span text:style-name="T7">if</text:span><text:span text:style-name="T8"> </text:span><text:span text:style-name="T17">self</text:span><text:span text:style-name="T8">.</text:span><text:span text:style-name="T17">playwright</text:span><text:span text:style-name="T8">:</text:span></text:p>
      <text:p text:style-name="P4">                <text:span text:style-name="T17">self</text:span><text:span text:style-name="T8">.</text:span><text:span text:style-name="T17">playwright</text:span><text:span text:style-name="T8">.</text:span><text:span text:style-name="T12">stop</text:span><text:span text:style-name="T8">()</text:span></text:p>
      <text:p text:style-name="P4">                <text:span text:style-name="T17">self</text:span><text:span text:style-name="T8">.</text:span><text:span text:style-name="T17">playwright</text:span><text:span text:style-name="T8"> </text:span><text:span text:style-name="T11">=</text:span><text:span text:style-name="T8"> </text:span><text:span text:style-name="T16">None</text:span></text:p>
      <text:p text:style-name="P4">            <text:span text:style-name="T9">logging</text:span><text:span text:style-name="T8">.</text:span><text:span text:style-name="T12">info</text:span><text:span text:style-name="T8">(</text:span><text:span text:style-name="T13">"🔒 Firefox fechado e recursos liberados."</text:span><text:span text:style-name="T8">)</text:span></text:p>
      <text:p text:style-name="P4">        <text:span text:style-name="T7">except</text:span><text:span text:style-name="T8"> </text:span><text:span text:style-name="T9">Exception</text:span><text:span text:style-name="T8"> </text:span><text:span text:style-name="T7">as</text:span><text:span text:style-name="T8"> </text:span><text:span text:style-name="T17">e</text:span><text:span text:style-name="T8">:</text:span></text:p>
      <text:p text:style-name="P4">            <text:span text:style-name="T9">logging</text:span><text:span text:style-name="T8">.</text:span><text:span text:style-name="T12">error</text:span><text:span text:style-name="T8">(</text:span><text:span text:style-name="T16">f</text:span><text:span text:style-name="T13">"Erro ao fechar Firefox: </text:span><text:span text:style-name="T16">{</text:span><text:span text:style-name="T17">e</text:span><text:span text:style-name="T16">}</text:span><text:span text:style-name="T13">"</text:span><text:span text:style-name="T8">)</text:span></text:p>
      <text:p text:style-name="P2"/>
      <text:p text:style-name="P4">    <text:span text:style-name="T16">def</text:span><text:span text:style-name="T8"> </text:span><text:span text:style-name="T12">__del__</text:span><text:span text:style-name="T8">(</text:span><text:span text:style-name="T17">self</text:span><text:span text:style-name="T8">):</text:span></text:p>
      <text:p text:style-name="P4">        <text:span text:style-name="T13">"""Destructor para garantir limpeza de recursos."""</text:span></text:p>
      <text:p text:style-name="P4">        <text:span text:style-name="T17">self</text:span><text:span text:style-name="T8">.</text:span><text:span text:style-name="T12">close</text:span><text:span text:style-name="T8">()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2T17:57:52.602796000</meta:creation-date>
    <dc:date>2025-09-12T20:24:17.035684400</dc:date>
    <meta:editing-duration>PT2H26M26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30" meta:paragraph-count="1300" meta:word-count="4816" meta:character-count="59372" meta:non-whitespace-character-count="39151"/>
  </office:meta>
</office:document-meta>
</file>